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31A00003A9B4B35F447.svm"/>
  <manifest:file-entry manifest:media-type="" manifest:full-path="Pictures/20000007000052E5000039C7EA7D2BBC.svm"/>
  <manifest:file-entry manifest:media-type="image/png" manifest:full-path="Pictures/100000000000005E0000005E771798E6.png"/>
  <manifest:file-entry manifest:media-type="" manifest:full-path="Pictures/20000007000052B000003A80C3418D20.svm"/>
  <manifest:file-entry manifest:media-type="image/png" manifest:full-path="Pictures/100000000000005E0000005E71533790.png"/>
  <manifest:file-entry manifest:media-type="image/png" manifest:full-path="Pictures/100000000000000800000008DD0ADA29.png"/>
  <manifest:file-entry manifest:media-type="" manifest:full-path="Pictures/20000007000052FF00003A664BE5BAE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ce style:name="OpenSymbol" svg:font-family="OpenSymbol"/>
    <style:font-face style:name="Tahoma3" svg:font-family="Tahoma"/>
    <style:font-face style:name="Times New Roman1" svg:font-family="'Times New Roman'"/>
    <style:font-face style:name="Times New Roman2" svg:font-family="'Times New Roman', serif"/>
    <style:font-face style:name="TimesNewRomanPSMT" svg:font-family="TimesNewRomanPSMT" style:font-family-generic="roman"/>
    <style:font-face style:name="TimesNewRomanPS-ItalicMT" svg:font-family="TimesNewRomanPS-ItalicMT" style:font-family-generic="script"/>
    <style:font-face style:name="Consolas" svg:font-family="Consolas" style:font-family-generic="swiss" style:font-pitch="fixed"/>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NewRomanPSMT1" svg:font-family="TimesNewRomanPSMT" style:font-family-generic="roman" style:font-pitch="variable"/>
    <style:font-face style:name="Consolas1" svg:font-family="Consolas" style:font-family-generic="swiss" style:font-pitch="variable"/>
    <style:font-face style:name="Liberation Sans" svg:font-family="'Liberation Sans'" style:font-family-generic="swiss" style:font-pitch="variable"/>
    <style:font-face style:name="Lucida Sans Unicode2" svg:font-family="'Lucida Sans Unicode'" style:font-family-generic="swiss" style:font-pitch="variable"/>
    <style:font-face style:name="Tahoma2" svg:font-family="Tahoma"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117cm" table:align="margins" style:writing-mode="page"/>
    </style:style>
    <style:style style:name="Таблица1.A" style:family="table-column">
      <style:table-column-properties style:column-width="2.858cm" style:rel-column-width="10336*"/>
    </style:style>
    <style:style style:name="Таблица1.B" style:family="table-column">
      <style:table-column-properties style:column-width="4.604cm" style:rel-column-width="16653*"/>
    </style:style>
    <style:style style:name="Таблица1.C" style:family="table-column">
      <style:table-column-properties style:column-width="4.616cm" style:rel-column-width="16697*"/>
    </style:style>
    <style:style style:name="Таблица1.D" style:family="table-column">
      <style:table-column-properties style:column-width="3.02cm" style:rel-column-width="10923*"/>
    </style:style>
    <style:style style:name="Таблица1.E" style:family="table-column">
      <style:table-column-properties style:column-width="3.02cm" style:rel-column-width="10926*"/>
    </style:style>
    <style:style style:name="Таблица1.A1" style:family="table-cell">
      <style:table-cell-properties fo:padding="0.097cm" fo:border-left="0.002cm solid #000000" fo:border-right="none" fo:border-top="0.002cm solid #000000" fo:border-bottom="0.002cm solid #000000"/>
    </style:style>
    <style:style style:name="Таблица1.D1" style:family="table-cell">
      <style:table-cell-properties fo:padding="0.097cm" fo:border="0.002cm solid #000000"/>
    </style:style>
    <style:style style:name="Таблица1.B2" style:family="table-cell">
      <style:table-cell-properties fo:padding="0.097cm" fo:border-left="0.002cm solid #000000" fo:border-right="none" fo:border-top="none" fo:border-bottom="0.002cm solid #000000"/>
    </style:style>
    <style:style style:name="Таблица1.E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autospace="none"/>
      <style:text-properties style:font-name="TimesNewRomanPSMT" fo:font-size="14pt" style:font-name-asian="TimesNewRomanPSMT" style:font-size-asian="14pt" style:font-name-complex="TimesNewRomanPSMT" style:font-size-complex="14pt"/>
    </style:style>
    <style:style style:name="P3" style:family="paragraph" style:parent-style-name="Standard">
      <style:paragraph-properties fo:line-height="150%" fo:text-align="end" style:justify-single-word="false" style:text-autospace="none"/>
      <style:text-properties style:font-name="TimesNewRomanPSMT" fo:font-size="14pt" style:font-name-asian="TimesNewRomanPSMT" style:font-size-asian="14pt" style:font-name-complex="TimesNewRomanPSMT" style:font-size-complex="14pt"/>
    </style:style>
    <style:style style:name="P4" style:family="paragraph" style:parent-style-name="Standard">
      <style:paragraph-properties fo:line-height="150%" fo:text-align="center" style:justify-single-word="false" style:text-autospace="none"/>
      <style:text-properties style:font-name="TimesNewRomanPSMT" fo:font-size="14pt" fo:font-weight="normal" style:font-name-asian="TimesNewRomanPSMT" style:font-size-asian="14pt" style:font-weight-asian="normal" style:font-name-complex="TimesNewRomanPSMT" style:font-size-complex="14pt" style:font-weight-complex="normal"/>
    </style:style>
    <style:style style:name="P5" style:family="paragraph" style:parent-style-name="Standard">
      <style:paragraph-properties fo:line-height="150%" fo:text-align="end" style:justify-single-word="false" style:text-autospace="none"/>
      <style:text-properties style:font-name="TimesNewRomanPSMT" fo:font-size="14pt" fo:font-weight="normal" style:font-name-asian="TimesNewRomanPSMT" style:font-size-asian="14pt" style:font-weight-asian="normal" style:font-name-complex="TimesNewRomanPSMT" style:font-size-complex="14pt" style:font-weight-complex="normal"/>
    </style:style>
    <style:style style:name="P6" style:family="paragraph" style:parent-style-name="Standard">
      <style:paragraph-properties fo:text-align="center" style:justify-single-word="false" style:text-autospace="none"/>
      <style:text-properties style:font-name="TimesNewRomanPSMT" fo:font-size="14pt" fo:font-weight="normal" style:font-name-asian="TimesNewRomanPSMT" style:font-size-asian="14pt" style:font-weight-asian="normal" style:font-name-complex="TimesNewRomanPSMT" style:font-size-complex="14pt" style:font-weight-complex="normal"/>
    </style:style>
    <style:style style:name="P7" style:family="paragraph" style:parent-style-name="Standard">
      <style:paragraph-properties fo:line-height="150%"/>
    </style:style>
    <style:style style:name="P8" style:family="paragraph" style:parent-style-name="Standard">
      <style:paragraph-properties fo:line-height="150%"/>
      <style:text-properties fo:language="en" fo:country="US"/>
    </style:style>
    <style:style style:name="P9" style:family="paragraph" style:parent-style-name="Standard">
      <style:paragraph-properties fo:text-align="center" style:justify-single-word="false"/>
      <style:text-properties fo:language="en" fo:country="US" fo:font-style="italic" style:font-style-asian="italic" style:font-style-complex="italic"/>
    </style:style>
    <style:style style:name="P10" style:family="paragraph" style:parent-style-name="Standard">
      <style:paragraph-properties fo:text-align="center" style:justify-single-word="false"/>
    </style:style>
    <style:style style:name="P11" style:family="paragraph" style:parent-style-name="Standard">
      <style:paragraph-properties style:text-autospace="none"/>
      <style:text-properties fo:color="#000000" style:font-name="Consolas" fo:font-size="14pt" style:font-name-asian="Consolas" style:font-size-asian="14pt" style:font-name-complex="Consolas" style:font-size-complex="14pt"/>
    </style:style>
    <style:style style:name="P12"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13" style:family="paragraph" style:parent-style-name="Standard">
      <style:paragraph-properties style:text-autospace="none"/>
      <style:text-properties fo:color="#000000" style:font-name="Times New Roman" fo:font-size="14pt" style:font-name-asian="Consolas" style:font-size-asian="14pt" style:font-name-complex="Consolas" style:font-size-complex="14pt"/>
    </style:style>
    <style:style style:name="P14" style:family="paragraph" style:parent-style-name="Standard">
      <style:paragraph-properties fo:text-align="center" style:justify-single-word="false" style:text-autospace="none"/>
      <style:text-properties fo:color="#000000" style:font-name="Times New Roman" fo:font-size="14pt" fo:language="en" fo:country="US" fo:font-style="italic" style:font-name-asian="Consolas" style:font-size-asian="14pt" style:font-style-asian="italic" style:font-name-complex="Consolas" style:font-size-complex="14pt" style:font-style-complex="italic"/>
    </style:style>
    <style:style style:name="P15" style:family="paragraph" style:parent-style-name="Standard">
      <style:paragraph-properties fo:text-align="start" style:justify-single-word="false" style:text-autospace="none"/>
      <style:text-properties fo:color="#000000" style:font-name="Times New Roman" fo:font-size="14pt" fo:language="en" fo:country="US" fo:font-style="normal" style:font-name-asian="Consolas" style:font-size-asian="14pt" style:font-style-asian="normal" style:font-name-complex="Consolas" style:font-size-complex="14pt" style:font-style-complex="normal"/>
    </style:style>
    <style:style style:name="P16" style:family="paragraph" style:parent-style-name="Standard">
      <style:paragraph-properties style:text-autospace="none"/>
      <style:text-properties fo:font-size="14pt" style:font-size-asian="14pt" style:font-size-complex="14pt"/>
    </style:style>
    <style:style style:name="P17" style:family="paragraph" style:parent-style-name="Standard">
      <style:paragraph-properties fo:text-align="start" style:justify-single-word="false" style:text-autospace="none"/>
      <style:text-properties style:font-name="Times New Roman" fo:font-size="14pt" fo:language="en" fo:country="US" fo:font-style="normal" style:font-size-asian="14pt" style:font-style-asian="normal" style:font-size-complex="14pt" style:font-style-complex="normal"/>
    </style:style>
    <style:style style:name="P18" style:family="paragraph" style:parent-style-name="Standard">
      <style:paragraph-properties style:text-autospace="none"/>
      <style:text-properties style:font-name="Times New Roman" fo:font-size="14pt" style:font-size-asian="14pt" style:font-size-complex="14pt"/>
    </style:style>
    <style:style style:name="P19" style:family="paragraph" style:parent-style-name="Standard">
      <style:paragraph-properties fo:margin-left="1.251cm" fo:margin-right="0cm" fo:line-height="150%" fo:text-align="center" style:justify-single-word="false" fo:text-indent="0cm" style:auto-text-indent="false"/>
      <style:text-properties style:font-name="TimesNewRomanPSMT" fo:font-size="14pt" fo:font-weight="normal" style:font-name-asian="TimesNewRomanPSMT" style:font-size-asian="14pt" style:font-weight-asian="normal" style:font-name-complex="TimesNewRomanPSMT" style:font-size-complex="14pt" style:font-weight-complex="normal"/>
    </style:style>
    <style:style style:name="P20" style:family="paragraph" style:parent-style-name="Standard">
      <style:paragraph-properties fo:margin-left="1.251cm" fo:margin-right="0cm" fo:line-height="150%" fo:text-align="center" style:justify-single-word="false" fo:text-indent="0cm" style:auto-text-indent="false" style:text-autospace="none"/>
      <style:text-properties style:font-name="TimesNewRomanPSMT" fo:font-size="14pt" fo:font-weight="normal" style:font-name-asian="TimesNewRomanPSMT" style:font-size-asian="14pt" style:font-weight-asian="normal" style:font-name-complex="TimesNewRomanPSMT" style:font-size-complex="14pt" style:font-weight-complex="normal"/>
    </style:style>
    <style:style style:name="P21" style:family="paragraph" style:parent-style-name="Standard" style:master-page-name="">
      <style:paragraph-properties fo:margin-left="1.251cm" fo:margin-right="0cm" fo:line-height="150%" fo:text-align="start" style:justify-single-word="false" fo:text-indent="0cm" style:auto-text-indent="false" style:page-number="auto" style:text-autospace="none"/>
      <style:text-properties style:font-name="TimesNewRomanPSMT" fo:font-size="14pt" fo:font-weight="normal" style:font-name-asian="TimesNewRomanPSMT" style:font-size-asian="14pt" style:font-weight-asian="normal" style:font-name-complex="TimesNewRomanPSMT" style:font-size-complex="14pt" style:font-weight-complex="normal"/>
    </style:style>
    <style:style style:name="P22" style:family="paragraph" style:parent-style-name="Standard">
      <style:paragraph-properties fo:margin-left="1.018cm" fo:margin-right="0.034cm" fo:line-height="150%" fo:text-align="center" style:justify-single-word="false" fo:text-indent="0cm" style:auto-text-indent="false" style:text-autospace="none"/>
      <style:text-properties fo:color="#000000" style:font-name="TimesNewRomanPSMT" fo:font-size="14pt" fo:font-style="normal" style:font-name-asian="TimesNewRomanPSMT" style:font-size-asian="14pt" style:font-style-asian="normal" style:font-name-complex="TimesNewRomanPSMT" style:font-size-complex="14pt" style:font-style-complex="normal"/>
    </style:style>
    <style:style style:name="P23" style:family="paragraph" style:parent-style-name="Standard">
      <style:paragraph-properties fo:margin-left="1.018cm" fo:margin-right="0.034cm" fo:line-height="150%" fo:text-align="center" style:justify-single-word="false" fo:text-indent="0cm" style:auto-text-indent="false" style:text-autospace="none"/>
      <style:text-properties fo:color="#000000" style:font-name="Times New Roman" fo:font-size="12pt" fo:language="ru" fo:country="RU" fo:font-style="normal" fo:background-color="#ffffff" style:font-name-asian="TimesNewRomanPSMT" style:font-size-asian="12pt" style:font-style-asian="normal" style:font-name-complex="TimesNewRomanPSMT" style:font-size-complex="12pt" style:font-style-complex="normal"/>
    </style:style>
    <style:style style:name="P24" style:family="paragraph" style:parent-style-name="Standard" style:master-page-name="">
      <style:paragraph-properties fo:margin-left="0.034cm" fo:margin-right="0.441cm" fo:line-height="150%" fo:text-align="end" style:justify-single-word="false" fo:text-indent="0cm" style:auto-text-indent="false" style:page-number="auto" style:text-autospace="none"/>
      <style:text-properties style:font-name="TimesNewRomanPSMT" fo:font-size="14pt" fo:font-weight="normal" style:font-name-asian="TimesNewRomanPSMT" style:font-size-asian="14pt" style:font-weight-asian="normal" style:font-name-complex="TimesNewRomanPSMT" style:font-size-complex="14pt" style:font-weight-complex="normal"/>
    </style:style>
    <style:style style:name="P25" style:family="paragraph" style:parent-style-name="Standard">
      <style:paragraph-properties fo:margin-left="1.124cm" fo:margin-right="0.228cm" fo:line-height="150%" fo:text-align="end" style:justify-single-word="false" fo:text-indent="14.977cm" style:auto-text-indent="false" style:text-autospace="none"/>
      <style:text-properties style:font-name="TimesNewRomanPSMT" fo:font-size="14pt" fo:language="en" fo:country="US" style:font-name-asian="TimesNewRomanPSMT" style:font-size-asian="14pt" style:font-name-complex="TimesNewRomanPSMT" style:font-size-complex="14pt"/>
    </style:style>
    <style:style style:name="P26" style:family="paragraph" style:parent-style-name="Standard">
      <style:paragraph-properties fo:margin-left="1.124cm" fo:margin-right="0.228cm" fo:line-height="150%" fo:text-align="end" style:justify-single-word="false" fo:text-indent="14.977cm" style:auto-text-indent="false" style:text-autospace="none"/>
      <style:text-properties style:font-name="TimesNewRomanPSMT" fo:font-size="14pt" fo:language="en" fo:country="US" fo:background-color="#ffffff" style:font-name-asian="TimesNewRomanPSMT" style:font-size-asian="14pt" style:font-name-complex="TimesNewRomanPSMT" style:font-size-complex="14pt"/>
    </style:style>
    <style:style style:name="P27" style:family="paragraph" style:parent-style-name="Standard">
      <style:paragraph-properties fo:margin-left="1.124cm" fo:margin-right="0.228cm" fo:line-height="150%" fo:text-align="end" style:justify-single-word="false" fo:text-indent="14.977cm" style:auto-text-indent="false" style:text-autospace="none"/>
      <style:text-properties style:font-name="TimesNewRomanPSMT" fo:font-size="14pt" fo:language="ru" fo:country="RU" fo:font-style="normal" fo:font-weight="normal" style:font-name-asian="TimesNewRomanPSMT" style:font-size-asian="14pt" style:language-asian="zxx" style:country-asian="none" style:font-style-asian="normal" style:font-weight-asian="normal" style:font-name-complex="TimesNewRomanPSMT" style:font-size-complex="14pt" style:font-style-complex="normal" style:font-weight-complex="normal"/>
    </style:style>
    <style:style style:name="P28" style:family="paragraph" style:parent-style-name="Standard">
      <style:paragraph-properties fo:margin-left="1.413cm" fo:margin-right="0.15cm" fo:line-height="150%" fo:text-align="start" style:justify-single-word="false" fo:text-indent="0.871cm" style:auto-text-indent="false" style:text-autospace="none"/>
      <style:text-properties style:font-name="TimesNewRomanPSMT" fo:font-size="14pt" style:font-name-asian="TimesNewRomanPSMT" style:font-size-asian="14pt" style:font-name-complex="TimesNewRomanPSMT" style:font-size-complex="14pt"/>
    </style:style>
    <style:style style:name="P29" style:family="paragraph" style:parent-style-name="Standard">
      <style:paragraph-properties fo:margin-left="1.443cm" fo:margin-right="0.871cm" fo:line-height="150%" fo:text-align="justify" style:justify-single-word="false" fo:text-indent="1.864cm" style:auto-text-indent="false" style:text-autospace="none">
        <style:tab-stops>
          <style:tab-stop style:position="16.588cm"/>
        </style:tab-stops>
      </style:paragraph-properties>
      <style:text-properties style:use-window-font-color="true" style:font-name="Consolas" fo:font-size="9.5pt" fo:language="ru" fo:country="RU" style:font-name-asian="Consolas" style:font-size-asian="9.5pt" style:font-name-complex="Consolas" style:font-size-complex="9.5pt"/>
    </style:style>
    <style:style style:name="P30" style:family="paragraph" style:parent-style-name="Основной_20_текст_20_3">
      <style:paragraph-properties fo:margin-left="0cm" fo:margin-right="-0.053cm" fo:line-height="150%" fo:text-align="center" style:justify-single-word="false" fo:text-indent="0cm" style:auto-text-indent="false" style:text-autospace="none"/>
      <style:text-properties fo:color="#000000" style:font-name="TimesNewRomanPSMT" fo:font-size="14pt" fo:font-style="normal" style:font-name-asian="TimesNewRomanPSMT" style:font-size-asian="14pt" style:font-style-asian="normal" style:font-name-complex="TimesNewRomanPSMT" style:font-size-complex="14pt" style:font-style-complex="normal"/>
    </style:style>
    <style:style style:name="P31" style:family="paragraph" style:parent-style-name="Основной_20_текст_20_3">
      <style:paragraph-properties fo:margin-left="0cm" fo:margin-right="-0.053cm" fo:line-height="150%" fo:text-align="center" style:justify-single-word="false" fo:text-indent="0cm" style:auto-text-indent="false" style:text-autospace="none"/>
      <style:text-properties fo:color="#000000" style:font-name="TimesNewRomanPSMT" fo:font-size="14pt" fo:language="ru" fo:country="RU" fo:font-style="normal" style:font-name-asian="TimesNewRomanPSMT" style:font-size-asian="14pt" style:font-style-asian="normal" style:font-name-complex="TimesNewRomanPSMT" style:font-size-complex="14pt" style:font-style-complex="normal"/>
    </style:style>
    <style:style style:name="P32" style:family="paragraph" style:parent-style-name="Основной_20_текст_20_3">
      <style:paragraph-properties fo:margin-left="0cm" fo:margin-right="-0.053cm" fo:line-height="150%" fo:text-align="center" style:justify-single-word="false" fo:text-indent="0cm" style:auto-text-indent="false"/>
    </style:style>
    <style:style style:name="P33" style:family="paragraph" style:parent-style-name="Основной_20_текст_20_3">
      <style:paragraph-properties fo:margin-left="0cm" fo:margin-right="-0.053cm" fo:line-height="150%" fo:text-align="center" style:justify-single-word="false" fo:text-indent="0cm" style:auto-text-indent="false"/>
      <style:text-properties fo:language="en" fo:country="US" fo:font-style="italic" style:font-style-asian="italic" style:font-style-complex="italic"/>
    </style:style>
    <style:style style:name="P34" style:family="paragraph" style:parent-style-name="Основной_20_текст_20_3">
      <style:paragraph-properties fo:margin-left="0cm" fo:margin-right="-0.053cm" fo:line-height="150%" fo:text-align="center" style:justify-single-word="false" fo:text-indent="0cm" style:auto-text-indent="false" fo:break-before="page"/>
      <style:text-properties fo:language="zxx" fo:country="none" style:language-asian="zxx" style:country-asian="none"/>
    </style:style>
    <style:style style:name="P35" style:family="paragraph" style:parent-style-name="Standard">
      <style:paragraph-properties fo:margin-left="0cm" fo:margin-right="-0.053cm" fo:line-height="150%" fo:text-align="start" style:justify-single-word="false" fo:text-indent="0cm" style:auto-text-indent="false"/>
      <style:text-properties fo:font-size="14pt" fo:language="en" fo:country="US" fo:font-style="italic" style:font-size-asian="14pt" style:font-style-asian="italic" style:font-size-complex="14pt" style:font-style-complex="italic"/>
    </style:style>
    <style:style style:name="P36" style:family="paragraph" style:parent-style-name="Standard">
      <style:paragraph-properties fo:margin-left="0.067cm" fo:margin-right="1.425cm" fo:line-height="150%" fo:text-align="end" style:justify-single-word="false" fo:text-indent="0cm" style:auto-text-indent="false" style:text-autospace="none"/>
      <style:text-properties style:font-name="TimesNewRomanPSMT" fo:font-size="14pt" fo:font-weight="normal" style:font-name-asian="TimesNewRomanPSMT" style:font-size-asian="14pt" style:font-weight-asian="normal" style:font-name-complex="TimesNewRomanPSMT" style:font-size-complex="14pt" style:font-weight-complex="normal"/>
    </style:style>
    <style:style style:name="P37" style:family="paragraph" style:parent-style-name="Standard">
      <style:paragraph-properties fo:margin-left="0.067cm" fo:margin-right="1.425cm" fo:line-height="150%" fo:text-align="start" style:justify-single-word="false" fo:text-indent="0cm" style:auto-text-indent="false" style:text-autospace="none"/>
      <style:text-properties style:font-name="TimesNewRomanPSMT" fo:font-size="14pt" fo:font-weight="normal" style:font-name-asian="TimesNewRomanPSMT" style:font-size-asian="14pt" style:font-weight-asian="normal" style:font-name-complex="TimesNewRomanPSMT" style:font-size-complex="14pt" style:font-weight-complex="normal"/>
    </style:style>
    <style:style style:name="P38" style:family="paragraph" style:parent-style-name="Standard">
      <style:paragraph-properties fo:margin-left="0.067cm" fo:margin-right="1.425cm" fo:line-height="150%" fo:text-align="start" style:justify-single-word="false" fo:text-indent="0cm" style:auto-text-indent="false" style:text-autospace="none"/>
      <style:text-properties style:font-name="TimesNewRomanPSMT" fo:font-size="14pt" fo:language="ru" fo:country="RU" fo:font-weight="normal" style:font-name-asian="TimesNewRomanPSMT" style:font-size-asian="14pt" style:font-weight-asian="normal" style:font-name-complex="TimesNewRomanPSMT" style:font-size-complex="14pt" style:font-weight-complex="normal"/>
    </style:style>
    <style:style style:name="P39" style:family="paragraph" style:parent-style-name="Standard" style:master-page-name="">
      <style:paragraph-properties fo:margin-left="0.067cm" fo:margin-right="1.425cm" fo:line-height="150%" fo:text-align="end" style:justify-single-word="false" fo:text-indent="0cm" style:auto-text-indent="false" style:page-number="auto" style:text-autospace="none"/>
      <style:text-properties style:font-name="TimesNewRomanPSMT" fo:font-size="14pt" fo:font-weight="normal" style:font-name-asian="TimesNewRomanPSMT" style:font-size-asian="14pt" style:font-weight-asian="normal" style:font-name-complex="TimesNewRomanPSMT" style:font-size-complex="14pt" style:font-weight-complex="normal"/>
    </style:style>
    <style:style style:name="P40" style:family="paragraph" style:parent-style-name="Standard">
      <style:paragraph-properties fo:margin-left="0cm" fo:margin-right="0cm" fo:line-height="150%" fo:text-align="center" style:justify-single-word="false" fo:text-indent="0cm" style:auto-text-indent="false" style:text-autospace="none"/>
      <style:text-properties style:font-name="Times New Roman2" fo:font-size="14pt" fo:language="ru" fo:country="RU" fo:font-weight="normal" style:font-name-asian="TimesNewRomanPSMT" style:font-size-asian="14pt" style:font-weight-asian="normal" style:font-name-complex="TimesNewRomanPSMT" style:font-size-complex="14pt" style:font-weight-complex="normal"/>
    </style:style>
    <style:style style:name="P41" style:family="paragraph" style:parent-style-name="Standard">
      <style:paragraph-properties fo:margin-left="0cm" fo:margin-right="0cm" fo:line-height="150%" fo:text-align="center" style:justify-single-word="false" fo:text-indent="0cm" style:auto-text-indent="false" style:text-autospace="none"/>
      <style:text-properties fo:color="#000000" style:font-name="Times New Roman" fo:font-size="14pt" fo:font-weight="normal" style:font-name-asian="TimesNewRomanPSMT" style:font-size-asian="14pt" style:font-weight-asian="normal" style:font-name-complex="TimesNewRomanPSMT" style:font-size-complex="14pt" style:font-weight-complex="normal"/>
    </style:style>
    <style:style style:name="P42" style:family="paragraph" style:parent-style-name="Standard">
      <style:paragraph-properties fo:margin-left="0cm" fo:margin-right="0cm" fo:line-height="150%" fo:text-align="center" style:justify-single-word="false" fo:text-indent="0cm" style:auto-text-indent="false" style:text-autospace="none"/>
      <style:text-properties fo:font-variant="normal" fo:text-transform="none" fo:color="#000000" style:font-name="Times New Roman" fo:font-size="14pt" fo:letter-spacing="normal" fo:language="ru" fo:country="RU" fo:font-style="normal" fo:font-weight="normal" style:font-name-asian="TimesNewRomanPSMT" style:font-size-asian="14pt" style:font-weight-asian="normal" style:font-name-complex="TimesNewRomanPSMT" style:font-size-complex="14pt" style:font-weight-complex="normal"/>
    </style:style>
    <style:style style:name="P43" style:family="paragraph" style:parent-style-name="Standard" style:master-page-name="">
      <style:paragraph-properties fo:margin-left="0.499cm" fo:margin-right="0.9cm" fo:line-height="150%" fo:text-align="justify" style:justify-single-word="false" fo:text-indent="2cm" style:auto-text-indent="false" style:page-number="auto" fo:background-color="transparent" style:text-autospace="none" style:writing-mode="page">
        <style:tab-stops>
          <style:tab-stop style:position="16.588cm"/>
        </style:tab-stops>
        <style:background-image/>
      </style:paragraph-properties>
      <style:text-properties style:font-name="Times New Roman" fo:font-size="14pt" fo:language="ru" fo:country="RU" fo:font-style="normal" style:font-name-asian="TimesNewRomanPSMT" style:font-size-asian="12.25pt" style:font-style-asian="normal" style:font-name-complex="TimesNewRomanPSMT" style:font-size-complex="14pt" style:font-style-complex="normal"/>
    </style:style>
    <style:style style:name="P44" style:family="paragraph" style:parent-style-name="Standard">
      <style:paragraph-properties fo:margin-left="0.499cm" fo:margin-right="0.9cm" fo:line-height="150%" fo:text-align="justify" style:justify-single-word="false" fo:text-indent="2cm" style:auto-text-indent="false" fo:background-color="transparent" style:text-autospace="none" style:writing-mode="page">
        <style:background-image/>
      </style:paragraph-properties>
      <style:text-properties fo:font-variant="normal" fo:text-transform="none" fo:color="#000000" style:font-name="Times New Roman" fo:font-size="14pt" fo:letter-spacing="normal" fo:language="ru" fo:country="RU" fo:font-style="normal" fo:font-weight="normal" style:font-name-asian="TimesNewRomanPSMT" style:font-size-asian="12.25pt" style:font-style-asian="normal" style:font-name-complex="TimesNewRomanPSMT" style:font-size-complex="14pt" style:font-style-complex="normal"/>
    </style:style>
    <style:style style:name="P45" style:family="paragraph" style:parent-style-name="Standard">
      <style:paragraph-properties fo:margin-left="1.3cm" fo:margin-right="0.9cm" fo:line-height="150%" fo:text-align="justify" style:justify-single-word="false" fo:text-indent="1.3cm" style:auto-text-indent="false" fo:background-color="transparent" style:text-autospace="none" style:writing-mode="page">
        <style:tab-stops>
          <style:tab-stop style:position="1.73cm"/>
        </style:tab-stops>
        <style:background-image/>
      </style:paragraph-properties>
      <style:text-properties style:font-name="Times New Roman" fo:font-size="14pt" fo:font-style="normal" style:font-name-asian="Consolas" style:font-size-asian="12.25pt" style:font-style-asian="normal" style:font-name-complex="Consolas" style:font-size-complex="14pt" style:font-style-complex="normal"/>
    </style:style>
    <style:style style:name="P46" style:family="paragraph" style:parent-style-name="Standard">
      <style:paragraph-properties fo:margin-left="1.3cm" fo:margin-right="0.9cm" fo:line-height="150%" fo:text-align="justify" style:justify-single-word="false" fo:text-indent="1.3cm" style:auto-text-indent="false" fo:break-before="page" fo:background-color="transparent" style:text-autospace="none" style:writing-mode="page">
        <style:tab-stops>
          <style:tab-stop style:position="1.73cm"/>
        </style:tab-stops>
        <style:background-image/>
      </style:paragraph-properties>
      <style:text-properties style:font-name="Times New Roman" fo:font-size="14pt" fo:font-style="normal" style:font-name-asian="Consolas" style:font-size-asian="12.25pt" style:font-style-asian="normal" style:font-name-complex="Consolas" style:font-size-complex="14pt" style:font-style-complex="normal"/>
    </style:style>
    <style:style style:name="P47" style:family="paragraph" style:parent-style-name="Standard">
      <style:paragraph-properties fo:margin-left="0.9cm" fo:margin-right="0.9cm" fo:line-height="150%" fo:text-align="justify" style:justify-single-word="false" fo:text-indent="1.199cm" style:auto-text-indent="false" fo:background-color="transparent" style:text-autospace="none" style:writing-mode="page">
        <style:background-image/>
      </style:paragraph-properties>
      <style:text-properties style:font-name="Times New Roman" fo:font-size="14pt" fo:font-style="normal" style:font-name-asian="TimesNewRomanPSMT" style:font-size-asian="12.25pt" style:font-style-asian="normal" style:font-name-complex="TimesNewRomanPSMT" style:font-size-complex="14pt" style:font-style-complex="normal"/>
    </style:style>
    <style:style style:name="P48" style:family="paragraph" style:parent-style-name="Standard">
      <style:paragraph-properties fo:margin-left="0.9cm" fo:margin-right="0.9cm" fo:line-height="150%" fo:text-align="justify" style:justify-single-word="false" fo:text-indent="1.199cm" style:auto-text-indent="false" fo:background-color="transparent" style:text-autospace="none" style:writing-mode="page">
        <style:background-image/>
      </style:paragraph-properties>
      <style:text-properties style:font-name="Times New Roman" fo:font-size="14pt" fo:language="ru" fo:country="RU" fo:font-style="normal" style:font-name-asian="TimesNewRomanPSMT" style:font-size-asian="12.25pt" style:font-style-asian="normal" style:font-name-complex="TimesNewRomanPSMT" style:font-size-complex="14pt" style:font-style-complex="normal"/>
    </style:style>
    <style:style style:name="P49" style:family="paragraph" style:parent-style-name="Standard" style:master-page-name="">
      <style:paragraph-properties fo:margin-left="0.9cm" fo:margin-right="0.9cm" fo:line-height="150%" fo:text-align="justify" style:justify-single-word="false" fo:text-indent="1.199cm" style:auto-text-indent="false" style:page-number="auto" fo:background-color="transparent" style:text-autospace="none" style:writing-mode="page">
        <style:background-image/>
      </style:paragraph-properties>
      <style:text-properties style:font-name="Times New Roman" fo:font-size="14pt" fo:font-style="normal" style:font-name-asian="TimesNewRomanPSMT" style:font-size-asian="12.25pt" style:font-style-asian="normal" style:font-name-complex="TimesNewRomanPSMT" style:font-size-complex="14pt" style:font-style-complex="normal"/>
    </style:style>
    <style:style style:name="P50" style:family="paragraph" style:parent-style-name="Standard">
      <style:paragraph-properties fo:margin-left="0.4cm" fo:margin-right="0.4cm" fo:line-height="150%" fo:text-align="center" style:justify-single-word="false" fo:text-indent="0cm" style:auto-text-indent="false" fo:background-color="transparent" style:writing-mode="page">
        <style:background-image/>
      </style:paragraph-properties>
      <style:text-properties style:font-name="Times New Roman" fo:font-size="14pt" fo:font-style="normal" style:font-size-asian="12.25pt" style:font-style-asian="normal" style:font-size-complex="14pt" style:font-style-complex="normal"/>
    </style:style>
    <style:style style:name="P51" style:family="paragraph" style:parent-style-name="Standard">
      <style:paragraph-properties fo:margin-left="0.499cm" fo:margin-right="0.4cm" fo:line-height="150%" fo:text-align="justify" style:justify-single-word="false" fo:text-indent="0.9cm" style:auto-text-indent="false" fo:background-color="transparent" style:text-autospace="none" style:writing-mode="page">
        <style:tab-stops/>
        <style:background-image/>
      </style:paragraph-properties>
      <style:text-properties style:font-name="Times New Roman" fo:font-size="14pt" fo:font-style="normal" style:font-name-asian="TimesNewRomanPSMT" style:font-size-asian="12.25pt" style:font-style-asian="normal" style:font-name-complex="TimesNewRomanPSMT" style:font-size-complex="14pt" style:font-style-complex="normal"/>
    </style:style>
    <style:style style:name="P52" style:family="paragraph" style:parent-style-name="Standard" style:master-page-name="">
      <style:paragraph-properties fo:margin-left="0.101cm" fo:margin-right="0.101cm" fo:margin-top="0.307cm" fo:margin-bottom="0.307cm" fo:line-height="150%" fo:text-align="justify" style:justify-single-word="false" fo:text-indent="1.3cm" style:auto-text-indent="false" style:page-number="auto" style:text-autospace="none">
        <style:tab-stops/>
      </style:paragraph-properties>
    </style:style>
    <style:style style:name="P53" style:family="paragraph" style:parent-style-name="Standard" style:master-page-name="">
      <style:paragraph-properties fo:margin-left="0.499cm" fo:margin-right="0.101cm" fo:margin-top="0.102cm" fo:margin-bottom="0.102cm" fo:line-height="150%" fo:text-align="justify" style:justify-single-word="false" fo:text-indent="0cm" style:auto-text-indent="false" style:page-number="auto" style:text-autospace="none">
        <style:tab-stops/>
      </style:paragraph-properties>
    </style:style>
    <style:style style:name="P54" style:family="paragraph" style:parent-style-name="Standard">
      <style:paragraph-properties fo:margin-left="0.499cm" fo:margin-right="0.101cm" fo:line-height="150%" fo:text-align="justify" style:justify-single-word="false" fo:text-indent="0.9cm" style:auto-text-indent="false" style:text-autospace="none">
        <style:tab-stops/>
      </style:paragraph-properties>
    </style:style>
    <style:style style:name="P55" style:family="paragraph" style:parent-style-name="Standard">
      <style:paragraph-properties fo:margin-left="0.067cm" fo:margin-right="1.323cm" fo:line-height="150%" fo:text-align="end" style:justify-single-word="false" fo:text-indent="0cm" style:auto-text-indent="false" style:text-autospace="none"/>
      <style:text-properties style:font-name="TimesNewRomanPSMT" fo:font-size="14pt" style:font-name-asian="TimesNewRomanPSMT" style:font-size-asian="14pt" style:font-name-complex="TimesNewRomanPSMT" style:font-size-complex="14pt"/>
    </style:style>
    <style:style style:name="P56" style:family="paragraph" style:parent-style-name="Text_20_body" style:master-page-name="">
      <style:paragraph-properties fo:margin-left="0.067cm" fo:margin-right="1.323cm" fo:line-height="150%" fo:text-align="start" style:justify-single-word="false" fo:text-indent="0cm" style:auto-text-indent="false" style:page-number="auto" style:text-autospace="none"/>
      <style:text-properties style:font-name="TimesNewRomanPSMT" fo:font-size="14pt" fo:font-weight="normal" style:font-name-asian="TimesNewRomanPSMT" style:font-size-asian="14pt" style:font-weight-asian="normal" style:font-name-complex="TimesNewRomanPSMT" style:font-size-complex="14pt" style:font-weight-complex="normal"/>
    </style:style>
    <style:style style:name="P57" style:family="paragraph" style:parent-style-name="Standard">
      <style:paragraph-properties fo:margin-left="0.004cm" fo:margin-right="0.533cm" fo:text-align="end" style:justify-single-word="false" fo:text-indent="0cm" style:auto-text-indent="false" style:text-autospace="none"/>
      <style:text-properties style:font-name="TimesNewRomanPSMT" fo:font-size="14pt" fo:font-weight="normal" style:font-name-asian="TimesNewRomanPSMT" style:font-size-asian="14pt" style:font-weight-asian="normal" style:font-name-complex="TimesNewRomanPSMT" style:font-size-complex="14pt" style:font-weight-complex="normal"/>
    </style:style>
    <style:style style:name="P58" style:family="paragraph" style:parent-style-name="Standard" style:master-page-name="">
      <style:paragraph-properties fo:margin-left="0.067cm" fo:margin-right="1.39cm" fo:line-height="150%" fo:text-align="start" style:justify-single-word="false" fo:text-indent="0cm" style:auto-text-indent="false" style:page-number="auto" style:text-autospace="none"/>
      <style:text-properties style:font-name="TimesNewRomanPSMT" fo:font-size="14pt" style:font-name-asian="TimesNewRomanPSMT" style:font-size-asian="14pt" style:font-name-complex="TimesNewRomanPSMT" style:font-size-complex="14pt"/>
    </style:style>
    <style:style style:name="P59" style:family="paragraph" style:parent-style-name="Standard" style:master-page-name="">
      <style:paragraph-properties fo:margin-left="0.9cm" fo:margin-right="0.9cm" fo:line-height="150%" fo:text-align="justify" style:justify-single-word="false" fo:text-indent="1cm" style:auto-text-indent="false" style:page-number="auto" style:text-autospace="none"/>
      <style:text-properties style:font-name="TimesNewRomanPSMT" fo:font-size="14pt" fo:font-weight="normal" style:font-name-asian="TimesNewRomanPSMT" style:font-size-asian="14pt" style:font-weight-asian="normal" style:font-name-complex="TimesNewRomanPSMT" style:font-size-complex="14pt" style:font-weight-complex="normal"/>
    </style:style>
    <style:style style:name="P60" style:family="paragraph" style:parent-style-name="Standard" style:master-page-name="">
      <style:paragraph-properties fo:margin-left="0.9cm" fo:margin-right="0.9cm" fo:line-height="150%" fo:text-align="justify" style:justify-single-word="false" fo:text-indent="1cm" style:auto-text-indent="false" style:page-number="auto" fo:background-color="transparent" style:text-autospace="none">
        <style:background-image/>
      </style:paragraph-properties>
      <style:text-properties style:font-name="Times New Roman" fo:font-size="14pt" fo:language="ru" fo:country="RU" fo:font-style="normal" fo:font-weight="normal" style:font-name-asian="TimesNewRomanPSMT" style:font-size-asian="14pt" style:language-asian="zxx" style:country-asian="none" style:font-style-asian="normal" style:font-weight-asian="normal" style:font-name-complex="TimesNewRomanPSMT" style:font-size-complex="14pt" style:font-style-complex="normal" style:font-weight-complex="normal"/>
    </style:style>
    <style:style style:name="P61" style:family="paragraph" style:parent-style-name="Standard" style:master-page-name="">
      <style:paragraph-properties fo:margin-left="0.9cm" fo:margin-right="0.9cm" fo:line-height="150%" fo:text-align="justify" style:justify-single-word="false" fo:text-indent="1cm" style:auto-text-indent="false" style:page-number="auto" fo:background-color="transparent" style:text-autospace="none">
        <style:background-image/>
      </style:paragraph-properties>
    </style:style>
    <style:style style:name="P62" style:family="paragraph" style:parent-style-name="Standard" style:master-page-name="">
      <style:paragraph-properties fo:margin-left="0.9cm" fo:margin-right="0.9cm" fo:line-height="150%" fo:text-align="justify" style:justify-single-word="false" fo:text-indent="1cm" style:auto-text-indent="false" style:page-number="auto" fo:background-color="transparent" style:text-autospace="none">
        <style:tab-stops>
          <style:tab-stop style:position="1.73cm"/>
          <style:tab-stop style:position="1.924cm"/>
        </style:tab-stops>
        <style:background-image/>
      </style:paragraph-properties>
      <style:text-properties fo:font-variant="normal" fo:text-transform="none" fo:color="#000000" style:font-name="Times New Roman" fo:font-size="14pt" fo:letter-spacing="normal" fo:language="ru" fo:country="RU" fo:font-style="normal" fo:font-weight="normal" style:font-name-asian="TimesNewRomanPSMT" style:font-size-asian="14pt" style:language-asian="zxx" style:country-asian="none" style:font-style-asian="normal" style:font-weight-asian="normal" style:font-name-complex="TimesNewRomanPSMT" style:font-size-complex="14pt" style:font-style-complex="normal" style:font-weight-complex="normal"/>
    </style:style>
    <style:style style:name="P63" style:family="paragraph" style:parent-style-name="Standard" style:master-page-name="">
      <style:paragraph-properties fo:margin-left="0.9cm" fo:margin-right="0.9cm" fo:line-height="150%" fo:text-align="justify" style:justify-single-word="false" fo:text-indent="1cm" style:auto-text-indent="false" style:page-number="auto" fo:background-color="transparent" style:text-autospace="none" style:writing-mode="page">
        <style:tab-stops>
          <style:tab-stop style:position="16.588cm"/>
        </style:tab-stops>
        <style:background-image/>
      </style:paragraph-properties>
    </style:style>
    <style:style style:name="P64" style:family="paragraph" style:parent-style-name="Standard" style:master-page-name="">
      <style:paragraph-properties fo:margin-left="0.9cm" fo:margin-right="0.9cm" fo:line-height="150%" fo:text-align="justify" style:justify-single-word="false" fo:text-indent="1cm" style:auto-text-indent="false" style:page-number="auto" fo:background-color="transparent" style:text-autospace="none" style:writing-mode="page">
        <style:tab-stops>
          <style:tab-stop style:position="0.27cm"/>
        </style:tab-stops>
        <style:background-image/>
      </style:paragraph-properties>
      <style:text-properties fo:color="#000000" style:font-name="Times New Roman" fo:font-size="14pt" fo:language="ru" fo:country="RU" fo:font-style="normal" fo:font-weight="normal" style:font-name-asian="TimesNewRomanPSMT" style:font-size-asian="14pt" style:language-asian="zxx" style:country-asian="none" style:font-style-asian="normal" style:font-weight-asian="normal" style:font-name-complex="TimesNewRomanPSMT" style:font-size-complex="14pt" style:font-style-complex="normal" style:font-weight-complex="normal"/>
    </style:style>
    <style:style style:name="P65" style:family="paragraph" style:parent-style-name="Standard">
      <style:paragraph-properties fo:margin-left="0.9cm" fo:margin-right="0.9cm" fo:line-height="150%" fo:text-align="justify" style:justify-single-word="false" fo:text-indent="1cm" style:auto-text-indent="false" style:text-autospace="none"/>
      <style:text-properties style:font-name="TimesNewRomanPSMT" fo:font-size="14pt" fo:font-weight="normal" style:font-name-asian="TimesNewRomanPSMT" style:font-size-asian="14pt" style:font-weight-asian="normal" style:font-name-complex="TimesNewRomanPSMT" style:font-size-complex="14pt" style:font-weight-complex="normal"/>
    </style:style>
    <style:style style:name="P66" style:family="paragraph" style:parent-style-name="Standard">
      <style:paragraph-properties fo:margin-left="0.9cm" fo:margin-right="0.9cm" fo:line-height="150%" fo:text-align="justify" style:justify-single-word="false" fo:text-indent="1cm" style:auto-text-indent="false" style:text-autospace="none"/>
      <style:text-properties style:font-name="TimesNewRomanPSMT" fo:font-size="14pt" style:font-name-asian="TimesNewRomanPSMT" style:font-size-asian="14pt" style:font-name-complex="TimesNewRomanPSMT" style:font-size-complex="14pt"/>
    </style:style>
    <style:style style:name="P67" style:family="paragraph" style:parent-style-name="Standard">
      <style:paragraph-properties fo:margin-left="0.9cm" fo:margin-right="0.9cm" fo:line-height="150%" fo:text-align="justify" style:justify-single-word="false" fo:text-indent="1cm" style:auto-text-indent="false" style:text-autospace="none"/>
      <style:text-properties style:font-name="Times New Roman" fo:font-size="14pt" fo:language="ru" fo:country="RU" fo:font-style="normal" fo:font-weight="normal" style:font-name-asian="TimesNewRomanPSMT" style:font-size-asian="14pt" style:language-asian="zxx" style:country-asian="none" style:font-style-asian="normal" style:font-weight-asian="normal" style:font-name-complex="TimesNewRomanPSMT" style:font-size-complex="14pt" style:font-style-complex="normal" style:font-weight-complex="normal"/>
    </style:style>
    <style:style style:name="P68" style:family="paragraph" style:parent-style-name="Standard">
      <style:paragraph-properties fo:margin-left="0.9cm" fo:margin-right="0.9cm" fo:line-height="150%" fo:text-align="justify" style:justify-single-word="false" fo:text-indent="1cm" style:auto-text-indent="false" style:text-autospace="none">
        <style:tab-stops>
          <style:tab-stop style:position="1.73cm"/>
          <style:tab-stop style:position="1.924cm"/>
        </style:tab-stops>
      </style:paragraph-properties>
      <style:text-properties fo:font-variant="normal" fo:text-transform="none" fo:color="#000000" style:font-name="Times New Roman" fo:font-size="14pt" fo:letter-spacing="normal" fo:language="ru" fo:country="RU" fo:font-style="normal" fo:font-weight="normal" style:font-name-asian="TimesNewRomanPSMT" style:font-size-asian="14pt" style:language-asian="zxx" style:country-asian="none" style:font-style-asian="normal" style:font-weight-asian="normal" style:font-name-complex="TimesNewRomanPSMT" style:font-size-complex="14pt" style:font-style-complex="normal" style:font-weight-complex="normal"/>
    </style:style>
    <style:style style:name="P69" style:family="paragraph" style:parent-style-name="Standard">
      <style:paragraph-properties fo:margin-left="0.9cm" fo:margin-right="0.9cm" fo:line-height="150%" fo:text-align="justify" style:justify-single-word="false" fo:text-indent="1cm" style:auto-text-indent="false" fo:background-color="transparent" style:text-autospace="none">
        <style:tab-stops>
          <style:tab-stop style:position="16.588cm"/>
        </style:tab-stops>
        <style:background-image/>
      </style:paragraph-properties>
      <style:text-properties style:font-name="Times New Roman" fo:font-size="14pt" fo:language="ru" fo:country="RU" fo:font-style="normal"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P70" style:family="paragraph" style:parent-style-name="Standard">
      <style:paragraph-properties fo:margin-left="0.9cm" fo:margin-right="0.9cm" fo:line-height="150%" fo:text-align="justify" style:justify-single-word="false" fo:text-indent="1cm" style:auto-text-indent="false" fo:background-color="transparent" style:text-autospace="none">
        <style:background-image/>
      </style:paragraph-properties>
      <style:text-properties style:font-name="Times New Roman" fo:font-size="14pt" fo:language="ru" fo:country="RU" fo:font-style="normal" fo:font-weight="normal" style:font-name-asian="TimesNewRomanPSMT" style:font-size-asian="14pt" style:language-asian="zxx" style:country-asian="none" style:font-style-asian="normal" style:font-weight-asian="normal" style:font-name-complex="TimesNewRomanPSMT" style:font-size-complex="14pt" style:font-style-complex="normal" style:font-weight-complex="normal"/>
    </style:style>
    <style:style style:name="P71" style:family="paragraph" style:parent-style-name="Standard">
      <style:paragraph-properties fo:margin-left="0.9cm" fo:margin-right="0.9cm" fo:line-height="150%" fo:text-align="justify" style:justify-single-word="false" fo:text-indent="1cm" style:auto-text-indent="false" fo:background-color="transparent" style:text-autospace="none">
        <style:tab-stops>
          <style:tab-stop style:position="16.588cm"/>
        </style:tab-stops>
        <style:background-image/>
      </style:paragraph-properties>
      <style:text-properties style:font-name="Times New Roman" fo:font-size="14pt" fo:language="en" fo:country="US" fo:font-style="normal"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P72" style:family="paragraph" style:parent-style-name="Standard">
      <style:paragraph-properties fo:margin-left="0.9cm" fo:margin-right="0.9cm" fo:line-height="150%" fo:text-align="justify" style:justify-single-word="false" fo:text-indent="1cm" style:auto-text-indent="false" fo:background-color="transparent" style:text-autospace="none">
        <style:background-image/>
      </style:paragraph-properties>
      <style:text-properties fo:font-variant="normal" fo:text-transform="none" fo:color="#000000" style:font-name="Times New Roman" fo:font-size="14pt" fo:letter-spacing="normal" fo:language="ru" fo:country="RU" fo:font-style="normal" fo:font-weight="normal" style:font-name-asian="TimesNewRomanPSMT" style:font-size-asian="14pt" style:font-name-complex="TimesNewRomanPSMT" style:font-size-complex="14pt"/>
    </style:style>
    <style:style style:name="P73" style:family="paragraph" style:parent-style-name="Standard">
      <style:paragraph-properties fo:margin-left="0.9cm" fo:margin-right="0.9cm" fo:line-height="150%" fo:text-align="justify" style:justify-single-word="false" fo:text-indent="1cm" style:auto-text-indent="false" fo:background-color="transparent" style:text-autospace="none">
        <style:background-image/>
      </style:paragraph-properties>
      <style:text-properties fo:font-variant="normal" fo:text-transform="none" fo:color="#000000" style:font-name="Times New Roman" fo:font-size="14pt" fo:letter-spacing="normal" fo:language="ru" fo:country="RU" fo:font-style="normal" fo:font-weight="normal" style:font-name-asian="TimesNewRomanPSMT" style:font-size-asian="14pt" style:font-weight-asian="normal" style:font-name-complex="TimesNewRomanPSMT" style:font-size-complex="14pt" style:font-weight-complex="normal"/>
    </style:style>
    <style:style style:name="P74" style:family="paragraph" style:parent-style-name="Standard">
      <style:paragraph-properties fo:margin-left="0.9cm" fo:margin-right="0.9cm" fo:line-height="150%" fo:text-align="justify" style:justify-single-word="false" fo:text-indent="1cm" style:auto-text-indent="false" fo:background-color="transparent" style:text-autospace="none">
        <style:background-image/>
      </style:paragraph-properties>
      <style:text-properties fo:font-variant="normal" fo:text-transform="none" fo:color="#000000" style:font-name="Times New Roman" fo:font-size="14pt" fo:letter-spacing="normal" fo:language="ru" fo:country="RU" fo:font-style="normal" fo:font-weight="normal" fo:background-color="#ffffff" style:font-name-asian="TimesNewRomanPSMT" style:font-size-asian="14pt" style:font-style-asian="normal" style:font-weight-asian="normal" style:font-name-complex="TimesNewRomanPSMT" style:font-size-complex="14pt" style:font-style-complex="normal" style:font-weight-complex="normal"/>
    </style:style>
    <style:style style:name="P75" style:family="paragraph" style:parent-style-name="Standard">
      <style:paragraph-properties fo:margin-left="0.9cm" fo:margin-right="0.9cm" fo:line-height="150%" fo:text-align="justify" style:justify-single-word="false" fo:text-indent="1cm" style:auto-text-indent="false" fo:background-color="transparent" style:text-autospace="none">
        <style:background-image/>
      </style:paragraph-properties>
      <style:text-properties fo:language="en" fo:country="US"/>
    </style:style>
    <style:style style:name="P76" style:family="paragraph" style:parent-style-name="Standard">
      <style:paragraph-properties fo:margin-left="0.9cm" fo:margin-right="0.9cm" fo:line-height="150%" fo:text-align="justify" style:justify-single-word="false" fo:text-indent="1cm" style:auto-text-indent="false" fo:background-color="transparent" style:text-autospace="none" style:writing-mode="page">
        <style:background-image/>
      </style:paragraph-properties>
      <style:text-properties fo:font-variant="normal" fo:text-transform="none" fo:color="#000000" style:font-name="Times New Roman" fo:font-size="14pt" fo:letter-spacing="normal" fo:language="ru" fo:country="RU" fo:font-style="normal" fo:font-weight="normal" fo:background-color="#ffffff" style:font-name-asian="TimesNewRomanPSMT" style:font-size-asian="12.25pt" style:font-style-asian="normal" style:font-name-complex="TimesNewRomanPSMT" style:font-size-complex="14pt" style:font-style-complex="normal"/>
    </style:style>
    <style:style style:name="P77" style:family="paragraph" style:parent-style-name="Standard">
      <style:paragraph-properties fo:margin-left="0.9cm" fo:margin-right="0.9cm" fo:line-height="150%" fo:text-align="justify" style:justify-single-word="false" fo:text-indent="1cm" style:auto-text-indent="false" fo:background-color="transparent" style:text-autospace="none" style:writing-mode="page">
        <style:background-image/>
      </style:paragraph-properties>
      <style:text-properties fo:font-variant="normal" fo:text-transform="none" fo:color="#000000" style:font-name="Times New Roman" fo:font-size="14pt" fo:letter-spacing="normal" fo:language="ru" fo:country="RU" fo:font-style="normal"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78" style:family="paragraph" style:parent-style-name="Standard">
      <style:paragraph-properties fo:margin-left="0.9cm" fo:margin-right="0.9cm" fo:line-height="150%" fo:text-align="justify" style:justify-single-word="false" fo:text-indent="1cm" style:auto-text-indent="false" fo:background-color="transparent" style:text-autospace="none" style:writing-mode="page">
        <style:tab-stops>
          <style:tab-stop style:position="0.27cm"/>
        </style:tab-stops>
        <style:background-image/>
      </style:paragraph-properties>
      <style:text-properties style:font-name="Times New Roman" fo:font-size="14pt" fo:language="ru" fo:country="RU" fo:font-style="normal" fo:font-weight="normal" style:font-name-asian="TimesNewRomanPSMT" style:font-size-asian="12.25pt" style:language-asian="zxx" style:country-asian="none" style:font-style-asian="normal" style:font-weight-asian="normal" style:font-name-complex="TimesNewRomanPSMT" style:font-size-complex="14pt" style:font-style-complex="normal" style:font-weight-complex="normal"/>
    </style:style>
    <style:style style:name="P79" style:family="paragraph" style:parent-style-name="Standard">
      <style:paragraph-properties fo:margin-left="0.9cm" fo:margin-right="0.9cm" fo:line-height="150%" fo:text-align="justify" style:justify-single-word="false" fo:text-indent="1cm" style:auto-text-indent="false" fo:background-color="transparent" style:text-autospace="none" style:writing-mode="page">
        <style:tab-stops>
          <style:tab-stop style:position="16.588cm"/>
        </style:tab-stops>
        <style:background-image/>
      </style:paragraph-properties>
      <style:text-properties style:font-name="Times New Roman" fo:font-size="14pt" fo:language="ru" fo:country="RU" fo:font-style="normal" fo:font-weight="normal" style:font-name-asian="TimesNewRomanPSMT" style:font-size-asian="12.25pt" style:font-style-asian="normal" style:font-weight-asian="normal" style:font-name-complex="TimesNewRomanPSMT" style:font-size-complex="14pt" style:font-style-complex="normal" style:font-weight-complex="normal"/>
    </style:style>
    <style:style style:name="P80" style:family="paragraph" style:parent-style-name="Standard">
      <style:paragraph-properties fo:margin-left="0.9cm" fo:margin-right="0.9cm" fo:line-height="150%" fo:text-align="justify" style:justify-single-word="false" fo:text-indent="1cm" style:auto-text-indent="false" fo:background-color="transparent" style:text-autospace="none" style:writing-mode="page">
        <style:background-image/>
      </style:paragraph-properties>
      <style:text-properties style:font-name="Times New Roman" fo:font-size="14pt" fo:font-style="normal"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81" style:family="paragraph" style:parent-style-name="Text_20_body">
      <style:paragraph-properties loext:contextual-spacing="false" fo:margin-left="0.9cm" fo:margin-right="0.9cm" fo:margin-top="0cm" fo:margin-bottom="0.212cm" fo:line-height="150%" fo:text-align="justify" style:justify-single-word="false" fo:orphans="2" fo:widows="2" fo:hyphenation-ladder-count="no-limit" fo:text-indent="1cm" style:auto-text-indent="false" style:snap-to-layout-grid="false"/>
      <style:text-properties fo:font-size="14pt" fo:language="ru" fo:country="RU" fo:font-style="normal" style:font-size-asian="14pt" style:font-style-asian="normal" style:font-size-complex="14pt" style:font-style-complex="normal" fo:hyphenate="false" fo:hyphenation-remain-char-count="2" fo:hyphenation-push-char-count="2"/>
    </style:style>
    <style:style style:name="P82" style:family="paragraph" style:parent-style-name="Standard">
      <style:paragraph-properties fo:margin-left="0cm" fo:margin-right="0.9cm" fo:line-height="150%" fo:text-align="justify" style:justify-single-word="false" fo:text-indent="0cm" style:auto-text-indent="false" fo:background-color="transparent" style:text-autospace="none">
        <style:background-image/>
      </style:paragraph-properties>
      <style:text-properties fo:color="#000000" fo:font-size="14pt" fo:language="ru" fo:country="RU" style:font-name-asian="TimesNewRomanPSMT" style:font-size-asian="14pt" style:font-name-complex="TimesNewRomanPSMT" style:font-size-complex="14pt"/>
    </style:style>
    <style:style style:name="P83" style:family="paragraph" style:parent-style-name="Standard">
      <style:paragraph-properties fo:margin-left="0cm" fo:margin-right="0.9cm" fo:line-height="150%" fo:text-align="justify" style:justify-single-word="false" fo:text-indent="0cm" style:auto-text-indent="false" fo:background-color="transparent" style:text-autospace="none">
        <style:background-image/>
      </style:paragraph-properties>
      <style:text-properties fo:language="ru" fo:country="RU"/>
    </style:style>
    <style:style style:name="P84" style:family="paragraph" style:parent-style-name="Standard">
      <style:paragraph-properties fo:margin-left="0cm" fo:margin-right="0.9cm" fo:line-height="150%" fo:text-align="justify" style:justify-single-word="false" fo:text-indent="0cm" style:auto-text-indent="false" fo:background-color="transparent" style:text-autospace="none">
        <style:background-image/>
      </style:paragraph-properties>
      <style:text-properties style:font-name="Times New Roman" fo:font-size="14pt" fo:language="ru" fo:country="RU" fo:font-style="normal" fo:font-weight="normal" style:font-name-asian="TimesNewRomanPSMT" style:font-size-asian="14pt" style:language-asian="zxx" style:country-asian="none" style:font-style-asian="normal" style:font-weight-asian="normal" style:font-name-complex="TimesNewRomanPSMT" style:font-size-complex="14pt" style:font-style-complex="normal" style:font-weight-complex="normal"/>
    </style:style>
    <style:style style:name="P85" style:family="paragraph" style:parent-style-name="Standard">
      <style:paragraph-properties fo:margin-left="0cm" fo:margin-right="0.9cm" fo:line-height="150%" fo:text-align="justify" style:justify-single-word="false" fo:text-indent="0cm" style:auto-text-indent="false" fo:background-color="transparent" style:text-autospace="none" style:writing-mode="page">
        <style:tab-stops>
          <style:tab-stop style:position="1.73cm"/>
        </style:tab-stops>
        <style:background-image/>
      </style:paragraph-properties>
      <style:text-properties style:font-name="Times New Roman" fo:font-size="14pt" fo:font-style="normal" style:font-name-asian="Consolas" style:font-size-asian="12.25pt" style:font-style-asian="normal" style:font-name-complex="Consolas" style:font-size-complex="14pt" style:font-style-complex="normal"/>
    </style:style>
    <style:style style:name="P86" style:family="paragraph" style:parent-style-name="Standard">
      <style:paragraph-properties fo:margin-left="0cm" fo:margin-right="0.9cm" fo:line-height="150%" fo:text-align="center" style:justify-single-word="false" fo:text-indent="0cm" style:auto-text-indent="false" fo:background-color="transparent" style:text-autospace="none" style:writing-mode="page">
        <style:background-image/>
      </style:paragraph-properties>
      <style:text-properties style:font-name="Times New Roman" fo:font-size="14pt" fo:font-style="normal"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87" style:family="paragraph" style:parent-style-name="Standard">
      <style:paragraph-properties fo:margin-left="0cm" fo:margin-right="0.9cm" fo:line-height="150%" fo:text-align="center" style:justify-single-word="false" fo:text-indent="0cm" style:auto-text-indent="false" fo:background-color="transparent" style:text-autospace="none" style:writing-mode="page">
        <style:tab-stops>
          <style:tab-stop style:position="1.73cm"/>
        </style:tab-stops>
        <style:background-image/>
      </style:paragraph-properties>
      <style:text-properties style:font-name="Times New Roman" fo:font-size="14pt" fo:font-style="normal" fo:font-weight="normal" style:font-name-asian="Times New Roman" style:font-size-asian="14pt" style:font-style-asian="normal" style:font-name-complex="Times New Roman" style:font-size-complex="14pt" style:font-style-complex="normal"/>
    </style:style>
    <style:style style:name="P88" style:family="paragraph" style:parent-style-name="Standard">
      <style:paragraph-properties fo:margin-left="0cm" fo:margin-right="0.9cm" fo:line-height="150%" fo:text-align="center" style:justify-single-word="false" fo:text-indent="0cm" style:auto-text-indent="false" fo:background-color="transparent" style:text-autospace="none" style:writing-mode="page">
        <style:background-image/>
      </style:paragraph-properties>
      <style:text-properties style:font-name="Times New Roman" fo:font-size="14pt" fo:language="en" fo:country="US" fo:font-style="normal"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89" style:family="paragraph" style:parent-style-name="Standard">
      <style:paragraph-properties fo:margin-left="0cm" fo:margin-right="0.9cm" fo:line-height="150%" fo:text-align="justify" style:justify-single-word="false" fo:text-indent="0cm" style:auto-text-indent="false" fo:background-color="transparent" style:text-autospace="none" style:writing-mode="page">
        <style:tab-stops>
          <style:tab-stop style:position="1.73cm"/>
        </style:tab-stops>
        <style:background-image/>
      </style:paragraph-properties>
    </style:style>
    <style:style style:name="P90" style:family="paragraph" style:parent-style-name="Standard">
      <style:paragraph-properties fo:margin-left="0cm" fo:margin-right="0.9cm" fo:line-height="150%" fo:text-align="center" style:justify-single-word="false" fo:text-indent="0cm" style:auto-text-indent="false" fo:background-color="transparent" style:text-autospace="none" style:writing-mode="page">
        <style:tab-stops>
          <style:tab-stop style:position="1.73cm"/>
        </style:tab-stops>
        <style:background-image/>
      </style:paragraph-properties>
    </style:style>
    <style:style style:name="P91" style:family="paragraph" style:parent-style-name="Standard">
      <style:paragraph-properties fo:margin-left="0cm" fo:margin-right="0.9cm" fo:line-height="150%" fo:text-align="justify" style:justify-single-word="false" fo:text-indent="0cm" style:auto-text-indent="false" fo:background-color="transparent" style:text-autospace="none" style:writing-mode="page">
        <style:tab-stops>
          <style:tab-stop style:position="1.73cm"/>
        </style:tab-stops>
        <style:background-image/>
      </style:paragraph-properties>
      <style:text-properties fo:font-variant="normal" fo:text-transform="none" fo:color="#000000" style:font-name="Times New Roman" fo:font-size="14pt" fo:letter-spacing="normal" fo:language="ru" fo:country="RU" fo:font-style="normal"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P92" style:family="paragraph" style:parent-style-name="Standard">
      <style:paragraph-properties fo:margin-left="0cm" fo:margin-right="0.9cm" fo:line-height="150%" fo:text-align="justify" style:justify-single-word="false" fo:text-indent="0cm" style:auto-text-indent="false" fo:background-color="transparent" style:text-autospace="none" style:writing-mode="page">
        <style:tab-stops>
          <style:tab-stop style:position="1.73cm"/>
        </style:tab-stops>
        <style:background-image/>
      </style:paragraph-properties>
      <style:text-properties fo:font-variant="normal" fo:text-transform="none" fo:color="#000000" style:font-name="Times New Roman" fo:font-size="14pt" fo:letter-spacing="normal" fo:language="ru" fo:country="RU" fo:font-style="normal"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93" style:family="paragraph" style:parent-style-name="Standard">
      <style:paragraph-properties fo:margin-left="0cm" fo:margin-right="0.9cm" fo:line-height="150%" fo:text-align="center" style:justify-single-word="false" fo:text-indent="0cm" style:auto-text-indent="false" fo:background-color="transparent" style:text-autospace="none" style:writing-mode="page">
        <style:tab-stops>
          <style:tab-stop style:position="1.73cm"/>
        </style:tab-stops>
        <style:background-image/>
      </style:paragraph-properties>
      <style:text-properties fo:font-variant="normal" fo:text-transform="none" fo:color="#000000" style:font-name="Times New Roman" fo:font-size="14pt" fo:letter-spacing="normal" fo:language="ru" fo:country="RU" fo:font-style="normal"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94" style:family="paragraph" style:parent-style-name="Standard">
      <style:paragraph-properties fo:margin-left="0cm" fo:margin-right="0.9cm" fo:line-height="150%" fo:text-align="start" style:justify-single-word="false" fo:text-indent="0cm" style:auto-text-indent="false" fo:background-color="transparent" style:text-autospace="none" style:writing-mode="page">
        <style:tab-stops>
          <style:tab-stop style:position="1.73cm"/>
        </style:tab-stops>
        <style:background-image/>
      </style:paragraph-properties>
      <style:text-properties fo:font-variant="normal" fo:text-transform="none" fo:color="#000000" style:font-name="Times New Roman" fo:font-size="14pt" fo:letter-spacing="normal" fo:language="en" fo:country="US" fo:font-style="normal"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P95" style:family="paragraph" style:parent-style-name="Standard">
      <style:paragraph-properties fo:margin-left="0cm" fo:margin-right="0.9cm" fo:line-height="150%" fo:text-align="justify" style:justify-single-word="false" fo:text-indent="0cm" style:auto-text-indent="false" fo:background-color="transparent" style:text-autospace="none" style:writing-mode="page">
        <style:tab-stops>
          <style:tab-stop style:position="1.73cm"/>
        </style:tab-stops>
        <style:background-image/>
      </style:paragraph-properties>
      <style:text-properties fo:font-variant="normal" fo:text-transform="none" fo:color="#000000" style:font-name="Times New Roman" fo:font-size="14pt" fo:letter-spacing="normal" fo:language="en" fo:country="US" fo:font-style="normal"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P96" style:family="paragraph" style:parent-style-name="Standard">
      <style:paragraph-properties fo:margin-left="0cm" fo:margin-right="0.9cm" fo:line-height="150%" fo:text-align="center" style:justify-single-word="false" fo:text-indent="0cm" style:auto-text-indent="false" fo:background-color="transparent" style:text-autospace="none" style:writing-mode="page">
        <style:tab-stops>
          <style:tab-stop style:position="1.73cm"/>
        </style:tab-stops>
        <style:background-image/>
      </style:paragraph-properties>
      <style:text-properties fo:font-variant="normal" fo:text-transform="none" fo:color="#000000" style:font-name="Times New Roman" fo:font-size="14pt" fo:letter-spacing="normal" fo:language="en" fo:country="US" fo:font-style="normal"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P97" style:family="paragraph" style:parent-style-name="Standard">
      <style:paragraph-properties fo:margin-left="0cm" fo:margin-right="0.9cm" fo:line-height="150%" fo:text-align="justify" style:justify-single-word="false" fo:text-indent="0cm" style:auto-text-indent="false" fo:background-color="transparent" style:text-autospace="none" style:writing-mode="page">
        <style:tab-stops>
          <style:tab-stop style:position="1.73cm"/>
        </style:tab-stops>
        <style:background-image/>
      </style:paragraph-properties>
      <style:text-properties fo:font-variant="normal" fo:text-transform="none" fo:color="#000000" fo:letter-spacing="normal" fo:language="ru" fo:country="RU" fo:font-weight="normal" style:font-name-asian="Times New Roman" style:font-size-asian="14pt" style:font-weight-asian="normal" style:font-name-complex="Times New Roman" style:font-weight-complex="normal"/>
    </style:style>
    <style:style style:name="P98" style:family="paragraph" style:parent-style-name="Standard">
      <style:paragraph-properties fo:margin-left="0cm" fo:margin-right="0.034cm" fo:line-height="150%" fo:text-align="center" style:justify-single-word="false" fo:text-indent="0cm" style:auto-text-indent="false" style:text-autospace="none"/>
      <style:text-properties fo:color="#000000" style:font-name="TimesNewRomanPSMT" fo:font-size="14pt" fo:language="ru" fo:country="RU" fo:font-style="normal" style:font-name-asian="TimesNewRomanPSMT" style:font-size-asian="14pt" style:font-style-asian="normal" style:font-name-complex="TimesNewRomanPSMT" style:font-size-complex="14pt" style:font-style-complex="normal"/>
    </style:style>
    <style:style style:name="P99" style:family="paragraph" style:parent-style-name="Standard">
      <style:paragraph-properties fo:margin-left="0cm" fo:margin-right="0.034cm" fo:line-height="150%" fo:text-align="center" style:justify-single-word="false" fo:text-indent="0cm" style:auto-text-indent="false" style:text-autospace="none"/>
      <style:text-properties fo:color="#000000" style:font-name="TimesNewRomanPSMT" fo:font-size="14pt" fo:language="en" fo:country="US" fo:font-style="normal" style:font-name-asian="TimesNewRomanPSMT" style:font-size-asian="14pt" style:font-style-asian="normal" style:font-name-complex="TimesNewRomanPSMT" style:font-size-complex="14pt" style:font-style-complex="normal"/>
    </style:style>
    <style:style style:name="P100" style:family="paragraph" style:parent-style-name="Standard">
      <style:paragraph-properties fo:margin-left="0.36cm" fo:margin-right="0.891cm" fo:line-height="150%" fo:text-align="justify" style:justify-single-word="false" fo:text-indent="1.251cm" style:auto-text-indent="false" fo:background-color="transparent" style:text-autospace="none" style:writing-mode="page">
        <style:background-image/>
      </style:paragraph-properties>
      <style:text-properties fo:font-variant="normal" fo:text-transform="none" fo:color="#000000" style:font-name="Times New Roman" fo:font-size="14pt" fo:letter-spacing="normal" fo:language="ru" fo:country="RU" fo:font-style="normal"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P101" style:family="paragraph" style:parent-style-name="Standard">
      <style:paragraph-properties fo:margin-left="0.36cm" fo:margin-right="0.891cm" fo:margin-top="0cm" fo:margin-bottom="0cm" fo:line-height="150%" fo:text-align="justify" style:justify-single-word="false" fo:text-indent="1.251cm" style:auto-text-indent="false" fo:background-color="transparent" style:shadow="none" style:text-autospace="none" style:writing-mode="page">
        <style:tab-stops>
          <style:tab-stop style:position="0cm"/>
        </style:tab-stops>
        <style:background-image/>
      </style:paragraph-properties>
      <style:text-properties fo:font-variant="normal" fo:text-transform="none" fo:color="#000000" style:font-name="Times New Roman" fo:font-size="14pt" fo:letter-spacing="normal" fo:language="ru" fo:country="RU" fo:font-style="normal"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P102" style:family="paragraph" style:parent-style-name="Standard">
      <style:paragraph-properties fo:margin-left="0.36cm" fo:margin-right="0.891cm" fo:margin-top="0cm" fo:margin-bottom="0cm" fo:line-height="150%" fo:text-align="justify" style:justify-single-word="false" fo:text-indent="1.251cm" style:auto-text-indent="false" fo:background-color="transparent" style:shadow="none" style:text-autospace="none" style:writing-mode="page">
        <style:tab-stops>
          <style:tab-stop style:position="0cm"/>
        </style:tab-stops>
        <style:background-image/>
      </style:paragraph-properties>
    </style:style>
    <style:style style:name="P103" style:family="paragraph" style:parent-style-name="Standard">
      <style:paragraph-properties fo:margin-left="0.36cm" fo:margin-right="0.891cm" fo:margin-top="0cm" fo:margin-bottom="0cm" fo:line-height="150%" fo:text-align="justify" style:justify-single-word="false" fo:text-indent="1.251cm" style:auto-text-indent="false" fo:background-color="transparent" style:shadow="none" style:text-autospace="none" style:writing-mode="page">
        <style:tab-stops>
          <style:tab-stop style:position="0cm"/>
        </style:tab-stops>
        <style:background-image/>
      </style:paragraph-properties>
      <style:text-properties style:font-name="Times New Roman" fo:font-size="14pt" style:font-name-asian="Consolas" style:font-size-asian="14pt" style:font-name-complex="Consolas" style:font-size-complex="14pt"/>
    </style:style>
    <style:style style:name="P104" style:family="paragraph" style:parent-style-name="Standard">
      <style:paragraph-properties fo:margin-left="0.503cm" fo:margin-right="0.212cm" fo:margin-top="0cm" fo:margin-bottom="0cm" fo:line-height="150%" fo:text-align="justify" style:justify-single-word="false" fo:text-indent="1.219cm" style:auto-text-indent="false" fo:background-color="transparent" style:shadow="none" style:text-autospace="none" style:writing-mode="page">
        <style:tab-stops>
          <style:tab-stop style:position="0cm"/>
        </style:tab-stops>
        <style:background-image/>
      </style:paragraph-properties>
      <style:text-properties fo:font-variant="normal" fo:text-transform="none" fo:color="#000000" style:font-name="Times New Roman" fo:font-size="14pt" fo:letter-spacing="normal" fo:language="ru" fo:country="RU" fo:font-style="normal"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P105" style:family="paragraph" style:parent-style-name="Standard">
      <style:paragraph-properties fo:margin-left="0.503cm" fo:margin-right="0.212cm" fo:margin-top="0cm" fo:margin-bottom="0cm" fo:line-height="150%" fo:text-align="justify" style:justify-single-word="false" fo:text-indent="1.219cm" style:auto-text-indent="false" fo:background-color="transparent" style:shadow="none" style:text-autospace="none" style:writing-mode="page">
        <style:tab-stops>
          <style:tab-stop style:position="0cm"/>
        </style:tab-stops>
        <style:background-image/>
      </style:paragraph-properties>
      <style:text-properties fo:font-variant="normal" fo:text-transform="none" fo:color="#000000" style:font-name="Times New Roman" fo:font-size="14pt" fo:letter-spacing="normal" fo:language="en" fo:country="US" fo:font-style="normal"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P106" style:family="paragraph" style:parent-style-name="Standard">
      <style:paragraph-properties fo:margin-left="0.503cm" fo:margin-right="0.212cm" fo:margin-top="0cm" fo:margin-bottom="0cm" fo:line-height="150%" fo:text-align="justify" style:justify-single-word="false" fo:text-indent="1.219cm" style:auto-text-indent="false" fo:background-color="transparent" style:shadow="none" style:writing-mode="page">
        <style:tab-stops>
          <style:tab-stop style:position="0cm"/>
        </style:tab-stops>
        <style:background-image/>
      </style:paragraph-properties>
      <style:text-properties fo:color="#000000" style:font-name="Times New Roman" fo:font-size="14pt" fo:language="ru" fo:country="RU" fo:font-style="normal" fo:font-weight="normal" style:font-size-asian="12.25pt" style:font-style-asian="normal" style:font-weight-asian="normal" style:font-size-complex="14pt" style:font-style-complex="normal" style:font-weight-complex="normal"/>
    </style:style>
    <style:style style:name="P107" style:family="paragraph" style:parent-style-name="Standard">
      <style:paragraph-properties fo:margin-left="0.9cm" fo:margin-right="0.9cm" fo:line-height="150%" fo:text-align="justify" style:justify-single-word="false" fo:text-indent="0cm" style:auto-text-indent="false" fo:background-color="transparent" style:text-autospace="none">
        <style:background-image/>
      </style:paragraph-properties>
      <style:text-properties fo:color="#000000" fo:font-size="14pt" fo:language="ru" fo:country="RU" style:font-name-asian="TimesNewRomanPSMT" style:font-size-asian="14pt" style:font-name-complex="TimesNewRomanPSMT" style:font-size-complex="14pt"/>
    </style:style>
    <style:style style:name="P108" style:family="paragraph" style:parent-style-name="Standard">
      <style:paragraph-properties fo:line-height="150%" fo:background-color="transparent" style:shadow="none">
        <style:background-image/>
      </style:paragraph-properties>
      <style:text-properties fo:language="ru" fo:country="RU"/>
    </style:style>
    <style:style style:name="P109" style:family="paragraph" style:parent-style-name="Standard">
      <style:paragraph-properties fo:line-height="150%" fo:background-color="transparent" style:shadow="none">
        <style:background-image/>
      </style:paragraph-properties>
      <style:text-properties fo:language="en" fo:country="US"/>
    </style:style>
    <style:style style:name="P110" style:family="paragraph" style:parent-style-name="Standard" style:master-page-name="">
      <style:paragraph-properties fo:margin-left="0.801cm" fo:margin-right="0.9cm" fo:line-height="150%" fo:text-align="justify" style:justify-single-word="false" fo:text-indent="1.401cm" style:auto-text-indent="false" style:page-number="auto" fo:background-color="transparent" style:text-autospace="none" style:writing-mode="page">
        <style:background-image/>
      </style:paragraph-properties>
      <style:text-properties style:font-name="TimesNewRomanPSMT" fo:font-size="14pt" fo:font-style="normal" style:font-size-asian="14pt" style:font-style-asian="normal" style:font-size-complex="14pt" style:font-style-complex="normal"/>
    </style:style>
    <style:style style:name="P111" style:family="paragraph" style:parent-style-name="Standard" style:master-page-name="">
      <style:paragraph-properties fo:margin-left="0.921cm" fo:margin-right="0.771cm" fo:margin-top="0cm" fo:margin-bottom="0cm" fo:line-height="150%" fo:text-align="justify" style:justify-single-word="false" fo:orphans="2" fo:widows="2" fo:hyphenation-ladder-count="no-limit" fo:text-indent="1.251cm" style:auto-text-indent="false" style:page-number="auto" fo:background-color="#ffffff" style:snap-to-layout-grid="false">
        <style:background-image/>
      </style:paragraph-properties>
      <style:text-properties fo:color="#000000" style:font-name="Times New Roman" fo:font-size="14pt" fo:font-style="normal" fo:font-weight="normal" style:font-size-asian="14pt" style:font-style-asian="normal" style:font-weight-asian="normal" style:font-size-complex="14pt" style:font-style-complex="normal" style:font-weight-complex="normal" fo:hyphenate="false" fo:hyphenation-remain-char-count="2" fo:hyphenation-push-char-count="2"/>
    </style:style>
    <style:style style:name="P112" style:family="paragraph" style:parent-style-name="Standard">
      <style:paragraph-properties fo:margin-left="0.499cm" fo:margin-right="0.9cm" fo:line-height="150%" fo:text-align="justify" style:justify-single-word="false" fo:text-indent="0cm" style:auto-text-indent="false" fo:background-color="transparent" style:text-autospace="none" style:writing-mode="page">
        <style:tab-stops>
          <style:tab-stop style:position="1.73cm"/>
        </style:tab-stops>
        <style:background-image/>
      </style:paragraph-properties>
    </style:style>
    <style:style style:name="P113" style:family="paragraph" style:parent-style-name="Standard">
      <style:paragraph-properties fo:margin-left="0.499cm" fo:margin-right="0.9cm" fo:line-height="150%" fo:text-align="justify" style:justify-single-word="false" fo:text-indent="0cm" style:auto-text-indent="false" fo:background-color="transparent" style:text-autospace="none" style:writing-mode="page">
        <style:tab-stops>
          <style:tab-stop style:position="1.73cm"/>
        </style:tab-stops>
        <style:background-image/>
      </style:paragraph-properties>
      <style:text-properties fo:font-variant="normal" fo:text-transform="none" fo:color="#000000" style:font-name="Times New Roman" fo:font-size="14pt" fo:letter-spacing="normal" fo:language="en" fo:country="US" fo:font-style="normal"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P114" style:family="paragraph" style:parent-style-name="Standard">
      <style:paragraph-properties fo:margin-left="0.36cm" fo:margin-right="0.921cm" fo:line-height="150%" fo:text-align="justify" style:justify-single-word="false" fo:text-indent="1.251cm" style:auto-text-indent="false" fo:background-color="transparent" style:text-autospace="none" style:writing-mode="page">
        <style:tab-stops>
          <style:tab-stop style:position="1.73cm"/>
        </style:tab-stops>
        <style:background-image/>
      </style:paragraph-properties>
      <style:text-properties fo:font-variant="normal" fo:text-transform="none" fo:color="#000000" style:font-name="Times New Roman" fo:font-size="14pt" fo:letter-spacing="normal" fo:language="ru" fo:country="RU" fo:font-style="normal"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P115" style:family="paragraph" style:parent-style-name="Standard">
      <style:paragraph-properties fo:margin-left="0.6cm" fo:margin-right="0.9cm" fo:line-height="150%" fo:text-align="justify" style:justify-single-word="false" fo:text-indent="1.251cm" style:auto-text-indent="false" fo:background-color="transparent" style:text-autospace="none" style:writing-mode="page">
        <style:tab-stops>
          <style:tab-stop style:position="1.73cm"/>
        </style:tab-stops>
        <style:background-image/>
      </style:paragraph-properties>
      <style:text-properties fo:font-variant="normal" fo:text-transform="none" fo:color="#000000" style:font-name="Times New Roman" fo:font-size="14pt" fo:letter-spacing="normal" fo:language="ru" fo:country="RU" fo:font-style="normal"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P116" style:family="paragraph" style:parent-style-name="Standard">
      <style:paragraph-properties fo:margin-left="0.333cm" fo:margin-right="0.891cm" fo:line-height="150%" fo:text-align="justify" style:justify-single-word="false" fo:text-indent="0cm" style:auto-text-indent="false" fo:background-color="transparent" style:text-autospace="none" style:writing-mode="page">
        <style:tab-stops>
          <style:tab-stop style:position="1.73cm"/>
        </style:tab-stops>
        <style:background-image/>
      </style:paragraph-properties>
      <style:text-properties fo:color="#000000" style:font-name="Times New Roman" fo:font-size="14pt" fo:font-style="normal" fo:font-weight="normal" style:font-name-asian="Consolas" style:font-size-asian="14pt" style:font-style-asian="normal" style:font-weight-asian="normal" style:font-name-complex="Consolas" style:font-size-complex="14pt" style:font-style-complex="normal" style:font-weight-complex="normal"/>
    </style:style>
    <style:style style:name="P117" style:family="paragraph" style:parent-style-name="Standard">
      <style:paragraph-properties fo:margin-left="0cm" fo:margin-right="0.296cm" fo:line-height="150%" fo:text-align="start" style:justify-single-word="false" fo:text-indent="0cm" style:auto-text-indent="false" style:text-autospace="none"/>
      <style:text-properties style:font-name="TimesNewRomanPSMT" fo:font-size="14pt" style:font-name-asian="TimesNewRomanPSMT" style:font-size-asian="14pt" style:font-name-complex="TimesNewRomanPSMT" style:font-size-complex="14pt"/>
    </style:style>
    <style:style style:name="P118" style:family="paragraph" style:parent-style-name="Table_20_Contents">
      <style:paragraph-properties fo:text-align="center" style:justify-single-word="false"/>
      <style:text-properties style:font-name="Times New Roman" fo:font-size="14pt" style:font-size-asian="14pt" style:font-size-complex="14pt"/>
    </style:style>
    <style:style style:name="P119" style:family="paragraph" style:parent-style-name="Table_20_Contents">
      <style:paragraph-properties fo:text-align="center" style:justify-single-word="false"/>
      <style:text-properties style:font-name="Times New Roman" fo:font-size="14pt" style:font-name-asian="TimesNewRomanPSMT" style:font-size-asian="14pt" style:font-name-complex="TimesNewRomanPSMT" style:font-size-complex="14pt"/>
    </style:style>
    <style:style style:name="P120" style:family="paragraph" style:parent-style-name="Table_20_Contents">
      <style:paragraph-properties fo:text-align="center" style:justify-single-word="false"/>
      <style:text-properties style:font-name="Times New Roman" fo:font-size="14pt" fo:language="en" fo:country="US" style:font-size-asian="14pt" style:font-size-complex="14pt"/>
    </style:style>
    <style:style style:name="P121" style:family="paragraph" style:parent-style-name="Table_20_Contents">
      <style:paragraph-properties fo:text-align="center" style:justify-single-word="false"/>
      <style:text-properties style:font-name="Times New Roman" fo:font-size="14pt" fo:language="en" fo:country="US" style:font-name-asian="TimesNewRomanPSMT" style:font-size-asian="14pt" style:font-name-complex="TimesNewRomanPSMT" style:font-size-complex="14pt"/>
    </style:style>
    <style:style style:name="P122" style:family="paragraph" style:parent-style-name="Table_20_Contents">
      <style:paragraph-properties fo:text-align="center" style:justify-single-word="false"/>
      <style:text-properties style:font-name="Times New Roman" fo:font-size="14pt" fo:language="ru" fo:country="RU" style:font-name-asian="TimesNewRomanPSMT" style:font-size-asian="14pt" style:font-name-complex="TimesNewRomanPSMT" style:font-size-complex="14pt"/>
    </style:style>
    <style:style style:name="P123" style:family="paragraph" style:parent-style-name="Standard" style:master-page-name="">
      <style:paragraph-properties fo:margin-left="0.921cm" fo:margin-right="0.863cm" fo:margin-top="0cm" fo:margin-bottom="0cm" fo:line-height="150%" fo:text-align="justify" style:justify-single-word="false" fo:text-indent="1.217cm" style:auto-text-indent="false" style:page-number="auto" fo:background-color="transparent" style:text-autospace="none">
        <style:tab-stops>
          <style:tab-stop style:position="0cm"/>
        </style:tab-stops>
        <style:background-image/>
      </style:paragraph-properties>
      <style:text-properties fo:color="#000000" style:font-name="Times New Roman" fo:font-size="14pt" fo:language="ru" fo:country="RU" fo:font-style="normal"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P124" style:family="paragraph" style:parent-style-name="Standard">
      <style:paragraph-properties fo:margin-left="1cm" fo:margin-right="0.499cm" fo:line-height="150%" fo:text-align="justify" style:justify-single-word="false" fo:text-indent="1.251cm" style:auto-text-indent="false" fo:background-color="transparent" style:text-autospace="none">
        <style:background-image/>
      </style:paragraph-properties>
    </style:style>
    <style:style style:name="P125" style:family="paragraph" style:parent-style-name="Standard">
      <style:paragraph-properties fo:margin-left="1cm" fo:margin-right="0.499cm" fo:line-height="150%" fo:text-align="justify" style:justify-single-word="false" fo:text-indent="1.251cm" style:auto-text-indent="false" fo:background-color="transparent" style:text-autospace="none">
        <style:background-image/>
      </style:paragraph-properties>
      <style:text-properties style:font-name="Times New Roman" fo:font-size="14pt" fo:language="ru" fo:country="RU" fo:font-style="normal" fo:font-weight="normal" style:font-name-asian="TimesNewRomanPSMT" style:font-size-asian="14pt" style:language-asian="zxx" style:country-asian="none" style:font-style-asian="normal" style:font-weight-asian="normal" style:font-name-complex="TimesNewRomanPSMT" style:font-size-complex="14pt" style:font-style-complex="normal" style:font-weight-complex="normal"/>
    </style:style>
    <style:style style:name="P126" style:family="paragraph" style:parent-style-name="Standard">
      <style:paragraph-properties fo:margin-left="1cm" fo:margin-right="0.499cm" fo:line-height="150%" fo:text-align="justify" style:justify-single-word="false" fo:text-indent="1.251cm" style:auto-text-indent="false" fo:background-color="transparent" style:text-autospace="none">
        <style:background-image/>
      </style:paragraph-properties>
      <style:text-properties style:font-name="Times New Roman" fo:font-size="14pt" fo:language="en" fo:country="US" fo:font-style="normal" fo:font-weight="normal" style:font-name-asian="TimesNewRomanPSMT" style:font-size-asian="14pt" style:language-asian="zxx" style:country-asian="none" style:font-style-asian="normal" style:font-weight-asian="normal" style:font-name-complex="TimesNewRomanPSMT" style:font-size-complex="14pt" style:font-style-complex="normal" style:font-weight-complex="normal"/>
    </style:style>
    <style:style style:name="P127" style:family="paragraph" style:parent-style-name="Standard" style:list-style-name="L1" style:master-page-name="">
      <style:paragraph-properties fo:margin-left="0.9cm" fo:margin-right="0.9cm" fo:line-height="150%" fo:text-align="justify" style:justify-single-word="false" fo:text-indent="1cm" style:auto-text-indent="false" style:page-number="auto" fo:background-color="transparent" style:text-autospace="none">
        <style:background-image/>
      </style:paragraph-properties>
      <style:text-properties style:font-name="TimesNewRomanPSMT" fo:font-size="14pt" style:font-name-asian="TimesNewRomanPSMT" style:font-size-asian="14pt" style:font-name-complex="TimesNewRomanPSMT" style:font-size-complex="14pt"/>
    </style:style>
    <style:style style:name="P128" style:family="paragraph" style:parent-style-name="Standard" style:list-style-name="L3" style:master-page-name="">
      <style:paragraph-properties fo:margin-left="0.9cm" fo:margin-right="0.9cm" fo:line-height="150%" fo:text-align="justify" style:justify-single-word="false" fo:text-indent="1cm" style:auto-text-indent="false" style:page-number="auto" fo:background-color="transparent" style:text-autospace="none">
        <style:background-image/>
      </style:paragraph-properties>
      <style:text-properties fo:font-variant="normal" fo:text-transform="none" fo:color="#000000" style:font-name="Times New Roman" fo:font-size="14pt" fo:letter-spacing="normal" fo:language="ru" fo:country="RU" fo:font-style="normal" fo:font-weight="normal" style:font-name-asian="TimesNewRomanPSMT" style:font-size-asian="14pt" style:font-name-complex="TimesNewRomanPSMT" style:font-size-complex="14pt"/>
    </style:style>
    <style:style style:name="P129" style:family="paragraph" style:parent-style-name="Standard" style:list-style-name="L2" style:master-page-name="">
      <style:paragraph-properties fo:margin-left="0.9cm" fo:margin-right="0.9cm" fo:line-height="150%" fo:text-align="end" style:justify-single-word="false" fo:text-indent="1cm" style:auto-text-indent="false" style:page-number="auto" style:text-autospace="none">
        <style:tab-stops>
          <style:tab-stop style:position="16.588cm"/>
        </style:tab-stops>
      </style:paragraph-properties>
      <style:text-properties fo:font-variant="normal" fo:text-transform="none" fo:color="#000000" style:font-name="Times New Roman" fo:font-size="14pt" fo:letter-spacing="normal" fo:language="ru" fo:country="RU" fo:font-style="normal" fo:font-weight="normal" style:font-name-asian="TimesNewRomanPSMT" style:font-size-asian="14pt" style:language-asian="zxx" style:country-asian="none" style:font-style-asian="normal" style:font-weight-asian="normal" style:font-name-complex="TimesNewRomanPSMT" style:font-size-complex="14pt" style:font-style-complex="normal" style:font-weight-complex="normal"/>
    </style:style>
    <style:style style:name="P130" style:family="paragraph" style:parent-style-name="Standard" style:list-style-name="L3">
      <style:paragraph-properties fo:margin-left="0.9cm" fo:margin-right="0.9cm" fo:line-height="150%" fo:text-align="justify" style:justify-single-word="false" fo:text-indent="1cm" style:auto-text-indent="false" fo:background-color="transparent" style:text-autospace="none">
        <style:background-image/>
      </style:paragraph-properties>
      <style:text-properties fo:color="#000000" fo:font-size="14pt" fo:language="ru" fo:country="RU" style:font-name-asian="TimesNewRomanPSMT" style:font-size-asian="14pt" style:font-name-complex="TimesNewRomanPSMT" style:font-size-complex="14pt"/>
    </style:style>
    <style:style style:name="P131" style:family="paragraph" style:parent-style-name="Standard" style:list-style-name="L3">
      <style:paragraph-properties fo:margin-left="0.9cm" fo:margin-right="0.9cm" fo:line-height="150%" fo:text-align="justify" style:justify-single-word="false" fo:text-indent="1cm" style:auto-text-indent="false" fo:background-color="transparent" style:text-autospace="none">
        <style:background-image/>
      </style:paragraph-properties>
      <style:text-properties fo:font-variant="normal" fo:text-transform="none" fo:color="#000000" style:font-name="Times New Roman" fo:font-size="14pt" fo:letter-spacing="normal" fo:language="en" fo:country="US" fo:font-style="normal" fo:font-weight="normal" style:font-name-asian="TimesNewRomanPSMT" style:font-size-asian="14pt" style:font-name-complex="TimesNewRomanPSMT" style:font-size-complex="14pt"/>
    </style:style>
    <style:style style:name="P132" style:family="paragraph" style:parent-style-name="Standard" style:list-style-name="L4" style:master-page-name="">
      <style:paragraph-properties fo:margin-left="0.75cm" fo:margin-right="0.499cm" fo:line-height="150%" fo:text-align="justify" style:justify-single-word="false" fo:text-indent="0cm" style:auto-text-indent="false" style:page-number="auto" style:text-autospace="none">
        <style:tab-stops/>
      </style:paragraph-properties>
    </style:style>
    <style:style style:name="P133" style:family="paragraph" style:parent-style-name="Standard" style:list-style-name="L4">
      <style:paragraph-properties fo:margin-left="0.75cm" fo:margin-right="0.499cm" fo:line-height="150%" fo:text-align="justify" style:justify-single-word="false" fo:text-indent="0cm" style:auto-text-indent="false" style:text-autospace="none">
        <style:tab-stops/>
      </style:paragraph-properties>
    </style:style>
    <style:style style:name="P134" style:family="paragraph">
      <style:paragraph-properties fo:text-align="center"/>
    </style:style>
    <style:style style:name="P135" style:family="paragraph">
      <style:paragraph-properties fo:text-align="center"/>
      <style:text-properties style:font-name="Times New Roman" fo:font-size="14pt" style:font-size-asian="14pt" style:font-size-complex="14pt"/>
    </style:style>
    <style:style style:name="P136" style:family="paragraph">
      <style:paragraph-properties fo:text-align="start"/>
      <style:text-properties style:font-name="Times New Roman" fo:font-size="14pt" style:font-size-asian="14pt" style:font-size-complex="14pt"/>
    </style:style>
    <style:style style:name="P137" style:family="paragraph">
      <style:text-properties style:font-name="Times New Roman" fo:font-size="14pt" style:font-size-asian="14pt" style:font-size-complex="14pt"/>
    </style:style>
    <style:style style:name="P138" style:family="paragraph">
      <style:paragraph-properties fo:text-align="center"/>
      <style:text-properties style:font-name="Times New Roman" fo:font-size="12pt" style:font-size-asian="12pt" style:font-size-complex="12pt"/>
    </style:style>
    <style:style style:name="P139" style:family="paragraph">
      <style:paragraph-properties fo:text-align="center"/>
      <style:text-properties fo:font-size="12pt"/>
    </style:style>
    <style:style style:name="P140" style:family="paragraph">
      <style:text-properties style:font-name="Times New Roman" fo:font-size="10pt" style:font-size-asian="10pt" style:font-size-complex="10pt"/>
    </style:style>
    <style:style style:name="P141" style:family="paragraph">
      <style:text-properties fo:font-size="12pt" style:font-size-asian="12pt" style:font-size-complex="12pt"/>
    </style:style>
    <style:style style:name="P142" style:family="paragraph">
      <style:paragraph-properties fo:text-align="center"/>
      <style:text-properties style:font-name="Times New Roman" fo:font-size="12pt"/>
    </style:style>
    <style:style style:name="P143" style:family="paragraph">
      <style:paragraph-properties fo:text-align="center"/>
      <style:text-properties fo:font-size="11pt" style:font-size-asian="11pt" style:font-size-complex="11pt"/>
    </style:style>
    <style:style style:name="P144" style:family="paragraph">
      <style:paragraph-properties fo:text-align="center"/>
      <style:text-properties style:font-name="Times New Roman" fo:font-size="8pt" style:font-size-asian="8pt" style:font-size-complex="8pt"/>
    </style:style>
    <style:style style:name="P145" style:family="paragraph">
      <style:paragraph-properties fo:margin-left="0cm" fo:margin-right="0.9cm" fo:line-height="150%" fo:text-align="center" fo:text-indent="0cm">
        <style:tab-stops>
          <style:tab-stop style:position="0.981cm"/>
        </style:tab-stops>
      </style:paragraph-properties>
    </style:style>
    <style:style style:name="P146" style:family="paragraph">
      <style:paragraph-properties fo:margin-left="0cm" fo:margin-right="0.9cm" fo:line-height="150%" fo:text-align="center" fo:text-indent="0cm">
        <style:tab-stops>
          <style:tab-stop style:position="0.981cm"/>
        </style:tab-stops>
      </style:paragraph-properties>
      <style:text-properties fo:color="#000000" style:font-name="Times New Roman" fo:font-size="14pt" fo:language="en" fo:country="US" style:font-size-asian="14pt" style:font-size-complex="14pt"/>
    </style:style>
    <style:style style:name="P147" style:family="paragraph">
      <style:paragraph-properties style:text-autospace="none"/>
    </style:style>
    <style:style style:name="P148" style:family="paragraph">
      <style:paragraph-properties fo:text-align="center"/>
      <style:text-properties style:font-name="Times New Roman" fo:font-size="9pt" style:font-size-asian="9pt" style:font-size-complex="9pt"/>
    </style:style>
    <style:style style:name="P149" style:family="paragraph">
      <style:paragraph-properties fo:text-align="center" style:text-autospace="none"/>
    </style:style>
    <style:style style:name="P150" style:family="paragraph">
      <style:paragraph-properties fo:text-align="center" style:text-autospace="none"/>
      <style:text-properties style:font-name="Times New Roman" fo:font-size="14pt" style:font-size-asian="14pt" style:font-size-complex="14pt"/>
    </style:style>
    <style:style style:name="P151" style:family="paragraph">
      <style:paragraph-properties fo:text-align="center" style:text-autospace="none"/>
      <style:text-properties style:font-name="Times New Roman" fo:font-size="8pt" style:font-size-asian="8pt" style:font-size-complex="8pt"/>
    </style:style>
    <style:style style:name="T1" style:family="text">
      <style:text-properties fo:language="ru" fo:country="RU"/>
    </style:style>
    <style:style style:name="T2" style:family="text">
      <style:text-properties fo:language="ru" fo:country="RU" fo:background-color="#ffffff" style:font-size-asian="14pt"/>
    </style:style>
    <style:style style:name="T3" style:family="text">
      <style:text-properties fo:language="ru" fo:country="RU" style:font-name-asian="Times New Roman" style:font-name-complex="Times New Roman"/>
    </style:style>
    <style:style style:name="T4" style:family="text">
      <style:text-properties style:font-name="Times New Roman" fo:font-size="14pt" fo:language="en" fo:country="US" fo:background-color="#ffffff" style:font-name-asian="TimesNewRomanPSMT" style:font-size-asian="14pt" style:font-name-complex="TimesNewRomanPSMT" style:font-size-complex="14pt"/>
    </style:style>
    <style:style style:name="T5" style:family="text">
      <style:text-properties style:font-name="Times New Roman" fo:font-size="14pt" fo:language="en" fo:country="US" fo:font-style="normal" fo:font-weight="normal" style:font-name-asian="TimesNewRomanPSMT" style:font-size-asian="14pt" style:language-asian="zxx" style:country-asian="none" style:font-style-asian="normal" style:font-weight-asian="normal" style:font-name-complex="TimesNewRomanPSMT" style:font-size-complex="14pt" style:font-style-complex="normal" style:font-weight-complex="normal"/>
    </style:style>
    <style:style style:name="T6" style:family="text">
      <style:text-properties style:font-name="Times New Roman" fo:font-size="14pt" fo:language="ru" fo:country="RU" fo:background-color="#ffffff" style:font-name-asian="TimesNewRomanPSMT" style:font-size-asian="14pt" style:font-name-complex="TimesNewRomanPSMT" style:font-size-complex="14pt"/>
    </style:style>
    <style:style style:name="T7" style:family="text">
      <style:text-properties style:font-name="Times New Roman" fo:font-size="14pt" fo:language="ru" fo:country="RU" fo:font-style="normal" fo:background-color="#ffffff" style:font-name-asian="TimesNewRomanPSMT" style:font-size-asian="14pt" style:font-style-asian="normal" style:font-name-complex="TimesNewRomanPSMT" style:font-size-complex="14pt" style:font-style-complex="normal"/>
    </style:style>
    <style:style style:name="T8" style:family="text">
      <style:text-properties style:font-name="Times New Roman" fo:font-size="14pt" fo:language="ru" fo:country="RU" fo:font-style="normal" fo:font-weight="normal" style:font-name-asian="TimesNewRomanPSMT" style:font-size-asian="12.25pt" style:font-style-asian="normal" style:font-weight-asian="normal" style:font-name-complex="TimesNewRomanPSMT" style:font-size-complex="14pt" style:font-style-complex="normal" style:font-weight-complex="normal"/>
    </style:style>
    <style:style style:name="T9" style:family="text">
      <style:text-properties style:font-name="Times New Roman" fo:font-size="14pt" fo:language="ru" fo:country="RU" fo:font-style="normal" fo:font-weight="normal" style:font-name-asian="TimesNewRomanPSMT" style:font-size-asian="14pt" style:language-asian="zxx" style:country-asian="none" style:font-style-asian="normal" style:font-weight-asian="normal" style:font-name-complex="TimesNewRomanPSMT" style:font-size-complex="14pt" style:font-style-complex="normal" style:font-weight-complex="normal"/>
    </style:style>
    <style:style style:name="T10" style:family="text">
      <style:text-properties style:font-name="Times New Roman" style:font-name-asian="TimesNewRomanPSMT" style:font-size-asian="12.25pt" style:font-name-complex="TimesNewRomanPSMT"/>
    </style:style>
    <style:style style:name="T11" style:family="text">
      <style:text-properties fo:language="en" fo:country="US"/>
    </style:style>
    <style:style style:name="T12" style:family="text">
      <style:text-properties fo:language="en" fo:country="US" fo:font-style="italic" style:font-style-asian="italic" style:font-style-complex="italic"/>
    </style:style>
    <style:style style:name="T13" style:family="text">
      <style:text-properties fo:language="en" fo:country="US" style:font-weight-asian="normal" style:font-weight-complex="normal"/>
    </style:style>
    <style:style style:name="T14" style:family="text">
      <style:text-properties fo:font-variant="normal" fo:text-transform="none" fo:color="#000000" fo:letter-spacing="normal" fo:language="en" fo:country="US" fo:font-weight="normal" style:font-name-asian="TimesNewRomanPSMT" style:font-size-asian="14pt" style:font-weight-asian="normal" style:font-name-complex="TimesNewRomanPSMT" style:font-weight-complex="normal"/>
    </style:style>
    <style:style style:name="T15" style:family="text">
      <style:text-properties fo:font-variant="normal" fo:text-transform="none" fo:color="#000000" fo:letter-spacing="normal" fo:language="en" fo:country="US" style:font-name-asian="TimesNewRomanPSMT" style:font-weight-asian="normal" style:font-name-complex="TimesNewRomanPSMT" style:font-weight-complex="normal"/>
    </style:style>
    <style:style style:name="T16" style:family="text">
      <style:text-properties fo:font-variant="normal" fo:text-transform="none" fo:color="#000000" fo:letter-spacing="normal" fo:language="ru" fo:country="RU" fo:font-weight="normal" style:font-name-asian="TimesNewRomanPSMT" style:font-size-asian="14pt" style:font-weight-asian="normal" style:font-name-complex="TimesNewRomanPSMT" style:font-weight-complex="normal"/>
    </style:style>
    <style:style style:name="T17" style:family="text">
      <style:text-properties fo:font-variant="normal" fo:text-transform="none" fo:color="#000000" fo:letter-spacing="normal" fo:language="ru" fo:country="RU" fo:font-weight="normal" style:font-name-asian="Times New Roman" style:font-size-asian="14pt" style:font-weight-asian="normal" style:font-name-complex="Times New Roman" style:font-weight-complex="normal"/>
    </style:style>
    <style:style style:name="T18" style:family="text">
      <style:text-properties fo:font-variant="normal" fo:text-transform="none" fo:color="#000000" fo:letter-spacing="normal" fo:language="ru" fo:country="RU" fo:font-style="italic" fo:font-weight="normal" style:font-name-asian="TimesNewRomanPS-ItalicMT" style:font-size-asian="14pt" style:font-style-asian="italic" style:font-weight-asian="normal" style:font-name-complex="TimesNewRomanPS-ItalicMT" style:font-style-complex="italic" style:font-weight-complex="normal"/>
    </style:style>
    <style:style style:name="T19" style:family="text">
      <style:text-properties fo:font-variant="normal" fo:text-transform="none" fo:color="#000000" fo:letter-spacing="normal" fo:language="ru" fo:country="RU" style:font-name-asian="TimesNewRomanPSMT" style:font-weight-asian="normal" style:font-name-complex="TimesNewRomanPSMT" style:font-weight-complex="normal"/>
    </style:style>
    <style:style style:name="T20" style:family="text">
      <style:text-properties fo:font-variant="normal" fo:text-transform="none" fo:color="#000000" style:font-name="Times New Roman" fo:font-size="14pt" fo:letter-spacing="normal" fo:language="ru" fo:country="RU" fo:font-style="normal" fo:font-weight="normal" style:font-name-asian="TimesNewRomanPSMT" style:font-size-asian="14pt" style:font-weight-asian="normal" style:font-name-complex="TimesNewRomanPSMT" style:font-size-complex="14pt" style:font-weight-complex="normal"/>
    </style:style>
    <style:style style:name="T21" style:family="text">
      <style:text-properties fo:font-variant="normal" fo:text-transform="none" fo:color="#000000" style:font-name="Times New Roman" fo:font-size="14pt" fo:letter-spacing="normal" fo:language="ru" fo:country="RU" fo:font-style="normal"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T22" style:family="text">
      <style:text-properties fo:font-variant="normal" fo:text-transform="none" fo:color="#000000" style:font-name="Times New Roman" fo:font-size="14pt" fo:letter-spacing="normal" fo:language="ru" fo:country="RU" fo:font-style="normal"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23" style:family="text">
      <style:text-properties fo:font-variant="normal" fo:text-transform="none" fo:color="#000000" style:font-name="Times New Roman" fo:font-size="14pt" fo:letter-spacing="normal" fo:language="ru" fo:country="RU" fo:font-weight="normal" style:font-name-asian="Times New Roman" style:font-size-asian="14pt" style:font-weight-asian="normal" style:font-name-complex="Times New Roman" style:font-size-complex="14pt" style:font-weight-complex="normal"/>
    </style:style>
    <style:style style:name="T24" style:family="text">
      <style:text-properties fo:font-variant="normal" fo:text-transform="none" fo:color="#000000" style:font-name="Times New Roman" fo:font-size="14pt" fo:letter-spacing="normal" fo:font-style="normal" fo:font-weight="normal" style:font-name-asian="TimesNewRomanPSMT" style:font-size-asian="14pt" style:font-weight-asian="normal" style:font-name-complex="TimesNewRomanPSMT" style:font-size-complex="14pt" style:font-weight-complex="normal"/>
    </style:style>
    <style:style style:name="T25" style:family="text">
      <style:text-properties fo:font-variant="normal" fo:text-transform="none" fo:color="#000000" style:font-name="Times New Roman" fo:font-size="14pt" fo:letter-spacing="normal" fo:language="en" fo:country="US" fo:font-style="normal"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T26" style:family="text">
      <style:text-properties fo:font-variant="normal" fo:text-transform="none" fo:color="#000000" style:font-name="Times New Roman" fo:font-size="14pt" fo:letter-spacing="normal" fo:language="en" fo:country="US" fo:font-style="normal" fo:font-weight="normal" style:font-name-asian="TimesNewRomanPSMT" style:font-size-asian="14pt" style:font-weight-asian="normal" style:font-name-complex="TimesNewRomanPSMT" style:font-size-complex="14pt" style:font-weight-complex="normal"/>
    </style:style>
    <style:style style:name="T27" style:family="text">
      <style:text-properties fo:font-variant="normal" fo:text-transform="none" fo:color="#000000" style:font-name="Times New Roman" fo:font-size="14pt" fo:letter-spacing="normal" fo:language="en" fo:country="US" fo:font-style="normal"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28" style:family="text">
      <style:text-properties fo:font-variant="normal" fo:text-transform="none" fo:color="#000000" style:font-name="Times New Roman" fo:font-size="14pt" fo:letter-spacing="normal" fo:language="en" fo:country="US" fo:font-weight="normal" style:font-name-asian="Times New Roman" style:font-size-asian="14pt" style:font-weight-asian="normal" style:font-name-complex="Times New Roman" style:font-size-complex="14pt" style:font-weight-complex="normal"/>
    </style:style>
    <style:style style:name="T29" style:family="text">
      <style:text-properties fo:font-variant="normal" fo:text-transform="none" fo:color="#000000" style:font-name="Times New Roman" fo:font-size="14pt" fo:letter-spacing="normal" fo:language="en" fo:country="US" fo:font-style="italic" fo:font-weight="normal" style:font-name-asian="TimesNewRomanPSMT" style:font-size-asian="14pt" style:font-style-asian="italic" style:font-weight-asian="normal" style:font-name-complex="TimesNewRomanPSMT" style:font-size-complex="14pt" style:font-style-complex="italic" style:font-weight-complex="normal"/>
    </style:style>
    <style:style style:name="T30" style:family="text">
      <style:text-properties fo:font-variant="normal" fo:text-transform="none" style:font-name="Times New Roman" fo:letter-spacing="normal" fo:font-style="normal" fo:font-weight="normal"/>
    </style:style>
    <style:style style:name="T31" style:family="text">
      <style:text-properties fo:font-variant="normal" fo:text-transform="none" style:font-name="Times New Roman" fo:letter-spacing="normal" fo:font-style="normal" fo:font-weight="normal" style:font-weight-asian="normal" style:font-weight-complex="normal"/>
    </style:style>
    <style:style style:name="T32" style:family="text">
      <style:text-properties fo:font-variant="normal" fo:text-transform="none" style:font-name="Times New Roman" fo:letter-spacing="normal" fo:language="en" fo:country="US" fo:font-style="normal" fo:font-weight="normal"/>
    </style:style>
    <style:style style:name="T33" style:family="text">
      <style:text-properties fo:font-variant="normal" fo:text-transform="none" style:font-name="Times New Roman" fo:letter-spacing="normal" fo:language="en" fo:country="US" fo:font-style="normal" fo:font-weight="normal" style:font-weight-asian="normal" style:font-weight-complex="normal"/>
    </style:style>
    <style:style style:name="T34" style:family="text">
      <style:text-properties fo:font-variant="normal" fo:text-transform="none" fo:letter-spacing="normal" fo:language="ru" fo:country="RU" style:font-name-asian="TimesNewRomanPSMT" style:font-name-complex="TimesNewRomanPSMT"/>
    </style:style>
    <style:style style:name="T35" style:family="text">
      <style:text-properties fo:font-variant="normal" fo:text-transform="none" fo:letter-spacing="normal" fo:language="en" fo:country="US" style:font-name-asian="TimesNewRomanPSMT" style:font-name-complex="TimesNewRomanPSMT"/>
    </style:style>
    <style:style style:name="T36" style:family="text">
      <style:text-properties fo:color="#000000" style:font-name="Times New Roman"/>
    </style:style>
    <style:style style:name="T37" style:family="text">
      <style:text-properties fo:color="#000000" style:font-name="Times New Roman" fo:language="ru" fo:country="RU" fo:font-weight="normal" style:font-name-asian="TimesNewRomanPSMT" style:font-size-asian="12.25pt" style:font-weight-asian="normal" style:font-name-complex="TimesNewRomanPSMT" style:font-weight-complex="normal"/>
    </style:style>
    <style:style style:name="T38" style:family="text">
      <style:text-properties fo:color="#000000" style:font-name="Times New Roman" fo:font-size="14pt" fo:language="en" fo:country="US" fo:font-style="italic" fo:font-weight="normal" style:font-name-asian="TimesNewRomanPSMT" style:font-size-asian="14pt" style:font-style-asian="italic" style:font-weight-asian="normal" style:font-name-complex="TimesNewRomanPSMT" style:font-size-complex="14pt" style:font-style-complex="italic" style:font-weight-complex="normal"/>
    </style:style>
    <style:style style:name="T39" style:family="text">
      <style:text-properties fo:color="#000000" style:font-name="Times New Roman" fo:font-size="14pt" fo:language="en" fo:country="US" fo:font-style="normal"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T40" style:family="text">
      <style:text-properties fo:color="#000000" style:font-name="Times New Roman" fo:font-size="14pt" fo:language="en" fo:country="US" fo:font-style="normal" fo:font-weight="normal" style:font-name-asian="TimesNewRomanPSMT" style:font-size-asian="14pt" style:language-asian="zxx" style:country-asian="none" style:font-style-asian="normal" style:font-weight-asian="normal" style:font-name-complex="TimesNewRomanPSMT" style:font-size-complex="14pt" style:font-style-complex="normal" style:font-weight-complex="normal"/>
    </style:style>
    <style:style style:name="T41" style:family="text">
      <style:text-properties fo:color="#000000" style:font-name="Times New Roman" fo:font-size="14pt" fo:language="ru" fo:country="RU" fo:font-style="normal"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T42" style:family="text">
      <style:text-properties fo:color="#000000" style:font-name="Times New Roman" fo:font-size="14pt" fo:language="ru" fo:country="RU" fo:font-style="normal" fo:font-weight="normal" style:font-name-asian="TimesNewRomanPSMT" style:font-size-asian="14pt" style:language-asian="zxx" style:country-asian="none" style:font-style-asian="normal" style:font-weight-asian="normal" style:font-name-complex="TimesNewRomanPSMT" style:font-size-complex="14pt" style:font-style-complex="normal" style:font-weight-complex="normal"/>
    </style:style>
    <style:style style:name="T43" style:family="text">
      <style:text-properties fo:color="#000000" style:font-name="Times New Roman" fo:font-size="14pt" fo:language="ru" fo:country="RU" fo:font-style="italic" fo:font-weight="normal" style:font-name-asian="TimesNewRomanPSMT" style:font-size-asian="14pt" style:font-style-asian="italic" style:font-weight-asian="normal" style:font-name-complex="TimesNewRomanPSMT" style:font-size-complex="14pt" style:font-style-complex="italic" style:font-weight-complex="normal"/>
    </style:style>
    <style:style style:name="T44" style:family="text">
      <style:text-properties fo:color="#000000" style:font-name="Consolas" style:font-name-asian="Consolas" style:font-name-complex="Consolas"/>
    </style:style>
    <style:style style:name="T45" style:family="text">
      <style:text-properties fo:color="#000000" style:font-name-asian="Consolas" style:font-name-complex="Consolas"/>
    </style:style>
    <style:style style:name="T46" style:family="text">
      <style:text-properties fo:color="#000000" fo:language="en" fo:country="US" style:font-name-asian="Consolas" style:font-name-complex="Consolas"/>
    </style:style>
    <style:style style:name="T47" style:family="text">
      <style:text-properties fo:font-style="italic" style:font-style-asian="italic" style:font-style-complex="italic"/>
    </style:style>
    <style:style style:name="T48" style:family="text">
      <style:text-properties style:font-weight-asian="normal" style:font-weight-complex="normal"/>
    </style:style>
    <style:style style:name="T49" style:family="text">
      <style:text-properties style:font-name-asian="Times New Roman" style:font-name-complex="Times New Roman"/>
    </style:style>
    <style:style style:name="T50" style:family="text">
      <style:text-properties fo:color="#808080" style:font-name="Consolas" style:font-name-asian="Consolas" style:font-name-complex="Consolas"/>
    </style:style>
    <style:style style:name="T51" style:family="text">
      <style:text-properties fo:color="#808080" style:font-name-asian="Consolas" style:font-name-complex="Consolas"/>
    </style:style>
    <style:style style:name="T52" style:family="text">
      <style:text-properties fo:color="#a31515" style:font-name="Consolas" style:font-name-asian="Consolas" style:font-name-complex="Consolas"/>
    </style:style>
    <style:style style:name="T53" style:family="text">
      <style:text-properties fo:color="#a31515" style:font-name-asian="Consolas" style:font-name-complex="Consolas"/>
    </style:style>
    <style:style style:name="T54" style:family="text">
      <style:text-properties fo:color="#0000ff" style:font-name="Consolas" style:font-name-asian="Consolas" style:font-name-complex="Consolas"/>
    </style:style>
    <style:style style:name="T55" style:family="text">
      <style:text-properties fo:color="#0000ff" style:font-name-asian="Consolas" style:font-name-complex="Consolas"/>
    </style:style>
    <style:style style:name="T56" style:family="text">
      <style:text-properties fo:color="#2b91af" style:font-name="Consolas" style:font-name-asian="Consolas" style:font-name-complex="Consolas"/>
    </style:style>
    <style:style style:name="T57" style:family="text">
      <style:text-properties fo:color="#2b91af" style:font-name-asian="Consolas" style:font-name-complex="Consolas"/>
    </style:style>
    <style:style style:name="T58" style:family="text">
      <style:text-properties style:font-name="Times New Roman" fo:font-size="14pt" style:font-size-asian="14pt" style:font-size-complex="14pt"/>
    </style:style>
    <style:style style:name="T59" style:family="text">
      <style:text-properties fo:font-size="14pt" style:font-size-asian="14pt" style:font-size-complex="14pt"/>
    </style:style>
    <style:style style:name="T60" style:family="text">
      <style:text-properties style:font-name="Times New Roman" fo:font-size="12pt" style:font-size-asian="12pt" style:font-size-complex="12pt"/>
    </style:style>
    <style:style style:name="T61" style:family="text">
      <style:text-properties fo:color="#000000" style:font-name="Times New Roman" fo:font-size="12pt" fo:language="ru" fo:country="RU" style:font-name-asian="TimesNewRomanPSMT" style:font-size-asian="12pt" style:font-name-complex="TimesNewRomanPSMT" style:font-size-complex="12pt"/>
    </style:style>
    <style:style style:name="T62" style:family="text">
      <style:text-properties fo:color="#000000" style:font-name="Times New Roman" fo:font-size="12pt" fo:language="en" fo:country="US" style:font-name-asian="TimesNewRomanPSMT" style:font-size-asian="12pt" style:font-name-complex="TimesNewRomanPSMT" style:font-size-complex="12pt"/>
    </style:style>
    <style:style style:name="T63" style:family="text">
      <style:text-properties fo:color="#000000" fo:font-size="14pt" fo:language="en" fo:country="US" style:font-name-asian="TimesNewRomanPSMT" style:font-size-asian="14pt" style:font-name-complex="TimesNewRomanPSMT"/>
    </style:style>
    <style:style style:name="T64" style:family="text">
      <style:text-properties style:font-name="Times New Roman" fo:font-size="10pt" style:font-size-asian="10pt" style:font-size-complex="10pt"/>
    </style:style>
    <style:style style:name="T65" style:family="text">
      <style:text-properties fo:font-size="12pt" style:font-size-asian="12pt" style:font-size-complex="12pt"/>
    </style:style>
    <style:style style:name="T66" style:family="text">
      <style:text-properties style:font-name="Times New Roman" fo:font-size="12pt"/>
    </style:style>
    <style:style style:name="T67" style:family="text">
      <style:text-properties style:font-name="Times New Roman" fo:font-size="12pt" fo:font-style="normal" style:font-size-asian="12pt" style:font-style-asian="normal" style:font-size-complex="12pt" style:font-style-complex="normal"/>
    </style:style>
    <style:style style:name="T68" style:family="text">
      <style:text-properties fo:font-size="11pt" style:font-size-asian="11pt" style:font-size-complex="11pt"/>
    </style:style>
    <style:style style:name="T69" style:family="text">
      <style:text-properties style:font-name="Times New Roman" fo:font-size="8pt" style:font-size-asian="8pt" style:font-size-complex="8pt"/>
    </style:style>
    <style:style style:name="T70" style:family="text">
      <style:text-properties fo:color="#000000" style:font-name="Times New Roman" fo:font-size="14pt" fo:language="en" fo:country="US" style:font-name-asian="TimesNewRomanPSMT" style:font-size-asian="14pt" style:font-name-complex="TimesNewRomanPSMT" style:font-size-complex="14pt"/>
    </style:style>
    <style:style style:name="T71" style:family="text">
      <style:text-properties fo:color="#000000" style:font-name="Times New Roman" fo:font-size="9pt" fo:language="en" fo:country="US" style:font-name-asian="TimesNewRomanPSMT" style:font-size-asian="9pt" style:font-name-complex="TimesNewRomanPSMT" style:font-size-complex="9pt"/>
    </style:style>
    <style:style style:name="T72" style:family="text">
      <style:text-properties fo:color="#000000" style:font-name="Times New Roman" fo:font-size="9pt" fo:language="en" fo:country="US" style:font-name-asian="Times New Roman" style:font-size-asian="9pt" style:font-name-complex="Times New Roman" style:font-size-complex="9pt"/>
    </style:style>
    <style:style style:name="T73" style:family="text">
      <style:text-properties fo:color="#000000" style:font-name="Consolas" fo:font-size="8pt" style:font-name-asian="Consolas" style:font-size-asian="8pt" style:font-name-complex="Consolas" style:font-size-complex="8pt"/>
    </style:style>
    <style:style style:name="T74" style:family="text">
      <style:text-properties fo:color="#808080" style:font-name="Consolas" fo:font-size="8pt" style:font-name-asian="Consolas" style:font-size-asian="8pt" style:font-name-complex="Consolas" style:font-size-complex="8pt"/>
    </style:style>
    <style:style style:name="T75" style:family="text">
      <style:text-properties fo:color="#808080" style:font-name="Consolas" fo:font-size="9.5pt" style:font-name-asian="Consolas" style:font-size-asian="9.5pt" style:font-name-complex="Consolas" style:font-size-complex="9.5pt"/>
    </style:style>
    <style:style style:name="T76" style:family="text">
      <style:text-properties fo:color="#000000" style:font-name="Consolas" fo:font-size="9.5pt" style:font-name-asian="Consolas" style:font-size-asian="9.5pt" style:font-name-complex="Consolas" style:font-size-complex="9.5pt"/>
    </style:style>
    <style:style style:name="T77" style:family="text">
      <style:text-properties fo:color="#000000" style:font-name="Consolas" fo:font-size="8pt" fo:language="en" fo:country="US" style:font-name-asian="Consolas" style:font-size-asian="8pt" style:font-name-complex="Consolas" style:font-size-complex="8pt"/>
    </style:style>
    <style:style style:name="T78" style:family="text">
      <style:text-properties fo:color="#808080" style:font-name="Consolas" fo:font-size="8pt" fo:language="en" fo:country="US" style:font-name-asian="Consolas" style:font-size-asian="8pt" style:font-name-complex="Consolas" style:font-size-complex="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fo:text-indent="-0.635cm" fo:margin-left="-4.445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1.27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0.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27cm" fo:text-indent="-0.635cm" fo:margin-left="1.27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color="#000000" draw:fill-color="#ffffff" draw:textarea-horizontal-align="center" draw:textarea-vertical-align="middle" style:run-through="foreground"/>
    </style:style>
    <style:style style:name="gr4" style:family="graphic">
      <style:graphic-properties svg:stroke-color="#000000" draw:fill-color="#ffffff" draw:textarea-horizontal-align="left" draw:textarea-vertical-align="middle" style:run-through="foreground"/>
    </style:style>
    <style:style style:name="gr5" style:family="graphic">
      <style:graphic-properties svg:stroke-color="#000000" draw:fill-color="#ffffff" draw:textarea-horizontal-align="justify" draw:textarea-vertical-align="middle" draw:auto-grow-height="false" fo:min-height="0cm" fo:min-width="0cm" style:run-through="foreground"/>
    </style:style>
    <style:style style:name="gr6" style:family="graphic">
      <style:graphic-properties svg:stroke-color="#000000" draw:textarea-horizontal-align="center" draw:textarea-vertical-align="middle" style:run-through="foreground"/>
    </style:style>
    <style:style style:name="gr7" style:family="graphic">
      <style:graphic-properties draw:stroke="none" svg:stroke-color="#000000" draw:fill="none" draw:fill-color="#ffffff" fo:min-height="0.661cm" style:run-through="foreground"/>
    </style:style>
    <style:style style:name="gr8" style:family="graphic">
      <style:graphic-properties draw:stroke="none" svg:stroke-color="#000000" draw:fill="none" draw:fill-color="#ffffff" fo:min-height="0.661cm" style:run-through="foreground" style:vertical-pos="from-top" style:vertical-rel="paragraph" style:horizontal-pos="from-left" style:horizontal-rel="paragraph" draw:wrap-influence-on-position="once-concurrent" style:flow-with-text="false"/>
    </style:style>
    <style:style style:name="gr9" style:family="graphic">
      <style:graphic-properties svg:stroke-color="#000000" draw:fill="solid" draw:fill-color="#ffffff"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10" style:family="graphic">
      <style:graphic-properties draw:fill="solid" draw:fill-color="#ffff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 style:family="graphic">
      <style:graphic-properties draw:fill="solid" draw:fill-color="#ffffff" draw:textarea-horizontal-align="center" draw:textarea-vertical-align="middle" style:run-through="foreground"/>
    </style:style>
    <style:style style:name="gr12" style:family="graphic">
      <style:graphic-properties draw:textarea-horizontal-align="center" draw:textarea-vertical-align="middle" style:run-through="foreground"/>
    </style:style>
    <style:style style:name="gr13" style:family="graphic">
      <style:graphic-properties draw:fill="solid" draw:fill-color="#ffff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4" style:family="graphic">
      <style:graphic-properties svg:stroke-color="#000000" draw:fill="solid" draw:fill-color="#ffffff"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448cm"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711cm" style:run-through="foreground"/>
    </style:style>
    <style:style style:name="gr17" style:family="graphic">
      <style:graphic-properties draw:stroke="none" svg:stroke-color="#000000" draw:fill="none" draw:fill-color="#ffffff" fo:min-height="0.407cm"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19"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3.351cm" style:run-through="foreground"/>
    </style:style>
    <style:style style:name="gr2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000000" draw:fill="solid" draw:fill-color="#ffff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3.41cm" style:run-through="foreground"/>
    </style:style>
    <style:style style:name="gr24"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2.2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993cm" style:run-through="foreground"/>
    </style:style>
    <style:style style:name="gr27" style:family="graphic">
      <style:graphic-properties draw:fill="solid" draw:fill-color="#ff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28"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9" style:family="graphic">
      <style:graphic-properties draw:marker-end="Arrow"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621cm" style:run-through="foreground" style:vertical-pos="from-top" style:vertical-rel="paragraph" style:horizontal-pos="from-left" style:horizontal-rel="paragraph" draw:wrap-influence-on-position="once-concurrent" style:flow-with-text="false"/>
    </style:style>
    <style:style style:name="gr31" style:family="graphic">
      <style:graphic-properties draw:fill="solid" draw:fill-color="#ff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794cm" style:run-through="foreground" style:vertical-pos="from-top" style:vertical-rel="paragraph" style:horizontal-pos="from-left" style:horizontal-rel="paragraph" draw:wrap-influence-on-position="once-concurrent" style:flow-with-text="false"/>
    </style:style>
    <style:style style:name="gr33" style:family="graphic">
      <style:graphic-properties draw:fill="solid" draw:fill-color="#ffffff" draw:textarea-horizontal-align="center" draw:textarea-vertical-align="middle" style:run-through="foreground"/>
    </style:style>
    <style:style style:name="gr34" style:family="graphic">
      <style:graphic-properties svg:stroke-color="#000000" draw:fill="solid" draw:fill-color="#ffffff" draw:textarea-horizontal-align="justify" draw:textarea-vertical-align="middle" draw:auto-grow-height="false" fo:min-height="0cm" fo:min-width="0cm" style:run-through="foreground"/>
    </style:style>
    <style:style style:name="gr35" style:family="graphic">
      <style:graphic-properties draw:fill="solid" draw:fill-color="#ffffff" draw:textarea-horizontal-align="justify" draw:textarea-vertical-align="middle" draw:auto-grow-height="false" style:run-through="foreground"/>
    </style:style>
    <style:style style:name="gr36" style:family="graphic">
      <style:graphic-properties draw:stroke="none" svg:stroke-color="#000000" draw:fill="none" draw:fill-color="#ffffff" fo:min-height="0.794cm" style:run-through="foreground"/>
    </style:style>
    <style:style style:name="gr37" style:family="graphic">
      <style:graphic-properties draw:marker-end="Arrow" draw:textarea-horizontal-align="center" draw:textarea-vertical-align="middle" style:run-through="foreground"/>
    </style:style>
    <style:style style:name="gr38" style:family="graphic">
      <style:graphic-properties draw:stroke="none" svg:stroke-color="#000000" draw:fill="none" draw:fill-color="#ffffff" fo:min-height="0.448cm" style:run-through="foreground"/>
    </style:style>
    <style:style style:name="gr39" style:family="graphic">
      <style:graphic-properties style:run-through="foreground"/>
    </style:style>
    <style:style style:name="gr40" style:family="graphic">
      <style:graphic-properties draw:stroke="none" svg:stroke-color="#000000" draw:fill="none" draw:fill-color="#ffffff" fo:min-height="0.42cm" style:run-through="foreground" style:vertical-pos="from-top" style:vertical-rel="paragraph" style:horizontal-pos="from-left" style:horizontal-rel="paragraph" draw:wrap-influence-on-position="once-concurrent" style:flow-with-text="false"/>
    </style:style>
    <style:style style:name="gr41" style:family="graphic">
      <style:graphic-properties svg:stroke-color="#000000" draw:fill-color="#ffffff"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42" style:family="graphic">
      <style:graphic-properties svg:stroke-color="#000000" draw:fill-color="#ffff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3"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4" style:family="graphic">
      <style:graphic-properties svg:stroke-color="#000000" draw:marker-end="Arrow"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Пензенский государственный университет</text:p>
      <text:p text:style-name="P20">Факультет вычислительной техники</text:p>
      <text:p text:style-name="P20">Кафедра «Информационно-вычислительные системы»</text:p>
      <text:p text:style-name="P20"/>
      <text:p text:style-name="P20"/>
      <text:p text:style-name="P20"/>
      <text:p text:style-name="P20"/>
      <text:p text:style-name="P40"/>
      <text:p text:style-name="P42">РАБОТА С ОБЪЕКТАМИ КЛАССОВ</text:p>
      <text:p text:style-name="P41"><text:span text:style-name="T11">Отчет о лабораторной работе №</text:span><text:span text:style-name="T1"> 1</text:span></text:p>
      <text:p text:style-name="P4">по дисциплине «Программирование»</text:p>
      <text:p text:style-name="P5"/>
      <text:p text:style-name="P5"/>
      <text:p text:style-name="P24"/>
      <text:p text:style-name="P5"/>
      <text:p text:style-name="P3"/>
      <text:p text:style-name="P39"/>
      <text:p text:style-name="P36"/>
      <text:p text:style-name="P36"/>
      <text:p text:style-name="P37"><text:tab/><text:tab/><text:tab/><text:tab/><text:tab/><text:tab/><text:tab/>Выполнил: студент гр.19ВО2</text:p>
      <text:p text:style-name="P38"><text:tab/><text:tab/><text:tab/><text:tab/><text:tab/><text:tab/><text:tab/><text:tab/><text:tab/><text:tab/><text:span text:style-name="T36">Прокоданов В. В.</text:span></text:p>
      <text:p text:style-name="P58"><text:tab/><text:tab/><text:tab/><text:tab/><text:tab/><text:tab/><text:tab/>Проверил: к.т.н доцент каф. ИВС</text:p>
      <text:p text:style-name="P56"><text:tab/><text:tab/><text:tab/><text:tab/><text:tab/><text:tab/><text:tab/><text:tab/><text:tab/><text:tab/>Убиенных Г.Ф.</text:p>
      <text:p text:style-name="P55"/>
      <text:p text:style-name="P57"/>
      <text:p text:style-name="P6"/>
      <text:p text:style-name="P6"/>
      <text:p text:style-name="P6"/>
      <text:p text:style-name="P6"/>
      <text:p text:style-name="P6"/>
      <text:p text:style-name="P2"/>
      <text:p text:style-name="P2"/>
      <text:p text:style-name="P2"/>
      <text:p text:style-name="P6">2020</text:p>
      <text:p text:style-name="P21"/>
      <text:p text:style-name="P59"><text:soft-page-break/>1 Формулировка задачи<text:tab/></text:p>
      <text:p text:style-name="P65"/>
      <text:p text:style-name="P111">Создать класс <text:span text:style-name="T11">Fraction </text:span><text:span text:style-name="T1">для работы с дробными числами</text:span>. Число должно быть представлено двумя полями: целая часть — длинное целое со знаком, дробная часть — беззнаковое короткое целое. Реализовать арифметические операции сложения, вычитания, умножения и операцию сравнения. </text:p>
      <text:p text:style-name="P81"/>
      <text:p text:style-name="P66">2 Техническое задание</text:p>
      <text:p text:style-name="P66"/>
      <text:list xml:id="list2094493701630370361" text:style-name="L1">
        <text:list-item>
          <text:list>
            <text:list-item>
              <text:p text:style-name="P127"><text:s/>Требование к программе</text:p>
            </text:list-item>
          </text:list>
        </text:list-item>
      </text:list>
      <text:p text:style-name="P66"/>
      <text:p text:style-name="P60">Программа должна обеспечивать:</text:p>
      <text:p text:style-name="P124"><text:span text:style-name="T42">1) Работу с классом </text:span><text:span text:style-name="T40">Fraction;</text:span></text:p>
      <text:p text:style-name="P124"><text:span text:style-name="T40">2</text:span><text:span text:style-name="T42">) ввод исходных данных (исходные данные: целые и дробные части двух дробных чисел)</text:span><text:span text:style-name="T9">;</text:span></text:p>
      <text:p text:style-name="P124"><text:span text:style-name="T40">3</text:span><text:span text:style-name="T42">) контроль корректности ввода исходных данных;</text:span></text:p>
      <text:p text:style-name="P125"><text:span text:style-name="T11">4</text:span>) вывод результата работа программы.</text:p>
      <text:p text:style-name="P84"/>
      <text:p text:style-name="P126"><text:span text:style-name="T1">Класс </text:span>Fraction <text:span text:style-name="T1">должен:</text:span></text:p>
      <text:p text:style-name="P124"><text:span text:style-name="T9">1) иметь два поля: <text:s/></text:span><text:span text:style-name="T42">целая часть — длинное целое со знаком, дробная часть — беззнаковое короткое целое;</text:span></text:p>
      <text:p text:style-name="P124"><text:span text:style-name="T9">2) вычислять сумму дробных чисел при помощи метода</text:span><text:span text:style-name="T5"> </text:span><text:span text:style-name="T9">класса </text:span><text:span text:style-name="T5">Fraction</text:span><text:span text:style-name="T9">;</text:span></text:p>
      <text:p text:style-name="P125">5) вычислять разность дробных чисел при помощи метода класса <text:span text:style-name="T11">Fraction</text:span>;</text:p>
      <text:p text:style-name="P125">6) вычислять произведение дробных чисел при помощи метода класса <text:span text:style-name="T11">Fraction</text:span>; <text:s text:c="4"/></text:p>
      <text:p text:style-name="P125">7) сравнивать дробные числа при помощи метода класса <text:span text:style-name="T11">Fraction</text:span>;</text:p>
      <text:p text:style-name="P125">8) получать значение дробного числа или результата сравнения (целая <text:tab/>часть дробная часть) при помощи метода класса <text:span text:style-name="T11">Fraction</text:span>;</text:p>
      <text:p text:style-name="P125">9) присваивать значение дробного числа или результата сравнения (целая <text:tab/>часть дробная часть) при помощи методов класса <text:span text:style-name="T11">Fraction;</text:span></text:p>
      <text:p text:style-name="P70"><text:soft-page-break/>2.<text:span text:style-name="T11">2 </text:span>Порядок контроля и приёмки</text:p>
      <text:p text:style-name="P67"/>
      <text:p text:style-name="P64">Для контроля правильности работы программы должны быть разработаны тестовый наборы данных, состоящий из значений числителя и знаменателя двух дробей. Эти значения необходимо будет ввести при работе программы и визуально проверить работоспособность программы. Если результаты проверки совпадут с результатом проверки путем ручного расчета, то это будет означать, что программа удовлетворяет условию технического задания.</text:p>
      <text:p text:style-name="P78"/>
      <text:p text:style-name="P62">3 Описание программы</text:p>
      <text:p text:style-name="P68"/>
      <text:p text:style-name="P61">3.1 Общие сведения</text:p>
      <text:list xml:id="list2703506502483702247" text:style-name="L2">
        <text:list-item>
          <text:list>
            <text:list-item>
              <text:list>
                <text:list-header>
                  <text:p text:style-name="P129"/>
                </text:list-header>
              </text:list>
            </text:list-item>
          </text:list>
        </text:list-item>
      </text:list>
      <text:p text:style-name="P63"><text:span text:style-name="T8">Программа </text:span><text:span text:style-name="T38">Project</text:span><text:span text:style-name="T43">4</text:span><text:span text:style-name="T8"> разработана в среде </text:span><text:span text:style-name="T39">Visual Studio 2019 Windows Form</text:span><text:span text:style-name="T8">, её текст содержится в каталоге </text:span><text:span text:style-name="T39">G</text:span><text:span text:style-name="T41">:</text:span><text:span text:style-name="T39">/</text:span><text:span text:style-name="T41">Программирование1.1/</text:span><text:span text:style-name="T8"> и приведен в приложении А.</text:span></text:p>
      <text:p text:style-name="P79"/>
      <text:p text:style-name="P71">3.2 <text:span text:style-name="T1">Функциональное назначение</text:span></text:p>
      <text:p text:style-name="P69"/>
      <text:p text:style-name="P123">Программа предназначена для работы с дробными числами.</text:p>
      <text:p text:style-name="P72"/>
      <text:p text:style-name="P72">3.3 Описание логической структуры<text:tab/></text:p>
      <text:list xml:id="list381639319497256914" text:style-name="L3">
        <text:list-item>
          <text:list>
            <text:list-header>
              <text:p text:style-name="P128"><text:s/></text:p>
              <text:p text:style-name="P130"><text:span text:style-name="T30"><text:s text:c="8"/>Программа состоит из одного модуля лб4</text:span><text:span text:style-name="T32">.</text:span></text:p>
              <text:p text:style-name="P131"/>
            </text:list-header>
          </text:list>
        </text:list-item>
      </text:list>
      <text:p text:style-name="P82"><text:span text:style-name="T33"><text:tab/> <text:s text:c="2"/></text:span><text:span text:style-name="T31">Диаграмма классов представлена на рисунке 1.</text:span></text:p>
      <text:p text:style-name="P107"><text:span text:style-name="T31"><text:s text:c="6"/>В разделе </text:span><text:span text:style-name="T33">private </text:span><text:span text:style-name="T31">описаны следующие атрибуты класса:</text:span></text:p>
      <text:p text:style-name="P75"><text:span text:style-name="T24">first – </text:span><text:span text:style-name="T20">переменная, содержащая значение целой части</text:span><text:span text:style-name="T24">;</text:span></text:p>
      <text:p text:style-name="P73">second – переменная, содержащая значение значение дробной части.</text:p>
      <text:p text:style-name="P83"><text:span text:style-name="T24"><text:s/><text:tab/> <text:s text:c="2"/>В разделе p</text:span><text:span text:style-name="T26">ublic </text:span><text:span text:style-name="T24">описаны следующие атрибуты и методы класса:</text:span></text:p>
      <text:p text:style-name="P7"><text:span text:style-name="T1"><text:tab/> <text:s text:c="4"/></text:span><text:span text:style-name="T20">Frac</text:span><text:span text:style-name="T26">tion</text:span><text:span text:style-name="T20">()</text:span><text:span text:style-name="T26"> - </text:span><text:span text:style-name="T20">конструктор класса, не принимающий входных значений;</text:span></text:p>
      <text:p text:style-name="P8"><text:soft-page-break/><text:span text:style-name="T20"><text:tab/> <text:s text:c="4"/></text:span><text:span text:style-name="T24">Fraction</text:span><text:span text:style-name="T20">(long valueFIRST, unsigned valueSECOND) – конструктор класса, <text:tab/> <text:s text:c="2"/><text:tab/> <text:s text:c="4"/>принимающий 2 входных значения;</text:span></text:p>
      <text:p text:style-name="P7"><text:span text:style-name="T11"><text:tab/> <text:s text:c="4"/></text:span><text:span text:style-name="T26">add(Fraction a, Fraction b) – </text:span><text:span text:style-name="T20">метод сложения дробных чисел;</text:span></text:p>
      <text:p text:style-name="P7"><text:span text:style-name="T26"><text:tab/> <text:s text:c="4"/>sub(Fraction a, Fraction b) - </text:span><text:span text:style-name="T20">метод вычитания дробных чисел;</text:span></text:p>
      <text:p text:style-name="P7"><text:span text:style-name="T26"><text:tab/> <text:s text:c="4"/>mul(Fraction a, Fraction b) - </text:span><text:span text:style-name="T20">метод умножения дробных чисел;</text:span></text:p>
      <text:p text:style-name="P108"><text:tab/> <text:s text:c="4"/><text:span text:style-name="T11">cmp</text:span><text:span text:style-name="T26">(Fraction a, Fraction b) - </text:span><text:span text:style-name="T24">метод сравнения дробных чисел;</text:span></text:p>
      <text:p text:style-name="P108"><text:span text:style-name="T24"><text:tab/> <text:s text:c="4"/></text:span><text:span text:style-name="T26">get</text:span><text:span text:style-name="T24">FIRST()</text:span><text:span text:style-name="T26"> – </text:span><text:span text:style-name="T24">функция , возвращающая значение целой части;</text:span></text:p>
      <text:p text:style-name="P109"><text:span text:style-name="T24"><text:tab/> <text:s text:c="4"/>get</text:span><text:span text:style-name="T20">SECOND()</text:span><text:span text:style-name="T24"> – </text:span><text:span text:style-name="T20">функция, возвращающая значение дробной части.<text:tab/></text:span></text:p>
      <text:p text:style-name="P108"><draw:g text:anchor-type="paragraph" draw:z-index="1" draw:style-name="gr2"><draw:rect draw:style-name="gr3" draw:text-style-name="P135" svg:width="6.248cm" svg:height="3.678cm" svg:x="6.313cm" svg:y="0.093cm"><text:p text:style-name="P134"><text:span text:style-name="T58">Fraction</text:span></text:p></draw:rect><draw:rect draw:style-name="gr4" draw:text-style-name="P136" svg:width="6.248cm" svg:height="2.313cm" svg:x="6.313cm" svg:y="3.771cm"><text:p><text:span text:style-name="T58">-first</text:span></text:p><text:p><text:span text:style-name="T59">-second</text:span></text:p></draw:rect><draw:rect draw:style-name="gr4" draw:text-style-name="P136" svg:width="6.248cm" svg:height="4.885cm" svg:x="6.313cm" svg:y="6.083cm"><text:p><text:span text:style-name="T60">+Fraction()</text:span></text:p><text:p><text:span text:style-name="T60">+</text:span><text:span text:style-name="T61"> </text:span><text:span text:style-name="T62">Fraction</text:span><text:span text:style-name="T61">(long valueFIRST, </text:span></text:p><text:p><text:span text:style-name="T61">unsigned valueSECOND)</text:span></text:p><text:p><text:span text:style-name="T61">+ </text:span><text:span text:style-name="T62">add(Fraction a, Fraction b)</text:span></text:p><text:p><text:span text:style-name="T61">+ sub</text:span><text:span text:style-name="T62">(Fraction a, Fraction b)</text:span></text:p><text:p><text:span text:style-name="T61">+ mul</text:span><text:span text:style-name="T62">(Fraction a, Fraction b)</text:span></text:p><text:p><text:span text:style-name="T61">+ cmp</text:span><text:span text:style-name="T62">(Fraction a, Fraction b)</text:span></text:p><text:p><text:span text:style-name="T61">+</text:span><text:span text:style-name="T62">get</text:span><text:span text:style-name="T61">FIRST()</text:span></text:p><text:p><text:span text:style-name="T61">+</text:span><text:span text:style-name="T62">get</text:span><text:span text:style-name="T61">SECOND()</text:span></text:p></draw:rect></draw:g></text:p>
      <text:p text:style-name="P74"/>
      <text:p text:style-name="P76"/>
      <text:p text:style-name="P76"/>
      <text:p text:style-name="P76"/>
      <text:p text:style-name="P76"/>
      <text:p text:style-name="P80"/>
      <text:p text:style-name="P86"/>
      <text:p text:style-name="P88"/>
      <text:p text:style-name="P86"/>
      <text:p text:style-name="P86"/>
      <text:p text:style-name="P86"/>
      <text:p text:style-name="P86"/>
      <text:p text:style-name="P86">Рисунок 1 — Диаграмма классов</text:p>
      <text:p text:style-name="P77"><text:s text:c="2"/></text:p>
      <text:p text:style-name="P100">В программе описано 4 обработчика событий:</text:p>
      <text:p text:style-name="P104">Обработчик события клика на кнопку <text:span text:style-name="T47">private: System::Void </text:span><text:span text:style-name="T12">Add</text:span><text:span text:style-name="T47">_Click(System::Object^ sender, System::EventArgs^ e) </text:span>предназначен для сложения дробных чисел<text:span text:style-name="T12">.</text:span></text:p>
      <text:p text:style-name="P104"><text:span text:style-name="T11">Обработчик события клика на кнопку </text:span><text:span text:style-name="T12">private: System::Void sub_Click(System::Object^ sender, System::EventArgs^ e) </text:span><text:span text:style-name="T11">предназначен для </text:span>вычитания<text:span text:style-name="T11"> дробных чисел.</text:span></text:p>
      <text:p text:style-name="P104"><text:span text:style-name="T11">Обработчик события клика на кнопку</text:span><text:span text:style-name="T12"> private: System::Void mul_Click(System::Object^ sender, System::EventArgs^ e) </text:span><text:span text:style-name="T11">предназначен для </text:span><text:soft-page-break/>умножения<text:span text:style-name="T11"> дробных чисел.</text:span></text:p>
      <text:p text:style-name="P104"><text:span text:style-name="T11">Обработчик события клика на кнопку</text:span><text:span text:style-name="T12"> private: System::Void cmp_Click(System::Object^ sender, System::EventArgs^ e) </text:span><text:span text:style-name="T11">предназначен для с</text:span>равнения<text:span text:style-name="T11"> дробных чисел.</text:span></text:p>
      <text:p text:style-name="P105"/>
      <text:p text:style-name="P102"><text:span text:style-name="T25">Алгоритм Add_</text:span><text:span text:style-name="T27">Click</text:span><text:span text:style-name="T25"> </text:span><text:span text:style-name="T21">сложения дробных чисел</text:span><text:span text:style-name="T25"> в виде схемы программы представлен на рисунке 2. </text:span><text:span text:style-name="T21">Решение начинается с вызова подпрограммы </text:span><text:span text:style-name="T25">input1, </text:span><text:span text:style-name="T21">которая вводит значения целой и дробной частей первого числа</text:span><text:span text:style-name="T25"> </text:span><text:span text:style-name="T21">(блок 2). Далее вызывается подпрограмма </text:span><text:span text:style-name="T25">input2, </text:span><text:span text:style-name="T21">которая вводит значения целой и дробной частей второго числа</text:span><text:span text:style-name="T25"> </text:span><text:span text:style-name="T21">(блок 3). Затем объект </text:span><text:span text:style-name="T25">g3 </text:span><text:span text:style-name="T21">класса </text:span><text:span text:style-name="T25">Fraction </text:span><text:span text:style-name="T21">вызывает метод </text:span><text:span text:style-name="T25">add c </text:span><text:span text:style-name="T21">параметрами </text:span><text:span text:style-name="T25">g1 </text:span><text:span text:style-name="T21">и</text:span><text:span text:style-name="T25"> g2 </text:span><text:span text:style-name="T21">(Блок 4). После этого вызывается подпрограмма </text:span><text:span text:style-name="T25">display </text:span><text:span text:style-name="T21">с фактическим параметром </text:span><text:span text:style-name="T25">g3</text:span><text:span text:style-name="T29"> </text:span><text:span text:style-name="T21">(блок 5). Данная подпрограмма выводит переданные ей значения на форму.</text:span></text:p>
      <text:p text:style-name="P103"><draw:frame text:anchor-type="paragraph" draw:z-index="17" draw:style-name="gr15" draw:text-style-name="P140" svg:width="0.636cm" svg:height="0.449cm" svg:x="6.006cm" svg:y="-0.18cm"><draw:text-box><text:p><text:span text:style-name="T64">1</text:span></text:p></draw:text-box></draw:frame><draw:custom-shape text:anchor-type="paragraph" draw:z-index="6" draw:style-name="gr9" draw:text-style-name="P138" svg:width="4.001cm" svg:height="1.001cm" svg:x="6.006cm" svg:y="0.268cm"><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text:p>
      <text:p text:style-name="P101"><draw:line text:anchor-type="paragraph" draw:z-index="7" draw:style-name="gr10" draw:text-style-name="P134" svg:x1="7.911cm" svg:y1="0.447cm" svg:x2="7.911cm" svg:y2="0.847cm"><text:p/></draw:line><draw:g text:anchor-type="paragraph" draw:z-index="8" draw:style-name="gr2"><draw:rect draw:style-name="gr11" draw:text-style-name="P138" svg:width="4.001cm" svg:height="2.001cm" svg:x="6.087cm" svg:y="0.864cm"><text:p text:style-name="P134"><text:span text:style-name="T60">g1 = input1()</text:span></text:p></draw:rect><draw:line draw:style-name="gr12" draw:text-style-name="P134" svg:x1="6.426cm" svg:y1="0.864cm" svg:x2="6.426cm" svg:y2="2.864cm"><text:p/></draw:line><draw:line draw:style-name="gr12" draw:text-style-name="P139" svg:x1="9.777cm" svg:y1="0.864cm" svg:x2="9.777cm" svg:y2="2.864cm"><text:p/></draw:line></draw:g><draw:line text:anchor-type="paragraph" draw:z-index="9" draw:style-name="gr10" draw:text-style-name="P134" svg:x1="7.911cm" svg:y1="0.309cm" svg:x2="7.911cm" svg:y2="0.709cm"><text:p/></draw:line><draw:g text:anchor-type="paragraph" draw:z-index="10" draw:style-name="gr2"><draw:rect draw:style-name="gr11" draw:text-style-name="P138" svg:width="4.001cm" svg:height="2.001cm" svg:x="6.087cm" svg:y="3.283cm"><text:p text:style-name="P134"><text:span text:style-name="T60">g2 = input2()</text:span></text:p></draw:rect><draw:line draw:style-name="gr12" draw:text-style-name="P134" svg:x1="6.426cm" svg:y1="3.282cm" svg:x2="6.426cm" svg:y2="5.282cm"><text:p/></draw:line><draw:line draw:style-name="gr12" draw:text-style-name="P139" svg:x1="9.777cm" svg:y1="3.282cm" svg:x2="9.777cm" svg:y2="5.282cm"><text:p/></draw:line></draw:g><draw:line text:anchor-type="paragraph" draw:z-index="11" draw:style-name="gr10" draw:text-style-name="P134" svg:x1="7.911cm" svg:y1="5.283cm" svg:x2="7.911cm" svg:y2="5.683cm"><text:p/></draw:line><draw:rect text:anchor-type="paragraph" draw:z-index="12" draw:style-name="gr13" draw:text-style-name="P138" svg:width="4.001cm" svg:height="2.001cm" svg:x="6.057cm" svg:y="5.717cm"><text:p text:style-name="P134"><text:span text:style-name="T60">g3.add(g1, g2)</text:span></text:p></draw:rect><draw:line text:anchor-type="paragraph" draw:z-index="13" draw:style-name="gr10" draw:text-style-name="P134" svg:x1="7.822cm" svg:y1="7.717cm" svg:x2="7.822cm" svg:y2="8.117cm"><text:p/></draw:line><draw:g text:anchor-type="paragraph" draw:z-index="14" draw:style-name="gr2"><draw:rect draw:style-name="gr11" draw:text-style-name="P138" svg:width="4.001cm" svg:height="2.001cm" svg:x="6.057cm" svg:y="8.192cm"><text:p text:style-name="P134"><text:span text:style-name="T60">display(g3)</text:span></text:p></draw:rect><draw:line draw:style-name="gr12" draw:text-style-name="P134" svg:x1="6.396cm" svg:y1="8.191cm" svg:x2="6.396cm" svg:y2="10.191cm"><text:p/></draw:line><draw:line draw:style-name="gr12" draw:text-style-name="P139" svg:x1="9.747cm" svg:y1="8.191cm" svg:x2="9.747cm" svg:y2="10.191cm"><text:p/></draw:line></draw:g><draw:line text:anchor-type="paragraph" draw:z-index="15" draw:style-name="gr10" draw:text-style-name="P134" svg:x1="7.881cm" svg:y1="10.192cm" svg:x2="7.881cm" svg:y2="10.592cm"><text:p/></draw:line><draw:custom-shape text:anchor-type="paragraph" draw:z-index="16" draw:style-name="gr14" draw:text-style-name="P138" svg:width="4.001cm" svg:height="1.001cm" svg:x="6.006cm" svg:y="10.647cm"><text:p text:style-name="P134"><text:span text:style-name="T60">Конец</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frame text:anchor-type="paragraph" draw:z-index="18" draw:style-name="gr15" draw:text-style-name="P140" svg:width="0.636cm" svg:height="0.449cm" svg:x="6.087cm" svg:y="0.416cm"><draw:text-box><text:p><text:span text:style-name="T64">2</text:span></text:p></draw:text-box></draw:frame><draw:frame text:anchor-type="paragraph" draw:z-index="19" draw:style-name="gr15" draw:text-style-name="P140" svg:width="0.636cm" svg:height="0.449cm" svg:x="6.087cm" svg:y="2.865cm"><draw:text-box><text:p><text:span text:style-name="T64">3</text:span></text:p></draw:text-box></draw:frame><draw:frame text:anchor-type="paragraph" draw:z-index="20" draw:style-name="gr15" draw:text-style-name="P140" svg:width="0.636cm" svg:height="0.449cm" svg:x="6.087cm" svg:y="5.283cm"><draw:text-box><text:p><text:span text:style-name="T64">4</text:span></text:p></draw:text-box></draw:frame><draw:frame text:anchor-type="paragraph" draw:z-index="21" draw:style-name="gr15" draw:text-style-name="P140" svg:width="0.636cm" svg:height="0.449cm" svg:x="6.057cm" svg:y="7.717cm"><draw:text-box><text:p><text:span text:style-name="T64">5</text:span></text:p></draw:text-box></draw:frame><draw:frame text:anchor-type="paragraph" draw:z-index="22" draw:style-name="gr15" draw:text-style-name="P140" svg:width="0.636cm" svg:height="0.449cm" svg:x="6.057cm" svg:y="10.199cm"><draw:text-box><text:p><text:span text:style-name="T64">6</text:span></text:p></draw:text-box></draw:frame><draw:g text:anchor-type="paragraph" draw:z-index="23" draw:style-name="gr2"><draw:line draw:style-name="gr12" draw:text-style-name="P134" svg:x1="10.183cm" svg:y1="-0.173cm" svg:x2="10.453cm" svg:y2="-0.173cm"><text:p/></draw:line><draw:frame draw:style-name="gr16" svg:width="5.116cm" svg:height="1.712cm" svg:x="11.599cm" svg:y="-0.907cm"><draw:text-box><text:p>Add_Click(System::Object^ sender, System::EventArgs^ e)</text:p></draw:text-box></draw:frame><draw:line draw:style-name="gr12" draw:text-style-name="P134" svg:x1="10.657cm" svg:y1="-0.203cm" svg:x2="10.892cm" svg:y2="-0.203cm"><text:p/></draw:line><draw:line draw:style-name="gr12" draw:text-style-name="P134" svg:x1="11.158cm" svg:y1="-0.907cm" svg:x2="11.158cm" svg:y2="0.827cm"><text:p/></draw:line><draw:line draw:style-name="gr12" draw:text-style-name="P134" svg:x1="11.158cm" svg:y1="-0.907cm" svg:x2="11.599cm" svg:y2="-0.907cm"><text:p/></draw:line><draw:line draw:style-name="gr12" draw:text-style-name="P134" svg:x1="11.158cm" svg:y1="0.827cm" svg:x2="11.627cm" svg:y2="0.827cm"><text:p/></draw:line></draw:g></text:p>
      <text:p text:style-name="P101"/>
      <text:p text:style-name="P101"/>
      <text:p text:style-name="P101"/>
      <text:p text:style-name="P101"/>
      <text:p text:style-name="P101"/>
      <text:p text:style-name="P101"/>
      <text:p text:style-name="P101"/>
      <text:p text:style-name="P44"/>
      <text:p text:style-name="P44"/>
      <text:p text:style-name="P44"/>
      <text:p text:style-name="P44"/>
      <text:p text:style-name="P44"/>
      <text:p text:style-name="P44"/>
      <text:p text:style-name="P44"/>
      <text:p text:style-name="P87"><text:span text:style-name="T48">Рисунок 2 — Схема подпрограммы </text:span><text:span text:style-name="T13">ADD_Click</text:span></text:p>
      <text:p text:style-name="P113"><text:tab/></text:p>
      <text:p text:style-name="P113"/>
      <text:p text:style-name="P112"><text:soft-page-break/><text:span text:style-name="T25"><text:tab/>Алгоритм sub_</text:span><text:span text:style-name="T27">Click</text:span><text:span text:style-name="T25"> в</text:span><text:span text:style-name="T21">ычитания дробных чисел</text:span><text:span text:style-name="T25"> в виде схемы программы представлен на рисунке 3. </text:span><text:span text:style-name="T21">Решение начинается с вызова подпрограммы </text:span><text:span text:style-name="T25">input1, </text:span><text:span text:style-name="T21">которая вводит значения целой и дробной частей первого числа</text:span><text:span text:style-name="T25"> </text:span><text:span text:style-name="T21">(блок 2). Далее вызывается подпрограмма </text:span><text:span text:style-name="T25">input2, </text:span><text:span text:style-name="T21">которая вводит значения целой и дробной частей второго числа</text:span><text:span text:style-name="T25"> </text:span><text:span text:style-name="T21">(блок 3). Затем объект </text:span><text:span text:style-name="T25">g3 </text:span><text:span text:style-name="T21">класса </text:span><text:span text:style-name="T25">Fraction </text:span><text:span text:style-name="T21">вызывает метод </text:span><text:span text:style-name="T25">sub c </text:span><text:span text:style-name="T21">параметрами </text:span><text:span text:style-name="T25">g1 </text:span><text:span text:style-name="T21">и</text:span><text:span text:style-name="T25"> g2 </text:span><text:span text:style-name="T21">(Блок 4). После этого вызывается подпрограмма </text:span><text:span text:style-name="T25">display </text:span><text:span text:style-name="T21">с фактическим параметром </text:span><text:span text:style-name="T25">g3</text:span><text:span text:style-name="T29"> </text:span><text:span text:style-name="T21">(блок 5). Данная подпрограмма выводит переданные ей значения на форму.</text:span></text:p>
      <text:p text:style-name="P91"/>
      <text:p text:style-name="P91"><draw:g text:anchor-type="paragraph" draw:z-index="41" draw:style-name="gr2"><draw:line draw:style-name="gr12" draw:text-style-name="P134" svg:x1="10.264cm" svg:y1="0.746cm" svg:x2="10.534cm" svg:y2="0.746cm"><text:p/></draw:line><draw:frame draw:style-name="gr16" svg:width="5.116cm" svg:height="1.712cm" svg:x="11.68cm" svg:y="0.012cm"><draw:text-box><text:p>sub_Click(System::Object^ sender, System::EventArgs^ e)</text:p></draw:text-box></draw:frame><draw:line draw:style-name="gr12" draw:text-style-name="P134" svg:x1="10.737cm" svg:y1="0.716cm" svg:x2="10.972cm" svg:y2="0.716cm"><text:p/></draw:line><draw:line draw:style-name="gr12" draw:text-style-name="P134" svg:x1="11.238cm" svg:y1="0.012cm" svg:x2="11.238cm" svg:y2="1.746cm"><text:p/></draw:line><draw:line draw:style-name="gr12" draw:text-style-name="P134" svg:x1="11.238cm" svg:y1="0.012cm" svg:x2="11.679cm" svg:y2="0.012cm"><text:p/></draw:line><draw:line draw:style-name="gr12" draw:text-style-name="P134" svg:x1="11.238cm" svg:y1="1.746cm" svg:x2="11.707cm" svg:y2="1.746cm"><text:p/></draw:line></draw:g><draw:custom-shape text:anchor-type="paragraph" draw:z-index="24" draw:style-name="gr9" draw:text-style-name="P138" svg:width="4.001cm" svg:height="1.001cm" svg:x="6.087cm" svg:y="0.187cm"><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frame text:anchor-type="paragraph" draw:z-index="35" draw:style-name="gr15" draw:text-style-name="P140" svg:width="0.636cm" svg:height="0.449cm" svg:x="6.14cm" svg:y="-0.261cm"><draw:text-box draw:corner-radius="0.282cm"><text:p><text:span text:style-name="T64">1</text:span></text:p></draw:text-box></draw:frame><text:tab/></text:p>
      <text:p text:style-name="P91"><draw:line text:anchor-type="paragraph" draw:z-index="25" draw:style-name="gr10" draw:text-style-name="P134" svg:x1="7.992cm" svg:y1="0.514cm" svg:x2="7.992cm" svg:y2="0.914cm"><text:p/></draw:line><draw:line text:anchor-type="paragraph" draw:z-index="27" draw:style-name="gr10" draw:text-style-name="P134" svg:x1="7.992cm" svg:y1="0.376cm" svg:x2="7.992cm" svg:y2="0.776cm"><text:p/></draw:line><draw:frame text:anchor-type="paragraph" draw:z-index="36" draw:style-name="gr15" draw:text-style-name="P140" svg:width="0.636cm" svg:height="0.449cm" svg:x="6.168cm" svg:y="0.483cm"><draw:text-box><text:p><text:span text:style-name="T64">2</text:span></text:p></draw:text-box></draw:frame></text:p>
      <text:p text:style-name="P91"><draw:g text:anchor-type="paragraph" draw:z-index="26" draw:style-name="gr2"><draw:rect draw:style-name="gr11" draw:text-style-name="P138" svg:width="4.001cm" svg:height="2.001cm" svg:x="6.168cm" svg:y="0.079cm"><text:p text:style-name="P134"><text:span text:style-name="T60">g1 = input1()</text:span></text:p></draw:rect><draw:line draw:style-name="gr12" draw:text-style-name="P134" svg:x1="6.507cm" svg:y1="0.079cm" svg:x2="6.507cm" svg:y2="2.079cm"><text:p/></draw:line><draw:line draw:style-name="gr12" draw:text-style-name="P139" svg:x1="9.858cm" svg:y1="0.079cm" svg:x2="9.858cm" svg:y2="2.079cm"><text:p/></draw:line></draw:g></text:p>
      <text:p text:style-name="P91"/>
      <text:p text:style-name="P91"><draw:frame text:anchor-type="paragraph" draw:z-index="37" draw:style-name="gr15" draw:text-style-name="P140" svg:width="0.636cm" svg:height="0.449cm" svg:x="6.168cm" svg:y="0.376cm"><draw:text-box><text:p><text:span text:style-name="T64">3</text:span></text:p></draw:text-box></draw:frame></text:p>
      <text:p text:style-name="P91"><draw:g text:anchor-type="paragraph" draw:z-index="28" draw:style-name="gr2"><draw:rect draw:style-name="gr11" draw:text-style-name="P138" svg:width="4.001cm" svg:height="2.001cm" svg:x="6.168cm" svg:y="-0.058cm"><text:p text:style-name="P134"><text:span text:style-name="T60">g2 = input2()</text:span></text:p></draw:rect><draw:line draw:style-name="gr12" draw:text-style-name="P134" svg:x1="6.507cm" svg:y1="-0.059cm" svg:x2="6.507cm" svg:y2="1.941cm"><text:p/></draw:line><draw:line draw:style-name="gr12" draw:text-style-name="P139" svg:x1="9.858cm" svg:y1="-0.059cm" svg:x2="9.858cm" svg:y2="1.941cm"><text:p/></draw:line></draw:g></text:p>
      <text:p text:style-name="P91"/>
      <text:p text:style-name="P91"><draw:line text:anchor-type="paragraph" draw:z-index="29" draw:style-name="gr10" draw:text-style-name="P134" svg:x1="7.992cm" svg:y1="0.238cm" svg:x2="7.992cm" svg:y2="0.638cm"><text:p/></draw:line><draw:frame text:anchor-type="paragraph" draw:z-index="38" draw:style-name="gr15" draw:text-style-name="P140" svg:width="0.636cm" svg:height="0.449cm" svg:x="6.168cm" svg:y="0.238cm"><draw:text-box><text:p><text:span text:style-name="T64">4</text:span></text:p></draw:text-box></draw:frame></text:p>
      <text:p text:style-name="P91"><draw:rect text:anchor-type="paragraph" draw:z-index="30" draw:style-name="gr13" draw:text-style-name="P138" svg:width="4.001cm" svg:height="2.001cm" svg:x="6.138cm" svg:y="-0.18cm"><text:p text:style-name="P134"><text:span text:style-name="T60">g3.sub(g1, g2)</text:span></text:p></draw:rect></text:p>
      <text:p text:style-name="P91"/>
      <text:p text:style-name="P91"><draw:line text:anchor-type="paragraph" draw:z-index="31" draw:style-name="gr10" draw:text-style-name="P134" svg:x1="7.903cm" svg:y1="0.116cm" svg:x2="7.903cm" svg:y2="0.516cm"><text:p/></draw:line><draw:frame text:anchor-type="paragraph" draw:z-index="39" draw:style-name="gr15" draw:text-style-name="P140" svg:width="0.636cm" svg:height="0.449cm" svg:x="6.138cm" svg:y="0.116cm"><draw:text-box><text:p><text:span text:style-name="T64">5</text:span></text:p></draw:text-box></draw:frame></text:p>
      <text:p text:style-name="P91"><draw:g text:anchor-type="paragraph" draw:z-index="32" draw:style-name="gr2"><draw:rect draw:style-name="gr11" draw:text-style-name="P138" svg:width="4.001cm" svg:height="2.001cm" svg:x="6.138cm" svg:y="-0.261cm"><text:p text:style-name="P134"><text:span text:style-name="T60">display(g3)</text:span></text:p></draw:rect><draw:line draw:style-name="gr12" draw:text-style-name="P134" svg:x1="6.477cm" svg:y1="-0.262cm" svg:x2="6.477cm" svg:y2="1.738cm"><text:p/></draw:line><draw:line draw:style-name="gr12" draw:text-style-name="P139" svg:x1="9.828cm" svg:y1="-0.262cm" svg:x2="9.828cm" svg:y2="1.738cm"><text:p/></draw:line></draw:g></text:p>
      <text:p text:style-name="P91"/>
      <text:p text:style-name="P91"><draw:line text:anchor-type="paragraph" draw:z-index="33" draw:style-name="gr10" draw:text-style-name="P134" svg:x1="7.962cm" svg:y1="0.036cm" svg:x2="7.962cm" svg:y2="0.436cm"><text:p/></draw:line><draw:custom-shape text:anchor-type="paragraph" draw:z-index="34" draw:style-name="gr14" draw:text-style-name="P138" svg:width="4.001cm" svg:height="1.001cm" svg:x="6.087cm" svg:y="0.49cm"><text:p text:style-name="P134"><text:span text:style-name="T60">Конец</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frame text:anchor-type="paragraph" draw:z-index="40" draw:style-name="gr15" draw:text-style-name="P140" svg:width="0.636cm" svg:height="0.449cm" svg:x="6.138cm" svg:y="0.042cm"><draw:text-box><text:p><text:span text:style-name="T64">6</text:span></text:p></draw:text-box></draw:frame></text:p>
      <text:p text:style-name="P91"/>
      <text:p text:style-name="P91"><text:tab/></text:p>
      <text:p text:style-name="P87"><text:span text:style-name="T19">Рисунок </text:span><text:span text:style-name="T15">3</text:span><text:span text:style-name="T19"> — Схема подпрограммы </text:span><text:span text:style-name="T15">sub_Click</text:span></text:p>
      <text:p text:style-name="P91"/>
      <text:p text:style-name="P112"><text:span text:style-name="T21"><text:tab/></text:span><text:span text:style-name="T25">Алгоритм mul_</text:span><text:span text:style-name="T27">Click</text:span><text:span text:style-name="T25"> </text:span><text:span text:style-name="T21">умножения дробных чисел</text:span><text:span text:style-name="T25"> в виде схемы программы представлен на рисунке 4. </text:span><text:span text:style-name="T21">Решение начинается с вызова подпрограммы </text:span><text:span text:style-name="T25">input1, </text:span><text:span text:style-name="T21">которая вводит значения целой и дробной частей первого числа</text:span><text:span text:style-name="T25"> </text:span><text:span text:style-name="T21">(блок 2). Далее вызывается подпрограмма </text:span><text:span text:style-name="T25">input2, </text:span><text:span text:style-name="T21">которая вводит значения целой и дробной частей второго числа</text:span><text:span text:style-name="T25"> </text:span><text:span text:style-name="T21">(блок 3). Затем объект </text:span><text:span text:style-name="T25">g3 </text:span><text:span text:style-name="T21">класса </text:span><text:span text:style-name="T25">Fraction </text:span><text:span text:style-name="T21">вызывает метод </text:span><text:soft-page-break/><text:span text:style-name="T25">mul c </text:span><text:span text:style-name="T21">параметрами </text:span><text:span text:style-name="T25">g1 </text:span><text:span text:style-name="T21">и</text:span><text:span text:style-name="T25"> g2 </text:span><text:span text:style-name="T21">(Блок 4). После этого вызывается подпрограмма </text:span><text:span text:style-name="T25">display </text:span><text:span text:style-name="T21">с фактическим параметром </text:span><text:span text:style-name="T25">g3</text:span><text:span text:style-name="T29"> </text:span><text:span text:style-name="T21">(блок 5). Данная подпрограмма выводит переданные ей значения на форму.</text:span></text:p>
      <text:p text:style-name="P91"><draw:g text:anchor-type="paragraph" draw:z-index="59" draw:style-name="gr2"><draw:line draw:style-name="gr12" draw:text-style-name="P134" svg:x1="9.973cm" svg:y1="1.291cm" svg:x2="10.243cm" svg:y2="1.291cm"><text:p/></draw:line><draw:frame draw:style-name="gr16" svg:width="5.116cm" svg:height="1.712cm" svg:x="11.389cm" svg:y="0.557cm"><draw:text-box><text:p>mul_Click(System::Object^ sender, System::EventArgs^ e)</text:p></draw:text-box></draw:frame><draw:line draw:style-name="gr12" draw:text-style-name="P134" svg:x1="10.446cm" svg:y1="1.261cm" svg:x2="10.681cm" svg:y2="1.261cm"><text:p/></draw:line><draw:line draw:style-name="gr12" draw:text-style-name="P134" svg:x1="10.948cm" svg:y1="0.557cm" svg:x2="10.948cm" svg:y2="2.291cm"><text:p/></draw:line><draw:line draw:style-name="gr12" draw:text-style-name="P134" svg:x1="10.948cm" svg:y1="0.557cm" svg:x2="11.389cm" svg:y2="0.557cm"><text:p/></draw:line><draw:line draw:style-name="gr12" draw:text-style-name="P134" svg:x1="10.948cm" svg:y1="2.291cm" svg:x2="11.417cm" svg:y2="2.291cm"><text:p/></draw:line></draw:g><draw:frame text:anchor-type="paragraph" draw:z-index="53" draw:style-name="gr15" draw:text-style-name="P140" svg:width="0.636cm" svg:height="0.449cm" svg:x="5.876cm" svg:y="0.205cm"><draw:text-box draw:corner-radius="0.282cm"><text:p><text:span text:style-name="T64">1</text:span></text:p></draw:text-box></draw:frame></text:p>
      <text:p text:style-name="P91"><draw:custom-shape text:anchor-type="paragraph" draw:z-index="42" draw:style-name="gr9" draw:text-style-name="P138" svg:width="4.001cm" svg:height="1.001cm" svg:x="5.876cm" svg:y="-0.041cm"><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text:tab/></text:p>
      <text:p text:style-name="P91"><draw:line text:anchor-type="paragraph" draw:z-index="51" draw:style-name="gr10" draw:text-style-name="P134" svg:x1="7.856cm" svg:y1="0.108cm" svg:x2="7.856cm" svg:y2="0.508cm"><text:p/></draw:line><draw:g text:anchor-type="paragraph" draw:z-index="44" draw:style-name="gr2"><draw:rect draw:style-name="gr11" draw:text-style-name="P138" svg:width="4.001cm" svg:height="2.001cm" svg:x="5.881cm" svg:y="0.508cm"><text:p text:style-name="P134"><text:span text:style-name="T60">g1 = input1()</text:span></text:p></draw:rect><draw:line draw:style-name="gr12" draw:text-style-name="P134" svg:x1="6.221cm" svg:y1="0.508cm" svg:x2="6.221cm" svg:y2="2.508cm"><text:p/></draw:line><draw:line draw:style-name="gr12" draw:text-style-name="P139" svg:x1="9.571cm" svg:y1="0.508cm" svg:x2="9.571cm" svg:y2="2.508cm"><text:p/></draw:line></draw:g><draw:frame text:anchor-type="paragraph" draw:z-index="54" draw:style-name="gr15" draw:text-style-name="P140" svg:width="0.636cm" svg:height="0.449cm" svg:x="5.876cm" svg:y="0.108cm"><draw:text-box><text:p><text:span text:style-name="T64">2</text:span></text:p></draw:text-box></draw:frame></text:p>
      <text:p text:style-name="P91"/>
      <text:p text:style-name="P91"/>
      <text:p text:style-name="P91"><draw:line text:anchor-type="paragraph" draw:z-index="43" draw:style-name="gr10" draw:text-style-name="P139" svg:x1="7.886cm" svg:y1="-0.048cm" svg:x2="7.886cm" svg:y2="0.355cm"><text:p/></draw:line><draw:g text:anchor-type="paragraph" draw:z-index="46" draw:style-name="gr2"><draw:rect draw:style-name="gr11" draw:text-style-name="P138" svg:width="4.001cm" svg:height="2.001cm" svg:x="5.904cm" svg:y="0.381cm"><text:p text:style-name="P134"><text:span text:style-name="T60">g2 = input2()</text:span></text:p></draw:rect><draw:line draw:style-name="gr12" draw:text-style-name="P134" svg:x1="6.244cm" svg:y1="0.38cm" svg:x2="6.244cm" svg:y2="2.38cm"><text:p/></draw:line><draw:line draw:style-name="gr12" draw:text-style-name="P139" svg:x1="9.594cm" svg:y1="0.38cm" svg:x2="9.594cm" svg:y2="2.38cm"><text:p/></draw:line></draw:g><draw:frame text:anchor-type="paragraph" draw:z-index="55" draw:style-name="gr15" draw:text-style-name="P140" svg:width="0.636cm" svg:height="0.449cm" svg:x="5.904cm" svg:y="-0.067cm"><draw:text-box><text:p><text:span text:style-name="T64">3</text:span></text:p></draw:text-box></draw:frame></text:p>
      <text:p text:style-name="P91"/>
      <text:p text:style-name="P91"/>
      <text:p text:style-name="P91"><draw:line text:anchor-type="paragraph" draw:z-index="49" draw:style-name="gr10" draw:text-style-name="P134" svg:x1="7.903cm" svg:y1="-0.175cm" svg:x2="7.903cm" svg:y2="0.225cm"><text:p/></draw:line><draw:rect text:anchor-type="paragraph" draw:z-index="48" draw:style-name="gr13" draw:text-style-name="P138" svg:width="4.001cm" svg:height="2.001cm" svg:x="5.9cm" svg:y="0.191cm"><text:p text:style-name="P134"><text:span text:style-name="T60">g3.mul(g1, g2)</text:span></text:p></draw:rect><draw:frame text:anchor-type="paragraph" draw:z-index="56" draw:style-name="gr15" draw:text-style-name="P140" svg:width="0.636cm" svg:height="0.449cm" svg:x="5.9cm" svg:y="-0.175cm"><draw:text-box><text:p><text:span text:style-name="T64">4</text:span></text:p></draw:text-box></draw:frame></text:p>
      <text:p text:style-name="P91"/>
      <text:p text:style-name="P91"><draw:line text:anchor-type="paragraph" draw:z-index="45" draw:style-name="gr10" draw:text-style-name="P134" svg:x1="7.913cm" svg:y1="0.487cm" svg:x2="7.913cm" svg:y2="0.887cm"><text:p/></draw:line><draw:frame text:anchor-type="paragraph" draw:z-index="57" draw:style-name="gr17" draw:text-style-name="P140" svg:width="0.636cm" svg:height="0.408cm" svg:x="5.9cm" svg:y="0.487cm"><draw:text-box><text:p><text:span text:style-name="T64">5</text:span></text:p></draw:text-box></draw:frame></text:p>
      <text:p text:style-name="P91"><draw:g text:anchor-type="paragraph" draw:z-index="50" draw:style-name="gr2"><draw:rect draw:style-name="gr11" draw:text-style-name="P138" svg:width="4.001cm" svg:height="2.001cm" svg:x="5.9cm" svg:y="0.042cm"><text:p text:style-name="P134"><text:span text:style-name="T60">display(g3)</text:span></text:p></draw:rect><draw:line draw:style-name="gr12" draw:text-style-name="P134" svg:x1="6.239cm" svg:y1="0.042cm" svg:x2="6.239cm" svg:y2="2.042cm"><text:p/></draw:line><draw:line draw:style-name="gr12" draw:text-style-name="P139" svg:x1="9.59cm" svg:y1="0.042cm" svg:x2="9.59cm" svg:y2="2.042cm"><text:p/></draw:line></draw:g></text:p>
      <text:p text:style-name="P91"/>
      <text:p text:style-name="P91"><draw:line text:anchor-type="paragraph" draw:z-index="47" draw:style-name="gr10" draw:text-style-name="P134" svg:x1="7.913cm" svg:y1="0.339cm" svg:x2="7.913cm" svg:y2="0.739cm"><text:p/></draw:line><draw:frame text:anchor-type="paragraph" draw:z-index="58" draw:style-name="gr15" draw:text-style-name="P140" svg:width="0.59cm" svg:height="0.449cm" svg:x="5.9cm" svg:y="0.339cm"><draw:text-box><text:p><text:span text:style-name="T64">6</text:span></text:p></draw:text-box></draw:frame></text:p>
      <text:p text:style-name="P91"><draw:custom-shape text:anchor-type="paragraph" draw:z-index="52" draw:style-name="gr14" draw:text-style-name="P138" svg:width="4.005cm" svg:height="1.004cm" svg:x="5.9cm" svg:y="-0.071cm"><text:p text:style-name="P134"><text:span text:style-name="T60">Конец</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text:p>
      <text:p text:style-name="P91"/>
      <text:p text:style-name="P87"><text:span text:style-name="T19">Рисунок </text:span><text:span text:style-name="T15">4</text:span><text:span text:style-name="T19"> — Схема подпрограммы </text:span><text:span text:style-name="T15">mul_Click</text:span></text:p>
      <text:p text:style-name="P91"/>
      <text:p text:style-name="P112"><text:span text:style-name="T21"><text:tab/></text:span><text:span text:style-name="T25">Алгоритм cmp_</text:span><text:span text:style-name="T27">Click</text:span><text:span text:style-name="T25"> </text:span><text:span text:style-name="T21">сравнения дробных чисел</text:span><text:span text:style-name="T25"> в виде схемы программы представлен на рисунке 5. </text:span><text:span text:style-name="T21">Решение начинается с вызова подпрограммы </text:span><text:span text:style-name="T25">input1, </text:span><text:span text:style-name="T21">которая вводит значения целой и дробной частей первого числа</text:span><text:span text:style-name="T25"> </text:span><text:span text:style-name="T21">(блок 2). Далее вызывается подпрограмма </text:span><text:span text:style-name="T25">input2, </text:span><text:span text:style-name="T21">которая вводит значения целой и дробной частей второго числа</text:span><text:span text:style-name="T25"> </text:span><text:span text:style-name="T21">(блок 3). Затем объект </text:span><text:span text:style-name="T25">g3 </text:span><text:span text:style-name="T21">класса </text:span><text:span text:style-name="T25">Fraction </text:span><text:span text:style-name="T21">вызывает метод c</text:span><text:span text:style-name="T25">mp c </text:span><text:span text:style-name="T21">параметрами </text:span><text:span text:style-name="T25">g1 </text:span><text:span text:style-name="T21">и</text:span><text:span text:style-name="T25"> g2 </text:span><text:span text:style-name="T21">(Блок 4). После этого вызывается подпрограмма </text:span><text:span text:style-name="T25">display </text:span><text:span text:style-name="T21">с фактическим параметром </text:span><text:span text:style-name="T25">g3</text:span><text:span text:style-name="T29"> </text:span><text:span text:style-name="T21">(блок 5). Данная подпрограмма выводит переданные ей значения на форму.</text:span></text:p>
      <text:p text:style-name="P113"/>
      <text:p text:style-name="P95"><text:tab/></text:p>
      <text:p text:style-name="P95"/>
      <text:p text:style-name="P95"><draw:frame text:anchor-type="paragraph" draw:z-index="70" draw:style-name="gr15" draw:text-style-name="P140" svg:width="0.636cm" svg:height="0.449cm" svg:x="6.172cm" svg:y="0.543cm"><draw:text-box draw:corner-radius="0.282cm"><text:p><text:span text:style-name="T64">1</text:span></text:p></draw:text-box></draw:frame><text:soft-page-break/></text:p>
      <text:p text:style-name="P95"><draw:g text:anchor-type="paragraph" draw:z-index="76" draw:style-name="gr2"><draw:line draw:style-name="gr12" draw:text-style-name="P134" svg:x1="10.217cm" svg:y1="0.628cm" svg:x2="10.487cm" svg:y2="0.628cm"><text:p/></draw:line><draw:frame draw:style-name="gr16" svg:width="5.116cm" svg:height="1.712cm" svg:x="11.632cm" svg:y="-0.109cm"><draw:text-box><text:p>cmp_Click(System::Object^ sender, System::EventArgs^ e)</text:p></draw:text-box></draw:frame><draw:line draw:style-name="gr12" draw:text-style-name="P134" svg:x1="10.69cm" svg:y1="0.598cm" svg:x2="10.925cm" svg:y2="0.598cm"><text:p/></draw:line><draw:line draw:style-name="gr12" draw:text-style-name="P134" svg:x1="11.19cm" svg:y1="-0.109cm" svg:x2="11.19cm" svg:y2="1.625cm"><text:p/></draw:line><draw:line draw:style-name="gr12" draw:text-style-name="P134" svg:x1="11.19cm" svg:y1="-0.109cm" svg:x2="11.631cm" svg:y2="-0.109cm"><text:p/></draw:line><draw:line draw:style-name="gr12" draw:text-style-name="P134" svg:x1="11.19cm" svg:y1="1.625cm" svg:x2="11.659cm" svg:y2="1.625cm"><text:p/></draw:line></draw:g><draw:custom-shape text:anchor-type="paragraph" draw:z-index="60" draw:style-name="gr9" draw:text-style-name="P138" svg:width="4.001cm" svg:height="1.001cm" svg:x="6.172cm" svg:y="0.139cm"><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text:p>
      <text:p text:style-name="P95"><draw:line text:anchor-type="paragraph" draw:z-index="63" draw:style-name="gr10" draw:text-style-name="P139" svg:x1="8.23cm" svg:y1="0.354cm" svg:x2="8.23cm" svg:y2="0.757cm"><text:p/></draw:line><draw:frame text:anchor-type="paragraph" draw:z-index="71" draw:style-name="gr15" draw:text-style-name="P140" svg:width="0.636cm" svg:height="0.449cm" svg:x="6.172cm" svg:y="0.325cm"><draw:text-box><text:p><text:span text:style-name="T64">2</text:span></text:p></draw:text-box></draw:frame></text:p>
      <text:p text:style-name="P95"><draw:g text:anchor-type="paragraph" draw:z-index="62" draw:style-name="gr2"><draw:rect draw:style-name="gr11" draw:text-style-name="P138" svg:width="4.001cm" svg:height="2.001cm" svg:x="6.172cm" svg:y="-0.079cm"><text:p text:style-name="P134"><text:span text:style-name="T60">g1 = input1()</text:span></text:p></draw:rect><draw:line draw:style-name="gr12" draw:text-style-name="P134" svg:x1="6.511cm" svg:y1="-0.08cm" svg:x2="6.511cm" svg:y2="1.92cm"><text:p/></draw:line><draw:line draw:style-name="gr12" draw:text-style-name="P139" svg:x1="9.862cm" svg:y1="-0.08cm" svg:x2="9.862cm" svg:y2="1.92cm"><text:p/></draw:line></draw:g></text:p>
      <text:p text:style-name="P95"/>
      <text:p text:style-name="P95"><draw:line text:anchor-type="paragraph" draw:z-index="61" draw:style-name="gr10" draw:text-style-name="P139" svg:x1="8.23cm" svg:y1="0.216cm" svg:x2="8.23cm" svg:y2="0.619cm"><text:p/></draw:line><draw:frame text:anchor-type="paragraph" draw:z-index="72" draw:style-name="gr15" draw:text-style-name="P140" svg:width="0.636cm" svg:height="0.449cm" svg:x="6.168cm" svg:y="0.155cm"><draw:text-box><text:p><text:span text:style-name="T64">3</text:span></text:p></draw:text-box></draw:frame></text:p>
      <text:p text:style-name="P95"><draw:g text:anchor-type="paragraph" draw:z-index="64" draw:style-name="gr2"><draw:rect draw:style-name="gr11" draw:text-style-name="P138" svg:width="4.001cm" svg:height="2.001cm" svg:x="6.168cm" svg:y="-0.249cm"><text:p text:style-name="P134"><text:span text:style-name="T60">g2 = input2()</text:span></text:p></draw:rect><draw:line draw:style-name="gr12" draw:text-style-name="P134" svg:x1="6.507cm" svg:y1="-0.249cm" svg:x2="6.507cm" svg:y2="1.751cm"><text:p/></draw:line><draw:line draw:style-name="gr12" draw:text-style-name="P139" svg:x1="9.858cm" svg:y1="-0.249cm" svg:x2="9.858cm" svg:y2="1.751cm"><text:p/></draw:line></draw:g></text:p>
      <text:p text:style-name="P95"/>
      <text:p text:style-name="P95"><draw:line text:anchor-type="paragraph" draw:z-index="66" draw:style-name="gr10" draw:text-style-name="P134" svg:x1="8.221cm" svg:y1="0.048cm" svg:x2="8.221cm" svg:y2="0.448cm"><text:p/></draw:line><draw:rect text:anchor-type="paragraph" draw:z-index="65" draw:style-name="gr13" draw:text-style-name="P138" svg:width="4.001cm" svg:height="2.001cm" svg:x="6.244cm" svg:y="0.45cm"><text:p text:style-name="P134"><text:span text:style-name="T60">g3.cmp(g1, g2)</text:span></text:p></draw:rect><draw:frame text:anchor-type="paragraph" draw:z-index="73" draw:style-name="gr17" draw:text-style-name="P140" svg:width="0.593cm" svg:height="0.408cm" svg:x="6.168cm" svg:y="0.042cm"><draw:text-box><text:p><text:span text:style-name="T64">4</text:span></text:p></draw:text-box></draw:frame></text:p>
      <text:p text:style-name="P95"/>
      <text:p text:style-name="P95"/>
      <text:p text:style-name="P95"><draw:line text:anchor-type="paragraph" draw:z-index="68" draw:style-name="gr10" draw:text-style-name="P134" svg:x1="8.227cm" svg:y1="-0.106cm" svg:x2="8.227cm" svg:y2="0.294cm"><text:p/></draw:line><draw:g text:anchor-type="paragraph" draw:z-index="67" draw:style-name="gr2"><draw:rect draw:style-name="gr11" draw:text-style-name="P138" svg:width="4.001cm" svg:height="2.001cm" svg:x="6.165cm" svg:y="0.339cm"><text:p text:style-name="P134"><text:span text:style-name="T60">display(g3)</text:span></text:p></draw:rect><draw:line draw:style-name="gr12" draw:text-style-name="P134" svg:x1="6.505cm" svg:y1="0.338cm" svg:x2="6.505cm" svg:y2="2.338cm"><text:p/></draw:line><draw:line draw:style-name="gr12" draw:text-style-name="P139" svg:x1="9.855cm" svg:y1="0.338cm" svg:x2="9.855cm" svg:y2="2.338cm"><text:p/></draw:line></draw:g><draw:frame text:anchor-type="paragraph" draw:z-index="74" draw:style-name="gr17" draw:text-style-name="P140" svg:width="0.636cm" svg:height="0.408cm" svg:x="6.165cm" svg:y="-0.106cm"><draw:text-box><text:p><text:span text:style-name="T64">5</text:span></text:p></draw:text-box></draw:frame></text:p>
      <text:p text:style-name="P95"/>
      <text:p text:style-name="P95"/>
      <text:p text:style-name="P95"><draw:line text:anchor-type="paragraph" draw:z-index="77" draw:style-name="gr10" draw:text-style-name="P139" svg:x1="8.211cm" svg:y1="-0.218cm" svg:x2="8.211cm" svg:y2="0.182cm"><text:p/></draw:line><draw:custom-shape text:anchor-type="paragraph" draw:z-index="69" draw:style-name="gr14" draw:text-style-name="P138" svg:width="4.005cm" svg:height="1.004cm" svg:x="6.244cm" svg:y="0.236cm"><text:p text:style-name="P134"><text:span text:style-name="T60">Конец</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frame text:anchor-type="paragraph" draw:z-index="75" draw:style-name="gr15" draw:text-style-name="P140" svg:width="0.59cm" svg:height="0.449cm" svg:x="6.165cm" svg:y="-0.212cm"><draw:text-box><text:p><text:span text:style-name="T64">6</text:span></text:p></draw:text-box></draw:frame></text:p>
      <text:p text:style-name="P95"/>
      <text:p text:style-name="P87"><text:span text:style-name="T19">Рисунок </text:span><text:span text:style-name="T15">5</text:span><text:span text:style-name="T19"> — Схема подпрограммы </text:span><text:span text:style-name="T15">cmp_Click</text:span></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115"><text:soft-page-break/><text:span text:style-name="T25">Алгоритм подпрограммы, которая осуществляет контроль корректности ввода исходных данных</text:span><text:span text:style-name="T11"> </text:span><text:span text:style-name="T25">в виде схемы программы представлен на рисунке </text:span><text:span text:style-name="T11">6</text:span><text:span text:style-name="T25">. Решение начинается с проверки условия </text:span><text:span text:style-name="T11">(б</text:span><text:span text:style-name="T25">лок 2</text:span><text:span text:style-name="T11">). </text:span><text:span text:style-name="T25">Если условие истинно, возвращается </text:span><text:span text:style-name="T11">false </text:span><text:span text:style-name="T25">(блок 3). Далее следует цикл А с счетчиком </text:span><text:span text:style-name="T11">i (</text:span><text:span text:style-name="T25">блоки </text:span><text:span text:style-name="T11">4-7). </text:span><text:span text:style-name="T25">В теле цикла А проверяется условие (блок </text:span><text:span text:style-name="T11">5</text:span><text:span text:style-name="T25">). Если условие истинно, </text:span>т<text:span text:style-name="T25">о </text:span>во<text:span text:style-name="T25">звращается </text:span><text:span text:style-name="T11">false </text:span><text:span text:style-name="T25">(блок </text:span><text:span text:style-name="T11">6</text:span><text:span text:style-name="T25">). После </text:span>заверше<text:span text:style-name="T25">ния цикла А следует цикл В с</text:span>о<text:span text:style-name="T25"> счетчиком </text:span><text:span text:style-name="T11">i </text:span><text:span text:style-name="T25">(блоки </text:span><text:span text:style-name="T11">8</text:span><text:span text:style-name="T25">-</text:span><text:span text:style-name="T11">11</text:span><text:span text:style-name="T25">). В теле цикла В проверяется условие (блок </text:span><text:span text:style-name="T11">9</text:span><text:span text:style-name="T25">). Если условие истинно, </text:span>в<text:span text:style-name="T25">озвращается </text:span><text:span text:style-name="T11">false </text:span><text:span text:style-name="T25">(блок </text:span><text:span text:style-name="T11">10</text:span><text:span text:style-name="T25">). После окончания цикла А следует цикл С с</text:span>о<text:span text:style-name="T25"> счетчиком </text:span><text:span text:style-name="T11">i </text:span><text:span text:style-name="T25">(блоки </text:span><text:span text:style-name="T11">12</text:span><text:span text:style-name="T25">-</text:span><text:span text:style-name="T11">15</text:span><text:span text:style-name="T25">). В теле цикла С проверяется условие (блок </text:span><text:span text:style-name="T11">13</text:span><text:span text:style-name="T25">). Если условие истинно, </text:span>то возвращается<text:span text:style-name="T25"> </text:span><text:span text:style-name="T11">false </text:span><text:span text:style-name="T25">(блок </text:span><text:span text:style-name="T11">14</text:span><text:span text:style-name="T25">). После окончания цикла А следует цикл </text:span><text:span text:style-name="T11">D</text:span><text:span text:style-name="T25"> с</text:span>о<text:span text:style-name="T25"> счетчиком </text:span><text:span text:style-name="T11">i </text:span><text:span text:style-name="T25">(блоки </text:span><text:span text:style-name="T11">16</text:span><text:span text:style-name="T25">-</text:span><text:span text:style-name="T11">19</text:span><text:span text:style-name="T25">). В теле цикла </text:span><text:span text:style-name="T11">D</text:span><text:span text:style-name="T25"> проверяется условие (блок </text:span><text:span text:style-name="T11">17</text:span><text:span text:style-name="T25">). Если условие истинно, </text:span>в<text:span text:style-name="T25">озвращается </text:span><text:span text:style-name="T11">false </text:span><text:span text:style-name="T25">(блок </text:span><text:span text:style-name="T11">18</text:span><text:span text:style-name="T25">). После окончания цикла </text:span><text:span text:style-name="T11">D </text:span><text:span text:style-name="T25">возвращается </text:span><text:span text:style-name="T11">true (</text:span><text:span text:style-name="T25">блок </text:span><text:span text:style-name="T11">20)</text:span><text:span text:style-name="T25">.</text:span></text:p>
      <text:p text:style-name="P96"><draw:frame text:anchor-type="paragraph" draw:z-index="78" draw:style-name="gr18" draw:text-style-name="P141" svg:width="2.206cm" svg:height="0.489cm" svg:x="10.398cm" svg:y="2.522cm"><draw:text-box><text:p><text:span text:style-name="T65">Нет</text:span></text:p></draw:text-box></draw:frame><draw:frame text:anchor-type="paragraph" draw:z-index="79" draw:style-name="gr18" draw:text-style-name="P141" svg:width="2.206cm" svg:height="0.489cm" svg:x="8.303cm" svg:y="4.039cm"><draw:text-box><text:p><text:span text:style-name="T65">Да</text:span></text:p></draw:text-box></draw:frame><draw:line text:anchor-type="paragraph" draw:z-index="80" draw:style-name="gr10" draw:text-style-name="P139" svg:x1="8.097cm" svg:y1="1.825cm" svg:x2="8.097cm" svg:y2="2.225cm"><text:p/></draw:line><draw:custom-shape text:anchor-type="paragraph" draw:z-index="81" draw:style-name="gr14" draw:text-style-name="P138" svg:width="4.001cm" svg:height="1.001cm" svg:x="6.092cm" svg:y="0.826cm"><text:p text:style-name="P134"><text:span text:style-name="T60">Protect ()</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g text:anchor-type="paragraph" draw:z-index="83" draw:style-name="gr2"><draw:line draw:style-name="gr12" draw:text-style-name="P139" svg:x1="5.913cm" svg:y1="3.182cm" svg:x2="5.53cm" svg:y2="3.182cm"><text:p/></draw:line><draw:line draw:style-name="gr12" draw:text-style-name="P139" svg:x1="5.382cm" svg:y1="3.152cm" svg:x2="4.999cm" svg:y2="3.152cm"><text:p/></draw:line><draw:line draw:style-name="gr12" draw:text-style-name="P139" svg:x1="4.955cm" svg:y1="2.312cm" svg:x2="4.955cm" svg:y2="5.194cm"><text:p/></draw:line><draw:line draw:style-name="gr12" draw:text-style-name="P139" svg:x1="4.957cm" svg:y1="5.192cm" svg:x2="4.458cm" svg:y2="5.192cm"><text:p/></draw:line><draw:line draw:style-name="gr12" draw:text-style-name="P139" svg:x1="4.957cm" svg:y1="2.312cm" svg:x2="4.458cm" svg:y2="2.312cm"><text:p/></draw:line><draw:frame draw:style-name="gr20" svg:width="4.881cm" svg:height="3.352cm" svg:x="0.074cm" svg:y="2.312cm"><draw:text-box><text:p><text:span text:style-name="T65">(Длина строки в однострочном редакторе 1 = 0 ) ИЛИ(Длина строки в однострочном редакторе 2 = 0 )</text:span></text:p></draw:text-box></draw:frame></draw:g><draw:line text:anchor-type="paragraph" draw:z-index="84" draw:style-name="gr10" draw:text-style-name="P139" svg:x1="8.125cm" svg:y1="4.196cm" svg:x2="8.125cm" svg:y2="4.596cm"><text:p/></draw:line><draw:rect text:anchor-type="paragraph" draw:z-index="86" draw:style-name="gr13" draw:text-style-name="P138" svg:width="4.001cm" svg:height="2.001cm" svg:x="6.234cm" svg:y="4.688cm"><text:p text:style-name="P134"><text:span text:style-name="T60">Возвратить false</text:span></text:p></draw:rect><draw:line text:anchor-type="paragraph" draw:z-index="87" draw:style-name="gr10" draw:text-style-name="P139" svg:x1="8.067cm" svg:y1="6.688cm" svg:x2="8.067cm" svg:y2="7.088cm"><text:p/></draw:line><draw:g text:anchor-type="paragraph" draw:z-index="88" draw:style-name="gr2"><draw:line draw:style-name="gr6" draw:text-style-name="P139" svg:x1="6.22cm" svg:y1="9.132cm" svg:x2="10.215cm" svg:y2="9.132cm"><text:p/></draw:line><draw:line draw:style-name="gr6" draw:text-style-name="P139" svg:x1="10.21cm" svg:y1="9.133cm" svg:x2="10.21cm" svg:y2="7.574cm"><text:p/></draw:line><draw:line draw:style-name="gr6" draw:text-style-name="P139" svg:x1="6.22cm" svg:y1="9.133cm" svg:x2="6.22cm" svg:y2="7.574cm"><text:p/></draw:line><draw:line draw:style-name="gr6" draw:text-style-name="P139" svg:x1="6.22cm" svg:y1="7.572cm" svg:x2="6.657cm" svg:y2="7.136cm"><text:p/></draw:line><draw:line draw:style-name="gr6" draw:text-style-name="P139" svg:x1="10.212cm" svg:y1="7.575cm" svg:x2="9.779cm" svg:y2="7.142cm"><text:p/></draw:line><draw:line draw:style-name="gr6" draw:text-style-name="P139" svg:x1="6.654cm" svg:y1="7.142cm" svg:x2="9.781cm" svg:y2="7.142cm"><text:p/></draw:line></draw:g><draw:line text:anchor-type="paragraph" draw:z-index="89" draw:style-name="gr10" draw:text-style-name="P139" svg:x1="8.097cm" svg:y1="9.131cm" svg:x2="8.097cm" svg:y2="9.531cm"><text:p/></draw:line><draw:line text:anchor-type="paragraph" draw:z-index="91" draw:style-name="gr10" draw:text-style-name="P139" svg:x1="8.125cm" svg:y1="11.546cm" svg:x2="8.125cm" svg:y2="11.946cm"><text:p/></draw:line><draw:rect text:anchor-type="paragraph" draw:z-index="92" draw:style-name="gr13" draw:text-style-name="P138" svg:width="4.001cm" svg:height="2.001cm" svg:x="6.234cm" svg:y="4.688cm"><text:p text:style-name="P134"><text:span text:style-name="T60">Возвратить false</text:span></text:p></draw:rect><draw:frame text:anchor-type="paragraph" draw:z-index="93" draw:style-name="gr18" draw:text-style-name="P141" svg:width="2.206cm" svg:height="0.489cm" svg:x="8.361cm" svg:y="11.546cm"><draw:text-box><text:p><text:span text:style-name="T65">Да</text:span></text:p></draw:text-box></draw:frame><draw:frame text:anchor-type="paragraph" draw:z-index="95" draw:style-name="gr18" draw:text-style-name="P141" svg:width="2.206cm" svg:height="0.489cm" svg:x="10.123cm" svg:y="9.89cm"><draw:text-box><text:p><text:span text:style-name="T65">Нет</text:span></text:p></draw:text-box></draw:frame><draw:rect text:anchor-type="paragraph" draw:z-index="96" draw:style-name="gr13" draw:text-style-name="P138" svg:width="4.001cm" svg:height="2.001cm" svg:x="6.115cm" svg:y="12.035cm"><text:p text:style-name="P134"><text:span text:style-name="T60">Возвратить false</text:span></text:p></draw:rect><draw:line text:anchor-type="paragraph" draw:z-index="97" draw:style-name="gr10" draw:text-style-name="P139" svg:x1="8.097cm" svg:y1="14.035cm" svg:x2="8.097cm" svg:y2="14.435cm"><text:p/></draw:line><draw:circle text:anchor-type="paragraph" draw:z-index="98" draw:style-name="gr22" draw:text-style-name="P142" svg:width="1.001cm" svg:height="1.001cm" svg:x="11.328cm" svg:y="10.225cm"><text:p text:style-name="P134"><text:span text:style-name="T66">A</text:span></text:p></draw:circle><draw:circle text:anchor-type="paragraph" draw:z-index="99" draw:style-name="gr22" draw:text-style-name="P142" svg:width="1.001cm" svg:height="1.001cm" svg:x="7.632cm" svg:y="14.443cm"><text:p text:style-name="P134"><text:span text:style-name="T66">B</text:span></text:p></draw:circle><draw:g text:anchor-type="paragraph" draw:z-index="100" draw:style-name="gr2"><draw:line draw:style-name="gr12" draw:text-style-name="P139" svg:x1="5.913cm" svg:y1="10.535cm" svg:x2="5.53cm" svg:y2="10.535cm"><text:p/></draw:line><draw:line draw:style-name="gr12" draw:text-style-name="P139" svg:x1="5.382cm" svg:y1="10.504cm" svg:x2="4.999cm" svg:y2="10.504cm"><text:p/></draw:line><draw:line draw:style-name="gr12" draw:text-style-name="P139" svg:x1="4.955cm" svg:y1="9.663cm" svg:x2="4.955cm" svg:y2="12.96cm"><text:p/></draw:line><draw:line draw:style-name="gr12" draw:text-style-name="P139" svg:x1="4.983cm" svg:y1="12.961cm" svg:x2="4.484cm" svg:y2="12.961cm"><text:p/></draw:line><draw:line draw:style-name="gr12" draw:text-style-name="P139" svg:x1="4.957cm" svg:y1="9.662cm" svg:x2="4.458cm" svg:y2="9.662cm"><text:p/></draw:line><draw:frame draw:style-name="gr23" svg:width="4.881cm" svg:height="3.41cm" svg:x="0.074cm" svg:y="9.751cm"><draw:text-box><text:p><text:span text:style-name="T65">НЕ(((код символа i в однострочном редакторе 1 &gt; код символа '0') И (код символа i в однострочном редакторе 1 &lt; код символа '9'')) ИЛИ (код символа i = коду символа ',')))</text:span></text:p></draw:text-box></draw:frame></draw:g><draw:frame text:anchor-type="paragraph" draw:z-index="101" draw:style-name="gr15" draw:text-style-name="P140" svg:width="0.636cm" svg:height="0.449cm" svg:x="6.092cm" svg:y="0.377cm"><draw:text-box><text:p><text:span text:style-name="T64">1</text:span></text:p></draw:text-box></draw:frame><draw:frame text:anchor-type="paragraph" draw:z-index="102" draw:style-name="gr15" draw:text-style-name="P140" svg:width="0.636cm" svg:height="0.449cm" svg:x="6.092cm" svg:y="2.196cm"><draw:text-box><text:p><text:span text:style-name="T64">2</text:span></text:p></draw:text-box></draw:frame><draw:frame text:anchor-type="paragraph" draw:z-index="103" draw:style-name="gr15" draw:text-style-name="P140" svg:width="0.636cm" svg:height="0.449cm" svg:x="6.234cm" svg:y="4.196cm"><draw:text-box><text:p><text:span text:style-name="T64">3</text:span></text:p></draw:text-box></draw:frame><draw:frame text:anchor-type="paragraph" draw:z-index="104" draw:style-name="gr15" draw:text-style-name="P140" svg:width="0.636cm" svg:height="0.449cm" svg:x="6.234cm" svg:y="6.694cm"><draw:text-box><text:p><text:span text:style-name="T64">4</text:span></text:p></draw:text-box></draw:frame><draw:frame text:anchor-type="paragraph" draw:z-index="105" draw:style-name="gr15" draw:text-style-name="P140" svg:width="0.636cm" svg:height="0.449cm" svg:x="6.122cm" svg:y="9.345cm"><draw:text-box><text:p><text:span text:style-name="T64">5</text:span></text:p></draw:text-box></draw:frame><draw:frame text:anchor-type="paragraph" draw:z-index="106" draw:style-name="gr15" draw:text-style-name="P140" svg:width="0.636cm" svg:height="0.449cm" svg:x="6.122cm" svg:y="11.404cm"><draw:text-box><text:p><text:span text:style-name="T64">6</text:span></text:p></draw:text-box></draw:frame><draw:g text:anchor-type="paragraph" draw:z-index="109" draw:style-name="gr2"><draw:line draw:style-name="gr12" draw:text-style-name="P139" svg:x1="10.521cm" svg:y1="8.076cm" svg:x2="10.904cm" svg:y2="8.076cm"><text:p/></draw:line><draw:line draw:style-name="gr12" draw:text-style-name="P139" svg:x1="11.052cm" svg:y1="8.107cm" svg:x2="11.435cm" svg:y2="8.107cm"><text:p/></draw:line><draw:line draw:style-name="gr12" draw:text-style-name="P139" svg:x1="11.483cm" svg:y1="8.951cm" svg:x2="11.483cm" svg:y2="7.217cm"><text:p/></draw:line><draw:line draw:style-name="gr12" draw:text-style-name="P139" svg:x1="11.483cm" svg:y1="7.213cm" svg:x2="11.982cm" svg:y2="7.213cm"><text:p/></draw:line><draw:line draw:style-name="gr12" draw:text-style-name="P139" svg:x1="11.483cm" svg:y1="8.95cm" svg:x2="11.982cm" svg:y2="8.95cm"><text:p/></draw:line></draw:g><draw:custom-shape text:anchor-type="paragraph" draw:z-index="82" draw:style-name="gr19" draw:text-style-name="P141" svg:width="4.001cm" svg:height="2.001cm" svg:x="6.092cm" svg:y="2.196cm"><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85" draw:style-name="gr21" draw:text-style-name="P134" svg:x1="10.093cm" svg:y1="3.149cm" svg:x2="11.421cm" svg:y2="3.149cm"><text:p/></draw:line><draw:custom-shape text:anchor-type="paragraph" draw:z-index="90" draw:style-name="gr19" draw:text-style-name="P141" svg:width="4.001cm" svg:height="2.001cm" svg:x="6.122cm" svg:y="9.546cm"><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94" draw:style-name="gr21" draw:text-style-name="P134" svg:x1="10.123cm" svg:y1="10.527cm" svg:x2="11.451cm" svg:y2="10.527cm"><text:p/></draw:line><draw:line text:anchor-type="paragraph" draw:z-index="107" draw:style-name="gr21" draw:text-style-name="P134" svg:x1="11.421cm" svg:y1="3.149cm" svg:x2="11.421cm" svg:y2="6.897cm"><text:p/></draw:line><draw:line text:anchor-type="paragraph" draw:z-index="108" draw:style-name="gr24" draw:text-style-name="P134" svg:x1="11.421cm" svg:y1="6.897cm" svg:x2="8.066cm" svg:y2="6.897cm"><text:p/></draw:line><draw:frame text:anchor-type="paragraph" draw:z-index="110" draw:style-name="gr25" draw:text-style-name="P141" svg:width="5.822cm" svg:height="2.206cm" svg:x="11.977cm" svg:y="7.213cm"><draw:text-box><text:p><text:span text:style-name="T65"><text:tab/></text:span><text:span text:style-name="T65">Цикл А</text:span></text:p><text:p><text:span text:style-name="T65">0 &lt;= i &lt;= длина строки в однострочном редакторе 1</text:span></text:p></draw:text-box></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6"><draw:circle text:anchor-type="paragraph" draw:z-index="112" draw:style-name="gr22" draw:text-style-name="P142" svg:width="1.001cm" svg:height="1.001cm" svg:x="7.629cm" svg:y="0.235cm"><text:p text:style-name="P134"><text:span text:style-name="T66">B</text:span></text:p></draw:circle><text:soft-page-break/></text:p>
      <text:p text:style-name="P96"><draw:line text:anchor-type="paragraph" draw:z-index="131" draw:style-name="gr10" draw:text-style-name="P139" svg:x1="8.108cm" svg:y1="0.383cm" svg:x2="8.108cm" svg:y2="0.783cm"><text:p/></draw:line><draw:circle text:anchor-type="paragraph" draw:z-index="113" draw:style-name="gr22" draw:text-style-name="P142" svg:width="1.001cm" svg:height="1.001cm" svg:x="11.15cm" svg:y="0.016cm"><text:p text:style-name="P134"><text:span text:style-name="T66">A</text:span></text:p></draw:circle><draw:frame text:anchor-type="paragraph" draw:z-index="144" draw:style-name="gr15" draw:text-style-name="P140" svg:width="0.636cm" svg:height="0.449cm" svg:x="6.057cm" svg:y="0.295cm"><draw:text-box><text:p><text:span text:style-name="T64">7</text:span></text:p></draw:text-box></draw:frame><draw:line text:anchor-type="paragraph" draw:z-index="114" draw:style-name="gr24" draw:text-style-name="P134" svg:x1="11.106cm" svg:y1="0.554cm" svg:x2="8.109cm" svg:y2="0.554cm"><text:p/></draw:line></text:p>
      <text:p text:style-name="P96"><draw:g text:anchor-type="paragraph" draw:z-index="111" draw:style-name="gr2"><draw:line draw:style-name="gr6" draw:text-style-name="P139" svg:x1="10.059cm" svg:y1="-0.11cm" svg:x2="6.061cm" svg:y2="-0.11cm"><text:p/></draw:line><draw:line draw:style-name="gr6" draw:text-style-name="P139" svg:x1="6.061cm" svg:y1="-0.11cm" svg:x2="6.061cm" svg:y2="1.448cm"><text:p/></draw:line><draw:line draw:style-name="gr6" draw:text-style-name="P139" svg:x1="10.058cm" svg:y1="-0.11cm" svg:x2="10.058cm" svg:y2="1.448cm"><text:p/></draw:line><draw:line draw:style-name="gr6" draw:text-style-name="P139" svg:x1="10.058cm" svg:y1="1.457cm" svg:x2="9.621cm" svg:y2="1.893cm"><text:p/></draw:line><draw:line draw:style-name="gr6" draw:text-style-name="P139" svg:x1="6.061cm" svg:y1="1.457cm" svg:x2="6.494cm" svg:y2="1.89cm"><text:p/></draw:line><draw:line draw:style-name="gr6" draw:text-style-name="P139" svg:x1="9.622cm" svg:y1="1.882cm" svg:x2="6.493cm" svg:y2="1.882cm"><text:p/></draw:line><draw:frame draw:style-name="gr26" draw:text-style-name="P138" svg:width="4cm" svg:height="1.994cm" svg:x="6.057cm" svg:y="-0.109cm"><draw:text-box><text:p text:style-name="P134"><text:span text:style-name="T60"/></text:p><text:p text:style-name="P134"><text:span text:style-name="T60">Цикл </text:span><text:span text:style-name="T67">A</text:span></text:p><text:p text:style-name="P134"><text:span text:style-name="T67">i</text:span></text:p></draw:text-box></draw:frame></draw:g></text:p>
      <text:p text:style-name="P96"/>
      <text:p text:style-name="P95"><draw:line text:anchor-type="paragraph" draw:z-index="117" draw:style-name="gr10" draw:text-style-name="P139" svg:x1="8.132cm" svg:y1="0.179cm" svg:x2="8.132cm" svg:y2="0.579cm"><text:p/></draw:line><draw:frame text:anchor-type="paragraph" draw:z-index="145" draw:style-name="gr15" draw:text-style-name="P140" svg:width="0.636cm" svg:height="0.449cm" svg:x="6.061cm" svg:y="0.183cm"><draw:text-box><text:p><text:span text:style-name="T64">8</text:span></text:p></draw:text-box></draw:frame></text:p>
      <text:p text:style-name="P95"><draw:g text:anchor-type="paragraph" draw:z-index="129" draw:style-name="gr2"><draw:line draw:style-name="gr6" draw:text-style-name="P139" svg:x1="6.059cm" svg:y1="1.711cm" svg:x2="10.054cm" svg:y2="1.711cm"><text:p/></draw:line><draw:line draw:style-name="gr6" draw:text-style-name="P139" svg:x1="10.049cm" svg:y1="1.712cm" svg:x2="10.049cm" svg:y2="0.153cm"><text:p/></draw:line><draw:line draw:style-name="gr6" draw:text-style-name="P139" svg:x1="6.059cm" svg:y1="1.712cm" svg:x2="6.059cm" svg:y2="0.153cm"><text:p/></draw:line><draw:line draw:style-name="gr6" draw:text-style-name="P139" svg:x1="6.059cm" svg:y1="0.151cm" svg:x2="6.496cm" svg:y2="-0.285cm"><text:p/></draw:line><draw:line draw:style-name="gr6" draw:text-style-name="P139" svg:x1="10.054cm" svg:y1="0.154cm" svg:x2="9.621cm" svg:y2="-0.279cm"><text:p/></draw:line><draw:line draw:style-name="gr6" draw:text-style-name="P139" svg:x1="6.493cm" svg:y1="-0.279cm" svg:x2="9.62cm" svg:y2="-0.279cm"><text:p/></draw:line></draw:g><draw:g text:anchor-type="paragraph" draw:z-index="155" draw:style-name="gr2"><draw:line draw:style-name="gr12" draw:text-style-name="P139" svg:x1="10.048cm" svg:y1="0.838cm" svg:x2="10.431cm" svg:y2="0.838cm"><text:p/></draw:line><draw:line draw:style-name="gr12" draw:text-style-name="P139" svg:x1="10.58cm" svg:y1="0.868cm" svg:x2="10.963cm" svg:y2="0.868cm"><text:p/></draw:line><draw:line draw:style-name="gr12" draw:text-style-name="P139" svg:x1="11.007cm" svg:y1="1.711cm" svg:x2="11.007cm" svg:y2="-0.023cm"><text:p/></draw:line><draw:line draw:style-name="gr12" draw:text-style-name="P139" svg:x1="11.007cm" svg:y1="-0.024cm" svg:x2="11.506cm" svg:y2="-0.024cm"><text:p/></draw:line><draw:line draw:style-name="gr12" draw:text-style-name="P139" svg:x1="11.007cm" svg:y1="1.711cm" svg:x2="11.506cm" svg:y2="1.711cm"><text:p/></draw:line></draw:g><draw:frame text:anchor-type="paragraph" draw:z-index="157" draw:style-name="gr25" draw:text-style-name="P141" svg:width="5.822cm" svg:height="2.206cm" svg:x="11.478cm" svg:y="-0.025cm"><draw:text-box><text:p><text:span text:style-name="T65"><text:tab/></text:span><text:span text:style-name="T65">Цикл B</text:span></text:p><text:p><text:span text:style-name="T65">0 &lt;= i &lt;= длина строки в однострочном редакторе 2</text:span></text:p></draw:text-box></draw:frame></text:p>
      <text:p text:style-name="P95"/>
      <text:p text:style-name="P95"><draw:line text:anchor-type="paragraph" draw:z-index="130" draw:style-name="gr10" draw:text-style-name="P139" svg:x1="8.162cm" svg:y1="0.007cm" svg:x2="8.162cm" svg:y2="0.407cm"><text:p/></draw:line><draw:custom-shape text:anchor-type="paragraph" draw:z-index="132" draw:style-name="gr27" draw:text-style-name="P141" svg:width="4.001cm" svg:height="2.001cm" svg:x="6.08cm" svg:y="0.395cm"><text:p/><draw:enhanced-geometry svg:viewBox="0 0 21600 21600" draw:glue-points="10800 0 0 10800 10800 21600 21600 10800" draw:text-areas="5400 5400 16200 16200" draw:type="diamond" draw:enhanced-path="M 10800 0 L 21600 10800 10800 21600 0 10800 10800 0 Z N"/></draw:custom-shape><draw:g text:anchor-type="paragraph" draw:z-index="156" draw:style-name="gr2"><draw:line draw:style-name="gr12" draw:text-style-name="P139" svg:x1="6.082cm" svg:y1="1.423cm" svg:x2="5.699cm" svg:y2="1.423cm"><text:p/></draw:line><draw:line draw:style-name="gr12" draw:text-style-name="P139" svg:x1="5.553cm" svg:y1="1.39cm" svg:x2="5.17cm" svg:y2="1.39cm"><text:p/></draw:line><draw:line draw:style-name="gr12" draw:text-style-name="P139" svg:x1="5.124cm" svg:y1="0.55cm" svg:x2="5.124cm" svg:y2="3.847cm"><text:p/></draw:line><draw:line draw:style-name="gr12" draw:text-style-name="P139" svg:x1="5.153cm" svg:y1="3.847cm" svg:x2="4.654cm" svg:y2="3.847cm"><text:p/></draw:line><draw:line draw:style-name="gr12" draw:text-style-name="P139" svg:x1="5.125cm" svg:y1="0.55cm" svg:x2="4.626cm" svg:y2="0.55cm"><text:p/></draw:line><draw:frame draw:style-name="gr23" svg:width="4.881cm" svg:height="3.41cm" svg:x="0.242cm" svg:y="0.638cm"><draw:text-box><text:p><text:span text:style-name="T65">НЕ(((код символа i в однострочном редакторе 3 &gt; код символа '0') И (код символа i в однострочном редакторе 3 &lt; код символа '9'')) ИЛИ (код символа i = коду символа ',')))</text:span></text:p></draw:text-box></draw:frame></draw:g><draw:frame text:anchor-type="paragraph" draw:z-index="146" draw:style-name="gr15" draw:text-style-name="P140" svg:width="0.636cm" svg:height="0.449cm" svg:x="6.08cm" svg:y="0.009cm"><draw:text-box><text:p><text:span text:style-name="T64">9</text:span></text:p></draw:text-box></draw:frame></text:p>
      <text:p text:style-name="P95"><draw:line text:anchor-type="paragraph" draw:z-index="121" draw:style-name="gr28" draw:text-style-name="P134" svg:x1="10.08cm" svg:y1="0.485cm" svg:x2="11.073cm" svg:y2="0.485cm"><text:p/></draw:line><draw:line text:anchor-type="paragraph" draw:z-index="140" draw:style-name="gr28" draw:text-style-name="P134" svg:x1="11.074cm" svg:y1="0.485cm" svg:x2="11.074cm" svg:y2="4.288cm"><text:p/></draw:line><draw:frame text:anchor-type="paragraph" draw:z-index="122" draw:style-name="gr18" draw:text-style-name="P141" svg:width="2.206cm" svg:height="0.489cm" svg:x="10.201cm" svg:y="-0.004cm"><draw:text-box><text:p><text:span text:style-name="T65">Нет</text:span></text:p></draw:text-box></draw:frame></text:p>
      <text:p text:style-name="P95"><draw:frame text:anchor-type="paragraph" draw:z-index="147" draw:style-name="gr30" draw:text-style-name="P140" svg:width="0.673cm" svg:height="0.622cm" svg:x="6.02cm" svg:y="0.453cm"><draw:text-box><text:p><text:span text:style-name="T64">10</text:span></text:p></draw:text-box></draw:frame></text:p>
      <text:p text:style-name="P95"><draw:rect text:anchor-type="paragraph" draw:z-index="137" draw:style-name="gr13" draw:text-style-name="P138" svg:width="4.001cm" svg:height="2.001cm" svg:x="6.02cm" svg:y="0.222cm"><text:p text:style-name="P134"><text:span text:style-name="T60">Возвратить false</text:span></text:p></draw:rect><draw:line text:anchor-type="paragraph" draw:z-index="116" draw:style-name="gr10" draw:text-style-name="P139" svg:x1="8.16cm" svg:y1="-0.16cm" svg:x2="8.16cm" svg:y2="0.24cm"><text:p/></draw:line><draw:frame text:anchor-type="paragraph" draw:z-index="134" draw:style-name="gr18" draw:text-style-name="P141" svg:width="2.206cm" svg:height="0.489cm" svg:x="8.583cm" svg:y="-0.266cm"><draw:text-box><text:p><text:span text:style-name="T65">Да</text:span></text:p></draw:text-box></draw:frame></text:p>
      <text:p text:style-name="P95"/>
      <text:p text:style-name="P95"><draw:line text:anchor-type="paragraph" draw:z-index="142" draw:style-name="gr10" draw:text-style-name="P139" svg:x1="8.116cm" svg:y1="0.519cm" svg:x2="8.116cm" svg:y2="1.147cm"><text:p/></draw:line></text:p>
      <text:p text:style-name="P95"><draw:line text:anchor-type="paragraph" draw:z-index="141" draw:style-name="gr29" draw:text-style-name="P134" svg:x1="11.074cm" svg:y1="0.028cm" svg:x2="8.116cm" svg:y2="0.028cm"><text:p/></draw:line><draw:g text:anchor-type="paragraph" draw:z-index="139" draw:style-name="gr2"><draw:line draw:style-name="gr6" draw:text-style-name="P139" svg:x1="10.05cm" svg:y1="0.289cm" svg:x2="6.052cm" svg:y2="0.289cm"><text:p/></draw:line><draw:line draw:style-name="gr6" draw:text-style-name="P139" svg:x1="6.052cm" svg:y1="0.289cm" svg:x2="6.052cm" svg:y2="1.847cm"><text:p/></draw:line><draw:line draw:style-name="gr6" draw:text-style-name="P139" svg:x1="10.048cm" svg:y1="0.289cm" svg:x2="10.048cm" svg:y2="1.847cm"><text:p/></draw:line><draw:line draw:style-name="gr6" draw:text-style-name="P139" svg:x1="10.047cm" svg:y1="1.854cm" svg:x2="9.61cm" svg:y2="2.29cm"><text:p/></draw:line><draw:line draw:style-name="gr6" draw:text-style-name="P139" svg:x1="6.052cm" svg:y1="1.854cm" svg:x2="6.485cm" svg:y2="2.287cm"><text:p/></draw:line><draw:line draw:style-name="gr6" draw:text-style-name="P139" svg:x1="9.613cm" svg:y1="2.279cm" svg:x2="6.484cm" svg:y2="2.279cm"><text:p/></draw:line><draw:frame draw:style-name="gr26" draw:text-style-name="P138" svg:width="4cm" svg:height="1.994cm" svg:x="6.047cm" svg:y="0.289cm"><draw:text-box><text:p text:style-name="P134"><text:span text:style-name="T60"/></text:p><text:p text:style-name="P134"><text:span text:style-name="T60">Цикл </text:span><text:span text:style-name="T67">В</text:span></text:p><text:p text:style-name="P134"><text:span text:style-name="T67">i</text:span></text:p></draw:text-box></draw:frame></draw:g><draw:frame text:anchor-type="paragraph" draw:z-index="148" draw:style-name="gr15" draw:text-style-name="P140" svg:width="0.636cm" svg:height="0.449cm" svg:x="6.047cm" svg:y="-0.159cm"><draw:text-box><text:p><text:span text:style-name="T64">11</text:span></text:p></draw:text-box></draw:frame></text:p>
      <text:p text:style-name="P95"/>
      <text:p text:style-name="P95"/>
      <text:p text:style-name="P95"><draw:g text:anchor-type="paragraph" draw:z-index="115" draw:style-name="gr2"><draw:line draw:style-name="gr6" draw:text-style-name="P139" svg:x1="6.057cm" svg:y1="2.443cm" svg:x2="10.052cm" svg:y2="2.443cm"><text:p/></draw:line><draw:line draw:style-name="gr6" draw:text-style-name="P139" svg:x1="10.047cm" svg:y1="2.448cm" svg:x2="10.047cm" svg:y2="0.889cm"><text:p/></draw:line><draw:line draw:style-name="gr6" draw:text-style-name="P139" svg:x1="6.057cm" svg:y1="2.448cm" svg:x2="6.057cm" svg:y2="0.889cm"><text:p/></draw:line><draw:line draw:style-name="gr6" draw:text-style-name="P139" svg:x1="6.057cm" svg:y1="0.889cm" svg:x2="6.494cm" svg:y2="0.453cm"><text:p/></draw:line><draw:line draw:style-name="gr6" draw:text-style-name="P139" svg:x1="10.052cm" svg:y1="0.889cm" svg:x2="9.619cm" svg:y2="0.456cm"><text:p/></draw:line><draw:line draw:style-name="gr6" draw:text-style-name="P139" svg:x1="6.491cm" svg:y1="0.457cm" svg:x2="9.618cm" svg:y2="0.457cm"><text:p/></draw:line></draw:g><draw:line text:anchor-type="paragraph" draw:z-index="133" draw:style-name="gr10" draw:text-style-name="P139" svg:x1="8.142cm" svg:y1="-0.273cm" svg:x2="8.161cm" svg:y2="0.457cm"><text:p/></draw:line><draw:frame text:anchor-type="paragraph" draw:z-index="149" draw:style-name="gr15" draw:text-style-name="P140" svg:width="0.636cm" svg:height="0.449cm" svg:x="6.057cm" svg:y="0.005cm"><draw:text-box><text:p><text:span text:style-name="T64">12</text:span></text:p></draw:text-box></draw:frame></text:p>
      <text:p text:style-name="P95"><draw:g text:anchor-type="paragraph" draw:z-index="154" draw:style-name="gr2"><draw:line draw:style-name="gr12" draw:text-style-name="P139" svg:x1="10.052cm" svg:y1="0.72cm" svg:x2="10.435cm" svg:y2="0.72cm"><text:p/></draw:line><draw:line draw:style-name="gr12" draw:text-style-name="P139" svg:x1="10.584cm" svg:y1="0.751cm" svg:x2="10.967cm" svg:y2="0.751cm"><text:p/></draw:line><draw:line draw:style-name="gr12" draw:text-style-name="P139" svg:x1="11.011cm" svg:y1="1.593cm" svg:x2="11.011cm" svg:y2="-0.141cm"><text:p/></draw:line><draw:line draw:style-name="gr12" draw:text-style-name="P139" svg:x1="11.011cm" svg:y1="-0.142cm" svg:x2="11.51cm" svg:y2="-0.142cm"><text:p/></draw:line><draw:line draw:style-name="gr12" draw:text-style-name="P139" svg:x1="11.011cm" svg:y1="1.593cm" svg:x2="11.51cm" svg:y2="1.593cm"><text:p/></draw:line></draw:g><draw:frame text:anchor-type="paragraph" draw:z-index="158" draw:style-name="gr25" draw:text-style-name="P141" svg:width="5.822cm" svg:height="2.206cm" svg:x="11.509cm" svg:y="-0.143cm"><draw:text-box><text:p><text:span text:style-name="T65"><text:tab/></text:span><text:span text:style-name="T65">Цикл C</text:span></text:p><text:p><text:span text:style-name="T65">0 &lt;= i &lt;= длина строки в однострочном редакторе 3</text:span></text:p></draw:text-box></draw:frame></text:p>
      <text:p text:style-name="P95"/>
      <text:p text:style-name="P95"><draw:line text:anchor-type="paragraph" draw:z-index="119" draw:style-name="gr10" draw:text-style-name="P139" svg:x1="8.134cm" svg:y1="-0.11cm" svg:x2="8.134cm" svg:y2="0.29cm"><text:p/></draw:line><draw:custom-shape text:anchor-type="paragraph" draw:z-index="118" draw:style-name="gr27" draw:text-style-name="P141" svg:width="4.001cm" svg:height="2.001cm" svg:x="6.078cm" svg:y="0.3cm"><text:p/><draw:enhanced-geometry svg:viewBox="0 0 21600 21600" draw:glue-points="10800 0 0 10800 10800 21600 21600 10800" draw:text-areas="5400 5400 16200 16200" draw:type="diamond" draw:enhanced-path="M 10800 0 L 21600 10800 10800 21600 0 10800 10800 0 Z N"/></draw:custom-shape><draw:g text:anchor-type="paragraph" draw:z-index="153" draw:style-name="gr2"><draw:line draw:style-name="gr12" draw:text-style-name="P139" svg:x1="6.079cm" svg:y1="1.327cm" svg:x2="5.696cm" svg:y2="1.327cm"><text:p/></draw:line><draw:line draw:style-name="gr12" draw:text-style-name="P139" svg:x1="5.548cm" svg:y1="1.297cm" svg:x2="5.165cm" svg:y2="1.297cm"><text:p/></draw:line><draw:line draw:style-name="gr12" draw:text-style-name="P139" svg:x1="5.121cm" svg:y1="0.455cm" svg:x2="5.121cm" svg:y2="3.752cm"><text:p/></draw:line><draw:line draw:style-name="gr12" draw:text-style-name="P139" svg:x1="5.15cm" svg:y1="3.752cm" svg:x2="4.651cm" svg:y2="3.752cm"><text:p/></draw:line><draw:line draw:style-name="gr12" draw:text-style-name="P139" svg:x1="5.123cm" svg:y1="0.455cm" svg:x2="4.624cm" svg:y2="0.455cm"><text:p/></draw:line><draw:frame draw:style-name="gr23" svg:width="4.881cm" svg:height="3.41cm" svg:x="0.24cm" svg:y="0.543cm"><draw:text-box><text:p><text:span text:style-name="T65">НЕ(((код символа i в однострочном редакторе 2 &gt; код символа '1') И (код символа i в однострочном редакторе 2 &lt; код символа '9'')) ИЛИ (код символа i = коду символа ',')))</text:span></text:p></draw:text-box></draw:frame></draw:g><draw:frame text:anchor-type="paragraph" draw:z-index="150" draw:style-name="gr15" draw:text-style-name="P140" svg:width="0.636cm" svg:height="0.449cm" svg:x="6.078cm" svg:y="0.15cm"><draw:text-box><text:p><text:span text:style-name="T64">13</text:span></text:p></draw:text-box></draw:frame></text:p>
      <text:p text:style-name="P95"><draw:line text:anchor-type="paragraph" draw:z-index="126" draw:style-name="gr28" draw:text-style-name="P134" svg:x1="11.03cm" svg:y1="0.466cm" svg:x2="11.03cm" svg:y2="4.269cm"><text:p/></draw:line><draw:line text:anchor-type="paragraph" draw:z-index="135" draw:style-name="gr28" draw:text-style-name="P134" svg:x1="10.037cm" svg:y1="0.465cm" svg:x2="11.03cm" svg:y2="0.465cm"><text:p/></draw:line><draw:frame text:anchor-type="paragraph" draw:z-index="136" draw:style-name="gr18" draw:text-style-name="P141" svg:width="2.206cm" svg:height="0.489cm" svg:x="10.202cm" svg:y="-0.023cm"><draw:text-box><text:p><text:span text:style-name="T65">Нет</text:span></text:p></draw:text-box></draw:frame></text:p>
      <text:p text:style-name="P95"><draw:frame text:anchor-type="paragraph" draw:z-index="120" draw:style-name="gr18" draw:text-style-name="P141" svg:width="2.206cm" svg:height="0.489cm" svg:x="8.581cm" svg:y="0.517cm"><draw:text-box><text:p><text:span text:style-name="T65">Да</text:span></text:p></draw:text-box></draw:frame><draw:frame text:anchor-type="paragraph" draw:z-index="151" draw:style-name="gr15" draw:text-style-name="P140" svg:width="0.636cm" svg:height="0.449cm" svg:x="6.045cm" svg:y="0.557cm"><draw:text-box><text:p><text:span text:style-name="T64">14</text:span></text:p></draw:text-box></draw:frame></text:p>
      <text:p text:style-name="P95"><draw:line text:anchor-type="paragraph" draw:z-index="128" draw:style-name="gr10" draw:text-style-name="P139" svg:x1="8.144cm" svg:y1="-0.256cm" svg:x2="8.144cm" svg:y2="0.144cm"><text:p/></draw:line><draw:rect text:anchor-type="paragraph" draw:z-index="123" draw:style-name="gr13" draw:text-style-name="P138" svg:width="4.001cm" svg:height="2.001cm" svg:x="6.045cm" svg:y="0.153cm"><text:p text:style-name="P134"><text:span text:style-name="T60">Возвратить false</text:span></text:p></draw:rect></text:p>
      <text:p text:style-name="P95"/>
      <text:p text:style-name="P95"><draw:line text:anchor-type="paragraph" draw:z-index="124" draw:style-name="gr10" draw:text-style-name="P139" svg:x1="8.137cm" svg:y1="0.45cm" svg:x2="8.142cm" svg:y2="1.242cm"><text:p/></draw:line></text:p>
      <text:p text:style-name="P95"><draw:line text:anchor-type="paragraph" draw:z-index="127" draw:style-name="gr29" draw:text-style-name="P134" svg:x1="11.03cm" svg:y1="0.009cm" svg:x2="8.169cm" svg:y2="0.009cm"><text:p/></draw:line><draw:g text:anchor-type="paragraph" draw:z-index="125" draw:style-name="gr2"><draw:line draw:style-name="gr6" draw:text-style-name="P139" svg:x1="10.049cm" svg:y1="0.363cm" svg:x2="6.051cm" svg:y2="0.363cm"><text:p/></draw:line><draw:line draw:style-name="gr6" draw:text-style-name="P139" svg:x1="6.051cm" svg:y1="0.363cm" svg:x2="6.051cm" svg:y2="1.921cm"><text:p/></draw:line><draw:line draw:style-name="gr6" draw:text-style-name="P139" svg:x1="10.048cm" svg:y1="0.363cm" svg:x2="10.048cm" svg:y2="1.921cm"><text:p/></draw:line><draw:line draw:style-name="gr6" draw:text-style-name="P139" svg:x1="10.048cm" svg:y1="1.928cm" svg:x2="9.611cm" svg:y2="2.364cm"><text:p/></draw:line><draw:line draw:style-name="gr6" draw:text-style-name="P139" svg:x1="6.051cm" svg:y1="1.928cm" svg:x2="6.484cm" svg:y2="2.361cm"><text:p/></draw:line><draw:line draw:style-name="gr6" draw:text-style-name="P139" svg:x1="9.612cm" svg:y1="2.353cm" svg:x2="6.483cm" svg:y2="2.353cm"><text:p/></draw:line><draw:frame draw:style-name="gr26" draw:text-style-name="P138" svg:width="4cm" svg:height="1.994cm" svg:x="6.048cm" svg:y="0.363cm"><draw:text-box><text:p text:style-name="P134"><text:span text:style-name="T60"/></text:p><text:p text:style-name="P134"><text:span text:style-name="T60">Цикл С</text:span></text:p><text:p text:style-name="P134"><text:span text:style-name="T67">i</text:span></text:p></draw:text-box></draw:frame></draw:g><draw:frame text:anchor-type="paragraph" draw:z-index="152" draw:style-name="gr15" draw:text-style-name="P140" svg:width="0.636cm" svg:height="0.449cm" svg:x="6.052cm" svg:y="-0.085cm"><draw:text-box><text:p><text:span text:style-name="T64">15</text:span></text:p></draw:text-box></draw:frame></text:p>
      <text:p text:style-name="P95"/>
      <text:p text:style-name="P95"/>
      <text:p text:style-name="P95"><draw:line text:anchor-type="paragraph" draw:z-index="138" draw:style-name="gr10" draw:text-style-name="P139" svg:x1="8.142cm" svg:y1="0.812cm" svg:x2="8.14cm" svg:y2="-0.199cm"><text:p/></draw:line></text:p>
      <text:p text:style-name="P95"><draw:circle text:anchor-type="paragraph" draw:z-index="143" draw:style-name="gr22" draw:text-style-name="P142" svg:width="1.001cm" svg:height="1.001cm" svg:x="7.646cm" svg:y="-0.014cm"><text:p text:style-name="P134"><text:span text:style-name="T66">C</text:span></text:p></draw:circle></text:p>
      <text:p text:style-name="P95"/>
      <text:p text:style-name="P95"/>
      <text:p text:style-name="P95"><draw:circle text:anchor-type="paragraph" draw:z-index="159" draw:style-name="gr22" draw:text-style-name="P142" svg:width="1.001cm" svg:height="1.001cm" svg:x="8.52cm" svg:y="0.478cm"><text:p text:style-name="P134"><text:span text:style-name="T66">C</text:span></text:p></draw:circle><text:soft-page-break/></text:p>
      <text:p text:style-name="P96"><draw:frame text:anchor-type="paragraph" draw:z-index="177" draw:style-name="gr15" draw:text-style-name="P140" svg:width="0.636cm" svg:height="0.449cm" svg:x="6.953cm" svg:y="0.42cm"><draw:text-box><text:p><text:span text:style-name="T64">16</text:span></text:p></draw:text-box></draw:frame></text:p>
      <text:p text:style-name="P95"><draw:line text:anchor-type="paragraph" draw:z-index="160" draw:style-name="gr10" draw:text-style-name="P139" svg:x1="8.985cm" svg:y1="-0.226cm" svg:x2="8.985cm" svg:y2="0.174cm"><text:p/></draw:line><draw:line text:anchor-type="paragraph" draw:z-index="161" draw:style-name="gr10" draw:text-style-name="P139" svg:x1="8.985cm" svg:y1="-0.242cm" svg:x2="8.985cm" svg:y2="0.158cm"><text:p/></draw:line><draw:g text:anchor-type="paragraph" draw:z-index="162" draw:style-name="gr2"><draw:line draw:style-name="gr6" draw:text-style-name="P139" svg:x1="6.989cm" svg:y1="2.168cm" svg:x2="10.984cm" svg:y2="2.168cm"><text:p/></draw:line><draw:line draw:style-name="gr6" draw:text-style-name="P139" svg:x1="10.982cm" svg:y1="2.171cm" svg:x2="10.982cm" svg:y2="0.612cm"><text:p/></draw:line><draw:line draw:style-name="gr6" draw:text-style-name="P139" svg:x1="6.989cm" svg:y1="2.171cm" svg:x2="6.989cm" svg:y2="0.612cm"><text:p/></draw:line><draw:line draw:style-name="gr6" draw:text-style-name="P139" svg:x1="6.989cm" svg:y1="0.61cm" svg:x2="7.426cm" svg:y2="0.174cm"><text:p/></draw:line><draw:line draw:style-name="gr6" draw:text-style-name="P139" svg:x1="10.984cm" svg:y1="0.613cm" svg:x2="10.551cm" svg:y2="0.18cm"><text:p/></draw:line><draw:line draw:style-name="gr6" draw:text-style-name="P139" svg:x1="7.426cm" svg:y1="0.18cm" svg:x2="10.553cm" svg:y2="0.18cm"><text:p/></draw:line></draw:g><draw:g text:anchor-type="paragraph" draw:z-index="186" draw:style-name="gr2"><draw:line draw:style-name="gr12" draw:text-style-name="P139" svg:x1="6.987cm" svg:y1="1.325cm" svg:x2="6.604cm" svg:y2="1.325cm"><text:p/></draw:line><draw:line draw:style-name="gr12" draw:text-style-name="P139" svg:x1="6.457cm" svg:y1="1.294cm" svg:x2="6.074cm" svg:y2="1.294cm"><text:p/></draw:line><draw:line draw:style-name="gr12" draw:text-style-name="P139" svg:x1="6.029cm" svg:y1="0.456cm" svg:x2="6.029cm" svg:y2="3.753cm"><text:p/></draw:line><draw:line draw:style-name="gr12" draw:text-style-name="P139" svg:x1="6.057cm" svg:y1="3.75cm" svg:x2="5.558cm" svg:y2="3.75cm"><text:p/></draw:line><draw:line draw:style-name="gr12" draw:text-style-name="P139" svg:x1="6.032cm" svg:y1="0.452cm" svg:x2="5.533cm" svg:y2="0.452cm"><text:p/></draw:line><draw:frame draw:style-name="gr23" svg:width="4.881cm" svg:height="3.41cm" svg:x="1.148cm" svg:y="0.542cm"><draw:text-box><text:p><text:span text:style-name="T65">НЕ(((код символа i в однострочном редакторе 4 &gt; код символа '1') И (код символа i в однострочном редакторе 4 &lt; код символа '9'')) ИЛИ (код символа i = коду символа ',')))</text:span></text:p></draw:text-box></draw:frame></draw:g><draw:g text:anchor-type="paragraph" draw:z-index="185" draw:style-name="gr2"><draw:line draw:style-name="gr12" draw:text-style-name="P139" svg:x1="10.978cm" svg:y1="1.041cm" svg:x2="11.361cm" svg:y2="1.041cm"><text:p/></draw:line><draw:line draw:style-name="gr12" draw:text-style-name="P139" svg:x1="11.511cm" svg:y1="1.071cm" svg:x2="11.894cm" svg:y2="1.071cm"><text:p/></draw:line><draw:line draw:style-name="gr12" draw:text-style-name="P139" svg:x1="11.938cm" svg:y1="1.913cm" svg:x2="11.938cm" svg:y2="0.179cm"><text:p/></draw:line><draw:line draw:style-name="gr12" draw:text-style-name="P139" svg:x1="11.938cm" svg:y1="0.178cm" svg:x2="12.437cm" svg:y2="0.178cm"><text:p/></draw:line><draw:line draw:style-name="gr12" draw:text-style-name="P139" svg:x1="11.938cm" svg:y1="1.914cm" svg:x2="12.437cm" svg:y2="1.914cm"><text:p/></draw:line></draw:g><draw:frame text:anchor-type="paragraph" draw:z-index="187" draw:style-name="gr25" draw:text-style-name="P141" svg:width="5.822cm" svg:height="2.206cm" svg:x="12.686cm" svg:y="0.025cm"><draw:text-box><text:p><text:span text:style-name="T65"><text:tab/></text:span><text:span text:style-name="T65">Цикл D</text:span></text:p><text:p><text:span text:style-name="T65">0 &lt;= i &lt;= длина строки в однострочном редакторе 4</text:span></text:p></draw:text-box></draw:frame></text:p>
      <text:p text:style-name="P95"/>
      <text:p text:style-name="P95"><draw:line text:anchor-type="paragraph" draw:z-index="163" draw:style-name="gr10" draw:text-style-name="P139" svg:x1="8.985cm" svg:y1="0.468cm" svg:x2="8.985cm" svg:y2="0.868cm"><text:p/></draw:line><draw:line text:anchor-type="paragraph" draw:z-index="164" draw:style-name="gr10" draw:text-style-name="P139" svg:x1="8.985cm" svg:y1="0.432cm" svg:x2="8.985cm" svg:y2="0.832cm"><text:p/></draw:line></text:p>
      <text:p text:style-name="P95"><draw:custom-shape text:anchor-type="paragraph" draw:z-index="165" draw:style-name="gr27" draw:text-style-name="P141" svg:width="4.001cm" svg:height="2.001cm" svg:x="7.01cm" svg:y="-0.005cm"><text:p/><draw:enhanced-geometry svg:viewBox="0 0 21600 21600" draw:glue-points="10800 0 0 10800 10800 21600 21600 10800" draw:text-areas="5400 5400 16200 16200" draw:type="diamond" draw:enhanced-path="M 10800 0 L 21600 10800 10800 21600 0 10800 10800 0 Z N"/></draw:custom-shape><draw:frame text:anchor-type="paragraph" draw:z-index="169" draw:style-name="gr18" draw:text-style-name="P141" svg:width="2.206cm" svg:height="0.489cm" svg:x="11.158cm" svg:y="0.427cm"><draw:text-box><text:p><text:span text:style-name="T65">Нет</text:span></text:p></draw:text-box></draw:frame><draw:frame text:anchor-type="paragraph" draw:z-index="178" draw:style-name="gr15" draw:text-style-name="P140" svg:width="0.636cm" svg:height="0.449cm" svg:x="7.01cm" svg:y="-0.254cm"><draw:text-box><text:p><text:span text:style-name="T64">17</text:span></text:p></draw:text-box></draw:frame></text:p>
      <text:p text:style-name="P95"><draw:line text:anchor-type="paragraph" draw:z-index="168" draw:style-name="gr28" draw:text-style-name="P134" svg:x1="11.01cm" svg:y1="0.064cm" svg:x2="12.003cm" svg:y2="0.064cm"><text:p/></draw:line><draw:line text:anchor-type="paragraph" draw:z-index="173" draw:style-name="gr28" draw:text-style-name="P134" svg:x1="12.004cm" svg:y1="0.064cm" svg:x2="12.004cm" svg:y2="3.867cm"><text:p/></draw:line></text:p>
      <text:p text:style-name="P95"><draw:line text:anchor-type="paragraph" draw:z-index="166" draw:style-name="gr10" draw:text-style-name="P139" svg:x1="9.013cm" svg:y1="0.291cm" svg:x2="9.013cm" svg:y2="0.691cm"><text:p/></draw:line><draw:frame text:anchor-type="paragraph" draw:z-index="167" draw:style-name="gr18" draw:text-style-name="P141" svg:width="2.206cm" svg:height="0.489cm" svg:x="9.248cm" svg:y="0.291cm"><draw:text-box><text:p><text:span text:style-name="T65">Да</text:span></text:p></draw:text-box></draw:frame><draw:frame text:anchor-type="paragraph" draw:z-index="179" draw:style-name="gr15" draw:text-style-name="P140" svg:width="0.636cm" svg:height="0.449cm" svg:x="7.003cm" svg:y="0.291cm"><draw:text-box><text:p><text:span text:style-name="T64">18</text:span></text:p></draw:text-box></draw:frame></text:p>
      <text:p text:style-name="P95"><draw:rect text:anchor-type="paragraph" draw:z-index="170" draw:style-name="gr13" draw:text-style-name="P138" svg:width="4.001cm" svg:height="2.001cm" svg:x="7.003cm" svg:y="-0.072cm"><text:p text:style-name="P134"><text:span text:style-name="T60">Возвратить false</text:span></text:p></draw:rect></text:p>
      <text:p text:style-name="P95"/>
      <text:p text:style-name="P95"><draw:line text:anchor-type="paragraph" draw:z-index="171" draw:style-name="gr10" draw:text-style-name="P139" svg:x1="8.955cm" svg:y1="0.224cm" svg:x2="8.955cm" svg:y2="0.624cm"><text:p/></draw:line><draw:line text:anchor-type="paragraph" draw:z-index="174" draw:style-name="gr29" draw:text-style-name="P134" svg:x1="12.003cm" svg:y1="0.459cm" svg:x2="8.916cm" svg:y2="0.459cm"><text:p/></draw:line><draw:frame text:anchor-type="paragraph" draw:z-index="180" draw:style-name="gr15" draw:text-style-name="P140" svg:width="0.636cm" svg:height="0.449cm" svg:x="7.003cm" svg:y="0.224cm"><draw:text-box><text:p><text:span text:style-name="T64">19</text:span></text:p></draw:text-box></draw:frame></text:p>
      <text:p text:style-name="P95"><draw:g text:anchor-type="paragraph" draw:z-index="172" draw:style-name="gr2"><draw:line draw:style-name="gr6" draw:text-style-name="P139" svg:x1="10.983cm" svg:y1="-0.127cm" svg:x2="6.985cm" svg:y2="-0.127cm"><text:p/></draw:line><draw:line draw:style-name="gr6" draw:text-style-name="P139" svg:x1="6.985cm" svg:y1="-0.127cm" svg:x2="6.985cm" svg:y2="1.431cm"><text:p/></draw:line><draw:line draw:style-name="gr6" draw:text-style-name="P139" svg:x1="10.982cm" svg:y1="-0.127cm" svg:x2="10.982cm" svg:y2="1.431cm"><text:p/></draw:line><draw:line draw:style-name="gr6" draw:text-style-name="P139" svg:x1="10.98cm" svg:y1="1.438cm" svg:x2="10.543cm" svg:y2="1.874cm"><text:p/></draw:line><draw:line draw:style-name="gr6" draw:text-style-name="P139" svg:x1="6.985cm" svg:y1="1.438cm" svg:x2="7.418cm" svg:y2="1.871cm"><text:p/></draw:line><draw:line draw:style-name="gr6" draw:text-style-name="P139" svg:x1="10.546cm" svg:y1="1.863cm" svg:x2="7.417cm" svg:y2="1.863cm"><text:p/></draw:line><draw:frame draw:style-name="gr26" draw:text-style-name="P138" svg:width="4cm" svg:height="1.994cm" svg:x="6.98cm" svg:y="-0.127cm"><draw:text-box><text:p text:style-name="P134"><text:span text:style-name="T60"/></text:p><text:p text:style-name="P134"><text:span text:style-name="T60">Цикл </text:span><text:span text:style-name="T67">D</text:span></text:p><text:p text:style-name="P134"><text:span text:style-name="T67">i</text:span></text:p></draw:text-box></draw:frame></draw:g></text:p>
      <text:p text:style-name="P95"/>
      <text:p text:style-name="P95"><draw:line text:anchor-type="paragraph" draw:z-index="175" draw:style-name="gr10" draw:text-style-name="P139" svg:x1="8.985cm" svg:y1="0.16cm" svg:x2="8.985cm" svg:y2="0.56cm"><text:p/></draw:line><draw:frame text:anchor-type="paragraph" draw:z-index="183" draw:style-name="gr15" draw:text-style-name="P140" svg:width="0.636cm" svg:height="0.449cm" svg:x="7.003cm" svg:y="0.168cm"><draw:text-box><text:p><text:span text:style-name="T64">20</text:span></text:p></draw:text-box></draw:frame></text:p>
      <text:p text:style-name="P95"><draw:rect text:anchor-type="paragraph" draw:z-index="181" draw:style-name="gr13" draw:text-style-name="P138" svg:width="4.001cm" svg:height="2.001cm" svg:x="7.003cm" svg:y="-0.279cm"><text:p text:style-name="P134"><text:span text:style-name="T60">Возвратить false</text:span></text:p></draw:rect></text:p>
      <text:p text:style-name="P95"/>
      <text:p text:style-name="P95"><draw:custom-shape text:anchor-type="paragraph" draw:z-index="176" draw:style-name="gr14" draw:text-style-name="P138" svg:width="4.001cm" svg:height="1.001cm" svg:x="6.833cm" svg:y="0.434cm"><text:p text:style-name="P134"><text:span text:style-name="T60">Конец</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line text:anchor-type="paragraph" draw:z-index="182" draw:style-name="gr10" draw:text-style-name="P139" svg:x1="8.946cm" svg:y1="0.018cm" svg:x2="8.946cm" svg:y2="0.418cm"><text:p/></draw:line><draw:frame text:anchor-type="paragraph" draw:z-index="184" draw:style-name="gr15" draw:text-style-name="P140" svg:width="0.636cm" svg:height="0.449cm" svg:x="7.003cm" svg:y="0.018cm"><draw:text-box><text:p><text:span text:style-name="T64">21</text:span></text:p></draw:text-box></draw:frame></text:p>
      <text:p text:style-name="P95"/>
      <text:p text:style-name="P87"><text:span text:style-name="T19">Рисунок </text:span><text:span text:style-name="T15">6</text:span><text:span text:style-name="T19"> — Схема подпрограммы </text:span><text:span text:style-name="T15">Protect</text:span></text:p>
      <text:p text:style-name="P96"/>
      <text:p text:style-name="P114"><text:span text:style-name="T15">Алгоритм подпрограммы input1, которя вводит значения </text:span>целой<text:span text:style-name="T15"> и </text:span>дробной частей<text:span text:style-name="T15"> для перво</text:span>го<text:span text:style-name="T15"> дроб</text:span>ного числа<text:span text:style-name="T11"> </text:span><text:span text:style-name="T15">в виде схемы программы представлен на рисунке </text:span>7<text:span text:style-name="T15">. Решение начинается с присваивания переменной </text:span><text:span text:style-name="T11">Fl </text:span><text:span text:style-name="T15">значения результата пользовательской подпрограммы </text:span><text:span text:style-name="T11">Protect(), </text:span><text:span text:style-name="T15">которая осуществляет контроль корректности ввода исходных данных (блок 2). Далее проверяется условие </text:span><text:span text:style-name="T11">fl = true (</text:span><text:span text:style-name="T15">блок 3</text:span><text:span text:style-name="T11">). </text:span><text:span text:style-name="T15">Если условие истинно, вводится значение f</text:span><text:span text:style-name="T11"> </text:span><text:span text:style-name="T15">(блок 4) и s</text:span><text:span text:style-name="T11"> </text:span><text:span text:style-name="T15">(блок 5), создается объект </text:span><text:span text:style-name="T11">temp </text:span><text:span text:style-name="T15">класса </text:span><text:span text:style-name="T11">Fraction c </text:span>параметрами <text:span text:style-name="T11">f </text:span>и<text:span text:style-name="T11"> s </text:span><text:span text:style-name="T15">(блок 6). </text:span>Затем<text:span text:style-name="T15"> возвращается значение </text:span><text:span text:style-name="T11">temp </text:span><text:span text:style-name="T15">(блок 7) Иначе, если условие ложно, происходит вывод сообщения об ошибке на экран (блок 8).</text:span></text:p>
      <text:p text:style-name="P95"/>
      <text:p text:style-name="P95"/>
      <text:p text:style-name="P95"/>
      <text:p text:style-name="P96"><draw:custom-shape text:anchor-type="paragraph" draw:z-index="189" draw:style-name="gr14" draw:text-style-name="P138" svg:width="4.001cm" svg:height="1.001cm" svg:x="5.179cm" svg:y="0.296cm"><text:p text:style-name="P134"><text:span text:style-name="T60">input1()</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frame text:anchor-type="paragraph" draw:z-index="205" draw:style-name="gr15" draw:text-style-name="P140" svg:width="0.636cm" svg:height="0.449cm" svg:x="4.632cm" svg:y="0.048cm"><draw:text-box><text:p><text:span text:style-name="T64">1</text:span></text:p></draw:text-box></draw:frame><text:soft-page-break/></text:p>
      <text:p text:style-name="P96"><draw:frame text:anchor-type="paragraph" draw:z-index="206" draw:style-name="gr15" draw:text-style-name="P140" svg:width="0.636cm" svg:height="0.449cm" svg:x="5.179cm" svg:y="0.445cm"><draw:text-box><text:p><text:span text:style-name="T64">2</text:span></text:p></draw:text-box></draw:frame><draw:line text:anchor-type="paragraph" draw:z-index="214" draw:style-name="gr10" draw:text-style-name="P139" svg:x1="7.095cm" svg:y1="0.494cm" svg:x2="7.095cm" svg:y2="0.894cm"><text:p/></draw:line></text:p>
      <text:p text:style-name="P96"><draw:g text:anchor-type="paragraph" draw:z-index="213" draw:style-name="gr2"><draw:rect draw:style-name="gr11" draw:text-style-name="P138" svg:width="4.001cm" svg:height="2.001cm" svg:x="5.172cm" svg:y="0.043cm"><text:p text:style-name="P134"><text:span text:style-name="T60">Fl = protect()</text:span></text:p></draw:rect><draw:line draw:style-name="gr12" draw:text-style-name="P134" svg:x1="5.512cm" svg:y1="0.041cm" svg:x2="5.512cm" svg:y2="2.041cm"><text:p/></draw:line><draw:line draw:style-name="gr12" draw:text-style-name="P139" svg:x1="8.862cm" svg:y1="0.041cm" svg:x2="8.862cm" svg:y2="2.041cm"><text:p/></draw:line></draw:g></text:p>
      <text:p text:style-name="P95"/>
      <text:p text:style-name="P95"><draw:line text:anchor-type="paragraph" draw:z-index="188" draw:style-name="gr10" draw:text-style-name="P139" svg:x1="7.095cm" svg:y1="0.271cm" svg:x2="7.095cm" svg:y2="0.671cm"><text:p/></draw:line></text:p>
      <text:p text:style-name="P95"><draw:custom-shape text:anchor-type="paragraph" draw:z-index="190" draw:style-name="gr31" draw:text-style-name="P143" svg:width="4.001cm" svg:height="2.001cm" svg:x="5.062cm" svg:y="-0.127cm"><text:p text:style-name="P134"><text:span text:style-name="T68">Fl = true</text:span></text:p><draw:enhanced-geometry svg:viewBox="0 0 21600 21600" draw:glue-points="10800 0 0 10800 10800 21600 21600 10800" draw:text-areas="5400 5400 16200 16200" draw:type="diamond" draw:enhanced-path="M 10800 0 L 21600 10800 10800 21600 0 10800 10800 0 Z N"/></draw:custom-shape><draw:frame text:anchor-type="paragraph" draw:z-index="194" draw:style-name="gr32" svg:width="1.147cm" svg:height="0.795cm" svg:x="9.239cm" svg:y="0.31cm"><draw:text-box><text:p>Нет</text:p></draw:text-box></draw:frame><draw:frame text:anchor-type="paragraph" draw:z-index="207" draw:style-name="gr15" draw:text-style-name="P140" svg:width="0.636cm" svg:height="0.449cm" svg:x="5.239cm" svg:y="-0.127cm"><draw:text-box><text:p><text:span text:style-name="T64">3</text:span></text:p></draw:text-box></draw:frame></text:p>
      <text:p text:style-name="P95"><draw:line text:anchor-type="paragraph" draw:z-index="192" draw:style-name="gr28" draw:text-style-name="P134" svg:x1="9.062cm" svg:y1="0.018cm" svg:x2="14.357cm" svg:y2="0.018cm"><text:p/></draw:line><draw:line text:anchor-type="paragraph" draw:z-index="201" draw:style-name="gr28" draw:text-style-name="P134" svg:x1="14.358cm" svg:y1="0.018cm" svg:x2="14.358cm" svg:y2="2.009cm"><text:p/></draw:line></text:p>
      <text:p text:style-name="P95"><draw:line text:anchor-type="paragraph" draw:z-index="191" draw:style-name="gr10" draw:text-style-name="P139" svg:x1="7.036cm" svg:y1="0.17cm" svg:x2="7.036cm" svg:y2="0.57cm"><text:p/></draw:line><draw:frame text:anchor-type="paragraph" draw:z-index="193" draw:style-name="gr32" svg:width="1.147cm" svg:height="0.795cm" svg:x="7.216cm" svg:y="0.018cm"><draw:text-box><text:p>Да</text:p></draw:text-box></draw:frame><draw:frame text:anchor-type="paragraph" draw:z-index="208" draw:style-name="gr15" draw:text-style-name="P140" svg:width="0.636cm" svg:height="0.449cm" svg:x="5.232cm" svg:y="0.097cm"><draw:text-box><text:p><text:span text:style-name="T64">4</text:span></text:p></draw:text-box></draw:frame><draw:frame text:anchor-type="paragraph" draw:z-index="212" draw:style-name="gr15" draw:text-style-name="P140" svg:width="0.636cm" svg:height="0.449cm" svg:x="12.45cm" svg:y="0.092cm"><draw:text-box><text:p><text:span text:style-name="T64">8</text:span></text:p></draw:text-box></draw:frame></text:p>
      <text:p text:style-name="P95"><draw:custom-shape text:anchor-type="paragraph" draw:z-index="216" draw:style-name="gr31" draw:text-style-name="P134" svg:width="4.001cm" svg:height="2.001cm" svg:x="5.071cm" svg:y="-0.256cm"><text:p text:style-name="P134"><text:span text:style-name="T60">Ввод f</text:span></text:p><draw:enhanced-geometry svg:viewBox="0 0 21600 21600" draw:glue-points="?f6 0 10800 ?f8 ?f11 10800 ?f9 21600 10800 ?f10 ?f5 10800" draw:text-areas="?f3 ?f3 ?f4 ?f4" draw:type="parallelogram" draw:modifiers="2046.71661524901"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218" draw:style-name="gr31" draw:text-style-name="P134" svg:width="4.001cm" svg:height="2.001cm" svg:x="12.45cm" svg:y="0.305cm"><text:p text:style-name="P134"><text:span text:style-name="T60">Вывод «Ошибка»</text:span></text:p><draw:enhanced-geometry svg:viewBox="0 0 21600 21600" draw:glue-points="?f6 0 10800 ?f8 ?f11 10800 ?f9 21600 10800 ?f10 ?f5 10800" draw:text-areas="?f3 ?f3 ?f4 ?f4" draw:type="parallelogram" draw:modifiers="2046.71661524901"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p>
      <text:p text:style-name="P95"/>
      <text:p text:style-name="P95"><draw:line text:anchor-type="paragraph" draw:z-index="195" draw:style-name="gr10" draw:text-style-name="P139" svg:x1="7.036cm" svg:y1="-0.01cm" svg:x2="7.036cm" svg:y2="0.39cm"><text:p/></draw:line><draw:line text:anchor-type="paragraph" draw:z-index="202" draw:style-name="gr28" draw:text-style-name="P134" svg:x1="14.418cm" svg:y1="-0.016cm" svg:x2="14.418cm" svg:y2="7.458cm"><text:p/></draw:line><draw:frame text:anchor-type="paragraph" draw:z-index="209" draw:style-name="gr15" draw:text-style-name="P140" svg:width="0.636cm" svg:height="0.449cm" svg:x="5.232cm" svg:y="-0.011cm"><draw:text-box><text:p><text:span text:style-name="T64">5</text:span></text:p></draw:text-box></draw:frame><draw:custom-shape text:anchor-type="paragraph" draw:z-index="217" draw:style-name="gr31" draw:text-style-name="P134" svg:width="4.001cm" svg:height="2.001cm" svg:x="5.115cm" svg:y="0.392cm"><text:p text:style-name="P134"><text:span text:style-name="T60">Ввод s</text:span></text:p><draw:enhanced-geometry svg:viewBox="0 0 21600 21600" draw:glue-points="?f6 0 10800 ?f8 ?f11 10800 ?f9 21600 10800 ?f10 ?f5 10800" draw:text-areas="?f3 ?f3 ?f4 ?f4" draw:type="parallelogram" draw:modifiers="2046.71661524901"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p>
      <text:p text:style-name="P95"/>
      <text:p text:style-name="P95"/>
      <text:p text:style-name="P95"><draw:line text:anchor-type="paragraph" draw:z-index="196" draw:style-name="gr10" draw:text-style-name="P139" svg:x1="7.006cm" svg:y1="-0.155cm" svg:x2="7.006cm" svg:y2="0.245cm"><text:p/></draw:line><draw:rect text:anchor-type="paragraph" draw:z-index="197" draw:style-name="gr13" draw:text-style-name="P138" svg:width="4.001cm" svg:height="2.001cm" svg:x="5.055cm" svg:y="0.284cm"><text:p text:style-name="P134"><text:span text:style-name="T60">Создать объект </text:span></text:p><text:p text:style-name="P134"><text:span text:style-name="T60">temp(f, s)</text:span></text:p><text:p text:style-name="P134"><text:span text:style-name="T60"><text:s/></text:span><text:span text:style-name="T60">класса Fraction</text:span></text:p></draw:rect><draw:frame text:anchor-type="paragraph" draw:z-index="210" draw:style-name="gr15" draw:text-style-name="P140" svg:width="0.636cm" svg:height="0.449cm" svg:x="5.115cm" svg:y="-0.164cm"><draw:text-box><text:p><text:span text:style-name="T64">6</text:span></text:p></draw:text-box></draw:frame></text:p>
      <text:p text:style-name="P95"/>
      <text:p text:style-name="P95"/>
      <text:p text:style-name="P95"><draw:line text:anchor-type="paragraph" draw:z-index="198" draw:style-name="gr10" draw:text-style-name="P139" svg:x1="6.948cm" svg:y1="-0.271cm" svg:x2="6.948cm" svg:y2="0.129cm"><text:p/></draw:line><draw:rect text:anchor-type="paragraph" draw:z-index="199" draw:style-name="gr13" draw:text-style-name="P138" svg:width="4.001cm" svg:height="2.001cm" svg:x="4.969cm" svg:y="0.139cm"><text:p text:style-name="P134"><text:span text:style-name="T60">Возвратить temp</text:span></text:p></draw:rect><draw:frame text:anchor-type="paragraph" draw:z-index="211" draw:style-name="gr15" draw:text-style-name="P140" svg:width="0.636cm" svg:height="0.449cm" svg:x="5.055cm" svg:y="-0.272cm"><draw:text-box><text:p><text:span text:style-name="T64">7</text:span></text:p></draw:text-box></draw:frame></text:p>
      <text:p text:style-name="P95"/>
      <text:p text:style-name="P95"><draw:line text:anchor-type="paragraph" draw:z-index="200" draw:style-name="gr10" draw:text-style-name="P139" svg:x1="6.86cm" svg:y1="0.436cm" svg:x2="6.86cm" svg:y2="0.836cm"><text:p/></draw:line><draw:frame text:anchor-type="paragraph" draw:z-index="215" draw:style-name="gr15" draw:text-style-name="P140" svg:width="0.636cm" svg:height="0.449cm" svg:x="5.112cm" svg:y="0.404cm"><draw:text-box><text:p><text:span text:style-name="T64">9</text:span></text:p></draw:text-box></draw:frame></text:p>
      <text:p text:style-name="P95"><draw:line text:anchor-type="paragraph" draw:z-index="203" draw:style-name="gr29" draw:text-style-name="P134" svg:x1="14.418cm" svg:y1="-0.21cm" svg:x2="6.861cm" svg:y2="-0.21cm"><text:p/></draw:line><draw:custom-shape text:anchor-type="paragraph" draw:z-index="204" draw:style-name="gr14" draw:text-style-name="P138" svg:width="4.001cm" svg:height="1.001cm" svg:x="4.881cm" svg:y="0cm"><text:p text:style-name="P134"><text:span text:style-name="T60">Конец</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text:p>
      <text:p text:style-name="P95"/>
      <text:p text:style-name="P87"><text:span text:style-name="T19">Рисунок 7 — Схема подпрограммы </text:span><text:span text:style-name="T15">input1</text:span></text:p>
      <text:p text:style-name="P96"/>
      <text:p text:style-name="P114"><text:span text:style-name="T11">Алгоритм подпрограммы input</text:span>2<text:span text:style-name="T11">, которя вводит значения </text:span><text:span text:style-name="T15">целой</text:span><text:span text:style-name="T11"> и </text:span><text:span text:style-name="T15">дробной частей</text:span><text:span text:style-name="T11"> для перво</text:span><text:span text:style-name="T15">го</text:span><text:span text:style-name="T11"> дроб</text:span><text:span text:style-name="T15">ного числа</text:span><text:span text:style-name="T11"> в виде схемы программы представлен на рисунке </text:span>8<text:span text:style-name="T11">. Решение начинается с присваивания переменной Fl значения результата пользовательской подпрограммы Protect(), которая осуществляет контроль корректности ввода исходных данных (блок 2). Далее проверяется условие fl = true (блок 3). Если условие истинно, вводится значение f (блок 4) и s (блок 5), создается объект temp класса Fraction c </text:span><text:span text:style-name="T15">параметрами </text:span><text:span text:style-name="T11">f </text:span><text:span text:style-name="T15">и</text:span><text:span text:style-name="T11"> s (блок 6). </text:span><text:span text:style-name="T15">Затем</text:span><text:span text:style-name="T11"> возвращается значение temp (блок 7) Иначе, если условие ложно, происходит вывод сообщения об ошибке на экран (блок 8).</text:span></text:p>
      <text:p text:style-name="P96"><draw:g text:anchor-type="paragraph" draw:z-index="219" draw:style-name="gr2"><draw:line draw:style-name="gr33" draw:text-style-name="P139" svg:x1="6.805cm" svg:y1="4.004cm" svg:x2="6.805cm" svg:y2="4.404cm"><text:p/></draw:line><draw:custom-shape draw:style-name="gr34" draw:text-style-name="P138" svg:width="4.001cm" svg:height="1.001cm" svg:x="4.888cm" svg:y="0.624cm"><text:p text:style-name="P134"><text:span text:style-name="T60">input2()</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draw:style-name="gr35" draw:text-style-name="P143" svg:width="4.001cm" svg:height="2.001cm" svg:x="4.772cm" svg:y="4.46cm"><text:p text:style-name="P134"><text:span text:style-name="T68">Fl = true</text:span></text:p><draw:enhanced-geometry svg:viewBox="0 0 21600 21600" draw:glue-points="10800 0 0 10800 10800 21600 21600 10800" draw:text-areas="5400 5400 16200 16200" draw:type="diamond" draw:enhanced-path="M 10800 0 L 21600 10800 10800 21600 0 10800 10800 0 Z N"/></draw:custom-shape><draw:line draw:style-name="gr33" draw:text-style-name="P139" svg:x1="6.745cm" svg:y1="6.462cm" svg:x2="6.745cm" svg:y2="6.862cm"><text:p/></draw:line><draw:line draw:style-name="gr12" draw:text-style-name="P134" svg:x1="8.771cm" svg:y1="5.458cm" svg:x2="14.066cm" svg:y2="5.458cm"><text:p/></draw:line><draw:frame draw:style-name="gr36" svg:width="1.147cm" svg:height="0.795cm" svg:x="6.925cm" svg:y="6.309cm"><draw:text-box><text:p>Да</text:p></draw:text-box></draw:frame><draw:frame draw:style-name="gr36" svg:width="1.147cm" svg:height="0.795cm" svg:x="8.949cm" svg:y="4.898cm"><draw:text-box><text:p>Нет</text:p></draw:text-box></draw:frame><draw:line draw:style-name="gr33" draw:text-style-name="P139" svg:x1="6.745cm" svg:y1="8.837cm" svg:x2="6.745cm" svg:y2="9.237cm"><text:p/></draw:line><draw:line draw:style-name="gr33" draw:text-style-name="P139" svg:x1="6.715cm" svg:y1="11.25cm" svg:x2="6.715cm" svg:y2="11.65cm"><text:p/></draw:line><draw:rect draw:style-name="gr11" draw:text-style-name="P138" svg:width="4.001cm" svg:height="2.001cm" svg:x="4.765cm" svg:y="11.687cm"><text:p text:style-name="P134"><text:span text:style-name="T60">Создать объект </text:span></text:p><text:p text:style-name="P134"><text:span text:style-name="T60"><text:s/></text:span><text:span text:style-name="T60">temp(f, s)</text:span></text:p><text:p text:style-name="P134"><text:span text:style-name="T60"><text:s/></text:span><text:span text:style-name="T60">класса Fraction</text:span></text:p></draw:rect><draw:line draw:style-name="gr33" draw:text-style-name="P139" svg:x1="6.657cm" svg:y1="13.686cm" svg:x2="6.657cm" svg:y2="14.086cm"><text:p/></draw:line><draw:rect draw:style-name="gr11" draw:text-style-name="P138" svg:width="4.001cm" svg:height="2.001cm" svg:x="4.678cm" svg:y="14.098cm"><text:p text:style-name="P134"><text:span text:style-name="T60">Возвратить temp</text:span></text:p></draw:rect><draw:line draw:style-name="gr33" draw:text-style-name="P139" svg:x1="6.569cm" svg:y1="16.099cm" svg:x2="6.569cm" svg:y2="16.499cm"><text:p/></draw:line><draw:line draw:style-name="gr12" draw:text-style-name="P134" svg:x1="14.067cm" svg:y1="5.458cm" svg:x2="14.067cm" svg:y2="7.449cm"><text:p/></draw:line><draw:line draw:style-name="gr12" draw:text-style-name="P134" svg:x1="14.127cm" svg:y1="8.83cm" svg:x2="14.127cm" svg:y2="16.304cm"><text:p/></draw:line><draw:line draw:style-name="gr37" draw:text-style-name="P134" svg:x1="14.131cm" svg:y1="16.306cm" svg:x2="6.574cm" svg:y2="16.306cm"><text:p/></draw:line><draw:custom-shape draw:style-name="gr34" draw:text-style-name="P138" svg:width="4.001cm" svg:height="1.001cm" svg:x="4.59cm" svg:y="16.515cm"><text:p text:style-name="P134"><text:span text:style-name="T60">Конец</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frame draw:style-name="gr38" draw:text-style-name="P140" svg:width="0.636cm" svg:height="0.449cm" svg:x="4.888cm" svg:y="0.176cm"><draw:text-box><text:p><text:span text:style-name="T64">1</text:span></text:p></draw:text-box></draw:frame><draw:frame draw:style-name="gr38" draw:text-style-name="P140" svg:width="0.636cm" svg:height="0.449cm" svg:x="4.888cm" svg:y="1.624cm"><draw:text-box><text:p><text:span text:style-name="T64">2</text:span></text:p></draw:text-box></draw:frame><draw:frame draw:style-name="gr38" draw:text-style-name="P140" svg:width="0.636cm" svg:height="0.449cm" svg:x="4.948cm" svg:y="4.46cm"><draw:text-box><text:p><text:span text:style-name="T64">3</text:span></text:p></draw:text-box></draw:frame><draw:frame draw:style-name="gr38" draw:text-style-name="P140" svg:width="0.636cm" svg:height="0.449cm" svg:x="4.941cm" svg:y="6.388cm"><draw:text-box><text:p><text:span text:style-name="T64">4</text:span></text:p></draw:text-box></draw:frame><draw:frame draw:style-name="gr38" draw:text-style-name="P140" svg:width="0.636cm" svg:height="0.449cm" svg:x="4.941cm" svg:y="8.837cm"><draw:text-box><text:p><text:span text:style-name="T64">5</text:span></text:p></draw:text-box></draw:frame><draw:frame draw:style-name="gr38" draw:text-style-name="P140" svg:width="0.636cm" svg:height="0.449cm" svg:x="4.825cm" svg:y="11.239cm"><draw:text-box><text:p><text:span text:style-name="T64">6</text:span></text:p></draw:text-box></draw:frame><draw:frame draw:style-name="gr38" draw:text-style-name="P140" svg:width="0.636cm" svg:height="0.449cm" svg:x="4.765cm" svg:y="13.687cm"><draw:text-box><text:p><text:span text:style-name="T64">7</text:span></text:p></draw:text-box></draw:frame><draw:frame draw:style-name="gr38" draw:text-style-name="P140" svg:width="0.636cm" svg:height="0.449cm" svg:x="12.159cm" svg:y="6.383cm"><draw:text-box><text:p><text:span text:style-name="T64">8</text:span></text:p></draw:text-box></draw:frame><draw:g draw:style-name="gr39"><draw:rect draw:style-name="gr11" draw:text-style-name="P138" svg:width="4.001cm" svg:height="2.001cm" svg:x="4.881cm" svg:y="2.074cm"><text:p text:style-name="P134"><text:span text:style-name="T60">Fl = protect()</text:span></text:p></draw:rect><draw:line draw:style-name="gr12" draw:text-style-name="P134" svg:x1="5.221cm" svg:y1="2.074cm" svg:x2="5.221cm" svg:y2="4.074cm"><text:p/></draw:line><draw:line draw:style-name="gr12" draw:text-style-name="P139" svg:x1="8.571cm" svg:y1="2.074cm" svg:x2="8.571cm" svg:y2="4.074cm"><text:p/></draw:line></draw:g><draw:line draw:style-name="gr33" draw:text-style-name="P139" svg:x1="6.805cm" svg:y1="1.674cm" svg:x2="6.805cm" svg:y2="2.074cm"><text:p/></draw:line><draw:frame draw:style-name="gr38" draw:text-style-name="P140" svg:width="0.636cm" svg:height="0.449cm" svg:x="4.821cm" svg:y="16.067cm"><draw:text-box><text:p><text:span text:style-name="T64">9</text:span></text:p></draw:text-box></draw:frame><draw:custom-shape draw:style-name="gr35" draw:text-style-name="P134" svg:width="4.001cm" svg:height="2.001cm" svg:x="4.781cm" svg:y="6.888cm"><text:p text:style-name="P134"><text:span text:style-name="T60">Ввод f</text:span></text:p><draw:enhanced-geometry svg:viewBox="0 0 21600 21600" draw:glue-points="?f6 0 10800 ?f8 ?f11 10800 ?f9 21600 10800 ?f10 ?f5 10800" draw:text-areas="?f3 ?f3 ?f4 ?f4" draw:type="parallelogram" draw:modifiers="2046.71661524901"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35" draw:text-style-name="P134" svg:width="4.001cm" svg:height="2.001cm" svg:x="4.825cm" svg:y="9.239cm"><text:p text:style-name="P134"><text:span text:style-name="T60">Ввод s</text:span></text:p><draw:enhanced-geometry svg:viewBox="0 0 21600 21600" draw:glue-points="?f6 0 10800 ?f8 ?f11 10800 ?f9 21600 10800 ?f10 ?f5 10800" draw:text-areas="?f3 ?f3 ?f4 ?f4" draw:type="parallelogram" draw:modifiers="2046.71661524901"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35" draw:text-style-name="P134" svg:width="4.001cm" svg:height="2.001cm" svg:x="12.159cm" svg:y="7.45cm"><text:p text:style-name="P134"><text:span text:style-name="T60">Вывод «Ошибка»</text:span></text:p><draw:enhanced-geometry svg:viewBox="0 0 21600 21600" draw:glue-points="?f6 0 10800 ?f8 ?f11 10800 ?f9 21600 10800 ?f10 ?f5 10800" draw:text-areas="?f3 ?f3 ?f4 ?f4" draw:type="parallelogram" draw:modifiers="2046.71661524901"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g><text:soft-page-break/></text:p>
      <text:p text:style-name="P96"/>
      <text:p text:style-name="P96"/>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0"><text:span text:style-name="T21">Рисунок </text:span><text:span text:style-name="T25">8</text:span><text:span text:style-name="T21"> — Схема подпрограммы </text:span><text:span text:style-name="T25">input2</text:span></text:p>
      <text:p text:style-name="P95"/>
      <text:p text:style-name="P116"><text:span text:style-name="T34"><text:tab/>Алгоритм подпрограммы </text:span><text:span text:style-name="T35">display</text:span><text:span text:style-name="T34">, которая выводит на форму переданные ей значения в виде схемы программы представлен на рисунке </text:span><text:span text:style-name="T35">9</text:span><text:span text:style-name="T34">. Решение начинается с вывода значения </text:span><text:span text:style-name="T35">first </text:span><text:span text:style-name="T34">на форму (блок 2). Далее происходит вывод значения </text:span><text:span text:style-name="T35">second </text:span><text:span text:style-name="T34">на форму (блок 3).</text:span></text:p>
      <text:p text:style-name="P95"><draw:frame text:anchor-type="paragraph" draw:z-index="233" draw:style-name="gr40" draw:text-style-name="P140" svg:width="0.636cm" svg:height="0.421cm" svg:x="5.821cm" svg:y="0.24cm"><draw:text-box><text:p><text:span text:style-name="T64">1</text:span></text:p></draw:text-box></draw:frame></text:p>
      <text:p text:style-name="P95"><draw:custom-shape text:anchor-type="paragraph" draw:z-index="220" draw:style-name="gr14" draw:text-style-name="P138" svg:width="4.001cm" svg:height="1.001cm" svg:x="5.821cm" svg:y="-0.192cm"><text:p text:style-name="P134"><text:span text:style-name="T60">display()</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text:p>
      <text:p text:style-name="P95"><draw:line text:anchor-type="paragraph" draw:z-index="221" draw:style-name="gr10" draw:text-style-name="P139" svg:x1="7.757cm" svg:y1="-0.044cm" svg:x2="7.757cm" svg:y2="0.356cm"><text:p/></draw:line><draw:circle text:anchor-type="paragraph" draw:z-index="223" draw:style-name="gr22" draw:text-style-name="P142" svg:width="1.001cm" svg:height="1.001cm" svg:x="7.274cm" svg:y="0.388cm"><text:p text:style-name="P134"><text:span text:style-name="T66">A</text:span></text:p></draw:circle></text:p>
      <text:p text:style-name="P95"/>
      <text:p text:style-name="P95"/>
      <text:p text:style-name="P95"><draw:circle text:anchor-type="paragraph" draw:z-index="224" draw:style-name="gr22" draw:text-style-name="P142" svg:width="1.001cm" svg:height="1.001cm" svg:x="7.29cm" svg:y="0.189cm"><text:p text:style-name="P134"><text:span text:style-name="T66">A</text:span></text:p></draw:circle><text:soft-page-break/></text:p>
      <text:p text:style-name="P95"><draw:frame text:anchor-type="paragraph" draw:z-index="228" draw:style-name="gr15" draw:text-style-name="P140" svg:width="0.636cm" svg:height="0.449cm" svg:x="6.191cm" svg:y="0.268cm"><draw:text-box><text:p><text:span text:style-name="T64">2</text:span></text:p></draw:text-box></draw:frame><draw:line text:anchor-type="paragraph" draw:z-index="222" draw:style-name="gr10" draw:text-style-name="P139" svg:x1="7.81cm" svg:y1="0.338cm" svg:x2="7.81cm" svg:y2="0.738cm"><text:p/></draw:line></text:p>
      <text:p text:style-name="P95"><draw:custom-shape text:anchor-type="paragraph" draw:z-index="231" draw:style-name="gr31" draw:text-style-name="P134" svg:width="4.001cm" svg:height="2.001cm" svg:x="5.856cm" svg:y="-0.136cm"><text:p text:style-name="P134"><text:span text:style-name="T60">Вывод first</text:span></text:p><draw:enhanced-geometry svg:viewBox="0 0 21600 21600" draw:glue-points="?f6 0 10800 ?f8 ?f11 10800 ?f9 21600 10800 ?f10 ?f5 10800" draw:text-areas="?f3 ?f3 ?f4 ?f4" draw:type="parallelogram" draw:modifiers="2046.71661524901"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p>
      <text:p text:style-name="P95"/>
      <text:p text:style-name="P95"><draw:line text:anchor-type="paragraph" draw:z-index="225" draw:style-name="gr10" draw:text-style-name="P139" svg:x1="7.824cm" svg:y1="0.161cm" svg:x2="7.824cm" svg:y2="0.561cm"><text:p/></draw:line><draw:frame text:anchor-type="paragraph" draw:z-index="229" draw:style-name="gr15" draw:text-style-name="P140" svg:width="0.636cm" svg:height="0.449cm" svg:x="5.856cm" svg:y="0.161cm"><draw:text-box><text:p><text:span text:style-name="T64">3</text:span></text:p></draw:text-box></draw:frame></text:p>
      <text:p text:style-name="P95"><draw:custom-shape text:anchor-type="paragraph" draw:z-index="232" draw:style-name="gr31" draw:text-style-name="P139" svg:width="4.005cm" svg:height="2.005cm" svg:x="5.662cm" svg:y="-0.243cm"><text:p text:style-name="P134"><text:span text:style-name="T60">Вывод second</text:span></text:p><draw:enhanced-geometry svg:viewBox="0 0 21600 21600" draw:glue-points="?f6 0 10800 ?f8 ?f11 10800 ?f9 21600 10800 ?f10 ?f5 10800" draw:text-areas="?f3 ?f3 ?f4 ?f4" draw:type="parallelogram" draw:modifiers="2046.71661524901"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p>
      <text:p text:style-name="P95"/>
      <text:p text:style-name="P95"><draw:line text:anchor-type="paragraph" draw:z-index="226" draw:style-name="gr10" draw:text-style-name="P139" svg:x1="7.78cm" svg:y1="0.057cm" svg:x2="7.78cm" svg:y2="0.457cm"><text:p/></draw:line><draw:custom-shape text:anchor-type="paragraph" draw:z-index="227" draw:style-name="gr14" draw:text-style-name="P138" svg:width="4.001cm" svg:height="1.001cm" svg:x="5.821cm" svg:y="0.471cm"><text:p text:style-name="P134"><text:span text:style-name="T60">Конец</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frame text:anchor-type="paragraph" draw:z-index="230" draw:style-name="gr15" draw:text-style-name="P140" svg:width="0.636cm" svg:height="0.449cm" svg:x="5.821cm" svg:y="0.171cm"><draw:text-box><text:p><text:span text:style-name="T64">4</text:span></text:p></draw:text-box></draw:frame></text:p>
      <text:p text:style-name="P95"/>
      <text:p text:style-name="P90"><text:span text:style-name="T21">Рисунок </text:span><text:span text:style-name="T25">9</text:span><text:span text:style-name="T21"> — Схема подпрограммы </text:span><text:span text:style-name="T25">display</text:span></text:p>
      <text:p text:style-name="P95"/>
      <text:p text:style-name="P112"><text:span text:style-name="T25"><text:tab/>Алгоритм </text:span><text:span text:style-name="T21">инициализации класса, не принимающий параметров,</text:span><text:span text:style-name="T25"> в виде схемы программы представлен на рисунке </text:span><text:span text:style-name="T21">10</text:span><text:span text:style-name="T25">. Решение начинается с </text:span><text:span text:style-name="T21">присваивания переменным </text:span><text:span text:style-name="T25">first </text:span><text:span text:style-name="T21">и</text:span><text:span text:style-name="T25"> second </text:span><text:span text:style-name="T21">значений 1</text:span><text:span text:style-name="T1"> </text:span><text:span text:style-name="T11">(</text:span><text:span text:style-name="T1">блок 2</text:span><text:span text:style-name="T11">)</text:span><text:span text:style-name="T21">.</text:span></text:p>
      <text:p text:style-name="P91"/>
      <text:p text:style-name="P91"><draw:g text:anchor-type="paragraph" draw:z-index="2" draw:style-name="gr2"><draw:custom-shape draw:style-name="gr5" draw:text-style-name="P135" svg:width="4.001cm" svg:height="1.001cm" svg:x="7.065cm" svg:y="0.587cm"><text:p text:style-name="P134"><text:span text:style-name="T58">Fraction()</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5" draw:text-style-name="P135" svg:width="4.001cm" svg:height="1.001cm" svg:x="7.065cm" svg:y="4.593cm"><text:p text:style-name="P134"><text:span text:style-name="T58">Конец</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rect draw:style-name="gr3" draw:text-style-name="P135" svg:width="4.001cm" svg:height="2.001cm" svg:x="7.065cm" svg:y="2.089cm"><text:p text:style-name="P134"><text:span text:style-name="T63"><text:s text:c="3"/></text:span><text:span text:style-name="T63">first=1</text:span></text:p><text:p text:style-name="P134"><text:span text:style-name="T63">second=1</text:span></text:p></draw:rect><draw:line draw:style-name="gr6" draw:text-style-name="P134" svg:x1="9.065cm" svg:y1="1.589cm" svg:x2="9.065cm" svg:y2="2.088cm"><text:p/></draw:line><draw:line draw:style-name="gr6" draw:text-style-name="P134" svg:x1="9.065cm" svg:y1="4.092cm" svg:x2="9.065cm" svg:y2="4.591cm"><text:p/></draw:line><draw:frame draw:style-name="gr7" draw:text-style-name="P137" svg:width="0.832cm" svg:height="0.662cm" svg:x="6.848cm" svg:y="-0.074cm"><draw:text-box><text:p><text:span text:style-name="T58">1</text:span></text:p></draw:text-box></draw:frame><draw:frame draw:style-name="gr7" draw:text-style-name="P137" svg:width="0.832cm" svg:height="0.662cm" svg:x="6.703cm" svg:y="1.588cm"><draw:text-box><text:p><text:span text:style-name="T58">2</text:span></text:p></draw:text-box></draw:frame><draw:frame draw:style-name="gr7" draw:text-style-name="P137" svg:width="0.832cm" svg:height="0.662cm" svg:x="6.525cm" svg:y="4.089cm"><draw:text-box><text:p><text:span text:style-name="T58">3</text:span></text:p></draw:text-box></draw:frame></draw:g></text:p>
      <text:p text:style-name="P91"/>
      <text:p text:style-name="P91"/>
      <text:p text:style-name="P91"/>
      <text:p text:style-name="P91"/>
      <text:p text:style-name="P91"/>
      <text:p text:style-name="P91"/>
      <text:p text:style-name="P92"/>
      <text:p text:style-name="P90"><text:span text:style-name="T22">Рисунок </text:span><text:span text:style-name="T27">10</text:span><text:span text:style-name="T22"> — Схема </text:span><text:span text:style-name="T21">инициализации класса </text:span><text:span text:style-name="T25">Fraction</text:span></text:p>
      <text:p text:style-name="P96"/>
      <text:p text:style-name="P112"><text:span text:style-name="T25"><text:tab/>Алгоритм </text:span><text:span text:style-name="T21">инициализации класса, принимающий два параметра,</text:span><text:span text:style-name="T25"> в виде схемы программы представлен на рисунке </text:span><text:span text:style-name="T21">11</text:span><text:span text:style-name="T25">. </text:span><text:span text:style-name="T21">Решение начинается с присваивания переменной </text:span><text:span text:style-name="T25">first </text:span><text:span text:style-name="T21">значения </text:span><text:span text:style-name="T25">valueFIRST </text:span><text:span text:style-name="T21">и переменной </text:span><text:span text:style-name="T25">second </text:span><text:span text:style-name="T21">значения </text:span><text:span text:style-name="T25">valueSECOND </text:span><text:span text:style-name="T21">(блок 2).</text:span></text:p>
      <text:p text:style-name="P95"/>
      <text:p text:style-name="P89"><text:span text:style-name="T21"><text:tab/></text:span><text:span text:style-name="T25"> </text:span></text:p>
      <text:p text:style-name="P95"><draw:g text:anchor-type="paragraph" draw:z-index="234" draw:style-name="gr2"><draw:custom-shape draw:style-name="gr5" draw:text-style-name="P144" svg:width="4.001cm" svg:height="1.001cm" svg:x="6.641cm" svg:y="0.777cm"><text:p text:style-name="P134"><text:span text:style-name="T69">Fraaction(Fraction a, Fraction b)</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5" draw:text-style-name="P135" svg:width="4.001cm" svg:height="1.001cm" svg:x="6.641cm" svg:y="4.783cm"><text:p text:style-name="P134"><text:span text:style-name="T58">Конец</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rect draw:style-name="gr3" draw:text-style-name="P135" svg:width="4.001cm" svg:height="2.001cm" svg:x="6.641cm" svg:y="2.279cm"><text:p text:style-name="P134"><text:span text:style-name="T63"><text:s text:c="3"/></text:span><text:span text:style-name="T63">first=valueFIRST</text:span></text:p><text:p text:style-name="P134"><text:span text:style-name="T63">second=value</text:span></text:p><text:p text:style-name="P134"><text:span text:style-name="T63">SECOND</text:span></text:p></draw:rect><draw:line draw:style-name="gr6" draw:text-style-name="P134" svg:x1="8.642cm" svg:y1="1.778cm" svg:x2="8.642cm" svg:y2="2.277cm"><text:p/></draw:line><draw:line draw:style-name="gr6" draw:text-style-name="P134" svg:x1="8.642cm" svg:y1="4.281cm" svg:x2="8.642cm" svg:y2="4.78cm"><text:p/></draw:line><draw:frame draw:style-name="gr7" draw:text-style-name="P137" svg:width="0.832cm" svg:height="0.662cm" svg:x="6.424cm" svg:y="0.116cm"><draw:text-box><text:p><text:span text:style-name="T58">1</text:span></text:p></draw:text-box></draw:frame><draw:frame draw:style-name="gr7" draw:text-style-name="P137" svg:width="0.832cm" svg:height="0.662cm" svg:x="6.279cm" svg:y="1.778cm"><draw:text-box><text:p><text:span text:style-name="T58">2</text:span></text:p></draw:text-box></draw:frame><draw:frame draw:style-name="gr7" draw:text-style-name="P137" svg:width="0.832cm" svg:height="0.662cm" svg:x="6.101cm" svg:y="4.279cm"><draw:text-box><text:p><text:span text:style-name="T58">3</text:span></text:p></draw:text-box></draw:frame></draw:g><text:soft-page-break/></text:p>
      <text:p text:style-name="P95"/>
      <text:p text:style-name="P95"/>
      <text:p text:style-name="P95"/>
      <text:p text:style-name="P95"/>
      <text:p text:style-name="P95"/>
      <text:p text:style-name="P95"/>
      <text:p text:style-name="P90"><text:span text:style-name="T22">Рисунок </text:span><text:span text:style-name="T27">11</text:span><text:span text:style-name="T22"> — Схема </text:span><text:span text:style-name="T21">инициализации класса </text:span><text:span text:style-name="T25">Fraction </text:span><text:span text:style-name="T21">с двумя параметрами</text:span></text:p>
      <text:p text:style-name="P95"/>
      <text:p text:style-name="P112"><text:span text:style-name="T25"><text:tab/>Алгоритм </text:span><text:span text:style-name="T21">метода класса</text:span><text:span text:style-name="T25"> add</text:span><text:span text:style-name="T28">(Fraction a, Fraction b) </text:span><text:span text:style-name="T23">для нахождения суммы двух дробных чисел <text:s/></text:span><text:span text:style-name="T25">в виде схемы программы представлен на рисунке </text:span><text:span text:style-name="T21">12</text:span><text:span text:style-name="T25">. Решение начинается с </text:span><text:span text:style-name="T21">проверки условия равенства двух дробных частей (блок 2). Если условие истинно, то переменная </text:span><text:span text:style-name="T25">first </text:span><text:span text:style-name="T21">получает значение суммы целых частей, а переменная </text:span><text:span text:style-name="T25">second </text:span><text:span text:style-name="T21">значение искомой дробной части (блок 3). Если условие ложно, то переменная </text:span><text:span text:style-name="T25">first </text:span><text:span text:style-name="T21">получает значение равное сумме произведений целой части первой дроби и дробной части второй дроби, целой части второй дроби и дробной части первой дроби, а переменная </text:span><text:span text:style-name="T25">second </text:span><text:span text:style-name="T21">получает значение произведения дробных частей обоих чисел (Блок 4).</text:span></text:p>
      <text:p text:style-name="P91"/>
      <text:p text:style-name="P93"/>
      <text:p text:style-name="P93"/>
      <text:p text:style-name="P93"/>
      <text:p text:style-name="P93"/>
      <text:p text:style-name="P93"/>
      <text:p text:style-name="P93"><draw:g text:anchor-type="paragraph" draw:z-index="240" draw:style-name="gr2"><draw:frame draw:style-name="gr7" draw:text-style-name="P137" svg:width="0.832cm" svg:height="0.662cm" svg:x="12.208cm" svg:y="-0.27cm"><draw:text-box><text:p><text:span text:style-name="T58">4</text:span></text:p></draw:text-box></draw:frame><draw:g draw:style-name="gr39"><draw:g draw:style-name="gr39"><draw:custom-shape draw:style-name="gr5" draw:text-style-name="P146" svg:width="4.001cm" svg:height="1.001cm" svg:x="6.572cm" svg:y="-3.666cm"><text:p text:style-name="P145"><text:span text:style-name="T70"><text:s text:c="7"/></text:span><text:span text:style-name="T71">add</text:span><text:span text:style-name="T72">(Fraction a, Fraction b)</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5" draw:text-style-name="P135" svg:width="4.001cm" svg:height="1.001cm" svg:x="6.598cm" svg:y="4.307cm"><text:p text:style-name="P134"><text:span text:style-name="T58">Конец</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rect draw:style-name="gr3" draw:text-style-name="P144" svg:width="4.001cm" svg:height="2.001cm" svg:x="6.598cm" svg:y="0.365cm"><text:p text:style-name="P147"><text:span text:style-name="T73">first = </text:span><text:span text:style-name="T74">a</text:span><text:span text:style-name="T73">.first + </text:span><text:span text:style-name="T74">b</text:span><text:span text:style-name="T73">.first;</text:span></text:p><text:p text:style-name="P147"><text:span text:style-name="T73">second = </text:span><text:span text:style-name="T74">a</text:span><text:span text:style-name="T73">.second;</text:span></text:p></draw:rect><draw:line draw:style-name="gr6" draw:text-style-name="P134" svg:x1="8.518cm" svg:y1="-2.666cm" svg:x2="8.518cm" svg:y2="-2.167cm"><text:p/></draw:line><draw:line draw:style-name="gr6" draw:text-style-name="P134" svg:x1="14.28cm" svg:y1="-1.201cm" svg:x2="14.28cm" svg:y2="0.392cm"><text:p/></draw:line><draw:line draw:style-name="gr6" draw:text-style-name="P134" svg:x1="10.58cm" svg:y1="-1.208cm" svg:x2="14.281cm" svg:y2="-1.201cm"><text:p/></draw:line><draw:line draw:style-name="gr6" draw:text-style-name="P134" svg:x1="8.569cm" svg:y1="-0.148cm" svg:x2="8.569cm" svg:y2="0.351cm"><text:p/></draw:line><draw:custom-shape draw:style-name="gr34" draw:text-style-name="P150" svg:width="4.003cm" svg:height="2.003cm" svg:x="6.577cm" svg:y="-2.15cm"><text:p text:style-name="P149"><text:span text:style-name="T75">a</text:span><text:span text:style-name="T76">.second == </text:span><text:span text:style-name="T75">b</text:span><text:span text:style-name="T76">.second</text:span></text:p><draw:enhanced-geometry svg:viewBox="0 0 21600 21600" draw:glue-points="10800 0 0 10800 10800 21600 21600 10800" draw:text-areas="5400 5400 16200 16200" draw:type="diamond" draw:enhanced-path="M 10800 0 L 21600 10800 10800 21600 0 10800 10800 0 Z N"/></draw:custom-shape><draw:line draw:style-name="gr6" draw:text-style-name="P134" svg:x1="14.28cm" svg:y1="2.392cm" svg:x2="14.28cm" svg:y2="3.429cm"><text:p/></draw:line><draw:line draw:style-name="gr44" draw:text-style-name="P134" svg:x1="14.28cm" svg:y1="3.429cm" svg:x2="8.565cm" svg:y2="3.424cm"><text:p/></draw:line><draw:frame draw:style-name="gr7" draw:text-style-name="P137" svg:width="0.832cm" svg:height="0.662cm" svg:x="9.026cm" svg:y="-0.297cm"><draw:text-box><text:p><text:span text:style-name="T58">Да</text:span></text:p></draw:text-box></draw:frame><draw:frame draw:style-name="gr7" draw:text-style-name="P137" svg:width="0.832cm" svg:height="0.662cm" svg:x="10.58cm" svg:y="-1.868cm"><draw:text-box><text:p><text:span text:style-name="T58">Нет</text:span></text:p></draw:text-box></draw:frame><draw:line draw:style-name="gr6" draw:text-style-name="P134" svg:x1="8.518cm" svg:y1="2.365cm" svg:x2="8.564cm" svg:y2="4.307cm"><text:p/></draw:line><draw:rect draw:style-name="gr3" draw:text-style-name="P144" svg:width="4.001cm" svg:height="2.001cm" svg:x="12.208cm" svg:y="0.391cm"><text:p text:style-name="P147"><text:span text:style-name="T77"><text:s/></text:span><text:span text:style-name="T77">first=((</text:span><text:span text:style-name="T78">a</text:span><text:span text:style-name="T77">.first*</text:span><text:span text:style-name="T78">b</text:span><text:span text:style-name="T77">.second)</text:span></text:p><text:p text:style-name="P147"><text:span text:style-name="T77"><text:s/></text:span><text:span text:style-name="T77">+(</text:span><text:span text:style-name="T78">b</text:span><text:span text:style-name="T77">.first*</text:span><text:span text:style-name="T78">a</text:span><text:span text:style-name="T77">.second));</text:span></text:p><text:p text:style-name="P147"><text:span text:style-name="T77"><text:s/></text:span><text:span text:style-name="T77">second=</text:span><text:span text:style-name="T78">a</text:span><text:span text:style-name="T77">.second*</text:span><text:span text:style-name="T78">b</text:span><text:span text:style-name="T77">.second;</text:span></text:p></draw:rect></draw:g><draw:frame draw:style-name="gr7" draw:text-style-name="P137" svg:width="0.832cm" svg:height="0.662cm" svg:x="6.577cm" svg:y="-0.297cm"><draw:text-box><text:p><text:span text:style-name="T58">3</text:span></text:p></draw:text-box></draw:frame><draw:frame draw:style-name="gr7" draw:text-style-name="P137" svg:width="0.805cm" svg:height="0.662cm" svg:x="6.577cm" svg:y="-2.665cm"><draw:text-box><text:p><text:span text:style-name="T58">2</text:span></text:p></draw:text-box></draw:frame><draw:frame draw:style-name="gr7" draw:text-style-name="P137" svg:width="0.87cm" svg:height="0.662cm" svg:x="6.572cm" svg:y="-4.327cm"><draw:text-box><text:p><text:span text:style-name="T58">1</text:span></text:p></draw:text-box></draw:frame></draw:g><draw:frame draw:style-name="gr7" draw:text-style-name="P137" svg:width="0.832cm" svg:height="0.662cm" svg:x="6.598cm" svg:y="3.646cm"><draw:text-box><text:p><text:span text:style-name="T58">5</text:span></text:p></draw:text-box></draw:frame></draw:g></text:p>
      <text:p text:style-name="P93"/>
      <text:p text:style-name="P93"/>
      <text:p text:style-name="P93"/>
      <text:p text:style-name="P93"/>
      <text:p text:style-name="P93"/>
      <text:p text:style-name="P93"/>
      <text:p text:style-name="P96"><text:span text:style-name="T3">Рисунок </text:span><text:span text:style-name="T49">1</text:span><text:span text:style-name="T3">2 — Схема </text:span><text:span text:style-name="T1">инициализации метода </text:span>add<text:span text:style-name="T1"> класса </text:span>Fraction</text:p>
      <text:p text:style-name="P113"><text:soft-page-break/><text:tab/>Алгоритм <text:span text:style-name="T1">метода класса</text:span> sub<text:span text:style-name="T49">(Fraction a, Fraction b) </text:span><text:span text:style-name="T3">для нахождения разности двух дробных чисел </text:span>в виде схемы программы представлен на рисунке <text:span text:style-name="T1">13</text:span>. Решение начинается с <text:span text:style-name="T1">проверки условия равенства двух дробных частей (блок 2). Если условие истинно, то переменная </text:span>first <text:span text:style-name="T1">получает значение разности целых частей, а переменная </text:span>second <text:span text:style-name="T1">значение искомой дробной части (блок 3). Если условие ложно, то переменная </text:span>first <text:span text:style-name="T1">получает значение равное разности произведений целой части первой дроби и дробной части второй дроби, целой части второй дроби и дробной части первой дроби, а переменная </text:span>second <text:span text:style-name="T1">получает значение произведения дробных частей обоих чисел (Блок 4).</text:span></text:p>
      <text:p text:style-name="P94"/>
      <text:p text:style-name="P94"><draw:g text:anchor-type="paragraph" draw:z-index="241" draw:style-name="gr2"><draw:g draw:style-name="gr39"><draw:custom-shape draw:style-name="gr5" draw:text-style-name="P146" svg:width="4.001cm" svg:height="1.001cm" svg:x="6.07cm" svg:y="0.25cm"><text:p text:style-name="P145"><text:span text:style-name="T70"><text:s text:c="7"/></text:span><text:span text:style-name="T72">sub(Fraction a, Fraction b)</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5" draw:text-style-name="P135" svg:width="4.001cm" svg:height="1.001cm" svg:x="6.096cm" svg:y="8.223cm"><text:p text:style-name="P134"><text:span text:style-name="T58">Конец</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rect draw:style-name="gr3" draw:text-style-name="P144" svg:width="4.001cm" svg:height="2.001cm" svg:x="6.096cm" svg:y="4.281cm"><text:p text:style-name="P147"><text:span text:style-name="T73">first = </text:span><text:span text:style-name="T74">a</text:span><text:span text:style-name="T73">.first - </text:span><text:span text:style-name="T74">b</text:span><text:span text:style-name="T73">.first;</text:span></text:p><text:p text:style-name="P147"><text:span text:style-name="T73">second = </text:span><text:span text:style-name="T74">a</text:span><text:span text:style-name="T73">.second;</text:span></text:p></draw:rect><draw:line draw:style-name="gr6" draw:text-style-name="P134" svg:x1="8.016cm" svg:y1="1.25cm" svg:x2="8.016cm" svg:y2="1.749cm"><text:p/></draw:line><draw:line draw:style-name="gr6" draw:text-style-name="P134" svg:x1="13.778cm" svg:y1="2.715cm" svg:x2="13.778cm" svg:y2="4.308cm"><text:p/></draw:line><draw:line draw:style-name="gr6" draw:text-style-name="P134" svg:x1="10.078cm" svg:y1="2.708cm" svg:x2="13.779cm" svg:y2="2.715cm"><text:p/></draw:line><draw:line draw:style-name="gr6" draw:text-style-name="P134" svg:x1="8.068cm" svg:y1="3.768cm" svg:x2="8.068cm" svg:y2="4.267cm"><text:p/></draw:line><draw:custom-shape draw:style-name="gr34" draw:text-style-name="P150" svg:width="4.003cm" svg:height="2.003cm" svg:x="6.075cm" svg:y="1.766cm"><text:p text:style-name="P149"><text:span text:style-name="T75">a</text:span><text:span text:style-name="T76">.second == </text:span><text:span text:style-name="T75">b</text:span><text:span text:style-name="T76">.second</text:span></text:p><draw:enhanced-geometry svg:viewBox="0 0 21600 21600" draw:glue-points="10800 0 0 10800 10800 21600 21600 10800" draw:text-areas="5400 5400 16200 16200" draw:type="diamond" draw:enhanced-path="M 10800 0 L 21600 10800 10800 21600 0 10800 10800 0 Z N"/></draw:custom-shape><draw:line draw:style-name="gr6" draw:text-style-name="P134" svg:x1="13.778cm" svg:y1="6.308cm" svg:x2="13.778cm" svg:y2="7.345cm"><text:p/></draw:line><draw:line draw:style-name="gr44" draw:text-style-name="P134" svg:x1="13.778cm" svg:y1="7.345cm" svg:x2="8.063cm" svg:y2="7.34cm"><text:p/></draw:line><draw:frame draw:style-name="gr7" draw:text-style-name="P137" svg:width="0.832cm" svg:height="0.662cm" svg:x="8.525cm" svg:y="3.619cm"><draw:text-box><text:p><text:span text:style-name="T58">Да</text:span></text:p></draw:text-box></draw:frame><draw:frame draw:style-name="gr7" draw:text-style-name="P137" svg:width="0.832cm" svg:height="0.662cm" svg:x="10.079cm" svg:y="2.048cm"><draw:text-box><text:p><text:span text:style-name="T58">Нет</text:span></text:p></draw:text-box></draw:frame><draw:line draw:style-name="gr6" draw:text-style-name="P134" svg:x1="8.017cm" svg:y1="6.281cm" svg:x2="8.063cm" svg:y2="8.223cm"><text:p/></draw:line><draw:rect draw:style-name="gr3" draw:text-style-name="P144" svg:width="4.001cm" svg:height="2.001cm" svg:x="11.706cm" svg:y="4.307cm"><text:p text:style-name="P147"><text:span text:style-name="T77"><text:s/></text:span><text:span text:style-name="T77">first=((</text:span><text:span text:style-name="T78">a</text:span><text:span text:style-name="T77">.first*</text:span><text:span text:style-name="T78">b</text:span><text:span text:style-name="T77">.second)</text:span></text:p><text:p text:style-name="P147"><text:span text:style-name="T77"><text:s/></text:span><text:span text:style-name="T77">-(</text:span><text:span text:style-name="T78">b</text:span><text:span text:style-name="T77">.first*</text:span><text:span text:style-name="T78">a</text:span><text:span text:style-name="T77">.second));</text:span></text:p><text:p text:style-name="P147"><text:span text:style-name="T77"><text:s/></text:span><text:span text:style-name="T77">second=</text:span><text:span text:style-name="T78">a</text:span><text:span text:style-name="T77">.second*</text:span><text:span text:style-name="T78">b</text:span><text:span text:style-name="T77">.second;</text:span></text:p></draw:rect></draw:g><draw:frame draw:style-name="gr7" draw:text-style-name="P137" svg:width="0.832cm" svg:height="0.662cm" svg:x="6.096cm" svg:y="3.619cm"><draw:text-box><text:p><text:span text:style-name="T58">3</text:span></text:p></draw:text-box></draw:frame><draw:frame draw:style-name="gr7" draw:text-style-name="P137" svg:width="0.805cm" svg:height="0.662cm" svg:x="6.07cm" svg:y="1.251cm"><draw:text-box><text:p><text:span text:style-name="T58">2</text:span></text:p></draw:text-box></draw:frame><draw:frame draw:style-name="gr7" draw:text-style-name="P137" svg:width="0.87cm" svg:height="0.662cm" svg:x="6.07cm" svg:y="-0.411cm"><draw:text-box><text:p><text:span text:style-name="T58">1</text:span></text:p></draw:text-box></draw:frame><draw:frame draw:style-name="gr7" draw:text-style-name="P137" svg:width="0.832cm" svg:height="0.662cm" svg:x="11.706cm" svg:y="3.646cm"><draw:text-box><text:p><text:span text:style-name="T58">4</text:span></text:p></draw:text-box></draw:frame><draw:frame draw:style-name="gr7" draw:text-style-name="P137" svg:width="0.832cm" svg:height="0.662cm" svg:x="6.096cm" svg:y="7.562cm"><draw:text-box><text:p><text:span text:style-name="T58">5</text:span></text:p></draw:text-box></draw:frame></draw:g></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6"><text:span text:style-name="T3">Рисунок </text:span><text:span text:style-name="T49">13</text:span><text:span text:style-name="T3"> — Схема </text:span><text:span text:style-name="T1">инициализации метода </text:span>sub <text:span text:style-name="T1">класса </text:span>Fraction</text:p>
      <text:p text:style-name="P94"/>
      <text:p text:style-name="P113"><text:tab/>Алгоритм <text:span text:style-name="T1">метода класса</text:span> mul<text:span text:style-name="T49">(Fraction a, Fraction b) </text:span><text:span text:style-name="T3">для нахождения произведения двух дробных чисел </text:span>в виде схемы программы представлен на рисунке <text:span text:style-name="T1">14</text:span>. Решение начинается с <text:span text:style-name="T1">присвоения переменной </text:span>first <text:span text:style-name="T1">значения произведения </text:span>a.first <text:span text:style-name="T1">и</text:span> b.first, <text:span text:style-name="T1">а переменной </text:span>second <text:span text:style-name="T1">значение произведения </text:span>a.second <text:span text:style-name="T1">и</text:span> b.second (<text:span text:style-name="T1">блок 2</text:span>).</text:p>
      <text:p text:style-name="P94"/>
      <text:p text:style-name="P94"/>
      <text:p text:style-name="P94"><draw:frame text:anchor-type="paragraph" draw:z-index="3" draw:style-name="gr8" draw:text-style-name="P137" svg:width="0.87cm" svg:height="0.662cm" svg:x="6.07cm" svg:y="0.441cm"><draw:text-box><text:p><text:span text:style-name="T58">1</text:span></text:p></draw:text-box></draw:frame><text:soft-page-break/></text:p>
      <text:p text:style-name="P94"><draw:custom-shape text:anchor-type="paragraph" draw:z-index="235" draw:style-name="gr41" draw:text-style-name="P146" svg:width="4.001cm" svg:height="1.001cm" svg:x="6.07cm" svg:y="0.25cm"><text:p text:style-name="P145"><text:span text:style-name="T70"><text:s text:c="7"/></text:span><text:span text:style-name="T71">mul</text:span><text:span text:style-name="T72">(Fraction a, Fraction b)</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line text:anchor-type="paragraph" draw:z-index="238" draw:style-name="gr43" draw:text-style-name="P134" svg:x1="8.015cm" svg:y1="1.25cm" svg:x2="8.015cm" svg:y2="1.749cm"><text:p/></draw:line><draw:line text:anchor-type="paragraph" draw:z-index="239" draw:style-name="gr43" draw:text-style-name="P134" svg:x1="8.068cm" svg:y1="3.768cm" svg:x2="8.068cm" svg:y2="4.267cm"><text:p/></draw:line></text:p>
      <text:p text:style-name="P94"><draw:frame text:anchor-type="paragraph" draw:z-index="4" draw:style-name="gr8" draw:text-style-name="P137" svg:width="0.805cm" svg:height="0.662cm" svg:x="6.043cm" svg:y="0.399cm"><draw:text-box><text:p><text:span text:style-name="T58">2</text:span></text:p></draw:text-box></draw:frame></text:p>
      <text:p text:style-name="P94"><draw:rect text:anchor-type="paragraph" draw:z-index="237" draw:style-name="gr42" draw:text-style-name="P148" svg:width="4.001cm" svg:height="2.001cm" svg:x="6.043cm" svg:y="0.064cm"><text:p text:style-name="P147"><text:span text:style-name="T73">first=</text:span><text:span text:style-name="T74">a</text:span><text:span text:style-name="T73">.first * </text:span><text:span text:style-name="T74">b</text:span><text:span text:style-name="T73">.first;</text:span></text:p><text:p text:style-name="P147"><text:span text:style-name="T73">second=</text:span><text:span text:style-name="T74">a</text:span><text:span text:style-name="T73">.second*</text:span><text:span text:style-name="T74">b</text:span><text:span text:style-name="T73">.second;</text:span></text:p></draw:rect></text:p>
      <text:p text:style-name="P94"/>
      <text:p text:style-name="P94"><draw:frame text:anchor-type="paragraph" draw:z-index="5" draw:style-name="gr8" draw:text-style-name="P137" svg:width="0.832cm" svg:height="0.662cm" svg:x="6.017cm" svg:y="0.36cm"><draw:text-box><text:p><text:span text:style-name="T58">3</text:span></text:p></draw:text-box></draw:frame></text:p>
      <text:p text:style-name="P94"><draw:custom-shape text:anchor-type="paragraph" draw:z-index="236" draw:style-name="gr41" draw:text-style-name="P135" svg:width="4.001cm" svg:height="1.001cm" svg:x="6.017cm" svg:y="-0.005cm"><text:p text:style-name="P134"><text:span text:style-name="T58">Конец</text:span></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93"/>
      <text:p text:style-name="P96"><text:span text:style-name="T3">Рисунок </text:span><text:span text:style-name="T49">1</text:span><text:span text:style-name="T3">4 — Схема </text:span><text:span text:style-name="T1">инициализации метода </text:span>mul <text:span text:style-name="T1">класса </text:span>Fraction</text:p>
      <text:p text:style-name="P94"/>
      <text:p text:style-name="P113"><text:tab/>Алгоритм <text:span text:style-name="T1">метода класса</text:span> cmp<text:span text:style-name="T49">(Fraction a, Fraction b) </text:span><text:span text:style-name="T3">для сравнения двух дробных чисел </text:span>в виде схемы программы представлен на рисунке 15. Решение начинается с <text:span text:style-name="T1">проверки условия равенства произведений </text:span>a.first <text:span text:style-name="T1">и</text:span> b.second,<text:span text:style-name="T1"> </text:span>b.first <text:span text:style-name="T1">и</text:span> a.second <text:span text:style-name="T1">(блок 2).</text:span> <text:span text:style-name="T1">Если условие истинно то переменные </text:span>first <text:span text:style-name="T1">и</text:span> second <text:span text:style-name="T1">получают значения 1 (блок 3), тем самым показывая, что они равны. Если условие ложно, то проверяется новое условие на то, больше ли произведение </text:span>a.first <text:span text:style-name="T1">и</text:span> b.second <text:span text:style-name="T1">чем </text:span>b.first <text:span text:style-name="T1">и</text:span> a.second <text:span text:style-name="T1">(блок 4). Если условие истинно, то переменная </text:span>first <text:span text:style-name="T1">получает значение равное </text:span>1, <text:span text:style-name="T1">а переменная</text:span> second <text:span text:style-name="T1">значение 0 (блок 5), тем самым показывая, что первое дробное число больше второго. Если условие ложно, то переменная </text:span>first <text:span text:style-name="T1">получает значение равное 0</text:span>, <text:span text:style-name="T1">а переменная</text:span> second <text:span text:style-name="T1">значение 1 (блок 6), тем самым показывая, что первое дробное число меньше второго. <text:s/></text:span><text:s/></text:p>
      <text:p text:style-name="P94"/>
      <text:p text:style-name="P96"/>
      <text:p text:style-name="P94"/>
      <text:p text:style-name="P94"/>
      <text:p text:style-name="P94"/>
      <text:p text:style-name="P94"/>
      <text:p text:style-name="P94"/>
      <text:p text:style-name="P94"/>
      <text:p text:style-name="P94"/>
      <text:p text:style-name="P94"/>
      <text:p text:style-name="P94"><draw:g text:anchor-type="paragraph" draw:z-index="242" draw:style-name="gr2"><draw:custom-shape draw:style-name="gr5" draw:text-style-name="P146" svg:width="4.001cm" svg:height="1.001cm" svg:x="0.857cm" svg:y="0.973cm"><text:p text:style-name="P145"><text:span text:style-name="T70"><text:s text:c="7"/></text:span><text:span text:style-name="T72">cmp(Fraction a, Fraction b)</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g draw:style-name="gr39"><draw:frame draw:style-name="gr7" draw:text-style-name="P137" svg:width="0.832cm" svg:height="0.662cm" svg:x="6.651cm" svg:y="7.38cm"><draw:text-box><text:p><text:span text:style-name="T58">5</text:span></text:p></draw:text-box></draw:frame><draw:frame draw:style-name="gr7" draw:text-style-name="P137" svg:width="0.832cm" svg:height="0.662cm" svg:x="11.731cm" svg:y="7.316cm"><draw:text-box><text:p><text:span text:style-name="T58">6</text:span></text:p></draw:text-box></draw:frame><draw:line draw:style-name="gr6" draw:text-style-name="P134" svg:x1="8.598cm" svg:y1="10.041cm" svg:x2="8.598cm" svg:y2="10.54cm"><text:p/></draw:line><draw:frame draw:style-name="gr7" draw:text-style-name="P137" svg:width="0.832cm" svg:height="0.662cm" svg:x="0.751cm" svg:y="10.504cm"><draw:text-box><text:p><text:span text:style-name="T58">7</text:span></text:p></draw:text-box></draw:frame><draw:frame draw:style-name="gr7" draw:text-style-name="P137" svg:width="0.832cm" svg:height="0.662cm" svg:x="6.492cm" svg:y="4.369cm"><draw:text-box><text:p><text:span text:style-name="T58">4</text:span></text:p></draw:text-box></draw:frame><draw:custom-shape draw:style-name="gr5" draw:text-style-name="P135" svg:width="4.001cm" svg:height="1.001cm" svg:x="0.751cm" svg:y="11.165cm"><text:p text:style-name="P134"><text:span text:style-name="T58">Конец</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rect draw:style-name="gr3" draw:text-style-name="P144" svg:width="4.001cm" svg:height="2.001cm" svg:x="0.883cm" svg:y="5.004cm"><text:p text:style-name="P147"><text:span text:style-name="T73">first = 1;</text:span></text:p><text:p text:style-name="P147"><text:span text:style-name="T73">second = </text:span><text:span text:style-name="T74">1</text:span><text:span text:style-name="T73">;</text:span></text:p></draw:rect><draw:line draw:style-name="gr6" draw:text-style-name="P134" svg:x1="2.801cm" svg:y1="1.973cm" svg:x2="2.801cm" svg:y2="2.472cm"><text:p/></draw:line><draw:line draw:style-name="gr6" draw:text-style-name="P134" svg:x1="8.565cm" svg:y1="3.438cm" svg:x2="8.565cm" svg:y2="5.031cm"><text:p/></draw:line><draw:line draw:style-name="gr6" draw:text-style-name="P134" svg:x1="4.863cm" svg:y1="3.431cm" svg:x2="8.564cm" svg:y2="3.438cm"><text:p/></draw:line><draw:line draw:style-name="gr6" draw:text-style-name="P134" svg:x1="2.854cm" svg:y1="4.491cm" svg:x2="2.854cm" svg:y2="4.99cm"><text:p/></draw:line><draw:custom-shape draw:style-name="gr34" draw:text-style-name="P151" svg:width="4.003cm" svg:height="2.003cm" svg:x="0.862cm" svg:y="2.489cm"><text:p text:style-name="P149"><text:span text:style-name="T73">(</text:span><text:span text:style-name="T74">a</text:span><text:span text:style-name="T73">.first*</text:span><text:span text:style-name="T74">b</text:span><text:span text:style-name="T73">.second)=</text:span></text:p><text:p text:style-name="P149"><text:span text:style-name="T73">(</text:span><text:span text:style-name="T74">b</text:span><text:span text:style-name="T73">.first*</text:span><text:span text:style-name="T74">a</text:span><text:span text:style-name="T73">.second)</text:span></text:p><draw:enhanced-geometry svg:viewBox="0 0 21600 21600" draw:glue-points="10800 0 0 10800 10800 21600 21600 10800" draw:text-areas="5400 5400 16200 16200" draw:type="diamond" draw:enhanced-path="M 10800 0 L 21600 10800 10800 21600 0 10800 10800 0 Z N"/></draw:custom-shape><draw:line draw:style-name="gr6" draw:text-style-name="P134" svg:x1="8.565cm" svg:y1="7.031cm" svg:x2="8.565cm" svg:y2="8.068cm"><text:p/></draw:line><draw:line draw:style-name="gr44" draw:text-style-name="P134" svg:x1="13.887cm" svg:y1="10.478cm" svg:x2="2.787cm" svg:y2="10.476cm"><text:p/></draw:line><draw:frame draw:style-name="gr7" draw:text-style-name="P137" svg:width="0.832cm" svg:height="0.662cm" svg:x="3.31cm" svg:y="4.342cm"><draw:text-box><text:p><text:span text:style-name="T58">Да</text:span></text:p></draw:text-box></draw:frame><draw:frame draw:style-name="gr7" draw:text-style-name="P137" svg:width="0.832cm" svg:height="0.662cm" svg:x="4.864cm" svg:y="2.771cm"><draw:text-box><text:p><text:span text:style-name="T58">Нет</text:span></text:p></draw:text-box></draw:frame><draw:line draw:style-name="gr6" draw:text-style-name="P134" svg:x1="2.803cm" svg:y1="7.004cm" svg:x2="2.787cm" svg:y2="11.165cm"><text:p/></draw:line><draw:frame draw:style-name="gr7" draw:text-style-name="P137" svg:width="0.832cm" svg:height="0.662cm" svg:x="0.862cm" svg:y="4.342cm"><draw:text-box><text:p><text:span text:style-name="T58">3</text:span></text:p></draw:text-box></draw:frame><draw:frame draw:style-name="gr7" draw:text-style-name="P137" svg:width="0.805cm" svg:height="0.662cm" svg:x="0.862cm" svg:y="1.974cm"><draw:text-box><text:p><text:span text:style-name="T58">2</text:span></text:p></draw:text-box></draw:frame><draw:frame draw:style-name="gr7" draw:text-style-name="P137" svg:width="0.87cm" svg:height="0.662cm" svg:x="0.857cm" svg:y="0.312cm"><draw:text-box><text:p><text:span text:style-name="T58">1</text:span></text:p></draw:text-box></draw:frame><draw:custom-shape draw:style-name="gr34" draw:text-style-name="P151" svg:width="4.003cm" svg:height="2.003cm" svg:x="6.604cm" svg:y="5.03cm"><text:p text:style-name="P149"><text:span text:style-name="T73">(</text:span><text:span text:style-name="T74">a</text:span><text:span text:style-name="T73">.first*</text:span><text:span text:style-name="T74">b</text:span><text:span text:style-name="T73">.second)&gt; </text:span></text:p><text:p text:style-name="P149"><text:span text:style-name="T73">(</text:span><text:span text:style-name="T74">b</text:span><text:span text:style-name="T73">.first*</text:span><text:span text:style-name="T74">a</text:span><text:span text:style-name="T73">.second)</text:span></text:p><draw:enhanced-geometry svg:viewBox="0 0 21600 21600" draw:glue-points="10800 0 0 10800 10800 21600 21600 10800" draw:text-areas="5400 5400 16200 16200" draw:type="diamond" draw:enhanced-path="M 10800 0 L 21600 10800 10800 21600 0 10800 10800 0 Z N"/></draw:custom-shape><draw:frame draw:style-name="gr7" draw:text-style-name="P137" svg:width="0.832cm" svg:height="0.662cm" svg:x="10.606cm" svg:y="5.274cm"><draw:text-box><text:p><text:span text:style-name="T58">Нет</text:span></text:p></draw:text-box></draw:frame><draw:frame draw:style-name="gr7" draw:text-style-name="P137" svg:width="0.832cm" svg:height="0.662cm" svg:x="8.893cm" svg:y="7.142cm"><draw:text-box><text:p><text:span text:style-name="T58">Да</text:span></text:p></draw:text-box></draw:frame><draw:rect draw:style-name="gr3" draw:text-style-name="P144" svg:width="4.001cm" svg:height="2.001cm" svg:x="6.651cm" svg:y="8.041cm"><text:p text:style-name="P147"><text:span text:style-name="T73">first = 1;</text:span></text:p><text:p text:style-name="P147"><text:span text:style-name="T73">second = </text:span><text:span text:style-name="T74">0</text:span><text:span text:style-name="T73">;</text:span></text:p></draw:rect><draw:rect draw:style-name="gr3" draw:text-style-name="P144" svg:width="4.001cm" svg:height="2.001cm" svg:x="11.731cm" svg:y="7.978cm"><text:p text:style-name="P147"><text:span text:style-name="T73">first = 1;</text:span></text:p><text:p text:style-name="P147"><text:span text:style-name="T73">second = </text:span><text:span text:style-name="T74">1</text:span><text:span text:style-name="T73">;</text:span></text:p></draw:rect><draw:line draw:style-name="gr6" draw:text-style-name="P134" svg:x1="13.887cm" svg:y1="9.978cm" svg:x2="13.887cm" svg:y2="10.477cm"><text:p/></draw:line><draw:line draw:style-name="gr6" draw:text-style-name="P134" svg:x1="13.873cm" svg:y1="6.082cm" svg:x2="13.887cm" svg:y2="7.976cm"><text:p/></draw:line><draw:line draw:style-name="gr6" draw:text-style-name="P134" svg:x1="10.606cm" svg:y1="6.083cm" svg:x2="13.874cm" svg:y2="6.064cm"><text:p/></draw:line></draw:g></draw:g><text:soft-page-break/></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3"/>
      <text:p text:style-name="P93"/>
      <text:p text:style-name="P93"/>
      <text:p text:style-name="P96"><text:span text:style-name="T3">Рисунок 15 — Схема инициализации метода </text:span><text:span text:style-name="T17">cmp </text:span><text:span text:style-name="T3">класса </text:span><text:span text:style-name="T17">Fraction</text:span></text:p>
      <text:p text:style-name="P93"/>
      <text:p text:style-name="P92"><text:tab/></text:p>
      <text:p text:style-name="P92"/>
      <text:p text:style-name="P92"/>
      <text:p text:style-name="P92"/>
      <text:p text:style-name="P92"/>
      <text:p text:style-name="P92"/>
      <text:p text:style-name="P92"/>
      <text:p text:style-name="P92"/>
      <text:p text:style-name="P92"/>
      <text:p text:style-name="P92"/>
      <text:p text:style-name="P92"/>
      <text:p text:style-name="P92"><text:tab/></text:p>
      <text:p text:style-name="P92"/>
      <text:p text:style-name="P92"/>
      <text:p text:style-name="P92"/>
      <text:p text:style-name="P89"><text:soft-page-break/><text:span text:style-name="T22"><text:tab/>3.4 </text:span><text:span text:style-name="T17">Разработка интерфейса программы.</text:span></text:p>
      <text:p text:style-name="P97"/>
      <text:p text:style-name="P85"><text:span text:style-name="T17"><text:tab/></text:span><text:span text:style-name="T16">На форме расположены следующие объекты:</text:span></text:p>
      <text:p text:style-name="P85"><text:span text:style-name="T16"><text:tab/>Шесть однострочных редакторов </text:span><text:span text:style-name="T14">tB</text:span><text:span text:style-name="T16">1, </text:span><text:span text:style-name="T14">tB</text:span><text:span text:style-name="T16">2</text:span><text:span text:style-name="T14">, tB</text:span><text:span text:style-name="T16">3</text:span><text:span text:style-name="T14">, tB</text:span><text:span text:style-name="T16">4 для ввода строки.</text:span><text:span text:style-name="T14"> tB</text:span><text:span text:style-name="T16">5</text:span><text:span text:style-name="T14">, tB</text:span><text:span text:style-name="T16">6 для вывода результата.</text:span></text:p>
      <text:p text:style-name="P85"><text:span text:style-name="T16"><text:tab/>Объекты </text:span><text:span text:style-name="T14">Label1,</text:span><text:span text:style-name="T16"> </text:span><text:span text:style-name="T14">Label2, Label3, Label4, Label5, Label6. </text:span><text:span text:style-name="T16">В свойствах </text:span><text:span text:style-name="T14">Text </text:span><text:span text:style-name="T16">этих объектов помещено пояснение для пользователя программы:</text:span></text:p>
      <text:p text:style-name="P85"><text:span text:style-name="T16"><text:tab/></text:span><text:span text:style-name="T14">Label1-&gt;Text - “Ц</text:span><text:span text:style-name="T16">елая часть первой дроби</text:span><text:span text:style-name="T14">”</text:span><text:span text:style-name="T16">;</text:span></text:p>
      <text:p text:style-name="P85"><text:span text:style-name="T16"><text:tab/></text:span><text:span text:style-name="T14">Label2-&gt;Text - “Ц</text:span><text:span text:style-name="T16">елая часть второй дроби</text:span><text:span text:style-name="T14">”</text:span><text:span text:style-name="T16">;</text:span></text:p>
      <text:p text:style-name="P85"><text:span text:style-name="T16"><text:tab/> </text:span><text:span text:style-name="T14">Label</text:span><text:span text:style-name="T16">3</text:span><text:span text:style-name="T14">-&gt;Text </text:span><text:span text:style-name="T16">- </text:span><text:span text:style-name="T14">“</text:span><text:span text:style-name="T16">Дробная часть первой дроби</text:span><text:span text:style-name="T14">”</text:span><text:span text:style-name="T16">;</text:span></text:p>
      <text:p text:style-name="P85"><text:span text:style-name="T14"><text:tab/> Label</text:span><text:span text:style-name="T16">4</text:span><text:span text:style-name="T14">-&gt;Text </text:span><text:span text:style-name="T16">- </text:span><text:span text:style-name="T14">“</text:span><text:span text:style-name="T16">Дробная часть второй дроби</text:span><text:span text:style-name="T14">”</text:span><text:span text:style-name="T16">;</text:span></text:p>
      <text:p text:style-name="P85"><text:span text:style-name="T14"><text:tab/> Label</text:span><text:span text:style-name="T16">5</text:span><text:span text:style-name="T14">-&gt;Text </text:span><text:span text:style-name="T16">- </text:span><text:span text:style-name="T14">“</text:span><text:span text:style-name="T16">Результат целой части</text:span><text:span text:style-name="T14">”</text:span><text:span text:style-name="T16">;</text:span></text:p>
      <text:p text:style-name="P85"><text:span text:style-name="T14"><text:tab/> Label</text:span><text:span text:style-name="T16">6</text:span><text:span text:style-name="T14">-&gt;Text </text:span><text:span text:style-name="T16">- </text:span><text:span text:style-name="T14">“</text:span><text:span text:style-name="T16">Результат дробной части</text:span><text:span text:style-name="T14">”</text:span><text:span text:style-name="T16">.</text:span></text:p>
      <text:p text:style-name="P85"><text:span text:style-name="T16"><text:tab/>Кнопка </text:span><text:span text:style-name="T14">Add</text:span><text:span text:style-name="T18"> </text:span><text:span text:style-name="T16">для создания обработчика события с целью вычисления результата. В свойстве </text:span><text:span text:style-name="T14">Text</text:span><text:span text:style-name="T18"> </text:span><text:span text:style-name="T16">этого объекта помещено пояснение для пользователя программы:</text:span></text:p>
      <text:p text:style-name="P85"><text:span text:style-name="T16"><text:tab/></text:span><text:span text:style-name="T14">Add-&gt;Text - “</text:span><text:span text:style-name="T16">Сумма</text:span><text:span text:style-name="T14">”.</text:span></text:p>
      <text:p text:style-name="P85"><text:span text:style-name="T14"><text:tab/></text:span><text:span text:style-name="T16">Кнопка </text:span><text:span text:style-name="T14">sub</text:span><text:span text:style-name="T18"> </text:span><text:span text:style-name="T16">для создания обработчика события с целью вычисления результата. В свойстве </text:span><text:span text:style-name="T14">Text</text:span><text:span text:style-name="T18"> </text:span><text:span text:style-name="T16">этого объекта помещено пояснение для пользователя программы:</text:span></text:p>
      <text:p text:style-name="P85"><text:span text:style-name="T16"><text:tab/></text:span><text:span text:style-name="T14">sub-&gt;Text - </text:span><text:span text:style-name="T16">“Разность”</text:span><text:span text:style-name="T14">.</text:span></text:p>
      <text:p text:style-name="P85"><text:span text:style-name="T14"><text:tab/></text:span><text:span text:style-name="T16">Кнопка </text:span><text:span text:style-name="T14">mul</text:span><text:span text:style-name="T18"> </text:span><text:span text:style-name="T16">для создания обработчика события с целью вычисления результата. В свойстве </text:span><text:span text:style-name="T14">Text</text:span><text:span text:style-name="T18"> </text:span><text:span text:style-name="T16">этого объекта помещено пояснение для пользователя программы:</text:span></text:p>
      <text:p text:style-name="P85"><text:span text:style-name="T16"><text:tab/></text:span><text:span text:style-name="T14">mul-&gt;Text - </text:span><text:span text:style-name="T16">“Произведение”</text:span><text:span text:style-name="T14">.</text:span></text:p>
      <text:p text:style-name="P85"><text:span text:style-name="T14"><text:tab/></text:span><text:span text:style-name="T16">Кнопка </text:span><text:span text:style-name="T14">cmp</text:span><text:span text:style-name="T18"> </text:span><text:span text:style-name="T16">для создания обработчика события с целью вычисления результата. В свойстве </text:span><text:span text:style-name="T14">Text</text:span><text:span text:style-name="T18"> </text:span><text:span text:style-name="T16">этого объекта помещено пояснение для пользователя программы:</text:span></text:p>
      <text:p text:style-name="P85"><text:span text:style-name="T16"><text:tab/></text:span><text:span text:style-name="T14">cmp-&gt;Text - </text:span><text:span text:style-name="T16">“Сравнение”</text:span><text:span text:style-name="T14">.</text:span></text:p>
      <text:p text:style-name="P95"><text:tab/></text:p>
      <text:p text:style-name="P46">4 Программа и методика испытаний</text:p>
      <text:p text:style-name="P45"/>
      <text:p text:style-name="P43">Для проверки правильности работы программы подготовлены вручную тестовые данные, представленные в таблице 1.</text:p>
      <text:p text:style-name="P29"><draw:frame text:anchor-type="paragraph" draw:z-index="0" draw:name="Фигура14" draw:style-name="gr1" svg:width="6.933cm" svg:height="0.976cm" svg:x="0.03cm" svg:y="0.127cm"><draw:text-box><text:p>Таблица 1. Тестовые данные</text:p></draw:text-box></draw:frame></text:p>
      <text:p text:style-name="P117"/>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table-cell table:style-name="Таблица1.A1" table:number-rows-spanned="2" office:value-type="string">
            <text:p text:style-name="P119">Номер теста</text:p>
          </table:table-cell>
          <table:table-cell table:style-name="Таблица1.A1" table:number-columns-spanned="2" office:value-type="string">
            <text:p text:style-name="P119">Исходные данные</text:p>
          </table:table-cell>
          <table:covered-table-cell/>
          <table:table-cell table:style-name="Таблица1.D1" table:number-columns-spanned="2" office:value-type="string">
            <text:p text:style-name="P119">Результат</text:p>
          </table:table-cell>
          <table:covered-table-cell/>
        </table:table-row>
        <table:table-row>
          <table:covered-table-cell/>
          <table:table-cell table:style-name="Таблица1.B2" office:value-type="string">
            <text:p text:style-name="P119">Числитель</text:p>
          </table:table-cell>
          <table:table-cell table:style-name="Таблица1.B2" office:value-type="string">
            <text:p text:style-name="P119">Знаменатель</text:p>
          </table:table-cell>
          <table:table-cell table:style-name="Таблица1.B2" office:value-type="string">
            <text:p text:style-name="P119"><text:s/>Числитель</text:p>
          </table:table-cell>
          <table:table-cell table:style-name="Таблица1.E2" office:value-type="string">
            <text:p text:style-name="P119">Знаменатель</text:p>
          </table:table-cell>
        </table:table-row>
        <table:table-row>
          <table:table-cell table:style-name="Таблица1.B2" table:number-rows-spanned="2" office:value-type="string">
            <text:p text:style-name="P120">1</text:p>
          </table:table-cell>
          <table:table-cell table:style-name="Таблица1.B2" office:value-type="string">
            <text:p text:style-name="P121">2</text:p>
          </table:table-cell>
          <table:table-cell table:style-name="Таблица1.B2" office:value-type="string">
            <text:p text:style-name="P121">8</text:p>
          </table:table-cell>
          <table:table-cell table:style-name="Таблица1.E2" table:number-columns-spanned="2" office:value-type="string">
            <text:p text:style-name="P122">Сложение</text:p>
          </table:table-cell>
          <table:covered-table-cell/>
        </table:table-row>
        <table:table-row>
          <table:covered-table-cell/>
          <table:table-cell table:style-name="Таблица1.B2" office:value-type="string">
            <text:p text:style-name="P120">4</text:p>
          </table:table-cell>
          <table:table-cell table:style-name="Таблица1.B2" office:value-type="string">
            <text:p text:style-name="P120">2</text:p>
          </table:table-cell>
          <table:table-cell table:style-name="Таблица1.B2" office:value-type="string">
            <text:p text:style-name="P118">36</text:p>
          </table:table-cell>
          <table:table-cell table:style-name="Таблица1.E2" office:value-type="string">
            <text:p text:style-name="P118">16</text:p>
          </table:table-cell>
        </table:table-row>
        <table:table-row>
          <table:table-cell table:style-name="Таблица1.B2" table:number-rows-spanned="2" office:value-type="string">
            <text:p text:style-name="P120">2</text:p>
          </table:table-cell>
          <table:table-cell table:style-name="Таблица1.B2" office:value-type="string">
            <text:p text:style-name="P120">2</text:p>
          </table:table-cell>
          <table:table-cell table:style-name="Таблица1.B2" office:value-type="string">
            <text:p text:style-name="P120">8</text:p>
          </table:table-cell>
          <table:table-cell table:style-name="Таблица1.E2" table:number-columns-spanned="2" office:value-type="string">
            <text:p text:style-name="P118">Вычитание</text:p>
          </table:table-cell>
          <table:covered-table-cell/>
        </table:table-row>
        <table:table-row>
          <table:covered-table-cell/>
          <table:table-cell table:style-name="Таблица1.B2" office:value-type="string">
            <text:p text:style-name="P120">4</text:p>
          </table:table-cell>
          <table:table-cell table:style-name="Таблица1.B2" office:value-type="string">
            <text:p text:style-name="P120">2</text:p>
          </table:table-cell>
          <table:table-cell table:style-name="Таблица1.B2" office:value-type="string">
            <text:p text:style-name="P118">-28</text:p>
          </table:table-cell>
          <table:table-cell table:style-name="Таблица1.E2" office:value-type="string">
            <text:p text:style-name="P118">16</text:p>
          </table:table-cell>
        </table:table-row>
        <table:table-row>
          <table:table-cell table:style-name="Таблица1.B2" table:number-rows-spanned="2" office:value-type="string">
            <text:p text:style-name="P120">3</text:p>
          </table:table-cell>
          <table:table-cell table:style-name="Таблица1.B2" office:value-type="string">
            <text:p text:style-name="P120">2</text:p>
          </table:table-cell>
          <table:table-cell table:style-name="Таблица1.B2" office:value-type="string">
            <text:p text:style-name="P120">8</text:p>
          </table:table-cell>
          <table:table-cell table:style-name="Таблица1.E2" table:number-columns-spanned="2" office:value-type="string">
            <text:p text:style-name="P118">Умножение</text:p>
          </table:table-cell>
          <table:covered-table-cell/>
        </table:table-row>
        <table:table-row>
          <table:covered-table-cell/>
          <table:table-cell table:style-name="Таблица1.B2" office:value-type="string">
            <text:p text:style-name="P120">4</text:p>
          </table:table-cell>
          <table:table-cell table:style-name="Таблица1.B2" office:value-type="string">
            <text:p text:style-name="P120">2</text:p>
          </table:table-cell>
          <table:table-cell table:style-name="Таблица1.B2" office:value-type="string">
            <text:p text:style-name="P118">8</text:p>
          </table:table-cell>
          <table:table-cell table:style-name="Таблица1.E2" office:value-type="string">
            <text:p text:style-name="P118">16</text:p>
          </table:table-cell>
        </table:table-row>
        <table:table-row>
          <table:table-cell table:style-name="Таблица1.B2" table:number-rows-spanned="2" office:value-type="string">
            <text:p text:style-name="P120">4</text:p>
          </table:table-cell>
          <table:table-cell table:style-name="Таблица1.B2" office:value-type="string">
            <text:p text:style-name="P120">2</text:p>
          </table:table-cell>
          <table:table-cell table:style-name="Таблица1.B2" office:value-type="string">
            <text:p text:style-name="P120">8</text:p>
          </table:table-cell>
          <table:table-cell table:style-name="Таблица1.E2" table:number-columns-spanned="2" office:value-type="string">
            <text:p text:style-name="P118">Сравнение</text:p>
          </table:table-cell>
          <table:covered-table-cell/>
        </table:table-row>
        <table:table-row>
          <table:covered-table-cell/>
          <table:table-cell table:style-name="Таблица1.B2" office:value-type="string">
            <text:p text:style-name="P120">4</text:p>
          </table:table-cell>
          <table:table-cell table:style-name="Таблица1.B2" office:value-type="string">
            <text:p text:style-name="P120">2</text:p>
          </table:table-cell>
          <table:table-cell table:style-name="Таблица1.B2" office:value-type="string">
            <text:p text:style-name="P118">0 (первая меньше)</text:p>
          </table:table-cell>
          <table:table-cell table:style-name="Таблица1.E2" office:value-type="string">
            <text:p text:style-name="P118">1 (вторая больше)</text:p>
          </table:table-cell>
        </table:table-row>
      </table:table>
      <text:p text:style-name="P106"/>
      <text:p text:style-name="P106">Для проверки правильности работы программы необходимо запустить ее на выполнение, ввести значения исходных данных. После этого кликнуть левой кнопкой мыши на одну из кнопок «Сумма», «Разность», «Произведение» или «Сравнение». На форме появляется результат работы программы.</text:p>
      <text:p text:style-name="P49"/>
      <text:p text:style-name="P47">5 <text:span text:style-name="T1">Тестирование</text:span></text:p>
      <text:p text:style-name="P48"/>
      <text:p text:style-name="P47">При работе программы с тестовыми данными получены результаты, приведенные в приложении Б на рисунк<text:span text:style-name="T1">ах</text:span> Б.1, Б.2, Б.3, Б.4. Результаты совпадают с результатами ручной проверки. Таким образом, можно сделать вывод, что программа удовлетворяет условию технического задания.</text:p>
      <text:p text:style-name="P28"/>
      <text:p text:style-name="P28"/>
      <text:p text:style-name="P28"/>
      <text:p text:style-name="P28"/>
      <text:p text:style-name="P28"><text:soft-page-break/>6<text:tab/> Описание применения</text:p>
      <text:p text:style-name="P28"/>
      <text:p text:style-name="P110"><text:span text:style-name="T10">После запуска программы на экране появляется окно консоли (см. Приложение Б). </text:span><text:span text:style-name="T37">После этого кликнуть левой кнопкой мыши на любую из кнопок. На форме появляется результат работы программы.</text:span></text:p>
      <text:p text:style-name="P50">Вывод<text:span text:style-name="T1">ы</text:span></text:p>
      <text:p text:style-name="P52"><text:span text:style-name="Основной_20_шрифт_20_абзаца"><text:span text:style-name="T6">Цель работы: научиться работать с объектами класса. </text:span></text:span></text:p>
      <text:p text:style-name="P53"><text:span text:style-name="Основной_20_шрифт_20_абзаца"><text:span text:style-name="T6"><text:s text:c="8"/>В ходе выполнения лабораторной работы:</text:span></text:span></text:p>
      <text:list xml:id="list6714562319021373969" text:style-name="L4">
        <text:list-header>
          <text:p text:style-name="P132"><text:span text:style-name="Основной_20_шрифт_20_абзаца"><text:span text:style-name="T6"><text:s text:c="2"/>1) было сформулировано технического задание;</text:span></text:span></text:p>
          <text:p text:style-name="P133"><text:span text:style-name="Основной_20_шрифт_20_абзаца"><text:span text:style-name="T6"><text:s/>2) разработан алгоритм решения задачи </text:span></text:span><text:span text:style-name="Основной_20_шрифт_20_абзаца"><text:span text:style-name="T7">для применения арифметических операций: сложения, вычитания, умножения и операции сравнения над дробными числами</text:span></text:span><text:span text:style-name="Основной_20_шрифт_20_абзаца"><text:span text:style-name="T6">;</text:span></text:span></text:p>
          <text:p text:style-name="P133"><text:span text:style-name="Основной_20_шрифт_20_абзаца"><text:span text:style-name="T4"><text:s text:c="2"/>3) </text:span></text:span><text:span text:style-name="Основной_20_шрифт_20_абзаца"><text:span text:style-name="T6">Разработана и отлажена программа;</text:span></text:span></text:p>
          <text:p text:style-name="P133"><text:span text:style-name="Основной_20_шрифт_20_абзаца"><text:span text:style-name="T4"><text:s text:c="2"/>4) </text:span></text:span><text:span text:style-name="Основной_20_шрифт_20_абзаца"><text:span text:style-name="T6">Разработан тестовый набор данных;</text:span></text:span></text:p>
          <text:p text:style-name="P133"><text:span text:style-name="Основной_20_шрифт_20_абзаца"><text:span text:style-name="T6"><text:s text:c="2"/>5) Выполненное тестирование подтвердило, что программа работает согласно <text:tab/>требованием технического задания.</text:span></text:span></text:p>
        </text:list-header>
      </text:list>
      <text:p text:style-name="P54"><text:span text:style-name="Основной_20_шрифт_20_абзаца"><text:span text:style-name="T6"/></text:span></text:p>
      <text:p text:style-name="P51"><text:span text:style-name="Основной_20_шрифт_20_абзаца"><text:span text:style-name="T2">Таким образом, цель лабораторной работы достигнута. Задание лабораторной работы было выполнено в полном объеме. </text:span></text:span></text:p>
      <text:p text:style-name="P26"/>
      <text:p text:style-name="P25"/>
      <text:p text:style-name="P25"/>
      <text:p text:style-name="P25"/>
      <text:p text:style-name="P25"/>
      <text:p text:style-name="P25"/>
      <text:p text:style-name="P25"/>
      <text:p text:style-name="P25"/>
      <text:p text:style-name="P27"/>
      <text:p text:style-name="P27"/>
      <text:p text:style-name="P27"/>
      <text:p text:style-name="P22"/>
      <text:p text:style-name="P34"/>
      <text:p text:style-name="P32"/>
      <text:p text:style-name="P32"/>
      <text:p text:style-name="P32"/>
      <text:p text:style-name="P32"/>
      <text:p text:style-name="P32"/>
      <text:p text:style-name="P32"/>
      <text:p text:style-name="P32"/>
      <text:p text:style-name="P32"/>
      <text:p text:style-name="P32"/>
      <text:p text:style-name="P32"/>
      <text:p text:style-name="P32"/>
      <text:p text:style-name="P32">ТЕКСТ ПРОГРАММЫ</text:p>
      <text:p text:style-name="P32">Приложение А <text:s/></text:p>
      <text:p text:style-name="P30"><text:s/></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
      <text:p text:style-name="P9"><text:soft-page-break/>MyForm.h</text:p>
      <text:p text:style-name="Standard">#pragma once</text:p>
      <text:p text:style-name="Standard">#include &lt;string&gt;</text:p>
      <text:p text:style-name="Standard">#include "Fraction.h"</text:p>
      <text:p text:style-name="Standard"/>
      <text:p text:style-name="Standard">namespace Project4 {</text:p>
      <text:p text:style-name="Standard"/>
      <text:p text:style-name="Standard"><text:tab/>using namespace System;</text:p>
      <text:p text:style-name="Standard"><text:tab/>using namespace System::ComponentModel;</text:p>
      <text:p text:style-name="Standard"><text:tab/>using namespace System::Collections;</text:p>
      <text:p text:style-name="Standard"><text:tab/>using namespace System::Windows::Forms;</text:p>
      <text:p text:style-name="Standard"><text:tab/>using namespace System::Data;</text:p>
      <text:p text:style-name="Standard"><text:tab/>using namespace System::Drawing;</text:p>
      <text:p text:style-name="Standard"/>
      <text:p text:style-name="Standard"><text:tab/>/// &lt;summary&gt;</text:p>
      <text:p text:style-name="Standard"><text:tab/>/// Сводка для MyForm</text:p>
      <text:p text:style-name="Standard"><text:tab/>/// &lt;/summary&gt;</text:p>
      <text:p text:style-name="Standard"><text:tab/>public ref class MyForm : public System::Windows::Forms::Form</text:p>
      <text:p text:style-name="Standard"><text:tab/>{</text:p>
      <text:p text:style-name="Standard"><text:tab/>public:</text:p>
      <text:p text:style-name="Standard"><text:tab/><text:tab/>MyForm(void)</text:p>
      <text:p text:style-name="Standard"><text:tab/><text:tab/>{</text:p>
      <text:p text:style-name="Standard"><text:tab/><text:tab/><text:tab/>InitializeComponent();</text:p>
      <text:p text:style-name="Standard"><text:tab/><text:tab/><text:tab/>//</text:p>
      <text:p text:style-name="Standard"><text:tab/><text:tab/><text:tab/>//TODO: добавьте код конструктора</text:p>
      <text:p text:style-name="Standard"><text:tab/><text:tab/><text:tab/>//</text:p>
      <text:p text:style-name="Standard"><text:tab/><text:tab/>}</text:p>
      <text:p text:style-name="Standard"/>
      <text:p text:style-name="Standard"><text:tab/>protected:</text:p>
      <text:p text:style-name="Standard"><text:tab/><text:tab/>/// &lt;summary&gt;</text:p>
      <text:p text:style-name="Standard"><text:tab/><text:tab/>/// Освободить все используемые ресурсы.</text:p>
      <text:p text:style-name="Standard"><text:tab/><text:tab/>/// &lt;/summary&gt;</text:p>
      <text:p text:style-name="Standard"><text:tab/><text:tab/>~MyForm()</text:p>
      <text:p text:style-name="Standard"><text:tab/><text:tab/>{</text:p>
      <text:p text:style-name="Standard"><text:tab/><text:tab/><text:tab/>if (components)</text:p>
      <text:p text:style-name="Standard"><text:tab/><text:tab/><text:tab/>{</text:p>
      <text:p text:style-name="Standard"><text:tab/><text:tab/><text:tab/><text:tab/>delete components;</text:p>
      <text:p text:style-name="Standard"><text:tab/><text:tab/><text:tab/>}</text:p>
      <text:p text:style-name="Standard"><text:tab/><text:tab/>}</text:p>
      <text:p text:style-name="Standard"><text:tab/>private: System::Windows::Forms::Button^ Add;</text:p>
      <text:p text:style-name="Standard"><text:tab/>protected:</text:p>
      <text:p text:style-name="Standard"/>
      <text:p text:style-name="Standard"><text:tab/>private: System::Windows::Forms::Button^ sub;</text:p>
      <text:p text:style-name="Standard"><text:tab/>private: System::Windows::Forms::Button^ mlt;</text:p>
      <text:p text:style-name="Standard"><text:tab/>private: System::Windows::Forms::Button^ cmp;</text:p>
      <text:p text:style-name="Standard"><text:tab/>protected:</text:p>
      <text:p text:style-name="Standard"/>
      <text:p text:style-name="Standard"><text:soft-page-break/><text:tab/>protected:</text:p>
      <text:p text:style-name="Standard"/>
      <text:p text:style-name="Standard"><text:tab/>private: System::Windows::Forms::Label^ label1;</text:p>
      <text:p text:style-name="Standard"><text:tab/>private: System::Windows::Forms::Label^ label2;</text:p>
      <text:p text:style-name="Standard"><text:tab/>private: System::Windows::Forms::Label^ label3;</text:p>
      <text:p text:style-name="Standard"><text:tab/>private: System::Windows::Forms::Label^ label4;</text:p>
      <text:p text:style-name="Standard"><text:tab/>private: System::Windows::Forms::Label^ label5;</text:p>
      <text:p text:style-name="Standard"><text:tab/>private: System::Windows::Forms::TextBox^ tB1;</text:p>
      <text:p text:style-name="Standard"><text:tab/>private: System::Windows::Forms::TextBox^ tB2;</text:p>
      <text:p text:style-name="Standard"><text:tab/>private: System::Windows::Forms::TextBox^ tB3;</text:p>
      <text:p text:style-name="Standard"><text:tab/>private: System::Windows::Forms::TextBox^ tB4;</text:p>
      <text:p text:style-name="Standard"><text:tab/>private: System::Windows::Forms::Label^ label6;</text:p>
      <text:p text:style-name="Standard"><text:tab/>private: System::Windows::Forms::TextBox^ tB5;</text:p>
      <text:p text:style-name="Standard"><text:tab/>private: System::Windows::Forms::TextBox^ tB6;</text:p>
      <text:p text:style-name="Standard"><text:tab/>private:</text:p>
      <text:p text:style-name="Standard"><text:tab/><text:tab/>/// &lt;summary&gt;</text:p>
      <text:p text:style-name="Standard"><text:tab/><text:tab/>/// Обязательная переменная конструктора.</text:p>
      <text:p text:style-name="Standard"><text:tab/><text:tab/>/// &lt;/summary&gt;</text:p>
      <text:p text:style-name="Standard"><text:tab/><text:tab/>System::ComponentModel::Container^ components;</text:p>
      <text:p text:style-name="Standard"/>
      <text:p text:style-name="Standard">#pragma region Windows Form Designer generated code</text:p>
      <text:p text:style-name="Standard"><text:tab/><text:tab/>/// &lt;summary&gt;</text:p>
      <text:p text:style-name="Standard"><text:tab/><text:tab/>/// Требуемый метод для поддержки конструктора — не изменяйте </text:p>
      <text:p text:style-name="Standard"><text:tab/><text:tab/>/// содержимое этого метода с помощью редактора кода.</text:p>
      <text:p text:style-name="Standard"><text:tab/><text:tab/>/// &lt;/summary&gt;</text:p>
      <text:p text:style-name="Standard"><text:tab/><text:tab/>void InitializeComponent(void)</text:p>
      <text:p text:style-name="Standard"><text:tab/><text:tab/>{</text:p>
      <text:p text:style-name="Standard"><text:tab/><text:tab/><text:tab/>this-&gt;Add = (gcnew System::Windows::Forms::Button());</text:p>
      <text:p text:style-name="Standard"><text:tab/><text:tab/><text:tab/>this-&gt;sub = (gcnew System::Windows::Forms::Button());</text:p>
      <text:p text:style-name="Standard"><text:tab/><text:tab/><text:tab/>this-&gt;mlt = (gcnew System::Windows::Forms::Button());</text:p>
      <text:p text:style-name="Standard"><text:tab/><text:tab/><text:tab/>this-&gt;cmp = (gcnew System::Windows::Forms::Button());</text:p>
      <text:p text:style-name="Standard"><text:tab/><text:tab/><text:tab/>this-&gt;label1 = (gcnew System::Windows::Forms::Label());</text:p>
      <text:p text:style-name="Standard"><text:tab/><text:tab/><text:tab/>this-&gt;label2 = (gcnew System::Windows::Forms::Label());</text:p>
      <text:p text:style-name="Standard"><text:tab/><text:tab/><text:tab/>this-&gt;label3 = (gcnew System::Windows::Forms::Label());</text:p>
      <text:p text:style-name="Standard"><text:tab/><text:tab/><text:tab/>this-&gt;label4 = (gcnew System::Windows::Forms::Label());</text:p>
      <text:p text:style-name="Standard"><text:tab/><text:tab/><text:tab/>this-&gt;label5 = (gcnew System::Windows::Forms::Label());</text:p>
      <text:p text:style-name="Standard"><text:tab/><text:tab/><text:tab/>this-&gt;tB1 = (gcnew System::Windows::Forms::TextBox());</text:p>
      <text:p text:style-name="Standard"><text:tab/><text:tab/><text:tab/>this-&gt;tB2 = (gcnew System::Windows::Forms::TextBox());</text:p>
      <text:p text:style-name="Standard"><text:tab/><text:tab/><text:tab/>this-&gt;tB3 = (gcnew System::Windows::Forms::TextBox());</text:p>
      <text:p text:style-name="Standard"><text:tab/><text:tab/><text:tab/>this-&gt;tB4 = (gcnew System::Windows::Forms::TextBox());</text:p>
      <text:p text:style-name="Standard"><text:tab/><text:tab/><text:tab/>this-&gt;label6 = (gcnew System::Windows::Forms::Label());</text:p>
      <text:p text:style-name="Standard"><text:tab/><text:tab/><text:tab/>this-&gt;tB5 = (gcnew System::Windows::Forms::TextBox());</text:p>
      <text:p text:style-name="Standard"><text:tab/><text:tab/><text:tab/>this-&gt;tB6 = (gcnew System::Windows::Forms::TextBox());</text:p>
      <text:p text:style-name="Standard"><text:tab/><text:tab/><text:tab/>this-&gt;SuspendLayout();</text:p>
      <text:p text:style-name="Standard"><text:tab/><text:tab/><text:tab/>// </text:p>
      <text:p text:style-name="Standard"><text:tab/><text:tab/><text:tab/>// Add</text:p>
      <text:p text:style-name="Standard"><text:tab/><text:tab/><text:tab/>// </text:p>
      <text:p text:style-name="Standard"><text:soft-page-break/><text:tab/><text:tab/><text:tab/>this-&gt;Add-&gt;Location = System::Drawing::Point(21, 273);</text:p>
      <text:p text:style-name="Standard"><text:tab/><text:tab/><text:tab/>this-&gt;Add-&gt;Margin = System::Windows::Forms::Padding(6);</text:p>
      <text:p text:style-name="Standard"><text:tab/><text:tab/><text:tab/>this-&gt;Add-&gt;Name = L"Add";</text:p>
      <text:p text:style-name="Standard"><text:tab/><text:tab/><text:tab/>this-&gt;Add-&gt;Size = System::Drawing::Size(138, 42);</text:p>
      <text:p text:style-name="Standard"><text:tab/><text:tab/><text:tab/>this-&gt;Add-&gt;TabIndex = 0;</text:p>
      <text:p text:style-name="Standard"><text:tab/><text:tab/><text:tab/>this-&gt;Add-&gt;Text = L"Сумма";</text:p>
      <text:p text:style-name="Standard"><text:tab/><text:tab/><text:tab/>this-&gt;Add-&gt;UseVisualStyleBackColor = true;</text:p>
      <text:p text:style-name="Standard"><text:tab/><text:tab/><text:tab/>this-&gt;Add-&gt;Click += gcnew System::EventHandler(this, &amp;MyForm::Add_Click);</text:p>
      <text:p text:style-name="Standard"><text:tab/><text:tab/><text:tab/>// </text:p>
      <text:p text:style-name="Standard"><text:tab/><text:tab/><text:tab/>// sub</text:p>
      <text:p text:style-name="Standard"><text:tab/><text:tab/><text:tab/>// </text:p>
      <text:p text:style-name="Standard"><text:tab/><text:tab/><text:tab/>this-&gt;sub-&gt;Location = System::Drawing::Point(219, 273);</text:p>
      <text:p text:style-name="Standard"><text:tab/><text:tab/><text:tab/>this-&gt;sub-&gt;Margin = System::Windows::Forms::Padding(6);</text:p>
      <text:p text:style-name="Standard"><text:tab/><text:tab/><text:tab/>this-&gt;sub-&gt;Name = L"sub";</text:p>
      <text:p text:style-name="Standard"><text:tab/><text:tab/><text:tab/>this-&gt;sub-&gt;Size = System::Drawing::Size(138, 42);</text:p>
      <text:p text:style-name="Standard"><text:tab/><text:tab/><text:tab/>this-&gt;sub-&gt;TabIndex = 1;</text:p>
      <text:p text:style-name="Standard"><text:tab/><text:tab/><text:tab/>this-&gt;sub-&gt;Text = L"Разность";</text:p>
      <text:p text:style-name="Standard"><text:tab/><text:tab/><text:tab/>this-&gt;sub-&gt;UseVisualStyleBackColor = true;</text:p>
      <text:p text:style-name="Standard"><text:tab/><text:tab/><text:tab/>this-&gt;sub-&gt;Click += gcnew System::EventHandler(this, &amp;MyForm::sub_Click);</text:p>
      <text:p text:style-name="Standard"><text:tab/><text:tab/><text:tab/>// </text:p>
      <text:p text:style-name="Standard"><text:tab/><text:tab/><text:tab/>// mlt</text:p>
      <text:p text:style-name="Standard"><text:tab/><text:tab/><text:tab/>// </text:p>
      <text:p text:style-name="Standard"><text:tab/><text:tab/><text:tab/>this-&gt;mlt-&gt;Location = System::Drawing::Point(413, 273);</text:p>
      <text:p text:style-name="Standard"><text:tab/><text:tab/><text:tab/>this-&gt;mlt-&gt;Margin = System::Windows::Forms::Padding(6);</text:p>
      <text:p text:style-name="Standard"><text:tab/><text:tab/><text:tab/>this-&gt;mlt-&gt;Name = L"mlt";</text:p>
      <text:p text:style-name="Standard"><text:tab/><text:tab/><text:tab/>this-&gt;mlt-&gt;Size = System::Drawing::Size(169, 42);</text:p>
      <text:p text:style-name="Standard"><text:tab/><text:tab/><text:tab/>this-&gt;mlt-&gt;TabIndex = 2;</text:p>
      <text:p text:style-name="Standard"><text:tab/><text:tab/><text:tab/>this-&gt;mlt-&gt;Text = L"Произведение";</text:p>
      <text:p text:style-name="Standard"><text:tab/><text:tab/><text:tab/>this-&gt;mlt-&gt;UseVisualStyleBackColor = true;</text:p>
      <text:p text:style-name="Standard"><text:tab/><text:tab/><text:tab/>this-&gt;mlt-&gt;Click += gcnew System::EventHandler(this, &amp;MyForm::mlt_Click);</text:p>
      <text:p text:style-name="Standard"><text:tab/><text:tab/><text:tab/>// </text:p>
      <text:p text:style-name="Standard"><text:tab/><text:tab/><text:tab/>// cmp</text:p>
      <text:p text:style-name="Standard"><text:tab/><text:tab/><text:tab/>// </text:p>
      <text:p text:style-name="Standard"><text:tab/><text:tab/><text:tab/>this-&gt;cmp-&gt;Location = System::Drawing::Point(621, 273);</text:p>
      <text:p text:style-name="Standard"><text:tab/><text:tab/><text:tab/>this-&gt;cmp-&gt;Margin = System::Windows::Forms::Padding(6);</text:p>
      <text:p text:style-name="Standard"><text:tab/><text:tab/><text:tab/>this-&gt;cmp-&gt;Name = L"cmp";</text:p>
      <text:p text:style-name="Standard"><text:tab/><text:tab/><text:tab/>this-&gt;cmp-&gt;Size = System::Drawing::Size(138, 42);</text:p>
      <text:p text:style-name="Standard"><text:tab/><text:tab/><text:tab/>this-&gt;cmp-&gt;TabIndex = 3;</text:p>
      <text:p text:style-name="Standard"><text:tab/><text:tab/><text:tab/>this-&gt;cmp-&gt;Text = L"Сравнение";</text:p>
      <text:p text:style-name="Standard"><text:tab/><text:tab/><text:tab/>this-&gt;cmp-&gt;UseVisualStyleBackColor = true;</text:p>
      <text:p text:style-name="Standard"><text:tab/><text:tab/><text:tab/>this-&gt;cmp-&gt;Click += gcnew System::EventHandler(this, &amp;MyForm::cmp_Click);</text:p>
      <text:p text:style-name="Standard"><text:tab/><text:tab/><text:tab/>// </text:p>
      <text:p text:style-name="Standard"><text:tab/><text:tab/><text:tab/>// label1</text:p>
      <text:p text:style-name="Standard"><text:soft-page-break/><text:tab/><text:tab/><text:tab/>// </text:p>
      <text:p text:style-name="Standard"><text:tab/><text:tab/><text:tab/>this-&gt;label1-&gt;AutoSize = true;</text:p>
      <text:p text:style-name="Standard"><text:tab/><text:tab/><text:tab/>this-&gt;label1-&gt;Location = System::Drawing::Point(17, 52);</text:p>
      <text:p text:style-name="Standard"><text:tab/><text:tab/><text:tab/>this-&gt;label1-&gt;Margin = System::Windows::Forms::Padding(6, 0, 6, 0);</text:p>
      <text:p text:style-name="Standard"><text:tab/><text:tab/><text:tab/>this-&gt;label1-&gt;Name = L"label1";</text:p>
      <text:p text:style-name="Standard"><text:tab/><text:tab/><text:tab/>this-&gt;label1-&gt;Size = System::Drawing::Size(251, 24);</text:p>
      <text:p text:style-name="Standard"><text:tab/><text:tab/><text:tab/>this-&gt;label1-&gt;TabIndex = 4;</text:p>
      <text:p text:style-name="Standard"><text:tab/><text:tab/><text:tab/>this-&gt;label1-&gt;Text = L"Целая часть первой дроби\r\n";</text:p>
      <text:p text:style-name="Standard"><text:tab/><text:tab/><text:tab/>// </text:p>
      <text:p text:style-name="Standard"><text:tab/><text:tab/><text:tab/>// label2</text:p>
      <text:p text:style-name="Standard"><text:tab/><text:tab/><text:tab/>// </text:p>
      <text:p text:style-name="Standard"><text:tab/><text:tab/><text:tab/>this-&gt;label2-&gt;AutoSize = true;</text:p>
      <text:p text:style-name="Standard"><text:tab/><text:tab/><text:tab/>this-&gt;label2-&gt;Location = System::Drawing::Point(509, 52);</text:p>
      <text:p text:style-name="Standard"><text:tab/><text:tab/><text:tab/>this-&gt;label2-&gt;Margin = System::Windows::Forms::Padding(6, 0, 6, 0);</text:p>
      <text:p text:style-name="Standard"><text:tab/><text:tab/><text:tab/>this-&gt;label2-&gt;Name = L"label2";</text:p>
      <text:p text:style-name="Standard"><text:tab/><text:tab/><text:tab/>this-&gt;label2-&gt;Size = System::Drawing::Size(250, 24);</text:p>
      <text:p text:style-name="Standard"><text:tab/><text:tab/><text:tab/>this-&gt;label2-&gt;TabIndex = 5;</text:p>
      <text:p text:style-name="Standard"><text:tab/><text:tab/><text:tab/>this-&gt;label2-&gt;Text = L"Целая часть второй дроби";</text:p>
      <text:p text:style-name="Standard"><text:tab/><text:tab/><text:tab/>// </text:p>
      <text:p text:style-name="Standard"><text:tab/><text:tab/><text:tab/>// label3</text:p>
      <text:p text:style-name="Standard"><text:tab/><text:tab/><text:tab/>// </text:p>
      <text:p text:style-name="Standard"><text:tab/><text:tab/><text:tab/>this-&gt;label3-&gt;AutoSize = true;</text:p>
      <text:p text:style-name="Standard"><text:tab/><text:tab/><text:tab/>this-&gt;label3-&gt;Location = System::Drawing::Point(17, 185);</text:p>
      <text:p text:style-name="Standard"><text:tab/><text:tab/><text:tab/>this-&gt;label3-&gt;Margin = System::Windows::Forms::Padding(6, 0, 6, 0);</text:p>
      <text:p text:style-name="Standard"><text:tab/><text:tab/><text:tab/>this-&gt;label3-&gt;Name = L"label3";</text:p>
      <text:p text:style-name="Standard"><text:tab/><text:tab/><text:tab/>this-&gt;label3-&gt;Size = System::Drawing::Size(276, 24);</text:p>
      <text:p text:style-name="Standard"><text:tab/><text:tab/><text:tab/>this-&gt;label3-&gt;TabIndex = 6;</text:p>
      <text:p text:style-name="Standard"><text:tab/><text:tab/><text:tab/>this-&gt;label3-&gt;Text = L"Дробная часть первой дроби";</text:p>
      <text:p text:style-name="Standard"><text:tab/><text:tab/><text:tab/>// </text:p>
      <text:p text:style-name="Standard"><text:tab/><text:tab/><text:tab/>// label4</text:p>
      <text:p text:style-name="Standard"><text:tab/><text:tab/><text:tab/>// </text:p>
      <text:p text:style-name="Standard"><text:tab/><text:tab/><text:tab/>this-&gt;label4-&gt;AutoSize = true;</text:p>
      <text:p text:style-name="Standard"><text:tab/><text:tab/><text:tab/>this-&gt;label4-&gt;Location = System::Drawing::Point(495, 184);</text:p>
      <text:p text:style-name="Standard"><text:tab/><text:tab/><text:tab/>this-&gt;label4-&gt;Margin = System::Windows::Forms::Padding(6, 0, 6, 0);</text:p>
      <text:p text:style-name="Standard"><text:tab/><text:tab/><text:tab/>this-&gt;label4-&gt;Name = L"label4";</text:p>
      <text:p text:style-name="Standard"><text:tab/><text:tab/><text:tab/>this-&gt;label4-&gt;Size = System::Drawing::Size(264, 24);</text:p>
      <text:p text:style-name="Standard"><text:tab/><text:tab/><text:tab/>this-&gt;label4-&gt;TabIndex = 7;</text:p>
      <text:p text:style-name="Standard"><text:tab/><text:tab/><text:tab/>this-&gt;label4-&gt;Text = L"Дробная част второй дроби";</text:p>
      <text:p text:style-name="Standard"><text:tab/><text:tab/><text:tab/>// </text:p>
      <text:p text:style-name="Standard"><text:tab/><text:tab/><text:tab/>// label5</text:p>
      <text:p text:style-name="Standard"><text:tab/><text:tab/><text:tab/>// </text:p>
      <text:p text:style-name="Standard"><text:tab/><text:tab/><text:tab/>this-&gt;label5-&gt;AutoSize = true;</text:p>
      <text:p text:style-name="Standard"><text:tab/><text:tab/><text:tab/>this-&gt;label5-&gt;Location = System::Drawing::Point(30, 363);</text:p>
      <text:p text:style-name="Standard"><text:tab/><text:tab/><text:tab/>this-&gt;label5-&gt;Margin = System::Windows::Forms::Padding(6, 0, 6, 0);</text:p>
      <text:p text:style-name="Standard"><text:tab/><text:tab/><text:tab/>this-&gt;label5-&gt;Name = L"label5";</text:p>
      <text:p text:style-name="Standard"><text:tab/><text:tab/><text:tab/>this-&gt;label5-&gt;Size = System::Drawing::Size(218, 24);</text:p>
      <text:p text:style-name="Standard"><text:tab/><text:tab/><text:tab/>this-&gt;label5-&gt;TabIndex = 8;</text:p>
      <text:p text:style-name="Standard"><text:soft-page-break/><text:tab/><text:tab/><text:tab/>this-&gt;label5-&gt;Text = L"Результат целой части";</text:p>
      <text:p text:style-name="Standard"><text:tab/><text:tab/><text:tab/>// </text:p>
      <text:p text:style-name="Standard"><text:tab/><text:tab/><text:tab/>// tB1</text:p>
      <text:p text:style-name="Standard"><text:tab/><text:tab/><text:tab/>// </text:p>
      <text:p text:style-name="Standard"><text:tab/><text:tab/><text:tab/>this-&gt;tB1-&gt;Location = System::Drawing::Point(53, 87);</text:p>
      <text:p text:style-name="Standard"><text:tab/><text:tab/><text:tab/>this-&gt;tB1-&gt;Margin = System::Windows::Forms::Padding(6);</text:p>
      <text:p text:style-name="Standard"><text:tab/><text:tab/><text:tab/>this-&gt;tB1-&gt;Name = L"tB1";</text:p>
      <text:p text:style-name="Standard"><text:tab/><text:tab/><text:tab/>this-&gt;tB1-&gt;Size = System::Drawing::Size(180, 29);</text:p>
      <text:p text:style-name="Standard"><text:tab/><text:tab/><text:tab/>this-&gt;tB1-&gt;TabIndex = 9;</text:p>
      <text:p text:style-name="Standard"><text:tab/><text:tab/><text:tab/>// </text:p>
      <text:p text:style-name="Standard"><text:tab/><text:tab/><text:tab/>// tB2</text:p>
      <text:p text:style-name="Standard"><text:tab/><text:tab/><text:tab/>// </text:p>
      <text:p text:style-name="Standard"><text:tab/><text:tab/><text:tab/>this-&gt;tB2-&gt;Location = System::Drawing::Point(542, 87);</text:p>
      <text:p text:style-name="Standard"><text:tab/><text:tab/><text:tab/>this-&gt;tB2-&gt;Margin = System::Windows::Forms::Padding(6);</text:p>
      <text:p text:style-name="Standard"><text:tab/><text:tab/><text:tab/>this-&gt;tB2-&gt;Name = L"tB2";</text:p>
      <text:p text:style-name="Standard"><text:tab/><text:tab/><text:tab/>this-&gt;tB2-&gt;Size = System::Drawing::Size(180, 29);</text:p>
      <text:p text:style-name="Standard"><text:tab/><text:tab/><text:tab/>this-&gt;tB2-&gt;TabIndex = 10;</text:p>
      <text:p text:style-name="Standard"><text:tab/><text:tab/><text:tab/>// </text:p>
      <text:p text:style-name="Standard"><text:tab/><text:tab/><text:tab/>// tB3</text:p>
      <text:p text:style-name="Standard"><text:tab/><text:tab/><text:tab/>// </text:p>
      <text:p text:style-name="Standard"><text:tab/><text:tab/><text:tab/>this-&gt;tB3-&gt;Location = System::Drawing::Point(53, 214);</text:p>
      <text:p text:style-name="Standard"><text:tab/><text:tab/><text:tab/>this-&gt;tB3-&gt;Margin = System::Windows::Forms::Padding(6);</text:p>
      <text:p text:style-name="Standard"><text:tab/><text:tab/><text:tab/>this-&gt;tB3-&gt;Name = L"tB3";</text:p>
      <text:p text:style-name="Standard"><text:tab/><text:tab/><text:tab/>this-&gt;tB3-&gt;Size = System::Drawing::Size(180, 29);</text:p>
      <text:p text:style-name="Standard"><text:tab/><text:tab/><text:tab/>this-&gt;tB3-&gt;TabIndex = 11;</text:p>
      <text:p text:style-name="Standard"><text:tab/><text:tab/><text:tab/>// </text:p>
      <text:p text:style-name="Standard"><text:tab/><text:tab/><text:tab/>// tB4</text:p>
      <text:p text:style-name="Standard"><text:tab/><text:tab/><text:tab/>// </text:p>
      <text:p text:style-name="Standard"><text:tab/><text:tab/><text:tab/>this-&gt;tB4-&gt;Location = System::Drawing::Point(542, 214);</text:p>
      <text:p text:style-name="Standard"><text:tab/><text:tab/><text:tab/>this-&gt;tB4-&gt;Margin = System::Windows::Forms::Padding(6);</text:p>
      <text:p text:style-name="Standard"><text:tab/><text:tab/><text:tab/>this-&gt;tB4-&gt;Name = L"tB4";</text:p>
      <text:p text:style-name="Standard"><text:tab/><text:tab/><text:tab/>this-&gt;tB4-&gt;Size = System::Drawing::Size(180, 29);</text:p>
      <text:p text:style-name="Standard"><text:tab/><text:tab/><text:tab/>this-&gt;tB4-&gt;TabIndex = 12;</text:p>
      <text:p text:style-name="Standard"><text:tab/><text:tab/><text:tab/>// </text:p>
      <text:p text:style-name="Standard"><text:tab/><text:tab/><text:tab/>// label6</text:p>
      <text:p text:style-name="Standard"><text:tab/><text:tab/><text:tab/>// </text:p>
      <text:p text:style-name="Standard"><text:tab/><text:tab/><text:tab/>this-&gt;label6-&gt;AutoSize = true;</text:p>
      <text:p text:style-name="Standard"><text:tab/><text:tab/><text:tab/>this-&gt;label6-&gt;Location = System::Drawing::Point(517, 363);</text:p>
      <text:p text:style-name="Standard"><text:tab/><text:tab/><text:tab/>this-&gt;label6-&gt;Margin = System::Windows::Forms::Padding(6, 0, 6, 0);</text:p>
      <text:p text:style-name="Standard"><text:tab/><text:tab/><text:tab/>this-&gt;label6-&gt;Name = L"label6";</text:p>
      <text:p text:style-name="Standard"><text:tab/><text:tab/><text:tab/>this-&gt;label6-&gt;Size = System::Drawing::Size(242, 24);</text:p>
      <text:p text:style-name="Standard"><text:tab/><text:tab/><text:tab/>this-&gt;label6-&gt;TabIndex = 13;</text:p>
      <text:p text:style-name="Standard"><text:tab/><text:tab/><text:tab/>this-&gt;label6-&gt;Text = L"Результат дробной части";</text:p>
      <text:p text:style-name="Standard"><text:tab/><text:tab/><text:tab/>// </text:p>
      <text:p text:style-name="Standard"><text:tab/><text:tab/><text:tab/>// tB5</text:p>
      <text:p text:style-name="Standard"><text:tab/><text:tab/><text:tab/>// </text:p>
      <text:p text:style-name="Standard"><text:tab/><text:tab/><text:tab/>this-&gt;tB5-&gt;Location = System::Drawing::Point(53, 409);</text:p>
      <text:p text:style-name="Standard"><text:soft-page-break/><text:tab/><text:tab/><text:tab/>this-&gt;tB5-&gt;Margin = System::Windows::Forms::Padding(6);</text:p>
      <text:p text:style-name="Standard"><text:tab/><text:tab/><text:tab/>this-&gt;tB5-&gt;Name = L"tB5";</text:p>
      <text:p text:style-name="Standard"><text:tab/><text:tab/><text:tab/>this-&gt;tB5-&gt;Size = System::Drawing::Size(180, 29);</text:p>
      <text:p text:style-name="Standard"><text:tab/><text:tab/><text:tab/>this-&gt;tB5-&gt;TabIndex = 14;</text:p>
      <text:p text:style-name="Standard"><text:tab/><text:tab/><text:tab/>// </text:p>
      <text:p text:style-name="Standard"><text:tab/><text:tab/><text:tab/>// tB6</text:p>
      <text:p text:style-name="Standard"><text:tab/><text:tab/><text:tab/>// </text:p>
      <text:p text:style-name="Standard"><text:tab/><text:tab/><text:tab/>this-&gt;tB6-&gt;Location = System::Drawing::Point(542, 409);</text:p>
      <text:p text:style-name="Standard"><text:tab/><text:tab/><text:tab/>this-&gt;tB6-&gt;Margin = System::Windows::Forms::Padding(6);</text:p>
      <text:p text:style-name="Standard"><text:tab/><text:tab/><text:tab/>this-&gt;tB6-&gt;Name = L"tB6";</text:p>
      <text:p text:style-name="Standard"><text:tab/><text:tab/><text:tab/>this-&gt;tB6-&gt;Size = System::Drawing::Size(180, 29);</text:p>
      <text:p text:style-name="Standard"><text:tab/><text:tab/><text:tab/>this-&gt;tB6-&gt;TabIndex = 15;</text:p>
      <text:p text:style-name="Standard"><text:tab/><text:tab/><text:tab/>// </text:p>
      <text:p text:style-name="Standard"><text:tab/><text:tab/><text:tab/>// MyForm</text:p>
      <text:p text:style-name="Standard"><text:tab/><text:tab/><text:tab/>// </text:p>
      <text:p text:style-name="Standard"><text:tab/><text:tab/><text:tab/>this-&gt;AutoScaleDimensions = System::Drawing::SizeF(11, 24);</text:p>
      <text:p text:style-name="Standard"><text:tab/><text:tab/><text:tab/>this-&gt;AutoScaleMode = System::Windows::Forms::AutoScaleMode::Font;</text:p>
      <text:p text:style-name="Standard"><text:tab/><text:tab/><text:tab/>this-&gt;ClientSize = System::Drawing::Size(789, 529);</text:p>
      <text:p text:style-name="Standard"><text:tab/><text:tab/><text:tab/>this-&gt;Controls-&gt;Add(this-&gt;tB6);</text:p>
      <text:p text:style-name="Standard"><text:tab/><text:tab/><text:tab/>this-&gt;Controls-&gt;Add(this-&gt;tB5);</text:p>
      <text:p text:style-name="Standard"><text:tab/><text:tab/><text:tab/>this-&gt;Controls-&gt;Add(this-&gt;label6);</text:p>
      <text:p text:style-name="Standard"><text:tab/><text:tab/><text:tab/>this-&gt;Controls-&gt;Add(this-&gt;tB4);</text:p>
      <text:p text:style-name="Standard"><text:tab/><text:tab/><text:tab/>this-&gt;Controls-&gt;Add(this-&gt;tB3);</text:p>
      <text:p text:style-name="Standard"><text:tab/><text:tab/><text:tab/>this-&gt;Controls-&gt;Add(this-&gt;tB2);</text:p>
      <text:p text:style-name="Standard"><text:tab/><text:tab/><text:tab/>this-&gt;Controls-&gt;Add(this-&gt;tB1);</text:p>
      <text:p text:style-name="Standard"><text:tab/><text:tab/><text:tab/>this-&gt;Controls-&gt;Add(this-&gt;label5);</text:p>
      <text:p text:style-name="Standard"><text:tab/><text:tab/><text:tab/>this-&gt;Controls-&gt;Add(this-&gt;label4);</text:p>
      <text:p text:style-name="Standard"><text:tab/><text:tab/><text:tab/>this-&gt;Controls-&gt;Add(this-&gt;label3);</text:p>
      <text:p text:style-name="Standard"><text:tab/><text:tab/><text:tab/>this-&gt;Controls-&gt;Add(this-&gt;label2);</text:p>
      <text:p text:style-name="Standard"><text:tab/><text:tab/><text:tab/>this-&gt;Controls-&gt;Add(this-&gt;label1);</text:p>
      <text:p text:style-name="Standard"><text:tab/><text:tab/><text:tab/>this-&gt;Controls-&gt;Add(this-&gt;cmp);</text:p>
      <text:p text:style-name="Standard"><text:tab/><text:tab/><text:tab/>this-&gt;Controls-&gt;Add(this-&gt;mlt);</text:p>
      <text:p text:style-name="Standard"><text:tab/><text:tab/><text:tab/>this-&gt;Controls-&gt;Add(this-&gt;sub);</text:p>
      <text:p text:style-name="Standard"><text:tab/><text:tab/><text:tab/>this-&gt;Controls-&gt;Add(this-&gt;Add);</text:p>
      <text:p text:style-name="Standard"><text:tab/><text:tab/><text:tab/>this-&gt;Font = (gcnew System::Drawing::Font(L"Microsoft Sans Serif", 14, System::Drawing::FontStyle::Regular, System::Drawing::GraphicsUnit::Point,</text:p>
      <text:p text:style-name="Standard"><text:tab/><text:tab/><text:tab/><text:tab/>static_cast&lt;System::Byte&gt;(204)));</text:p>
      <text:p text:style-name="Standard"><text:tab/><text:tab/><text:tab/>this-&gt;Margin = System::Windows::Forms::Padding(6);</text:p>
      <text:p text:style-name="Standard"><text:tab/><text:tab/><text:tab/>this-&gt;Name = L"MyForm";</text:p>
      <text:p text:style-name="Standard"><text:tab/><text:tab/><text:tab/>this-&gt;Text = L"Реализация касса Fraction";</text:p>
      <text:p text:style-name="Standard"><text:tab/><text:tab/><text:tab/>this-&gt;ResumeLayout(false);</text:p>
      <text:p text:style-name="Standard"><text:tab/><text:tab/><text:tab/>this-&gt;PerformLayout();</text:p>
      <text:p text:style-name="Standard"/>
      <text:p text:style-name="Standard"><text:tab/><text:tab/>}</text:p>
      <text:p text:style-name="Standard">#pragma endregion</text:p>
      <text:p text:style-name="Standard"/>
      <text:p text:style-name="Standard"><text:soft-page-break/><text:tab/><text:tab/>bool Protect() {</text:p>
      <text:p text:style-name="Standard"/>
      <text:p text:style-name="Standard"><text:tab/><text:tab/><text:tab/>if ((tB1-&gt;Text-&gt;Length == 0) || (tB1-&gt;Text-&gt;Length == 0)) return false;</text:p>
      <text:p text:style-name="Standard"><text:tab/><text:tab/><text:tab/>for (int i = 0; i &lt; tB1-&gt;Text-&gt;Length; i++) {</text:p>
      <text:p text:style-name="Standard"><text:tab/><text:tab/><text:tab/><text:tab/>if (!(((tB1-&gt;Text[i] &gt;= '0' &amp;&amp; (tB1-&gt;Text[i] &lt;= '9')) || (tB1-&gt;Text[i] == ',')))) { return false; };</text:p>
      <text:p text:style-name="Standard"><text:tab/><text:tab/><text:tab/>}</text:p>
      <text:p text:style-name="Standard"><text:tab/><text:tab/><text:tab/>for (int i = 0; i &lt; tB2-&gt;Text-&gt;Length; i++) {</text:p>
      <text:p text:style-name="Standard"><text:tab/><text:tab/><text:tab/><text:tab/>if (!(((tB2-&gt;Text[i] &gt;= '1' &amp;&amp; (tB2-&gt;Text[i] &lt;= '9')) || (tB2-&gt;Text[i] == ',')))) { return false; };</text:p>
      <text:p text:style-name="Standard"><text:tab/><text:tab/><text:tab/>}</text:p>
      <text:p text:style-name="Standard"><text:tab/><text:tab/><text:tab/>for (int i = 0; i &lt; tB3-&gt;Text-&gt;Length; i++) {</text:p>
      <text:p text:style-name="Standard"><text:tab/><text:tab/><text:tab/><text:tab/>if (!(((tB3-&gt;Text[i] &gt;= '0' &amp;&amp; (tB3-&gt;Text[i] &lt;= '9')) || (tB3-&gt;Text[i] == ',')))) { return false; };</text:p>
      <text:p text:style-name="Standard"><text:tab/><text:tab/><text:tab/>}</text:p>
      <text:p text:style-name="Standard"><text:tab/><text:tab/><text:tab/>for (int i = 0; i &lt; tB4-&gt;Text-&gt;Length; i++) {</text:p>
      <text:p text:style-name="Standard"><text:tab/><text:tab/><text:tab/><text:tab/>if (!(((tB4-&gt;Text[i] &gt;= '1' &amp;&amp; (tB4-&gt;Text[i] &lt;= '9')) || (tB4-&gt;Text[i] == ',')))) { return false; };</text:p>
      <text:p text:style-name="Standard"><text:tab/><text:tab/><text:tab/>}</text:p>
      <text:p text:style-name="Standard"><text:tab/><text:tab/><text:tab/>return true;</text:p>
      <text:p text:style-name="Standard"><text:tab/><text:tab/>}</text:p>
      <text:p text:style-name="Standard"><text:tab/><text:tab/></text:p>
      <text:p text:style-name="Standard"><text:tab/><text:tab/>Fraction input1() {</text:p>
      <text:p text:style-name="Standard"><text:tab/><text:tab/><text:tab/>bool Fl;</text:p>
      <text:p text:style-name="Standard"><text:tab/><text:tab/><text:tab/>Fl = Protect();</text:p>
      <text:p text:style-name="Standard"><text:tab/><text:tab/><text:tab/>if (Fl) {</text:p>
      <text:p text:style-name="Standard"><text:tab/><text:tab/><text:tab/><text:tab/>long f;</text:p>
      <text:p text:style-name="Standard"><text:tab/><text:tab/><text:tab/><text:tab/>unsigned s;</text:p>
      <text:p text:style-name="Standard"><text:tab/><text:tab/><text:tab/><text:tab/>f = Convert::ToInt32(tB1-&gt;Text);</text:p>
      <text:p text:style-name="Standard"><text:tab/><text:tab/><text:tab/><text:tab/>s = Convert::ToInt32(tB3-&gt;Text);</text:p>
      <text:p text:style-name="Standard"><text:tab/><text:tab/><text:tab/><text:tab/>Fraction temp(f, s);</text:p>
      <text:p text:style-name="Standard"><text:tab/><text:tab/><text:tab/><text:tab/>return temp;</text:p>
      <text:p text:style-name="Standard"><text:tab/><text:tab/><text:tab/>}</text:p>
      <text:p text:style-name="Standard"><text:tab/><text:tab/><text:tab/>else MessageBox::Show("Ошибка ввода", "Ошибка");</text:p>
      <text:p text:style-name="Standard"><text:tab/><text:tab/>}</text:p>
      <text:p text:style-name="Standard"><text:tab/><text:tab/></text:p>
      <text:p text:style-name="Standard"><text:tab/><text:tab/>Fraction input2() {</text:p>
      <text:p text:style-name="Standard"><text:tab/><text:tab/><text:tab/>bool Fl;</text:p>
      <text:p text:style-name="Standard"><text:tab/><text:tab/><text:tab/>Fl = Protect();</text:p>
      <text:p text:style-name="Standard"><text:tab/><text:tab/><text:tab/>if (Fl) {</text:p>
      <text:p text:style-name="Standard"><text:tab/><text:tab/><text:tab/><text:tab/>long f;</text:p>
      <text:p text:style-name="Standard"><text:tab/><text:tab/><text:tab/><text:tab/>unsigned s;</text:p>
      <text:p text:style-name="Standard"><text:tab/><text:tab/><text:tab/><text:tab/>f = Convert::ToInt32(tB2-&gt;Text);</text:p>
      <text:p text:style-name="Standard"><text:tab/><text:tab/><text:tab/><text:tab/>s = Convert::ToInt32(tB4-&gt;Text);</text:p>
      <text:p text:style-name="Standard"><text:tab/><text:tab/><text:tab/><text:tab/>Fraction temp(f, s);</text:p>
      <text:p text:style-name="Standard"><text:tab/><text:tab/><text:tab/><text:tab/>return temp;</text:p>
      <text:p text:style-name="Standard"><text:tab/><text:tab/><text:tab/>}</text:p>
      <text:p text:style-name="Standard"><text:soft-page-break/><text:tab/><text:tab/><text:tab/>else MessageBox::Show("Ошибка ввода", "Ошибка");</text:p>
      <text:p text:style-name="Standard"><text:tab/><text:tab/>}</text:p>
      <text:p text:style-name="Standard"/>
      <text:p text:style-name="Standard"><text:tab/><text:tab/>void display(Fraction temp) {</text:p>
      <text:p text:style-name="Standard"><text:tab/><text:tab/><text:tab/>tB5-&gt;Text = Convert::ToString(temp.getFIRST());<text:tab/></text:p>
      <text:p text:style-name="Standard"><text:tab/><text:tab/><text:tab/>tB6-&gt;Text = Convert::ToString(temp.getSECOND());</text:p>
      <text:p text:style-name="Standard"><text:tab/><text:tab/>}</text:p>
      <text:p text:style-name="Standard"><text:tab/><text:tab/></text:p>
      <text:p text:style-name="Standard"><text:tab/>private: System::Void Add_Click(System::Object^ sender, System::EventArgs^ e) {</text:p>
      <text:p text:style-name="Standard"><text:tab/><text:tab/>Fraction g1 = input1();</text:p>
      <text:p text:style-name="Standard"><text:tab/><text:tab/>Fraction g2 = input2();</text:p>
      <text:p text:style-name="Standard"><text:tab/><text:tab/>Fraction g3;</text:p>
      <text:p text:style-name="Standard"><text:tab/><text:tab/>g3.add(g1, g2);</text:p>
      <text:p text:style-name="Standard"><text:tab/><text:tab/>display(g3);</text:p>
      <text:p text:style-name="Standard"><text:tab/>}<text:tab/> <text:tab/> </text:p>
      <text:p text:style-name="Standard"/>
      <text:p text:style-name="Standard"><text:tab/>private: System::Void sub_Click(System::Object^ sender, System::EventArgs^ e) {</text:p>
      <text:p text:style-name="Standard"><text:tab/><text:tab/>Fraction g1 = input1();</text:p>
      <text:p text:style-name="Standard"><text:tab/><text:tab/>Fraction g2 = input2();</text:p>
      <text:p text:style-name="Standard"><text:tab/><text:tab/>Fraction g3;</text:p>
      <text:p text:style-name="Standard"><text:tab/><text:tab/>g3.sub(g1, g2);</text:p>
      <text:p text:style-name="Standard"><text:tab/><text:tab/>display(g3);</text:p>
      <text:p text:style-name="Standard"><text:tab/>}</text:p>
      <text:p text:style-name="Standard"><text:tab/></text:p>
      <text:p text:style-name="Standard"><text:tab/>private: System::Void mlt_Click(System::Object^ sender, System::EventArgs^ e) {</text:p>
      <text:p text:style-name="Standard"><text:tab/><text:tab/>Fraction g1 = input1();</text:p>
      <text:p text:style-name="Standard"><text:tab/><text:tab/>Fraction g2 = input2();</text:p>
      <text:p text:style-name="Standard"><text:tab/><text:tab/>Fraction g3;</text:p>
      <text:p text:style-name="Standard"><text:tab/><text:tab/>g3.mul(g1, g2);</text:p>
      <text:p text:style-name="Standard"><text:tab/><text:tab/>display(g3);</text:p>
      <text:p text:style-name="Standard"><text:tab/>}</text:p>
      <text:p text:style-name="Standard"/>
      <text:p text:style-name="Standard"><text:tab/>private: System::Void cmp_Click(System::Object^ sender, System::EventArgs^ e) {</text:p>
      <text:p text:style-name="Standard"><text:tab/><text:tab/>Fraction g1 = input1();</text:p>
      <text:p text:style-name="Standard"><text:tab/><text:tab/>Fraction g2 = input2();</text:p>
      <text:p text:style-name="Standard"><text:tab/><text:tab/>Fraction g3;</text:p>
      <text:p text:style-name="Standard"><text:tab/><text:tab/>g3.cmp(g1, g2);</text:p>
      <text:p text:style-name="Standard"><text:tab/><text:tab/>display(g3);</text:p>
      <text:p text:style-name="Standard"><text:tab/>}</text:p>
      <text:p text:style-name="Standard">};</text:p>
      <text:p text:style-name="Standard">}</text:p>
      <text:p text:style-name="Standard"/>
      <text:p text:style-name="Standard"/>
      <text:p text:style-name="P10"/>
      <text:p text:style-name="Standard"/>
      <text:p text:style-name="P33"/>
      <text:p text:style-name="P33"/>
      <text:p text:style-name="P33"><text:soft-page-break/>MyForm.cpp</text:p>
      <text:p text:style-name="P35"><text:span text:style-name="T50">#include</text:span><text:span text:style-name="T44"> </text:span><text:span text:style-name="T52">"MyForm.h"</text:span></text:p>
      <text:p text:style-name="P16"><text:span text:style-name="T54">using</text:span><text:span text:style-name="T44"> </text:span><text:span text:style-name="T54">namespace</text:span><text:span text:style-name="T44"> Project4;</text:span></text:p>
      <text:p text:style-name="P11"/>
      <text:p text:style-name="P11">[STAThreadAttribute]</text:p>
      <text:p text:style-name="P11"/>
      <text:p text:style-name="P16"><text:span text:style-name="T54">int</text:span><text:span text:style-name="T44"> main() {</text:span></text:p>
      <text:p text:style-name="P16"><text:span text:style-name="T44"><text:s text:c="4"/></text:span><text:span text:style-name="T56">MyForm</text:span><text:span text:style-name="T44"> mf;</text:span></text:p>
      <text:p text:style-name="P11"><text:s text:c="4"/>mf.ShowDialog();</text:p>
      <text:p text:style-name="P16"><text:span text:style-name="T44"><text:s text:c="4"/></text:span><text:span text:style-name="T54">return</text:span><text:span text:style-name="T44"> 0;</text:span></text:p>
      <text:p text:style-name="P11">}</text:p>
      <text:p text:style-name="P14">Fraction.h</text:p>
      <text:p text:style-name="P17"><text:span text:style-name="T51">#pragma</text:span><text:span text:style-name="T45"> </text:span><text:span text:style-name="T51">once</text:span></text:p>
      <text:p text:style-name="P18"><text:span text:style-name="T51">#include</text:span><text:span text:style-name="T45"> </text:span><text:span text:style-name="T53">&lt;iostream&gt;</text:span></text:p>
      <text:p text:style-name="P18"><text:span text:style-name="T51">#include</text:span><text:span text:style-name="T45"> </text:span><text:span text:style-name="T53">&lt;string&gt;</text:span></text:p>
      <text:p text:style-name="P18"><text:span text:style-name="T55">using</text:span><text:span text:style-name="T45"> </text:span><text:span text:style-name="T55">namespace</text:span><text:span text:style-name="T45"> std;</text:span></text:p>
      <text:p text:style-name="P18"><text:span text:style-name="T55">public</text:span><text:span text:style-name="T45"> </text:span><text:span text:style-name="T55">class</text:span><text:span text:style-name="T45"> </text:span><text:span text:style-name="T57">Fraction</text:span></text:p>
      <text:p text:style-name="P13">{</text:p>
      <text:p text:style-name="P18"><text:span text:style-name="T55">private</text:span><text:span text:style-name="T45">:</text:span></text:p>
      <text:p text:style-name="P18"><text:span text:style-name="T45"><text:tab/></text:span><text:span text:style-name="T55">long</text:span><text:span text:style-name="T45"> first;</text:span></text:p>
      <text:p text:style-name="P18"><text:span text:style-name="T45"><text:tab/></text:span><text:span text:style-name="T55">unsigned</text:span><text:span text:style-name="T45"> second;</text:span></text:p>
      <text:p text:style-name="P13"/>
      <text:p text:style-name="P18"><text:span text:style-name="T55">public</text:span><text:span text:style-name="T45">:</text:span></text:p>
      <text:p text:style-name="P13"><text:tab/>Fraction() {</text:p>
      <text:p text:style-name="P13"><text:tab/><text:tab/>first = 1;</text:p>
      <text:p text:style-name="P13"><text:tab/><text:tab/>second = 1;</text:p>
      <text:p text:style-name="P13"><text:tab/>}</text:p>
      <text:p text:style-name="P13"/>
      <text:p text:style-name="P18"><text:span text:style-name="T45"><text:tab/></text:span><text:span text:style-name="T46">Fraction</text:span><text:span text:style-name="T45">(</text:span><text:span text:style-name="T55">long</text:span><text:span text:style-name="T45"> </text:span><text:span text:style-name="T51">valueFIRST</text:span><text:span text:style-name="T45">, </text:span><text:span text:style-name="T55">unsigned</text:span><text:span text:style-name="T45"> </text:span><text:span text:style-name="T51">valueSECOND</text:span><text:span text:style-name="T45">) {</text:span></text:p>
      <text:p text:style-name="P18"><text:span text:style-name="T45"><text:tab/><text:tab/>first = </text:span><text:span text:style-name="T51">valueFIRST</text:span><text:span text:style-name="T45">;</text:span></text:p>
      <text:p text:style-name="P18"><text:span text:style-name="T45"><text:tab/><text:tab/>second = </text:span><text:span text:style-name="T51">valueSECOND</text:span><text:span text:style-name="T45">;</text:span></text:p>
      <text:p text:style-name="P13"><text:tab/>}</text:p>
      <text:p text:style-name="P13"/>
      <text:p text:style-name="P18"><text:span text:style-name="T45"><text:tab/></text:span><text:span text:style-name="T55">int</text:span><text:span text:style-name="T45"> add(</text:span><text:span text:style-name="T57">Fraction</text:span><text:span text:style-name="T45"> </text:span><text:span text:style-name="T51">a</text:span><text:span text:style-name="T45">, </text:span><text:span text:style-name="T57">Fraction</text:span><text:span text:style-name="T45"> </text:span><text:span text:style-name="T51">b</text:span><text:span text:style-name="T45">) {</text:span></text:p>
      <text:p text:style-name="P18"><text:span text:style-name="T45"><text:tab/><text:tab/></text:span><text:span text:style-name="T55">if</text:span><text:span text:style-name="T45"> (</text:span><text:span text:style-name="T51">a</text:span><text:span text:style-name="T45">.second == </text:span><text:span text:style-name="T51">b</text:span><text:span text:style-name="T45">.second)</text:span></text:p>
      <text:p text:style-name="P13"><text:tab/><text:tab/>{</text:p>
      <text:p text:style-name="P18"><text:span text:style-name="T45"><text:tab/><text:tab/><text:tab/>first = </text:span><text:span text:style-name="T51">a</text:span><text:span text:style-name="T45">.first + </text:span><text:span text:style-name="T51">b</text:span><text:span text:style-name="T45">.first;</text:span></text:p>
      <text:p text:style-name="P18"><text:span text:style-name="T45"><text:tab/><text:tab/><text:tab/>second = </text:span><text:span text:style-name="T51">a</text:span><text:span text:style-name="T45">.second;</text:span></text:p>
      <text:p text:style-name="P13"><text:tab/><text:tab/>}</text:p>
      <text:p text:style-name="P18"><text:span text:style-name="T45"><text:tab/><text:tab/></text:span><text:span text:style-name="T55">else</text:span></text:p>
      <text:p text:style-name="P13"><text:tab/><text:tab/>{</text:p>
      <text:p text:style-name="P18"><text:span text:style-name="T45"><text:tab/><text:tab/><text:tab/>first = ((</text:span><text:span text:style-name="T51">a</text:span><text:span text:style-name="T45">.first * </text:span><text:span text:style-name="T51">b</text:span><text:span text:style-name="T45">.second) + (</text:span><text:span text:style-name="T51">b</text:span><text:span text:style-name="T45">.first * </text:span><text:span text:style-name="T51">a</text:span><text:span text:style-name="T45">.second));</text:span></text:p>
      <text:p text:style-name="P18"><text:span text:style-name="T45"><text:tab/><text:tab/><text:tab/>second = </text:span><text:span text:style-name="T51">a</text:span><text:span text:style-name="T45">.second * </text:span><text:span text:style-name="T51">b</text:span><text:span text:style-name="T45">.second;</text:span></text:p>
      <text:p text:style-name="P13"><text:tab/><text:tab/>}</text:p>
      <text:p text:style-name="P18"><text:span text:style-name="T45"><text:tab/><text:tab/></text:span><text:span text:style-name="T55">return</text:span><text:span text:style-name="T45"> (first, second);</text:span></text:p>
      <text:p text:style-name="P13"><text:tab/>}<text:tab/><text:tab/></text:p>
      <text:p text:style-name="P13"><text:soft-page-break/></text:p>
      <text:p text:style-name="P18"><text:span text:style-name="T45"><text:tab/></text:span><text:span text:style-name="T55">int</text:span><text:span text:style-name="T45"> sub(</text:span><text:span text:style-name="T57">Fraction</text:span><text:span text:style-name="T45"> </text:span><text:span text:style-name="T51">a</text:span><text:span text:style-name="T45">, </text:span><text:span text:style-name="T57">Fraction</text:span><text:span text:style-name="T45"> </text:span><text:span text:style-name="T51">b</text:span><text:span text:style-name="T45">) {</text:span></text:p>
      <text:p text:style-name="P18"><text:span text:style-name="T45"><text:tab/><text:tab/></text:span><text:span text:style-name="T55">if</text:span><text:span text:style-name="T45"> (</text:span><text:span text:style-name="T51">a</text:span><text:span text:style-name="T45">.second == </text:span><text:span text:style-name="T51">b</text:span><text:span text:style-name="T45">.second)</text:span></text:p>
      <text:p text:style-name="P13"><text:tab/><text:tab/>{</text:p>
      <text:p text:style-name="P18"><text:span text:style-name="T45"><text:tab/><text:tab/><text:tab/>first = </text:span><text:span text:style-name="T51">a</text:span><text:span text:style-name="T45">.first - </text:span><text:span text:style-name="T51">b</text:span><text:span text:style-name="T45">.first;</text:span></text:p>
      <text:p text:style-name="P18"><text:span text:style-name="T45"><text:tab/><text:tab/><text:tab/>second = </text:span><text:span text:style-name="T51">a</text:span><text:span text:style-name="T45">.second;</text:span></text:p>
      <text:p text:style-name="P13"><text:tab/><text:tab/>}</text:p>
      <text:p text:style-name="P18"><text:span text:style-name="T45"><text:tab/><text:tab/></text:span><text:span text:style-name="T55">else</text:span></text:p>
      <text:p text:style-name="P13"><text:tab/><text:tab/>{</text:p>
      <text:p text:style-name="P18"><text:span text:style-name="T45"><text:tab/><text:tab/><text:tab/>first = ((</text:span><text:span text:style-name="T51">a</text:span><text:span text:style-name="T45">.first * </text:span><text:span text:style-name="T51">b</text:span><text:span text:style-name="T45">.second) - (</text:span><text:span text:style-name="T51">b</text:span><text:span text:style-name="T45">.first * </text:span><text:span text:style-name="T51">a</text:span><text:span text:style-name="T45">.second));</text:span></text:p>
      <text:p text:style-name="P18"><text:span text:style-name="T45"><text:tab/><text:tab/><text:tab/>second = </text:span><text:span text:style-name="T51">a</text:span><text:span text:style-name="T45">.second * </text:span><text:span text:style-name="T51">b</text:span><text:span text:style-name="T45">.second;</text:span></text:p>
      <text:p text:style-name="P13"><text:tab/><text:tab/>}</text:p>
      <text:p text:style-name="P18"><text:span text:style-name="T45"><text:tab/><text:tab/></text:span><text:span text:style-name="T55">return</text:span><text:span text:style-name="T45"> (first, second);</text:span></text:p>
      <text:p text:style-name="P13"><text:tab/>}</text:p>
      <text:p text:style-name="P13"/>
      <text:p text:style-name="P18"><text:span text:style-name="T45"><text:tab/></text:span><text:span text:style-name="T55">int</text:span><text:span text:style-name="T45"> mul(</text:span><text:span text:style-name="T57">Fraction</text:span><text:span text:style-name="T45"> </text:span><text:span text:style-name="T51">a</text:span><text:span text:style-name="T45">, </text:span><text:span text:style-name="T57">Fraction</text:span><text:span text:style-name="T45"> </text:span><text:span text:style-name="T51">b</text:span><text:span text:style-name="T45">) {</text:span></text:p>
      <text:p text:style-name="P18"><text:span text:style-name="T45"><text:tab/><text:tab/>first = </text:span><text:span text:style-name="T51">a</text:span><text:span text:style-name="T45">.first * </text:span><text:span text:style-name="T51">b</text:span><text:span text:style-name="T45">.first;</text:span></text:p>
      <text:p text:style-name="P18"><text:span text:style-name="T45"><text:tab/><text:tab/>second = </text:span><text:span text:style-name="T51">a</text:span><text:span text:style-name="T45">.second * </text:span><text:span text:style-name="T51">b</text:span><text:span text:style-name="T45">.second;</text:span></text:p>
      <text:p text:style-name="P18"><text:span text:style-name="T45"><text:tab/><text:tab/></text:span><text:span text:style-name="T55">return</text:span><text:span text:style-name="T45"> (first, second);</text:span></text:p>
      <text:p text:style-name="P13"><text:tab/>}</text:p>
      <text:p text:style-name="P13"/>
      <text:p text:style-name="P18"><text:span text:style-name="T45"><text:tab/></text:span><text:span text:style-name="T55">int</text:span><text:span text:style-name="T45"> cmp(</text:span><text:span text:style-name="T57">Fraction</text:span><text:span text:style-name="T45"> </text:span><text:span text:style-name="T51">a</text:span><text:span text:style-name="T45">, </text:span><text:span text:style-name="T57">Fraction</text:span><text:span text:style-name="T45"> </text:span><text:span text:style-name="T51">b</text:span><text:span text:style-name="T45">) {</text:span></text:p>
      <text:p text:style-name="P18"><text:span text:style-name="T45"><text:tab/><text:tab/></text:span><text:span text:style-name="T55">if</text:span><text:span text:style-name="T45"> ((</text:span><text:span text:style-name="T51">a</text:span><text:span text:style-name="T45">.first * </text:span><text:span text:style-name="T51">b</text:span><text:span text:style-name="T45">.second) == (</text:span><text:span text:style-name="T51">b</text:span><text:span text:style-name="T45">.first * </text:span><text:span text:style-name="T51">a</text:span><text:span text:style-name="T45">.second))</text:span></text:p>
      <text:p text:style-name="P13"><text:tab/><text:tab/>{</text:p>
      <text:p text:style-name="P13"><text:tab/><text:tab/><text:tab/>first = 1;</text:p>
      <text:p text:style-name="P13"><text:tab/><text:tab/><text:tab/>second = 1;</text:p>
      <text:p text:style-name="P13"><text:tab/><text:tab/>}</text:p>
      <text:p text:style-name="P18"><text:span text:style-name="T45"><text:tab/><text:tab/></text:span><text:span text:style-name="T55">else</text:span></text:p>
      <text:p text:style-name="P13"><text:tab/><text:tab/>{</text:p>
      <text:p text:style-name="P18"><text:span text:style-name="T45"><text:tab/><text:tab/><text:tab/></text:span><text:span text:style-name="T55">if</text:span><text:span text:style-name="T45"> ((</text:span><text:span text:style-name="T51">a</text:span><text:span text:style-name="T45">.first * </text:span><text:span text:style-name="T51">b</text:span><text:span text:style-name="T45">.second) &gt; (</text:span><text:span text:style-name="T51">b</text:span><text:span text:style-name="T45">.first * </text:span><text:span text:style-name="T51">a</text:span><text:span text:style-name="T45">.second))</text:span></text:p>
      <text:p text:style-name="P13"><text:tab/><text:tab/><text:tab/>{</text:p>
      <text:p text:style-name="P13"><text:tab/><text:tab/><text:tab/><text:tab/>first = 1;</text:p>
      <text:p text:style-name="P13"><text:tab/><text:tab/><text:tab/><text:tab/>second = 0;</text:p>
      <text:p text:style-name="P13"><text:tab/><text:tab/><text:tab/>}</text:p>
      <text:p text:style-name="P18"><text:span text:style-name="T45"><text:tab/><text:tab/><text:tab/></text:span><text:span text:style-name="T55">else</text:span></text:p>
      <text:p text:style-name="P13"><text:tab/><text:tab/><text:tab/>{</text:p>
      <text:p text:style-name="P13"><text:tab/><text:tab/><text:tab/><text:tab/>first = 0;</text:p>
      <text:p text:style-name="P13"><text:tab/><text:tab/><text:tab/><text:tab/>second = 1;</text:p>
      <text:p text:style-name="P13"><text:tab/><text:tab/><text:tab/>}</text:p>
      <text:p text:style-name="P13"><text:tab/><text:tab/>}<text:tab/></text:p>
      <text:p text:style-name="P18"><text:span text:style-name="T45"><text:tab/><text:tab/></text:span><text:span text:style-name="T55">return</text:span><text:span text:style-name="T45"> (first, second);</text:span></text:p>
      <text:p text:style-name="P13"><text:tab/>}</text:p>
      <text:p text:style-name="P13"/>
      <text:p text:style-name="P18"><text:span text:style-name="T45"><text:tab/></text:span><text:span text:style-name="T55">long</text:span><text:span text:style-name="T45"> getFIRST() { </text:span><text:span text:style-name="T55">return</text:span><text:span text:style-name="T45"> first; };</text:span></text:p>
      <text:p text:style-name="P13"/>
      <text:p text:style-name="P18"><text:span text:style-name="T45"><text:tab/></text:span><text:span text:style-name="T55">unsigned</text:span><text:span text:style-name="T45"> getSECOND() { </text:span><text:span text:style-name="T55">return</text:span><text:span text:style-name="T45"> second; };</text:span></text:p>
      <text:p text:style-name="P13">};</text:p>
      <text:p text:style-name="P15"><text:soft-page-break/></text:p>
      <text:p text:style-name="P1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РЕЗУЛЬТАТЫ ИСПЫТАНИЙ</text:p>
      <text:p text:style-name="P32">Приложение Б</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98"><draw:frame draw:style-name="fr1" draw:name="Графический объект1" text:anchor-type="paragraph" svg:width="18.17cm" svg:height="12.853cm" draw:z-index="243"><draw:image xlink:href="Pictures/20000007000052B000003A80C3418D20.svm" xlink:type="simple" xlink:show="embed" xlink:actuate="onLoad"/></draw:frame><text:soft-page-break/>Рисунок Б.1</text:p>
      <text:p text:style-name="P98"><draw:frame draw:style-name="fr2" draw:name="Графический объект2" text:anchor-type="paragraph" svg:width="18.083cm" svg:height="11.718cm" draw:z-index="244"><draw:image xlink:href="Pictures/20000007000052FF00003A664BE5BAEB.svm" xlink:type="simple" xlink:show="embed" xlink:actuate="onLoad"/></draw:frame>Рисунок Б.<text:span text:style-name="T11">2</text:span></text:p>
      <text:p text:style-name="P99"><draw:frame draw:style-name="fr2" draw:name="Графический объект3" text:anchor-type="paragraph" svg:width="18.083cm" svg:height="12.603cm" draw:z-index="245"><draw:image xlink:href="Pictures/20000007000052E5000039C7EA7D2BBC.svm" xlink:type="simple" xlink:show="embed" xlink:actuate="onLoad"/></draw:frame><text:soft-page-break/>Рисунок Б.3</text:p>
      <text:p text:style-name="P99"><draw:frame draw:style-name="fr2" draw:name="Графический объект4" text:anchor-type="paragraph" svg:width="18.083cm" svg:height="11.797cm" draw:z-index="246"><draw:image xlink:href="Pictures/200000070000531A00003A9B4B35F447.svm" xlink:type="simple" xlink:show="embed" xlink:actuate="onLoad"/></draw:frame>Рисунок Б.4<text:span text:style-name="T1">Ь</text:span></text:p>
      <text:p text:style-name="P98"><text:soft-page-break/></text:p>
      <text:p text:style-name="P98"/>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ce style:name="OpenSymbol" svg:font-family="OpenSymbol"/>
    <style:font-face style:name="Tahoma3" svg:font-family="Tahoma"/>
    <style:font-face style:name="Times New Roman1" svg:font-family="'Times New Roman'"/>
    <style:font-face style:name="Times New Roman2" svg:font-family="'Times New Roman', serif"/>
    <style:font-face style:name="TimesNewRomanPSMT" svg:font-family="TimesNewRomanPSMT" style:font-family-generic="roman"/>
    <style:font-face style:name="TimesNewRomanPS-ItalicMT" svg:font-family="TimesNewRomanPS-ItalicMT" style:font-family-generic="script"/>
    <style:font-face style:name="Consolas" svg:font-family="Consolas" style:font-family-generic="swiss" style:font-pitch="fixed"/>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NewRomanPSMT1" svg:font-family="TimesNewRomanPSMT" style:font-family-generic="roman" style:font-pitch="variable"/>
    <style:font-face style:name="Consolas1" svg:font-family="Consolas" style:font-family-generic="swiss" style:font-pitch="variable"/>
    <style:font-face style:name="Liberation Sans" svg:font-family="'Liberation Sans'" style:font-family-generic="swiss" style:font-pitch="variable"/>
    <style:font-face style:name="Lucida Sans Unicode2" svg:font-family="'Lucida Sans Unicode'" style:font-family-generic="swiss" style:font-pitch="variable"/>
    <style:font-face style:name="Tahoma2" svg:font-family="Tahoma"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draw:fill-image draw:name="Empty" xlink:href="Pictures/100000000000000800000008DD0ADA29.png" xlink:type="simple" xlink:show="embed" xlink:actuate="onLoad"/>
    <draw:fill-image draw:name="Sky" xlink:href="Pictures/100000000000005E0000005E71533790.png" xlink:type="simple" xlink:show="embed" xlink:actuate="onLoad"/>
    <draw:fill-image draw:name="Stone" xlink:href="Pictures/100000000000005E0000005E771798E6.png" xlink:type="simple" xlink:show="embed" xlink:actuate="onLoad"/>
    <draw:marker draw:name="Arrow" svg:viewBox="0 0 20 30" svg:d="M10 0l-10 30h20z"/>
    <draw:marker draw:name="Arrowhead_20_1" draw:display-name="Arrowhead 1" svg:viewBox="0 0 20 30" svg:d="M10 0l-10 30h20z"/>
    <draw:marker draw:name="Rounded_20_short_20_Arrow" draw:display-name="Rounded short Arrow" svg:viewBox="0 0 1013 1130" svg:d="M1009 1050l-449-1008-22-30-29-12-34 12-21 26-449 1012-5 13v8l5 21 12 21 17 13 21 4h903l21-4 21-13 9-21 4-21v-8z"/>
    <draw:stroke-dash draw:name="Fine_20_Dashed" draw:display-name="Fine Dashed" draw:style="rect" draw:dots1="1" draw:dots1-length="197%" draw:distance="197%"/>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4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4pt" fo:language="ru" fo:country="RU" style:letter-kerning="true" style:font-name-asian="Lucida Sans Unicode"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S Gothic" style:font-size-asian="14pt" style:font-name-complex="Tahoma" style:font-size-complex="14pt"/>
    </style:style>
    <style:style style:name="Text_20_body" style:display-name="Text body" style:family="paragraph" style:parent-style-name="Standard" style:class="text" style:master-page-name="">
      <style:paragraph-properties loext:contextual-spacing="false" fo:margin-top="0cm" fo:margin-bottom="0.212cm" fo:text-align="justify" style:justify-single-word="false" fo:orphans="2" fo:widows="2" fo:hyphenation-ladder-count="no-limit" style:page-number="auto"/>
      <style:text-properties style:font-size-asian="10.5pt" fo:hyphenate="true" fo:hyphenation-remain-char-count="2" fo:hyphenation-push-char-count="2"/>
    </style:style>
    <style:style style:name="Title" style:family="paragraph" style:parent-style-name="Standard" style:next-style-name="Text_20_body" style:class="chapter">
      <style:paragraph-properties loext:contextual-spacing="false" fo:margin-top="0.423cm" fo:margin-bottom="0.212cm" fo:keep-with-next="always"/>
      <style:text-properties style:font-name="Times New Roman1" fo:font-size="16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master-page-name="">
      <style:paragraph-properties style:page-number="auto"/>
      <style:text-properties style:font-size-asian="12pt" style:font-name-complex="Tahoma3"/>
    </style:style>
    <style:style style:name="Caption" style:family="paragraph" style:parent-style-name="Standard" style:class="extra">
      <style:paragraph-properties loext:contextual-spacing="false" fo:margin-top="0.212cm" fo:margin-bottom="0.212cm" text:number-lines="false" text:line-number="0"/>
      <style:text-properties fo:font-size="14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3"/>
    </style:style>
    <style:style style:name="First_20_line_20_indent" style:display-name="First line indent" style:family="paragraph" style:parent-style-name="Text_20_body" style:class="text" style:master-page-name="">
      <style:paragraph-properties fo:margin-left="0cm" fo:margin-right="0cm" fo:text-indent="1.199cm" style:auto-text-indent="false" style:page-number="auto"/>
      <style:text-properties style:font-size-asian="10.5pt"/>
    </style:style>
    <style:style style:name="Numbering_20_1" style:display-name="Numbering 1" style:family="paragraph" style:parent-style-name="List" style:class="list">
      <style:paragraph-properties loext:contextual-spacing="false" fo:margin-left="1.199cm" fo:margin-right="0cm" fo:margin-top="0cm" fo:margin-bottom="0.212cm" fo:text-indent="-1.199cm" style:auto-text-indent="false">
        <style:tab-stops/>
      </style:paragraph-properties>
    </style:style>
    <style:style style:name="Numbering_20_1_20_Start" style:display-name="Numbering 1 Start" style:family="paragraph" style:parent-style-name="List" style:next-style-name="Numbering_20_1_20_Cont." style:class="list" style:master-page-name="">
      <style:paragraph-properties loext:contextual-spacing="false" fo:margin-left="1.199cm" fo:margin-right="0cm" fo:margin-top="0cm" fo:margin-bottom="0cm" fo:text-indent="-1.199cm" style:auto-text-indent="false" style:page-number="auto">
        <style:tab-stops/>
      </style:paragraph-properties>
    </style:style>
    <style:style style:name="Numbering_20_1_20_Cont." style:display-name="Numbering 1 Cont." style:family="paragraph" style:parent-style-name="List" style:class="list" style:master-page-name="">
      <style:paragraph-properties loext:contextual-spacing="false" fo:margin-left="1.199cm" fo:margin-right="0cm" fo:margin-top="0cm" fo:margin-bottom="0cm" fo:text-indent="-1.199cm" style:auto-text-indent="false" style:page-number="auto">
        <style:tab-stops/>
      </style:paragraph-properties>
    </style:style>
    <style:style style:name="Numbering_20_1_20_End" style:display-name="Numbering 1 End" style:family="paragraph" style:parent-style-name="List" style:next-style-name="First_20_line_20_indent" style:class="list" style:master-page-name="">
      <style:paragraph-properties loext:contextual-spacing="false" fo:margin-left="1.199cm" fo:margin-right="0cm" fo:margin-top="0cm" fo:margin-bottom="0.21cm" fo:text-indent="-1.199cm" style:auto-text-indent="false" style:page-number="auto">
        <style:tab-stops/>
      </style:paragraph-properties>
    </style:style>
    <style:style style:name="List_20_1" style:display-name="List 1" style:family="paragraph" style:parent-style-name="List" style:class="list" style:master-page-name="">
      <style:paragraph-properties loext:contextual-spacing="false" fo:margin-left="1.199cm" fo:margin-right="0cm" fo:margin-top="0cm" fo:margin-bottom="0.212cm" fo:text-indent="-1.199cm" style:auto-text-indent="false" style:page-number="auto">
        <style:tab-stops/>
      </style:paragraph-properties>
    </style:style>
    <style:style style:name="List_20_1_20_Start" style:display-name="List 1 Start" style:family="paragraph" style:parent-style-name="List" style:next-style-name="List_20_1_20_Cont." style:class="list">
      <style:paragraph-properties loext:contextual-spacing="false" fo:margin-left="1.199cm" fo:margin-right="0cm" fo:margin-top="0cm" fo:margin-bottom="0cm" fo:text-indent="-1.199cm" style:auto-text-indent="false">
        <style:tab-stops/>
      </style:paragraph-properties>
    </style:style>
    <style:style style:name="List_20_1_20_Cont." style:display-name="List 1 Cont." style:family="paragraph" style:parent-style-name="List" style:class="list">
      <style:paragraph-properties loext:contextual-spacing="false" fo:margin-left="1.199cm" fo:margin-right="0cm" fo:margin-top="0cm" fo:margin-bottom="0cm" fo:text-indent="-1.199cm" style:auto-text-indent="false">
        <style:tab-stops/>
      </style:paragraph-properties>
    </style:style>
    <style:style style:name="List_20_1_20_End" style:display-name="List 1 End" style:family="paragraph" style:parent-style-name="List" style:next-style-name="First_20_line_20_indent" style:class="list">
      <style:paragraph-properties loext:contextual-spacing="false" fo:margin-left="1.199cm" fo:margin-right="0cm" fo:margin-top="0cm" fo:margin-bottom="0.21cm" fo:text-indent="-1.199cm" style:auto-text-indent="false">
        <style:tab-stops/>
      </style:paragraph-properties>
    </style:style>
    <style:style style:name="Numbering_20_2" style:display-name="Numbering 2" style:family="paragraph" style:parent-style-name="List" style:class="list">
      <style:paragraph-properties loext:contextual-spacing="false" fo:margin-left="1.84cm" fo:margin-right="0cm" fo:margin-top="0cm" fo:margin-bottom="0.212cm" fo:text-indent="-1.199cm" style:auto-text-indent="false">
        <style:tab-stops/>
      </style:paragraph-properties>
    </style:style>
    <style:style style:name="Numbering_20_3" style:display-name="Numbering 3" style:family="paragraph" style:parent-style-name="List" style:class="list">
      <style:paragraph-properties loext:contextual-spacing="false" fo:margin-left="1.199cm" fo:margin-right="0cm" fo:margin-top="0cm" fo:margin-bottom="0.212cm" fo:text-indent="-1.199cm" style:auto-text-indent="false">
        <style:tab-stops/>
      </style:paragraph-properties>
    </style:style>
    <style:style style:name="Numbering_20_4" style:display-name="Numbering 4" style:family="paragraph" style:parent-style-name="List" style:class="list">
      <style:paragraph-properties loext:contextual-spacing="false" fo:margin-left="3.12cm" fo:margin-right="0cm" fo:margin-top="0cm" fo:margin-bottom="0.212cm" fo:text-indent="-1.199cm" style:auto-text-indent="false">
        <style:tab-stops/>
      </style:paragraph-properties>
    </style:style>
    <style:style style:name="Numbering_20_5" style:display-name="Numbering 5" style:family="paragraph" style:parent-style-name="List" style:class="list">
      <style:paragraph-properties loext:contextual-spacing="false" fo:margin-left="3.761cm" fo:margin-right="0cm" fo:margin-top="0cm" fo:margin-bottom="0.212cm" fo:text-indent="-1.199cm" style:auto-text-indent="false">
        <style:tab-stops/>
      </style:paragraph-properties>
    </style:style>
    <style:style style:name="List_20_2_20_Start" style:display-name="List 2 Start" style:family="paragraph" style:parent-style-name="List" style:next-style-name="List_20_2_20_Cont." style:class="list">
      <style:paragraph-properties loext:contextual-spacing="false" fo:margin-left="1.199cm" fo:margin-right="0cm" fo:margin-top="0cm" fo:margin-bottom="0cm" fo:text-indent="-1.199cm" style:auto-text-indent="false">
        <style:tab-stops/>
      </style:paragraph-properties>
    </style:style>
    <style:style style:name="List_20_2" style:display-name="List 2" style:family="paragraph" style:parent-style-name="List" style:class="list">
      <style:paragraph-properties loext:contextual-spacing="false" fo:margin-left="1.27cm" fo:margin-right="0cm" fo:margin-top="0cm" fo:margin-bottom="0.212cm" fo:text-indent="-0.635cm" style:auto-text-indent="false"/>
    </style:style>
    <style:style style:name="List_20_2_20_Cont." style:display-name="List 2 Cont." style:family="paragraph" style:parent-style-name="List" style:class="list">
      <style:paragraph-properties loext:contextual-spacing="false" fo:margin-left="1.199cm" fo:margin-right="0cm" fo:margin-top="0cm" fo:margin-bottom="0cm" fo:text-indent="-1.199cm" style:auto-text-indent="false">
        <style:tab-stops/>
      </style:paragraph-properties>
    </style:style>
    <style:style style:name="List_20_3_20_Start" style:display-name="List 3 Start" style:family="paragraph" style:parent-style-name="List" style:next-style-name="List_20_3_20_Cont." style:class="list">
      <style:paragraph-properties loext:contextual-spacing="false" fo:margin-left="1.199cm" fo:margin-right="0cm" fo:margin-top="0cm" fo:margin-bottom="0cm" fo:text-indent="-1.199cm" style:auto-text-indent="false">
        <style:tab-stops/>
      </style:paragraph-properties>
    </style:style>
    <style:style style:name="List_20_3" style:display-name="List 3" style:family="paragraph" style:parent-style-name="List" style:class="list">
      <style:paragraph-properties loext:contextual-spacing="false" fo:margin-left="1.905cm" fo:margin-right="0cm" fo:margin-top="0cm" fo:margin-bottom="0.212cm" fo:text-indent="-0.635cm" style:auto-text-indent="false"/>
    </style:style>
    <style:style style:name="List_20_3_20_Cont." style:display-name="List 3 Cont." style:family="paragraph" style:parent-style-name="List" style:class="list">
      <style:paragraph-properties loext:contextual-spacing="false" fo:margin-left="1.199cm" fo:margin-right="0cm" fo:margin-top="0cm" fo:margin-bottom="0cm" fo:text-indent="-1.199cm" style:auto-text-indent="false">
        <style:tab-stops/>
      </style:paragraph-properties>
    </style:style>
    <style:style style:name="List_20_4_20_Start" style:display-name="List 4 Start" style:family="paragraph" style:parent-style-name="List" style:next-style-name="List_20_4_20_Cont." style:class="list">
      <style:paragraph-properties loext:contextual-spacing="false" fo:margin-left="1.199cm" fo:margin-right="0cm" fo:margin-top="0cm" fo:margin-bottom="0cm" fo:text-indent="-1.199cm" style:auto-text-indent="false">
        <style:tab-stops/>
      </style:paragraph-properties>
    </style:style>
    <style:style style:name="List_20_4" style:display-name="List 4" style:family="paragraph" style:parent-style-name="List" style:class="list">
      <style:paragraph-properties loext:contextual-spacing="false" fo:margin-left="2.54cm" fo:margin-right="0cm" fo:margin-top="0cm" fo:margin-bottom="0.212cm" fo:text-indent="-0.635cm" style:auto-text-indent="false"/>
    </style:style>
    <style:style style:name="List_20_4_20_Cont." style:display-name="List 4 Cont." style:family="paragraph" style:parent-style-name="List" style:class="list">
      <style:paragraph-properties loext:contextual-spacing="false" fo:margin-left="1.199cm" fo:margin-right="0cm" fo:margin-top="0cm" fo:margin-bottom="0cm" fo:text-indent="-1.199cm" style:auto-text-indent="false">
        <style:tab-stops/>
      </style:paragraph-properties>
    </style:style>
    <style:style style:name="List_20_5_20_Start" style:display-name="List 5 Start" style:family="paragraph" style:parent-style-name="List" style:next-style-name="List_20_5_20_Cont." style:class="list">
      <style:paragraph-properties loext:contextual-spacing="false" fo:margin-left="1.199cm" fo:margin-right="0cm" fo:margin-top="0cm" fo:margin-bottom="0cm" fo:text-indent="-1.199cm" style:auto-text-indent="false">
        <style:tab-stops/>
      </style:paragraph-properties>
    </style:style>
    <style:style style:name="List_20_5" style:display-name="List 5" style:family="paragraph" style:parent-style-name="List" style:class="list">
      <style:paragraph-properties loext:contextual-spacing="false" fo:margin-left="3.175cm" fo:margin-right="0cm" fo:margin-top="0cm" fo:margin-bottom="0.212cm" fo:text-indent="-0.635cm" style:auto-text-indent="false"/>
    </style:style>
    <style:style style:name="List_20_5_20_Cont." style:display-name="List 5 Cont." style:family="paragraph" style:parent-style-name="List" style:class="list">
      <style:paragraph-properties loext:contextual-spacing="false" fo:margin-left="1.199cm" fo:margin-right="0cm" fo:margin-top="0cm" fo:margin-bottom="0cm" fo:text-indent="-1.199cm" style:auto-text-indent="false">
        <style:tab-stops/>
      </style:paragraph-properties>
    </style:style>
    <style:style style:name="List_20_2_20_End" style:display-name="List 2 End" style:family="paragraph" style:parent-style-name="List" style:next-style-name="First_20_line_20_indent" style:class="list">
      <style:paragraph-properties loext:contextual-spacing="false" fo:margin-left="1.199cm" fo:margin-right="0cm" fo:margin-top="0cm" fo:margin-bottom="0.21cm" fo:text-indent="-1.199cm" style:auto-text-indent="false">
        <style:tab-stops/>
      </style:paragraph-properties>
    </style:style>
    <style:style style:name="List_20_3_20_End" style:display-name="List 3 End" style:family="paragraph" style:parent-style-name="List" style:next-style-name="First_20_line_20_indent" style:class="list">
      <style:paragraph-properties loext:contextual-spacing="false" fo:margin-left="1.199cm" fo:margin-right="0cm" fo:margin-top="0cm" fo:margin-bottom="0.21cm" fo:text-indent="-1.199cm" style:auto-text-indent="false">
        <style:tab-stops/>
      </style:paragraph-properties>
    </style:style>
    <style:style style:name="List_20_4_20_End" style:display-name="List 4 End" style:family="paragraph" style:parent-style-name="List" style:next-style-name="First_20_line_20_indent" style:class="list">
      <style:paragraph-properties loext:contextual-spacing="false" fo:margin-left="1.199cm" fo:margin-right="0cm" fo:margin-top="0cm" fo:margin-bottom="0.21cm" fo:text-indent="-1.199cm" style:auto-text-indent="false">
        <style:tab-stops/>
      </style:paragraph-properties>
    </style:style>
    <style:style style:name="List_20_5_20_End" style:display-name="List 5 End" style:family="paragraph" style:parent-style-name="List" style:next-style-name="First_20_line_20_indent" style:class="list">
      <style:paragraph-properties loext:contextual-spacing="false" fo:margin-left="1.199cm" fo:margin-right="0cm" fo:margin-top="0cm" fo:margin-bottom="0.21cm" fo:text-indent="-1.199cm" style:auto-text-indent="false">
        <style:tab-stops/>
      </style:paragraph-properties>
    </style:style>
    <style:style style:name="Numbering_20_2_20_Start" style:display-name="Numbering 2 Start" style:family="paragraph" style:parent-style-name="List" style:next-style-name="Numbering_20_2_20_Cont." style:class="list">
      <style:paragraph-properties loext:contextual-spacing="false" fo:margin-left="1.199cm" fo:margin-right="0cm" fo:margin-top="0cm" fo:margin-bottom="0cm" fo:text-indent="-1.199cm" style:auto-text-indent="false">
        <style:tab-stops/>
      </style:paragraph-properties>
    </style:style>
    <style:style style:name="Numbering_20_2_20_Cont." style:display-name="Numbering 2 Cont." style:family="paragraph" style:parent-style-name="List" style:class="list">
      <style:paragraph-properties loext:contextual-spacing="false" fo:margin-left="1.199cm" fo:margin-right="0cm" fo:margin-top="0cm" fo:margin-bottom="0cm" fo:text-indent="-1.199cm" style:auto-text-indent="false">
        <style:tab-stops/>
      </style:paragraph-properties>
    </style:style>
    <style:style style:name="Numbering_20_3_20_Start" style:display-name="Numbering 3 Start" style:family="paragraph" style:parent-style-name="List" style:class="list">
      <style:paragraph-properties loext:contextual-spacing="false" fo:margin-left="1.199cm" fo:margin-right="0cm" fo:margin-top="0cm" fo:margin-bottom="0cm" fo:text-indent="-1.199cm" style:auto-text-indent="false">
        <style:tab-stops/>
      </style:paragraph-properties>
    </style:style>
    <style:style style:name="Numbering_20_4_20_Start" style:display-name="Numbering 4 Start" style:family="paragraph" style:parent-style-name="List" style:next-style-name="Numbering_20_4_20_Cont." style:class="list">
      <style:paragraph-properties loext:contextual-spacing="false" fo:margin-left="1.199cm" fo:margin-right="0cm" fo:margin-top="0cm" fo:margin-bottom="0cm" fo:text-indent="-1.199cm" style:auto-text-indent="false">
        <style:tab-stops/>
      </style:paragraph-properties>
    </style:style>
    <style:style style:name="Numbering_20_4_20_Cont." style:display-name="Numbering 4 Cont." style:family="paragraph" style:parent-style-name="List" style:class="list">
      <style:paragraph-properties loext:contextual-spacing="false" fo:margin-left="1.199cm" fo:margin-right="0cm" fo:margin-top="0cm" fo:margin-bottom="0cm" fo:text-indent="-1.199cm" style:auto-text-indent="false">
        <style:tab-stops/>
      </style:paragraph-properties>
    </style:style>
    <style:style style:name="Numbering_20_5_20_Start" style:display-name="Numbering 5 Start" style:family="paragraph" style:parent-style-name="List" style:next-style-name="Numbering_20_5_20_Cont." style:class="list">
      <style:paragraph-properties loext:contextual-spacing="false" fo:margin-left="1.199cm" fo:margin-right="0cm" fo:margin-top="0cm" fo:margin-bottom="0cm" fo:text-indent="-1.199cm" style:auto-text-indent="false">
        <style:tab-stops/>
      </style:paragraph-properties>
    </style:style>
    <style:style style:name="Numbering_20_5_20_Cont." style:display-name="Numbering 5 Cont." style:family="paragraph" style:parent-style-name="List" style:class="list">
      <style:paragraph-properties loext:contextual-spacing="false" fo:margin-left="1.199cm" fo:margin-right="0cm" fo:margin-top="0cm" fo:margin-bottom="0cm" fo:text-indent="-1.199cm" style:auto-text-indent="false">
        <style:tab-stops/>
      </style:paragraph-properties>
    </style:style>
    <style:style style:name="Numbering_20_3_20_Cont." style:display-name="Numbering 3 Cont." style:family="paragraph" style:parent-style-name="List" style:class="list">
      <style:paragraph-properties loext:contextual-spacing="false" fo:margin-left="1.199cm" fo:margin-right="0cm" fo:margin-top="0cm" fo:margin-bottom="0cm" fo:text-indent="-1.199cm" style:auto-text-indent="false">
        <style:tab-stops/>
      </style:paragraph-properties>
    </style:style>
    <style:style style:name="Numbering_20_2_20_End" style:display-name="Numbering 2 End" style:family="paragraph" style:parent-style-name="List" style:next-style-name="First_20_line_20_indent" style:class="list">
      <style:paragraph-properties loext:contextual-spacing="false" fo:margin-left="1.199cm" fo:margin-right="0cm" fo:margin-top="0cm" fo:margin-bottom="0.21cm" fo:text-indent="-1.199cm" style:auto-text-indent="false">
        <style:tab-stops/>
      </style:paragraph-properties>
    </style:style>
    <style:style style:name="Numbering_20_3_20_End" style:display-name="Numbering 3 End" style:family="paragraph" style:parent-style-name="List" style:next-style-name="First_20_line_20_indent" style:class="list">
      <style:paragraph-properties loext:contextual-spacing="false" fo:margin-left="1.199cm" fo:margin-right="0cm" fo:margin-top="0cm" fo:margin-bottom="0.21cm" fo:text-indent="-1.199cm" style:auto-text-indent="false">
        <style:tab-stops/>
      </style:paragraph-properties>
    </style:style>
    <style:style style:name="Numbering_20_4_20_End" style:display-name="Numbering 4 End" style:family="paragraph" style:parent-style-name="List" style:next-style-name="First_20_line_20_indent" style:class="list">
      <style:paragraph-properties loext:contextual-spacing="false" fo:margin-left="1.199cm" fo:margin-right="0cm" fo:margin-top="0cm" fo:margin-bottom="0.21cm" fo:text-indent="-1.199cm" style:auto-text-indent="false">
        <style:tab-stops/>
      </style:paragraph-properties>
    </style:style>
    <style:style style:name="Numbering_20_5_20_End" style:display-name="Numbering 5 End" style:family="paragraph" style:parent-style-name="List" style:next-style-name="First_20_line_20_indent" style:class="list">
      <style:paragraph-properties loext:contextual-spacing="false" fo:margin-left="1.199cm" fo:margin-right="0cm" fo:margin-top="0cm" fo:margin-bottom="0.21cm" fo:text-indent="-1.199cm" style:auto-text-indent="false">
        <style:tab-stops/>
      </style:paragraph-properties>
    </style:style>
    <style:style style:name="Heading_20_1" style:display-name="Heading 1" style:family="paragraph" style:parent-style-name="Title" style:next-style-name="Text_20_body" style:default-outline-level="1" style:class="text">
      <style:text-properties fo:font-size="16pt"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Основной_20_текст_20_3" style:display-name="Основной текст 3" style:family="paragraph" style:parent-style-name="Standard">
      <style:paragraph-properties fo:margin-left="0cm" fo:margin-right="-0.351cm" fo:text-align="justify" style:justify-single-word="false" fo:text-indent="0cm" style:auto-text-indent="false"/>
      <style:text-properties fo:font-size="14pt" style:font-size-asian="14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Основной_20_шрифт_20_абзаца" style:display-name="Основной шрифт абзаца"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space"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space"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space"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space" fo:text-indent="-1.499cm" fo:margin-left="4.748cm"/>
        </style:list-level-properties>
      </text:list-level-style-number>
      <text:list-level-style-number text:level="6" text:style-name="Numbering_20_Symbols" style:num-suffix=")" style:num-format="1" text:start-value="6">
        <style:list-level-properties text:list-level-position-and-space-mode="label-alignment">
          <style:list-level-label-alignment text:label-followed-by="space" fo:text-indent="-1.801cm" fo:margin-left="6.549cm"/>
        </style:list-level-properties>
      </text:list-level-style-number>
      <text:list-level-style-number text:level="7" text:style-name="Numbering_20_Symbols" style:num-suffix=")" style:num-format="1" text:start-value="7">
        <style:list-level-properties text:list-level-position-and-space-mode="label-alignment">
          <style:list-level-label-alignment text:label-followed-by="space" fo:text-indent="-2.3cm" fo:margin-left="8.849cm"/>
        </style:list-level-properties>
      </text:list-level-style-number>
      <text:list-level-style-number text:level="8" text:style-name="Numbering_20_Symbols" style:num-suffix=")" style:num-format="1" text:start-value="8">
        <style:list-level-properties text:list-level-position-and-space-mode="label-alignment">
          <style:list-level-label-alignment text:label-followed-by="space" fo:text-indent="-2.6cm" fo:margin-left="11.449cm"/>
        </style:list-level-properties>
      </text:list-level-style-number>
      <text:list-level-style-number text:level="9" text:style-name="Numbering_20_Symbols" style:num-suffix=")" style:num-format="1" text:start-value="9">
        <style:list-level-properties text:list-level-position-and-space-mode="label-alignment">
          <style:list-level-label-alignment text:label-followed-by="space" fo:text-indent="-2.801cm" fo:margin-left="14.25cm"/>
        </style:list-level-properties>
      </text:list-level-style-number>
      <text:list-level-style-number text:level="10" text:style-name="Numbering_20_Symbols" style:num-suffix=")" style:num-format="1" text:start-value="10">
        <style:list-level-properties text:list-level-position-and-space-mode="label-alignment">
          <style:list-level-label-alignment text:label-followed-by="space" fo:text-indent="-3.101cm" fo:margin-left="17.351cm"/>
        </style:list-level-properties>
      </text:list-level-style-number>
    </text:list-style>
    <text:list-style style:name="Numbering_20_3" style:display-name="Numbering 3">
      <text:list-level-style-number text:level="1" text:style-name="Numbering_20_Symbols" style:num-suffix=")" style:num-format="а, б, .., аа, аб, ... (ru)">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а, б, .., аа, аб, ... (ru)" text:start-value="2">
        <style:list-level-properties text:list-level-position-and-space-mode="label-alignment">
          <style:list-level-label-alignment text:label-followed-by="space" fo:text-indent="-0.501cm" fo:margin-left="1cm"/>
        </style:list-level-properties>
      </text:list-level-style-number>
      <text:list-level-style-number text:level="3" text:style-name="Numbering_20_Symbols" style:num-suffix=")" style:num-format="а, б, .., аа, аб, ... (ru)"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а, б, .., аа, аб, ... (ru)" text:start-value="4">
        <style:list-level-properties text:list-level-position-and-space-mode="label-alignment">
          <style:list-level-label-alignment text:label-followed-by="space" fo:text-indent="-0.501cm" fo:margin-left="2cm"/>
        </style:list-level-properties>
      </text:list-level-style-number>
      <text:list-level-style-number text:level="5" text:style-name="Numbering_20_Symbols" style:num-suffix=")" style:num-format="а, б, .., аа, аб, ... (ru)"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а, б, .., аа, аб, ... (ru)"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suffix=")" style:num-format="а, б, .., аа, аб, ... (ru)"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suffix=")" style:num-format="а, б, .., аа, аб, ... (ru)"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suffix=")" style:num-format="а, б, .., аа, аб, ... (ru)"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suffix=")" style:num-format="а, б, .., аа, аб, ... (ru)" text:start-value="10">
        <style:list-level-properties text:list-level-position-and-space-mode="label-alignment">
          <style:list-level-label-alignment text:label-followed-by="space"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space"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space"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space"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space"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space"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space"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0.75cm" fo:margin-bottom="0.75cm" fo:margin-left="2cm" fo:margin-right="0.75cm" fo:border="0.018cm solid #000000" fo:padding="0.04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HTML" style:page-layout-name="Mpm2">
      <style:header>
        <text:p text:style-name="Header"/>
      </style:head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9-16T17:38:55</meta:creation-date>
    <dc:title>Базовый</dc:title>
    <meta:editing-duration>P7DT22H53M41S</meta:editing-duration>
    <meta:editing-cycles>416</meta:editing-cycles>
    <meta:generator>OpenOffice/4.1.6$Win32 OpenOffice.org_project/416m1$Build-9790</meta:generator>
    <dc:date>2020-11-13T10:12:13.97</dc:date>
    <meta:print-date>2018-02-25T21:13:30.063000000</meta:print-date>
    <dc:creator>Валерий Прокоданов</dc:creator>
    <meta:document-statistic meta:table-count="1" meta:image-count="4" meta:object-count="0" meta:page-count="36" meta:paragraph-count="606" meta:word-count="3363" meta:character-count="27764"/>
  </office:meta>
</office:document-meta>
</file>